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2AE00003A3500005FCFB62E4FB111773DF6.svm" manifest:media-type=""/>
  <manifest:file-entry manifest:full-path="Pictures/2000040B000053CB00005209E0FF1DF46EDD712E.svm" manifest:media-type=""/>
  <manifest:file-entry manifest:full-path="Pictures/2000085A0000A69C0000377BC2D63654D8DC2E2F.svm" manifest:media-type=""/>
  <manifest:file-entry manifest:full-path="Pictures/200009360000885700003EE628813EACB2274F11.svm" manifest:media-type=""/>
  <manifest:file-entry manifest:full-path="Pictures/200001E60000420600002775816BDCF388A6D9BD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表格57" style:family="table">
      <style:table-properties style:width="17.013cm" fo:margin-left="0cm" table:align="left"/>
    </style:style>
    <style:style style:name="表格57.A" style:family="table-column">
      <style:table-column-properties style:column-width="1.512cm"/>
    </style:style>
    <style:style style:name="表格57.B" style:family="table-column">
      <style:table-column-properties style:column-width="7.751cm"/>
    </style:style>
    <style:style style:name="表格57.A1" style:family="table-cell">
      <style:table-cell-properties fo:padding="0.097cm" fo:border-left="none" fo:border-right="none" fo:border-top="0.05pt solid #000000" fo:border-bottom="0.05pt solid #000000"/>
    </style:style>
    <style:style style:name="表格57.A2" style:family="table-cell">
      <style:table-cell-properties fo:padding="0.097cm" fo:border-left="none" fo:border-right="none" fo:border-top="none" fo:border-bottom="0.05pt solid #000000"/>
    </style:style>
    <style:style style:name="表格59" style:family="table">
      <style:table-properties style:width="17.013cm" fo:margin-left="0cm" table:align="left"/>
    </style:style>
    <style:style style:name="表格59.A" style:family="table-column">
      <style:table-column-properties style:column-width="1.512cm"/>
    </style:style>
    <style:style style:name="表格59.B" style:family="table-column">
      <style:table-column-properties style:column-width="7.751cm"/>
    </style:style>
    <style:style style:name="表格59.A1" style:family="table-cell">
      <style:table-cell-properties fo:padding="0.097cm" fo:border-left="none" fo:border-right="none" fo:border-top="0.05pt solid #000000" fo:border-bottom="0.05pt solid #000000"/>
    </style:style>
    <style:style style:name="表格59.A2" style:family="table-cell">
      <style:table-cell-properties fo:padding="0.097cm" fo:border-left="none" fo:border-right="none" fo:border-top="none" fo:border-bottom="0.05pt solid #000000"/>
    </style:style>
    <style:style style:name="表格58" style:family="table">
      <style:table-properties style:width="17.013cm" fo:margin-left="0cm" table:align="left"/>
    </style:style>
    <style:style style:name="表格58.A" style:family="table-column">
      <style:table-column-properties style:column-width="1.512cm"/>
    </style:style>
    <style:style style:name="表格58.B" style:family="table-column">
      <style:table-column-properties style:column-width="7.751cm"/>
    </style:style>
    <style:style style:name="表格58.A1" style:family="table-cell">
      <style:table-cell-properties fo:padding="0.097cm" fo:border-left="none" fo:border-right="none" fo:border-top="0.05pt solid #000000" fo:border-bottom="0.05pt solid #000000"/>
    </style:style>
    <style:style style:name="表格58.A2" style:family="table-cell">
      <style:table-cell-properties fo:padding="0.097cm" fo:border-left="none" fo:border-right="none" fo:border-top="none" fo:border-bottom="0.05pt solid #000000"/>
    </style:style>
    <style:style style:name="表格16" style:family="table">
      <style:table-properties style:width="17cm" fo:margin-left="-0.002cm" fo:margin-top="0cm" fo:margin-bottom="0cm" table:align="left" style:writing-mode="lr-tb"/>
    </style:style>
    <style:style style:name="表格16.A" style:family="table-column">
      <style:table-column-properties style:column-width="4.249cm"/>
    </style:style>
    <style:style style:name="表格16.B" style:family="table-column">
      <style:table-column-properties style:column-width="4.251cm"/>
    </style:style>
    <style:style style:name="表格16.1" style:family="table-row">
      <style:table-row-properties fo:keep-together="auto"/>
    </style:style>
    <style:style style:name="表格16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16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16.A2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16.D2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17" style:family="table">
      <style:table-properties style:width="17cm" fo:margin-left="-0.002cm" fo:margin-top="0cm" fo:margin-bottom="0cm" table:align="left" style:writing-mode="lr-tb"/>
    </style:style>
    <style:style style:name="表格17.A" style:family="table-column">
      <style:table-column-properties style:column-width="4.249cm"/>
    </style:style>
    <style:style style:name="表格17.B" style:family="table-column">
      <style:table-column-properties style:column-width="4.251cm"/>
    </style:style>
    <style:style style:name="表格17.1" style:family="table-row">
      <style:table-row-properties fo:keep-together="auto"/>
    </style:style>
    <style:style style:name="表格17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17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22" style:family="table">
      <style:table-properties style:width="17cm" fo:margin-left="-0.002cm" fo:margin-top="0cm" fo:margin-bottom="0cm" table:align="left" style:writing-mode="lr-tb"/>
    </style:style>
    <style:style style:name="表格22.A" style:family="table-column">
      <style:table-column-properties style:column-width="4.249cm"/>
    </style:style>
    <style:style style:name="表格22.B" style:family="table-column">
      <style:table-column-properties style:column-width="4.251cm"/>
    </style:style>
    <style:style style:name="表格22.1" style:family="table-row">
      <style:table-row-properties fo:keep-together="auto"/>
    </style:style>
    <style:style style:name="表格22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22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22.A2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22.D2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23" style:family="table">
      <style:table-properties style:width="17cm" fo:margin-left="-0.002cm" fo:margin-top="0cm" fo:margin-bottom="0cm" table:align="left" style:writing-mode="lr-tb"/>
    </style:style>
    <style:style style:name="表格23.A" style:family="table-column">
      <style:table-column-properties style:column-width="4.249cm"/>
    </style:style>
    <style:style style:name="表格23.B" style:family="table-column">
      <style:table-column-properties style:column-width="4.251cm"/>
    </style:style>
    <style:style style:name="表格23.1" style:family="table-row">
      <style:table-row-properties fo:keep-together="auto"/>
    </style:style>
    <style:style style:name="表格23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23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24" style:family="table">
      <style:table-properties style:width="17cm" fo:margin-left="-0.002cm" fo:margin-top="0cm" fo:margin-bottom="0cm" table:align="left" style:writing-mode="lr-tb"/>
    </style:style>
    <style:style style:name="表格24.A" style:family="table-column">
      <style:table-column-properties style:column-width="4.249cm"/>
    </style:style>
    <style:style style:name="表格24.B" style:family="table-column">
      <style:table-column-properties style:column-width="4.251cm"/>
    </style:style>
    <style:style style:name="表格24.1" style:family="table-row">
      <style:table-row-properties fo:keep-together="auto"/>
    </style:style>
    <style:style style:name="表格24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24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25" style:family="table">
      <style:table-properties style:width="17cm" fo:margin-left="-0.002cm" fo:margin-top="0cm" fo:margin-bottom="0cm" table:align="left" style:writing-mode="lr-tb"/>
    </style:style>
    <style:style style:name="表格25.A" style:family="table-column">
      <style:table-column-properties style:column-width="4.249cm"/>
    </style:style>
    <style:style style:name="表格25.B" style:family="table-column">
      <style:table-column-properties style:column-width="4.251cm"/>
    </style:style>
    <style:style style:name="表格25.1" style:family="table-row">
      <style:table-row-properties fo:keep-together="auto"/>
    </style:style>
    <style:style style:name="表格25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25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18" style:family="table">
      <style:table-properties style:width="17cm" fo:margin-left="-0.002cm" fo:margin-top="0cm" fo:margin-bottom="0cm" table:align="left" style:writing-mode="lr-tb"/>
    </style:style>
    <style:style style:name="表格18.A" style:family="table-column">
      <style:table-column-properties style:column-width="4.249cm"/>
    </style:style>
    <style:style style:name="表格18.B" style:family="table-column">
      <style:table-column-properties style:column-width="4.251cm"/>
    </style:style>
    <style:style style:name="表格18.1" style:family="table-row">
      <style:table-row-properties fo:keep-together="auto"/>
    </style:style>
    <style:style style:name="表格18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18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19" style:family="table">
      <style:table-properties style:width="17cm" fo:margin-left="-0.002cm" fo:margin-top="0cm" fo:margin-bottom="0cm" table:align="left" style:writing-mode="lr-tb"/>
    </style:style>
    <style:style style:name="表格19.A" style:family="table-column">
      <style:table-column-properties style:column-width="4.249cm"/>
    </style:style>
    <style:style style:name="表格19.B" style:family="table-column">
      <style:table-column-properties style:column-width="4.251cm"/>
    </style:style>
    <style:style style:name="表格19.1" style:family="table-row">
      <style:table-row-properties fo:keep-together="auto"/>
    </style:style>
    <style:style style:name="表格19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19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20" style:family="table">
      <style:table-properties style:width="17cm" fo:margin-left="-0.002cm" fo:margin-top="0cm" fo:margin-bottom="0cm" table:align="left" style:writing-mode="lr-tb"/>
    </style:style>
    <style:style style:name="表格20.A" style:family="table-column">
      <style:table-column-properties style:column-width="4.249cm"/>
    </style:style>
    <style:style style:name="表格20.B" style:family="table-column">
      <style:table-column-properties style:column-width="4.251cm"/>
    </style:style>
    <style:style style:name="表格20.1" style:family="table-row">
      <style:table-row-properties fo:keep-together="auto"/>
    </style:style>
    <style:style style:name="表格20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20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20.A3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20.D3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21" style:family="table">
      <style:table-properties style:width="17cm" fo:margin-left="-0.002cm" fo:margin-top="0cm" fo:margin-bottom="0cm" table:align="left" style:writing-mode="lr-tb"/>
    </style:style>
    <style:style style:name="表格21.A" style:family="table-column">
      <style:table-column-properties style:column-width="4.249cm"/>
    </style:style>
    <style:style style:name="表格21.B" style:family="table-column">
      <style:table-column-properties style:column-width="4.251cm"/>
    </style:style>
    <style:style style:name="表格21.1" style:family="table-row">
      <style:table-row-properties fo:keep-together="auto"/>
    </style:style>
    <style:style style:name="表格21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21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26" style:family="table">
      <style:table-properties style:width="17cm" fo:margin-left="-0.002cm" fo:margin-top="0cm" fo:margin-bottom="0cm" table:align="left" style:writing-mode="lr-tb"/>
    </style:style>
    <style:style style:name="表格26.A" style:family="table-column">
      <style:table-column-properties style:column-width="4.249cm"/>
    </style:style>
    <style:style style:name="表格26.B" style:family="table-column">
      <style:table-column-properties style:column-width="4.251cm"/>
    </style:style>
    <style:style style:name="表格26.1" style:family="table-row">
      <style:table-row-properties fo:keep-together="auto"/>
    </style:style>
    <style:style style:name="表格26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26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1" style:family="table">
      <style:table-properties style:width="17cm" fo:margin-left="-0.002cm" fo:margin-top="0cm" fo:margin-bottom="0cm" table:align="left" style:writing-mode="lr-tb"/>
    </style:style>
    <style:style style:name="表格1.A" style:family="table-column">
      <style:table-column-properties style:column-width="4.249cm"/>
    </style:style>
    <style:style style:name="表格1.B" style:family="table-column">
      <style:table-column-properties style:column-width="4.251cm"/>
    </style:style>
    <style:style style:name="表格1.1" style:family="table-row">
      <style:table-row-properties fo:keep-together="auto"/>
    </style:style>
    <style:style style:name="表格1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1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1.A2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1.D2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2" style:family="table">
      <style:table-properties style:width="17cm" fo:margin-left="-0.002cm" fo:margin-top="0cm" fo:margin-bottom="0cm" table:align="left" style:writing-mode="lr-tb"/>
    </style:style>
    <style:style style:name="表格2.A" style:family="table-column">
      <style:table-column-properties style:column-width="4.249cm"/>
    </style:style>
    <style:style style:name="表格2.B" style:family="table-column">
      <style:table-column-properties style:column-width="4.251cm"/>
    </style:style>
    <style:style style:name="表格2.1" style:family="table-row">
      <style:table-row-properties fo:keep-together="auto"/>
    </style:style>
    <style:style style:name="表格2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2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2.A3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2.D3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60" style:family="table">
      <style:table-properties style:width="17cm" fo:margin-left="-0.002cm" fo:margin-top="0cm" fo:margin-bottom="0cm" table:align="left" style:writing-mode="lr-tb"/>
    </style:style>
    <style:style style:name="表格60.A" style:family="table-column">
      <style:table-column-properties style:column-width="4.249cm"/>
    </style:style>
    <style:style style:name="表格60.B" style:family="table-column">
      <style:table-column-properties style:column-width="4.251cm"/>
    </style:style>
    <style:style style:name="表格60.1" style:family="table-row">
      <style:table-row-properties fo:keep-together="auto"/>
    </style:style>
    <style:style style:name="表格60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60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60.A2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60.D2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61" style:family="table">
      <style:table-properties style:width="17cm" fo:margin-left="-0.002cm" fo:margin-top="0cm" fo:margin-bottom="0cm" table:align="left" style:writing-mode="lr-tb"/>
    </style:style>
    <style:style style:name="表格61.A" style:family="table-column">
      <style:table-column-properties style:column-width="4.249cm"/>
    </style:style>
    <style:style style:name="表格61.B" style:family="table-column">
      <style:table-column-properties style:column-width="4.251cm"/>
    </style:style>
    <style:style style:name="表格61.1" style:family="table-row">
      <style:table-row-properties fo:keep-together="auto"/>
    </style:style>
    <style:style style:name="表格61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61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61.A3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61.D3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35" style:family="table">
      <style:table-properties style:width="17.007cm" fo:margin-top="0cm" fo:margin-bottom="0cm" table:align="center" style:writing-mode="lr-tb"/>
    </style:style>
    <style:style style:name="表格35.A" style:family="table-column">
      <style:table-column-properties style:column-width="4.785cm"/>
    </style:style>
    <style:style style:name="表格35.B" style:family="table-column">
      <style:table-column-properties style:column-width="2.914cm"/>
    </style:style>
    <style:style style:name="表格35.C" style:family="table-column">
      <style:table-column-properties style:column-width="4.895cm"/>
    </style:style>
    <style:style style:name="表格35.D" style:family="table-column">
      <style:table-column-properties style:column-width="4.413cm"/>
    </style:style>
    <style:style style:name="表格35.1" style:family="table-row">
      <style:table-row-properties fo:keep-together="auto"/>
    </style:style>
    <style:style style:name="表格35.A1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35.D1" style:family="table-cell">
      <style:table-cell-properties style:vertical-align="middle"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35.A2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35.D2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36" style:family="table">
      <style:table-properties style:width="17.013cm" fo:margin-left="-0.002cm" fo:margin-top="0cm" fo:margin-bottom="0cm" table:align="left" style:writing-mode="lr-tb"/>
    </style:style>
    <style:style style:name="表格36.A" style:family="table-column">
      <style:table-column-properties style:column-width="4.789cm"/>
    </style:style>
    <style:style style:name="表格36.B" style:family="table-column">
      <style:table-column-properties style:column-width="2.91cm"/>
    </style:style>
    <style:style style:name="表格36.C" style:family="table-column">
      <style:table-column-properties style:column-width="4.895cm"/>
    </style:style>
    <style:style style:name="表格36.D" style:family="table-column">
      <style:table-column-properties style:column-width="4.419cm"/>
    </style:style>
    <style:style style:name="表格36.1" style:family="table-row">
      <style:table-row-properties fo:keep-together="auto"/>
    </style:style>
    <style:style style:name="表格36.A1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36.D1" style:family="table-cell">
      <style:table-cell-properties style:vertical-align="middle"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75" style:family="table">
      <style:table-properties style:width="17.007cm" fo:margin-top="0cm" fo:margin-bottom="0cm" table:align="center" style:writing-mode="lr-tb"/>
    </style:style>
    <style:style style:name="表格75.A" style:family="table-column">
      <style:table-column-properties style:column-width="4.785cm"/>
    </style:style>
    <style:style style:name="表格75.B" style:family="table-column">
      <style:table-column-properties style:column-width="2.914cm"/>
    </style:style>
    <style:style style:name="表格75.C" style:family="table-column">
      <style:table-column-properties style:column-width="4.895cm"/>
    </style:style>
    <style:style style:name="表格75.D" style:family="table-column">
      <style:table-column-properties style:column-width="4.413cm"/>
    </style:style>
    <style:style style:name="表格75.1" style:family="table-row">
      <style:table-row-properties fo:keep-together="auto"/>
    </style:style>
    <style:style style:name="表格75.A1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75.D1" style:family="table-cell">
      <style:table-cell-properties style:vertical-align="middle"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75.A2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75.D2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76" style:family="table">
      <style:table-properties style:width="17.013cm" fo:margin-left="-0.002cm" fo:margin-top="0cm" fo:margin-bottom="0cm" table:align="left" style:writing-mode="lr-tb"/>
    </style:style>
    <style:style style:name="表格76.A" style:family="table-column">
      <style:table-column-properties style:column-width="4.789cm"/>
    </style:style>
    <style:style style:name="表格76.B" style:family="table-column">
      <style:table-column-properties style:column-width="2.91cm"/>
    </style:style>
    <style:style style:name="表格76.C" style:family="table-column">
      <style:table-column-properties style:column-width="4.895cm"/>
    </style:style>
    <style:style style:name="表格76.D" style:family="table-column">
      <style:table-column-properties style:column-width="4.419cm"/>
    </style:style>
    <style:style style:name="表格76.1" style:family="table-row">
      <style:table-row-properties fo:keep-together="auto"/>
    </style:style>
    <style:style style:name="表格76.A1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76.D1" style:family="table-cell">
      <style:table-cell-properties style:vertical-align="middle"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77" style:family="table">
      <style:table-properties style:width="17.007cm" fo:margin-top="0cm" fo:margin-bottom="0cm" table:align="center" style:writing-mode="lr-tb"/>
    </style:style>
    <style:style style:name="表格77.A" style:family="table-column">
      <style:table-column-properties style:column-width="3.201cm"/>
    </style:style>
    <style:style style:name="表格77.B" style:family="table-column">
      <style:table-column-properties style:column-width="3.889cm"/>
    </style:style>
    <style:style style:name="表格77.C" style:family="table-column">
      <style:table-column-properties style:column-width="5.398cm"/>
    </style:style>
    <style:style style:name="表格77.D" style:family="table-column">
      <style:table-column-properties style:column-width="4.519cm"/>
    </style:style>
    <style:style style:name="表格77.1" style:family="table-row">
      <style:table-row-properties fo:keep-together="auto"/>
    </style:style>
    <style:style style:name="表格77.A1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77.D1" style:family="table-cell">
      <style:table-cell-properties style:vertical-align="middle"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77.A2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77.D2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78" style:family="table">
      <style:table-properties style:width="17.013cm" fo:margin-left="-0.002cm" fo:margin-top="0cm" fo:margin-bottom="0cm" table:align="left" style:writing-mode="lr-tb"/>
    </style:style>
    <style:style style:name="表格78.A" style:family="table-column">
      <style:table-column-properties style:column-width="3.201cm"/>
    </style:style>
    <style:style style:name="表格78.B" style:family="table-column">
      <style:table-column-properties style:column-width="3.889cm"/>
    </style:style>
    <style:style style:name="表格78.C" style:family="table-column">
      <style:table-column-properties style:column-width="5.398cm"/>
    </style:style>
    <style:style style:name="表格78.D" style:family="table-column">
      <style:table-column-properties style:column-width="4.524cm"/>
    </style:style>
    <style:style style:name="表格78.1" style:family="table-row">
      <style:table-row-properties fo:keep-together="auto"/>
    </style:style>
    <style:style style:name="表格78.A1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78.D1" style:family="table-cell">
      <style:table-cell-properties style:vertical-align="middle"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79" style:family="table">
      <style:table-properties style:width="17.007cm" fo:margin-top="0cm" fo:margin-bottom="0cm" table:align="center" style:writing-mode="lr-tb"/>
    </style:style>
    <style:style style:name="表格79.A" style:family="table-column">
      <style:table-column-properties style:column-width="4.785cm"/>
    </style:style>
    <style:style style:name="表格79.B" style:family="table-column">
      <style:table-column-properties style:column-width="2.914cm"/>
    </style:style>
    <style:style style:name="表格79.C" style:family="table-column">
      <style:table-column-properties style:column-width="4.895cm"/>
    </style:style>
    <style:style style:name="表格79.D" style:family="table-column">
      <style:table-column-properties style:column-width="4.413cm"/>
    </style:style>
    <style:style style:name="表格79.1" style:family="table-row">
      <style:table-row-properties fo:keep-together="auto"/>
    </style:style>
    <style:style style:name="表格79.A1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79.D1" style:family="table-cell">
      <style:table-cell-properties style:vertical-align="middle"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79.A2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79.D2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72" style:family="table">
      <style:table-properties style:width="17.007cm" fo:margin-top="0cm" fo:margin-bottom="0cm" table:align="center" style:writing-mode="lr-tb"/>
    </style:style>
    <style:style style:name="表格72.A" style:family="table-column">
      <style:table-column-properties style:column-width="4.785cm"/>
    </style:style>
    <style:style style:name="表格72.B" style:family="table-column">
      <style:table-column-properties style:column-width="2.914cm"/>
    </style:style>
    <style:style style:name="表格72.C" style:family="table-column">
      <style:table-column-properties style:column-width="4.895cm"/>
    </style:style>
    <style:style style:name="表格72.D" style:family="table-column">
      <style:table-column-properties style:column-width="4.413cm"/>
    </style:style>
    <style:style style:name="表格72.1" style:family="table-row">
      <style:table-row-properties fo:keep-together="auto"/>
    </style:style>
    <style:style style:name="表格72.A1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72.D1" style:family="table-cell">
      <style:table-cell-properties style:vertical-align="middle"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72.A2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72.D2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73" style:family="table">
      <style:table-properties style:width="17.013cm" fo:margin-left="-0.002cm" fo:margin-top="0cm" fo:margin-bottom="0cm" table:align="left" style:writing-mode="lr-tb"/>
    </style:style>
    <style:style style:name="表格73.A" style:family="table-column">
      <style:table-column-properties style:column-width="4.789cm"/>
    </style:style>
    <style:style style:name="表格73.B" style:family="table-column">
      <style:table-column-properties style:column-width="2.91cm"/>
    </style:style>
    <style:style style:name="表格73.C" style:family="table-column">
      <style:table-column-properties style:column-width="4.895cm"/>
    </style:style>
    <style:style style:name="表格73.D" style:family="table-column">
      <style:table-column-properties style:column-width="4.419cm"/>
    </style:style>
    <style:style style:name="表格73.1" style:family="table-row">
      <style:table-row-properties fo:keep-together="auto"/>
    </style:style>
    <style:style style:name="表格73.A1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73.D1" style:family="table-cell">
      <style:table-cell-properties style:vertical-align="middle"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29" style:family="table">
      <style:table-properties style:width="17.007cm" fo:margin-top="0cm" fo:margin-bottom="0cm" table:align="center" style:writing-mode="lr-tb"/>
    </style:style>
    <style:style style:name="表格29.A" style:family="table-column">
      <style:table-column-properties style:column-width="3.201cm"/>
    </style:style>
    <style:style style:name="表格29.B" style:family="table-column">
      <style:table-column-properties style:column-width="3.889cm"/>
    </style:style>
    <style:style style:name="表格29.C" style:family="table-column">
      <style:table-column-properties style:column-width="5.398cm"/>
    </style:style>
    <style:style style:name="表格29.D" style:family="table-column">
      <style:table-column-properties style:column-width="4.519cm"/>
    </style:style>
    <style:style style:name="表格29.1" style:family="table-row">
      <style:table-row-properties fo:keep-together="auto"/>
    </style:style>
    <style:style style:name="表格29.A1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29.D1" style:family="table-cell">
      <style:table-cell-properties style:vertical-align="middle"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29.A2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29.D2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30" style:family="table">
      <style:table-properties style:width="17.013cm" fo:margin-left="-0.002cm" fo:margin-top="0cm" fo:margin-bottom="0cm" table:align="left" style:writing-mode="lr-tb"/>
    </style:style>
    <style:style style:name="表格30.A" style:family="table-column">
      <style:table-column-properties style:column-width="3.201cm"/>
    </style:style>
    <style:style style:name="表格30.B" style:family="table-column">
      <style:table-column-properties style:column-width="3.889cm"/>
    </style:style>
    <style:style style:name="表格30.C" style:family="table-column">
      <style:table-column-properties style:column-width="5.398cm"/>
    </style:style>
    <style:style style:name="表格30.D" style:family="table-column">
      <style:table-column-properties style:column-width="4.524cm"/>
    </style:style>
    <style:style style:name="表格30.1" style:family="table-row">
      <style:table-row-properties fo:keep-together="auto"/>
    </style:style>
    <style:style style:name="表格30.A1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30.D1" style:family="table-cell">
      <style:table-cell-properties style:vertical-align="middle"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74" style:family="table">
      <style:table-properties style:width="17.007cm" fo:margin-top="0cm" fo:margin-bottom="0cm" table:align="center" style:writing-mode="lr-tb"/>
    </style:style>
    <style:style style:name="表格74.A" style:family="table-column">
      <style:table-column-properties style:column-width="4.785cm"/>
    </style:style>
    <style:style style:name="表格74.B" style:family="table-column">
      <style:table-column-properties style:column-width="2.914cm"/>
    </style:style>
    <style:style style:name="表格74.C" style:family="table-column">
      <style:table-column-properties style:column-width="4.895cm"/>
    </style:style>
    <style:style style:name="表格74.D" style:family="table-column">
      <style:table-column-properties style:column-width="4.413cm"/>
    </style:style>
    <style:style style:name="表格74.1" style:family="table-row">
      <style:table-row-properties fo:keep-together="auto"/>
    </style:style>
    <style:style style:name="表格74.A1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74.D1" style:family="table-cell">
      <style:table-cell-properties style:vertical-align="middle"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74.A2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74.D2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82" style:family="table">
      <style:table-properties style:width="17.007cm" fo:margin-top="0cm" fo:margin-bottom="0cm" table:align="center" style:writing-mode="lr-tb"/>
    </style:style>
    <style:style style:name="表格82.A" style:family="table-column">
      <style:table-column-properties style:column-width="4.785cm"/>
    </style:style>
    <style:style style:name="表格82.B" style:family="table-column">
      <style:table-column-properties style:column-width="2.914cm"/>
    </style:style>
    <style:style style:name="表格82.C" style:family="table-column">
      <style:table-column-properties style:column-width="4.895cm"/>
    </style:style>
    <style:style style:name="表格82.D" style:family="table-column">
      <style:table-column-properties style:column-width="4.413cm"/>
    </style:style>
    <style:style style:name="表格82.1" style:family="table-row">
      <style:table-row-properties fo:keep-together="auto"/>
    </style:style>
    <style:style style:name="表格82.A1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82.D1" style:family="table-cell">
      <style:table-cell-properties style:vertical-align="middle"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82.A2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82.D2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83" style:family="table">
      <style:table-properties style:width="17.013cm" fo:margin-left="-0.002cm" fo:margin-top="0cm" fo:margin-bottom="0cm" table:align="left" style:writing-mode="lr-tb"/>
    </style:style>
    <style:style style:name="表格83.A" style:family="table-column">
      <style:table-column-properties style:column-width="4.789cm"/>
    </style:style>
    <style:style style:name="表格83.B" style:family="table-column">
      <style:table-column-properties style:column-width="2.91cm"/>
    </style:style>
    <style:style style:name="表格83.C" style:family="table-column">
      <style:table-column-properties style:column-width="4.895cm"/>
    </style:style>
    <style:style style:name="表格83.D" style:family="table-column">
      <style:table-column-properties style:column-width="4.419cm"/>
    </style:style>
    <style:style style:name="表格83.1" style:family="table-row">
      <style:table-row-properties fo:keep-together="auto"/>
    </style:style>
    <style:style style:name="表格83.A1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83.D1" style:family="table-cell">
      <style:table-cell-properties style:vertical-align="middle"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80" style:family="table">
      <style:table-properties style:width="17.022cm" fo:margin-left="-0.004cm" fo:margin-top="0cm" fo:margin-bottom="0cm" table:align="left" style:writing-mode="lr-tb"/>
    </style:style>
    <style:style style:name="表格80.A" style:family="table-column">
      <style:table-column-properties style:column-width="3.498cm"/>
    </style:style>
    <style:style style:name="表格80.B" style:family="table-column">
      <style:table-column-properties style:column-width="3.593cm"/>
    </style:style>
    <style:style style:name="表格80.C" style:family="table-column">
      <style:table-column-properties style:column-width="5.398cm"/>
    </style:style>
    <style:style style:name="表格80.D" style:family="table-column">
      <style:table-column-properties style:column-width="4.533cm"/>
    </style:style>
    <style:style style:name="表格80.1" style:family="table-row">
      <style:table-row-properties fo:keep-together="auto"/>
    </style:style>
    <style:style style:name="表格80.A1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80.D1" style:family="table-cell">
      <style:table-cell-properties style:vertical-align="middle"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80.A2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80.D2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81" style:family="table">
      <style:table-properties style:width="17.022cm" fo:margin-left="-0.002cm" fo:margin-top="0cm" fo:margin-bottom="0cm" table:align="left" style:writing-mode="lr-tb"/>
    </style:style>
    <style:style style:name="表格81.A" style:family="table-column">
      <style:table-column-properties style:column-width="3.498cm"/>
    </style:style>
    <style:style style:name="表格81.B" style:family="table-column">
      <style:table-column-properties style:column-width="3.593cm"/>
    </style:style>
    <style:style style:name="表格81.C" style:family="table-column">
      <style:table-column-properties style:column-width="5.398cm"/>
    </style:style>
    <style:style style:name="表格81.D" style:family="table-column">
      <style:table-column-properties style:column-width="4.533cm"/>
    </style:style>
    <style:style style:name="表格81.1" style:family="table-row">
      <style:table-row-properties fo:keep-together="auto"/>
    </style:style>
    <style:style style:name="表格81.A1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81.D1" style:family="table-cell">
      <style:table-cell-properties style:vertical-align="middle"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81.A3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81.D3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31" style:family="table">
      <style:table-properties style:width="17.022cm" fo:margin-left="-0.004cm" fo:margin-top="0cm" fo:margin-bottom="0cm" table:align="left" style:writing-mode="lr-tb"/>
    </style:style>
    <style:style style:name="表格31.A" style:family="table-column">
      <style:table-column-properties style:column-width="3.498cm"/>
    </style:style>
    <style:style style:name="表格31.B" style:family="table-column">
      <style:table-column-properties style:column-width="3.593cm"/>
    </style:style>
    <style:style style:name="表格31.C" style:family="table-column">
      <style:table-column-properties style:column-width="5.398cm"/>
    </style:style>
    <style:style style:name="表格31.D" style:family="table-column">
      <style:table-column-properties style:column-width="4.533cm"/>
    </style:style>
    <style:style style:name="表格31.1" style:family="table-row">
      <style:table-row-properties fo:keep-together="auto"/>
    </style:style>
    <style:style style:name="表格31.A1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31.D1" style:family="table-cell">
      <style:table-cell-properties style:vertical-align="middle"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31.A2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31.D2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32" style:family="table">
      <style:table-properties style:width="17.022cm" fo:margin-left="-0.002cm" fo:margin-top="0cm" fo:margin-bottom="0cm" table:align="left" style:writing-mode="lr-tb"/>
    </style:style>
    <style:style style:name="表格32.A" style:family="table-column">
      <style:table-column-properties style:column-width="3.498cm"/>
    </style:style>
    <style:style style:name="表格32.B" style:family="table-column">
      <style:table-column-properties style:column-width="3.593cm"/>
    </style:style>
    <style:style style:name="表格32.C" style:family="table-column">
      <style:table-column-properties style:column-width="5.398cm"/>
    </style:style>
    <style:style style:name="表格32.D" style:family="table-column">
      <style:table-column-properties style:column-width="4.533cm"/>
    </style:style>
    <style:style style:name="表格32.1" style:family="table-row">
      <style:table-row-properties fo:keep-together="auto"/>
    </style:style>
    <style:style style:name="表格32.A1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32.D1" style:family="table-cell">
      <style:table-cell-properties style:vertical-align="middle"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32.A3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32.D3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84" style:family="table">
      <style:table-properties style:width="17.007cm" fo:margin-top="0cm" fo:margin-bottom="0cm" table:align="center" style:writing-mode="lr-tb"/>
    </style:style>
    <style:style style:name="表格84.A" style:family="table-column">
      <style:table-column-properties style:column-width="4.785cm"/>
    </style:style>
    <style:style style:name="表格84.B" style:family="table-column">
      <style:table-column-properties style:column-width="2.914cm"/>
    </style:style>
    <style:style style:name="表格84.C" style:family="table-column">
      <style:table-column-properties style:column-width="4.895cm"/>
    </style:style>
    <style:style style:name="表格84.D" style:family="table-column">
      <style:table-column-properties style:column-width="4.413cm"/>
    </style:style>
    <style:style style:name="表格84.1" style:family="table-row">
      <style:table-row-properties fo:keep-together="auto"/>
    </style:style>
    <style:style style:name="表格84.A1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84.D1" style:family="table-cell">
      <style:table-cell-properties style:vertical-align="middle"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84.A2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84.D2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27" style:family="table">
      <style:table-properties style:width="17.007cm" fo:margin-top="0cm" fo:margin-bottom="0cm" table:align="center" style:writing-mode="lr-tb"/>
    </style:style>
    <style:style style:name="表格27.A" style:family="table-column">
      <style:table-column-properties style:column-width="4.785cm"/>
    </style:style>
    <style:style style:name="表格27.B" style:family="table-column">
      <style:table-column-properties style:column-width="3.711cm"/>
    </style:style>
    <style:style style:name="表格27.C" style:family="table-column">
      <style:table-column-properties style:column-width="4.891cm"/>
    </style:style>
    <style:style style:name="表格27.D" style:family="table-column">
      <style:table-column-properties style:column-width="3.62cm"/>
    </style:style>
    <style:style style:name="表格27.1" style:family="table-row">
      <style:table-row-properties fo:keep-together="auto"/>
    </style:style>
    <style:style style:name="表格27.A1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27.D1" style:family="table-cell">
      <style:table-cell-properties style:vertical-align="middle"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27.A2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27.D2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28" style:family="table">
      <style:table-properties style:width="17.013cm" fo:margin-left="-0.002cm" fo:margin-top="0cm" fo:margin-bottom="0cm" table:align="left" style:writing-mode="lr-tb"/>
    </style:style>
    <style:style style:name="表格28.A" style:family="table-column">
      <style:table-column-properties style:column-width="4.789cm"/>
    </style:style>
    <style:style style:name="表格28.B" style:family="table-column">
      <style:table-column-properties style:column-width="3.711cm"/>
    </style:style>
    <style:style style:name="表格28.C" style:family="table-column">
      <style:table-column-properties style:column-width="4.888cm"/>
    </style:style>
    <style:style style:name="表格28.D" style:family="table-column">
      <style:table-column-properties style:column-width="3.625cm"/>
    </style:style>
    <style:style style:name="表格28.1" style:family="table-row">
      <style:table-row-properties fo:keep-together="auto"/>
    </style:style>
    <style:style style:name="表格28.A1" style:family="table-cell">
      <style:table-cell-properties style:vertical-align="middle"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28.D1" style:family="table-cell">
      <style:table-cell-properties style:vertical-align="middle"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64" style:family="table">
      <style:table-properties style:width="17cm" fo:margin-left="-0.002cm" fo:margin-top="0cm" fo:margin-bottom="0cm" table:align="left" style:writing-mode="lr-tb"/>
    </style:style>
    <style:style style:name="表格64.A" style:family="table-column">
      <style:table-column-properties style:column-width="4.249cm"/>
    </style:style>
    <style:style style:name="表格64.B" style:family="table-column">
      <style:table-column-properties style:column-width="4.251cm"/>
    </style:style>
    <style:style style:name="表格64.1" style:family="table-row">
      <style:table-row-properties fo:keep-together="auto"/>
    </style:style>
    <style:style style:name="表格64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64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65" style:family="table">
      <style:table-properties style:width="17cm" fo:margin-left="-0.002cm" fo:margin-top="0cm" fo:margin-bottom="0cm" table:align="left" style:writing-mode="lr-tb"/>
    </style:style>
    <style:style style:name="表格65.A" style:family="table-column">
      <style:table-column-properties style:column-width="4.249cm"/>
    </style:style>
    <style:style style:name="表格65.B" style:family="table-column">
      <style:table-column-properties style:column-width="4.251cm"/>
    </style:style>
    <style:style style:name="表格65.1" style:family="table-row">
      <style:table-row-properties fo:keep-together="auto"/>
    </style:style>
    <style:style style:name="表格65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65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3" style:family="table">
      <style:table-properties style:width="17cm" fo:margin-left="-0.002cm" fo:margin-top="0cm" fo:margin-bottom="0cm" table:align="left" style:writing-mode="lr-tb"/>
    </style:style>
    <style:style style:name="表格3.A" style:family="table-column">
      <style:table-column-properties style:column-width="4.249cm"/>
    </style:style>
    <style:style style:name="表格3.B" style:family="table-column">
      <style:table-column-properties style:column-width="4.251cm"/>
    </style:style>
    <style:style style:name="表格3.1" style:family="table-row">
      <style:table-row-properties fo:keep-together="auto"/>
    </style:style>
    <style:style style:name="表格3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3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3.A2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3.D2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4" style:family="table">
      <style:table-properties style:width="17cm" fo:margin-left="-0.002cm" fo:margin-top="0cm" fo:margin-bottom="0cm" table:align="left" style:writing-mode="lr-tb"/>
    </style:style>
    <style:style style:name="表格4.A" style:family="table-column">
      <style:table-column-properties style:column-width="4.249cm"/>
    </style:style>
    <style:style style:name="表格4.B" style:family="table-column">
      <style:table-column-properties style:column-width="4.251cm"/>
    </style:style>
    <style:style style:name="表格4.1" style:family="table-row">
      <style:table-row-properties fo:keep-together="auto"/>
    </style:style>
    <style:style style:name="表格4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4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4.A3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4.D3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62" style:family="table">
      <style:table-properties style:width="17cm" fo:margin-left="-0.002cm" fo:margin-top="0cm" fo:margin-bottom="0cm" table:align="left" style:writing-mode="lr-tb"/>
    </style:style>
    <style:style style:name="表格62.A" style:family="table-column">
      <style:table-column-properties style:column-width="4.249cm"/>
    </style:style>
    <style:style style:name="表格62.B" style:family="table-column">
      <style:table-column-properties style:column-width="4.251cm"/>
    </style:style>
    <style:style style:name="表格62.1" style:family="table-row">
      <style:table-row-properties fo:keep-together="auto"/>
    </style:style>
    <style:style style:name="表格62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62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62.A2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62.D2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63" style:family="table">
      <style:table-properties style:width="17cm" fo:margin-left="-0.002cm" fo:margin-top="0cm" fo:margin-bottom="0cm" table:align="left" style:writing-mode="lr-tb"/>
    </style:style>
    <style:style style:name="表格63.A" style:family="table-column">
      <style:table-column-properties style:column-width="4.249cm"/>
    </style:style>
    <style:style style:name="表格63.B" style:family="table-column">
      <style:table-column-properties style:column-width="4.251cm"/>
    </style:style>
    <style:style style:name="表格63.1" style:family="table-row">
      <style:table-row-properties fo:keep-together="auto"/>
    </style:style>
    <style:style style:name="表格63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63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63.A2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63.D2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5" style:family="table">
      <style:table-properties style:width="17cm" fo:margin-left="-0.002cm" fo:margin-top="0cm" fo:margin-bottom="0cm" table:align="left" style:writing-mode="lr-tb"/>
    </style:style>
    <style:style style:name="表格5.A" style:family="table-column">
      <style:table-column-properties style:column-width="4.249cm"/>
    </style:style>
    <style:style style:name="表格5.B" style:family="table-column">
      <style:table-column-properties style:column-width="4.251cm"/>
    </style:style>
    <style:style style:name="表格5.1" style:family="table-row">
      <style:table-row-properties fo:keep-together="auto"/>
    </style:style>
    <style:style style:name="表格5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5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6" style:family="table">
      <style:table-properties style:width="17cm" fo:margin-left="-0.002cm" fo:margin-top="0cm" fo:margin-bottom="0cm" table:align="left" style:writing-mode="lr-tb"/>
    </style:style>
    <style:style style:name="表格6.A" style:family="table-column">
      <style:table-column-properties style:column-width="4.249cm"/>
    </style:style>
    <style:style style:name="表格6.B" style:family="table-column">
      <style:table-column-properties style:column-width="4.251cm"/>
    </style:style>
    <style:style style:name="表格6.1" style:family="table-row">
      <style:table-row-properties fo:keep-together="auto"/>
    </style:style>
    <style:style style:name="表格6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6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7" style:family="table">
      <style:table-properties style:width="17cm" fo:margin-left="-0.002cm" fo:margin-top="0cm" fo:margin-bottom="0cm" table:align="left" style:writing-mode="lr-tb"/>
    </style:style>
    <style:style style:name="表格7.A" style:family="table-column">
      <style:table-column-properties style:column-width="4.249cm"/>
    </style:style>
    <style:style style:name="表格7.B" style:family="table-column">
      <style:table-column-properties style:column-width="4.251cm"/>
    </style:style>
    <style:style style:name="表格7.1" style:family="table-row">
      <style:table-row-properties fo:keep-together="auto"/>
    </style:style>
    <style:style style:name="表格7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7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8" style:family="table">
      <style:table-properties style:width="17cm" fo:margin-left="-0.002cm" fo:margin-top="0cm" fo:margin-bottom="0cm" table:align="left" style:writing-mode="lr-tb"/>
    </style:style>
    <style:style style:name="表格8.A" style:family="table-column">
      <style:table-column-properties style:column-width="4.249cm"/>
    </style:style>
    <style:style style:name="表格8.B" style:family="table-column">
      <style:table-column-properties style:column-width="4.251cm"/>
    </style:style>
    <style:style style:name="表格8.1" style:family="table-row">
      <style:table-row-properties fo:keep-together="auto"/>
    </style:style>
    <style:style style:name="表格8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8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9" style:family="table">
      <style:table-properties style:width="17cm" fo:margin-left="-0.002cm" fo:margin-top="0cm" fo:margin-bottom="0cm" table:align="left" style:writing-mode="lr-tb"/>
    </style:style>
    <style:style style:name="表格9.A" style:family="table-column">
      <style:table-column-properties style:column-width="4.249cm"/>
    </style:style>
    <style:style style:name="表格9.B" style:family="table-column">
      <style:table-column-properties style:column-width="4.251cm"/>
    </style:style>
    <style:style style:name="表格9.1" style:family="table-row">
      <style:table-row-properties fo:keep-together="auto"/>
    </style:style>
    <style:style style:name="表格9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9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10" style:family="table">
      <style:table-properties style:width="17cm" fo:margin-left="-0.002cm" fo:margin-top="0cm" fo:margin-bottom="0cm" table:align="left" style:writing-mode="lr-tb"/>
    </style:style>
    <style:style style:name="表格10.A" style:family="table-column">
      <style:table-column-properties style:column-width="4.249cm"/>
    </style:style>
    <style:style style:name="表格10.B" style:family="table-column">
      <style:table-column-properties style:column-width="4.251cm"/>
    </style:style>
    <style:style style:name="表格10.1" style:family="table-row">
      <style:table-row-properties fo:keep-together="auto"/>
    </style:style>
    <style:style style:name="表格10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10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11" style:family="table">
      <style:table-properties style:width="17cm" fo:margin-left="-0.002cm" fo:margin-top="0cm" fo:margin-bottom="0cm" table:align="left" style:writing-mode="lr-tb"/>
    </style:style>
    <style:style style:name="表格11.A" style:family="table-column">
      <style:table-column-properties style:column-width="4.249cm"/>
    </style:style>
    <style:style style:name="表格11.B" style:family="table-column">
      <style:table-column-properties style:column-width="4.251cm"/>
    </style:style>
    <style:style style:name="表格11.1" style:family="table-row">
      <style:table-row-properties fo:keep-together="auto"/>
    </style:style>
    <style:style style:name="表格11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11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12" style:family="table">
      <style:table-properties style:width="17cm" fo:margin-left="-0.002cm" fo:margin-top="0cm" fo:margin-bottom="0cm" table:align="left" style:writing-mode="lr-tb"/>
    </style:style>
    <style:style style:name="表格12.A" style:family="table-column">
      <style:table-column-properties style:column-width="4.249cm"/>
    </style:style>
    <style:style style:name="表格12.B" style:family="table-column">
      <style:table-column-properties style:column-width="4.251cm"/>
    </style:style>
    <style:style style:name="表格12.1" style:family="table-row">
      <style:table-row-properties fo:keep-together="auto"/>
    </style:style>
    <style:style style:name="表格12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12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13" style:family="table">
      <style:table-properties style:width="17cm" fo:margin-left="-0.002cm" fo:margin-top="0cm" fo:margin-bottom="0cm" table:align="left" style:writing-mode="lr-tb"/>
    </style:style>
    <style:style style:name="表格13.A" style:family="table-column">
      <style:table-column-properties style:column-width="4.249cm"/>
    </style:style>
    <style:style style:name="表格13.B" style:family="table-column">
      <style:table-column-properties style:column-width="4.251cm"/>
    </style:style>
    <style:style style:name="表格13.1" style:family="table-row">
      <style:table-row-properties fo:keep-together="auto"/>
    </style:style>
    <style:style style:name="表格13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13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14" style:family="table">
      <style:table-properties style:width="17cm" fo:margin-left="-0.002cm" fo:margin-top="0cm" fo:margin-bottom="0cm" table:align="left" style:writing-mode="lr-tb"/>
    </style:style>
    <style:style style:name="表格14.A" style:family="table-column">
      <style:table-column-properties style:column-width="4.249cm"/>
    </style:style>
    <style:style style:name="表格14.B" style:family="table-column">
      <style:table-column-properties style:column-width="4.251cm"/>
    </style:style>
    <style:style style:name="表格14.1" style:family="table-row">
      <style:table-row-properties fo:keep-together="auto"/>
    </style:style>
    <style:style style:name="表格14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14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15" style:family="table">
      <style:table-properties style:width="17cm" fo:margin-left="-0.002cm" fo:margin-top="0cm" fo:margin-bottom="0cm" table:align="left" style:writing-mode="lr-tb"/>
    </style:style>
    <style:style style:name="表格15.A" style:family="table-column">
      <style:table-column-properties style:column-width="4.249cm"/>
    </style:style>
    <style:style style:name="表格15.B" style:family="table-column">
      <style:table-column-properties style:column-width="4.251cm"/>
    </style:style>
    <style:style style:name="表格15.1" style:family="table-row">
      <style:table-row-properties fo:keep-together="auto"/>
    </style:style>
    <style:style style:name="表格15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15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33" style:family="table">
      <style:table-properties style:width="17cm" fo:margin-left="-0.002cm" fo:margin-top="0cm" fo:margin-bottom="0cm" table:align="left" style:writing-mode="lr-tb"/>
    </style:style>
    <style:style style:name="表格33.A" style:family="table-column">
      <style:table-column-properties style:column-width="4.249cm"/>
    </style:style>
    <style:style style:name="表格33.B" style:family="table-column">
      <style:table-column-properties style:column-width="4.251cm"/>
    </style:style>
    <style:style style:name="表格33.1" style:family="table-row">
      <style:table-row-properties fo:keep-together="auto"/>
    </style:style>
    <style:style style:name="表格33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33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33.A2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33.D2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34" style:family="table">
      <style:table-properties style:width="17cm" fo:margin-left="-0.002cm" fo:margin-top="0cm" fo:margin-bottom="0cm" table:align="left" style:writing-mode="lr-tb"/>
    </style:style>
    <style:style style:name="表格34.A" style:family="table-column">
      <style:table-column-properties style:column-width="4.249cm"/>
    </style:style>
    <style:style style:name="表格34.B" style:family="table-column">
      <style:table-column-properties style:column-width="4.251cm"/>
    </style:style>
    <style:style style:name="表格34.1" style:family="table-row">
      <style:table-row-properties fo:keep-together="auto"/>
    </style:style>
    <style:style style:name="表格34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34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37" style:family="table">
      <style:table-properties style:width="17cm" fo:margin-left="-0.002cm" fo:margin-top="0cm" fo:margin-bottom="0cm" table:align="left" style:writing-mode="lr-tb"/>
    </style:style>
    <style:style style:name="表格37.A" style:family="table-column">
      <style:table-column-properties style:column-width="4.249cm"/>
    </style:style>
    <style:style style:name="表格37.B" style:family="table-column">
      <style:table-column-properties style:column-width="4.251cm"/>
    </style:style>
    <style:style style:name="表格37.1" style:family="table-row">
      <style:table-row-properties fo:keep-together="auto"/>
    </style:style>
    <style:style style:name="表格37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37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37.A3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37.D3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38" style:family="table">
      <style:table-properties style:width="17cm" fo:margin-left="-0.002cm" fo:margin-top="0cm" fo:margin-bottom="0cm" table:align="left" style:writing-mode="lr-tb"/>
    </style:style>
    <style:style style:name="表格38.A" style:family="table-column">
      <style:table-column-properties style:column-width="4.249cm"/>
    </style:style>
    <style:style style:name="表格38.B" style:family="table-column">
      <style:table-column-properties style:column-width="4.251cm"/>
    </style:style>
    <style:style style:name="表格38.1" style:family="table-row">
      <style:table-row-properties fo:keep-together="auto"/>
    </style:style>
    <style:style style:name="表格38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38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38.A4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38.D4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85" style:family="table">
      <style:table-properties style:width="17cm" table:align="margins"/>
    </style:style>
    <style:style style:name="表格85.A" style:family="table-column">
      <style:table-column-properties style:column-width="4.249cm" style:rel-column-width="16383*"/>
    </style:style>
    <style:style style:name="表格85.D" style:family="table-column">
      <style:table-column-properties style:column-width="4.251cm" style:rel-column-width="16386*"/>
    </style:style>
    <style:style style:name="表格8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85.D1" style:family="table-cell">
      <style:table-cell-properties fo:padding="0.097cm" fo:border="0.05pt solid #000000"/>
    </style:style>
    <style:style style:name="表格85.A2" style:family="table-cell">
      <style:table-cell-properties fo:padding="0.097cm" fo:border-left="0.05pt solid #000000" fo:border-right="none" fo:border-top="none" fo:border-bottom="0.05pt solid #000000"/>
    </style:style>
    <style:style style:name="表格85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3" style:family="table">
      <style:table-properties style:width="17.013cm" fo:margin-left="0cm" table:align="left"/>
    </style:style>
    <style:style style:name="表格43.A" style:family="table-column">
      <style:table-column-properties style:column-width="3.403cm"/>
    </style:style>
    <style:style style:name="表格43.B" style:family="table-column">
      <style:table-column-properties style:column-width="4.006cm"/>
    </style:style>
    <style:style style:name="表格43.C" style:family="table-column">
      <style:table-column-properties style:column-width="3.784cm"/>
    </style:style>
    <style:style style:name="表格43.D" style:family="table-column">
      <style:table-column-properties style:column-width="3.016cm"/>
    </style:style>
    <style:style style:name="表格43.E" style:family="table-column">
      <style:table-column-properties style:column-width="2.805cm"/>
    </style:style>
    <style:style style:name="表格4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3.E1" style:family="table-cell">
      <style:table-cell-properties fo:padding="0.097cm" fo:border="0.05pt solid #000000"/>
    </style:style>
    <style:style style:name="表格43.A2" style:family="table-cell">
      <style:table-cell-properties fo:padding="0.097cm" fo:border-left="0.05pt solid #000000" fo:border-right="none" fo:border-top="none" fo:border-bottom="0.05pt solid #000000"/>
    </style:style>
    <style:style style:name="表格43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9" style:family="table">
      <style:table-properties style:width="17cm" fo:margin-left="-0.002cm" fo:margin-top="0cm" fo:margin-bottom="0cm" table:align="left" style:writing-mode="lr-tb"/>
    </style:style>
    <style:style style:name="表格39.A" style:family="table-column">
      <style:table-column-properties style:column-width="4.249cm"/>
    </style:style>
    <style:style style:name="表格39.B" style:family="table-column">
      <style:table-column-properties style:column-width="4.251cm"/>
    </style:style>
    <style:style style:name="表格39.1" style:family="table-row">
      <style:table-row-properties fo:keep-together="auto"/>
    </style:style>
    <style:style style:name="表格39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39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39.A2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39.D2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40" style:family="table">
      <style:table-properties style:width="17cm" fo:margin-left="-0.002cm" fo:margin-top="0cm" fo:margin-bottom="0cm" table:align="left" style:writing-mode="lr-tb"/>
    </style:style>
    <style:style style:name="表格40.A" style:family="table-column">
      <style:table-column-properties style:column-width="4.249cm"/>
    </style:style>
    <style:style style:name="表格40.B" style:family="table-column">
      <style:table-column-properties style:column-width="4.251cm"/>
    </style:style>
    <style:style style:name="表格40.1" style:family="table-row">
      <style:table-row-properties fo:keep-together="auto"/>
    </style:style>
    <style:style style:name="表格40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40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40.2" style:family="table-row">
      <style:table-row-properties style:min-row-height="0.757cm" fo:keep-together="auto"/>
    </style:style>
    <style:style style:name="表格40.A3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40.D3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41" style:family="table">
      <style:table-properties style:width="17cm" fo:margin-left="-0.002cm" fo:margin-top="0cm" fo:margin-bottom="0cm" table:align="left" style:writing-mode="lr-tb"/>
    </style:style>
    <style:style style:name="表格41.A" style:family="table-column">
      <style:table-column-properties style:column-width="4.249cm"/>
    </style:style>
    <style:style style:name="表格41.B" style:family="table-column">
      <style:table-column-properties style:column-width="4.251cm"/>
    </style:style>
    <style:style style:name="表格41.1" style:family="table-row">
      <style:table-row-properties fo:keep-together="auto"/>
    </style:style>
    <style:style style:name="表格41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41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41.A3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41.D3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42" style:family="table">
      <style:table-properties style:width="17cm" fo:margin-left="-0.002cm" fo:margin-top="0cm" fo:margin-bottom="0cm" table:align="left" style:writing-mode="lr-tb"/>
    </style:style>
    <style:style style:name="表格42.A" style:family="table-column">
      <style:table-column-properties style:column-width="4.249cm"/>
    </style:style>
    <style:style style:name="表格42.B" style:family="table-column">
      <style:table-column-properties style:column-width="4.251cm"/>
    </style:style>
    <style:style style:name="表格42.1" style:family="table-row">
      <style:table-row-properties fo:keep-together="auto"/>
    </style:style>
    <style:style style:name="表格42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42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42.A3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42.D3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70" style:family="table">
      <style:table-properties style:width="17cm" table:align="margins"/>
    </style:style>
    <style:style style:name="表格70.A" style:family="table-column">
      <style:table-column-properties style:column-width="2.429cm" style:rel-column-width="9361*"/>
    </style:style>
    <style:style style:name="表格70.B" style:family="table-column">
      <style:table-column-properties style:column-width="2.429cm" style:rel-column-width="9362*"/>
    </style:style>
    <style:style style:name="表格70.F" style:family="table-column">
      <style:table-column-properties style:column-width="2.429cm" style:rel-column-width="9365*"/>
    </style:style>
    <style:style style:name="表格70.G" style:family="table-column">
      <style:table-column-properties style:column-width="2.429cm" style:rel-column-width="9363*"/>
    </style:style>
    <style:style style:name="表格70.1" style:family="table-row">
      <style:table-row-properties style:min-row-height="0.744cm"/>
    </style:style>
    <style:style style:name="表格7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0.G1" style:family="table-cell">
      <style:table-cell-properties fo:padding="0.097cm" fo:border="0.05pt solid #000000"/>
    </style:style>
    <style:style style:name="表格70.A2" style:family="table-cell">
      <style:table-cell-properties fo:padding="0.097cm" fo:border-left="0.05pt solid #000000" fo:border-right="none" fo:border-top="none" fo:border-bottom="0.05pt solid #000000"/>
    </style:style>
    <style:style style:name="表格70.C2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表格70.G2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表格71" style:family="table">
      <style:table-properties style:width="17cm" table:align="margins"/>
    </style:style>
    <style:style style:name="表格71.A" style:family="table-column">
      <style:table-column-properties style:column-width="1.7cm" style:rel-column-width="6552*"/>
    </style:style>
    <style:style style:name="表格71.C" style:family="table-column">
      <style:table-column-properties style:column-width="1.7cm" style:rel-column-width="6553*"/>
    </style:style>
    <style:style style:name="表格71.I" style:family="table-column">
      <style:table-column-properties style:column-width="1.702cm" style:rel-column-width="6559*"/>
    </style:style>
    <style:style style:name="表格71.J" style:family="table-column">
      <style:table-column-properties style:column-width="1.7cm" style:rel-column-width="6558*"/>
    </style:style>
    <style:style style:name="表格7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71.J1" style:family="table-cell">
      <style:table-cell-properties style:vertical-align="middle" fo:padding="0.097cm" fo:border="0.05pt solid #000000"/>
    </style:style>
    <style:style style:name="表格7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71.B2" style:family="table-cell" style:data-style-name="N2">
      <style:table-cell-properties style:vertical-align="middle" fo:padding="0.097cm" fo:border-left="0.05pt solid #000000" fo:border-right="none" fo:border-top="none" fo:border-bottom="0.05pt solid #000000"/>
    </style:style>
    <style:style style:name="表格71.J2" style:family="table-cell" style:data-style-name="N2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68" style:family="table">
      <style:table-properties style:width="17.013cm" fo:margin-left="0cm" table:align="left"/>
    </style:style>
    <style:style style:name="表格68.A" style:family="table-column">
      <style:table-column-properties style:column-width="2.09cm"/>
    </style:style>
    <style:style style:name="表格68.B" style:family="table-column">
      <style:table-column-properties style:column-width="1.492cm"/>
    </style:style>
    <style:style style:name="表格6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8.K1" style:family="table-cell">
      <style:table-cell-properties fo:padding="0.097cm" fo:border="0.05pt solid #000000"/>
    </style:style>
    <style:style style:name="表格68.A2" style:family="table-cell">
      <style:table-cell-properties fo:padding="0.097cm" fo:border-left="0.05pt solid #000000" fo:border-right="none" fo:border-top="none" fo:border-bottom="0.05pt solid #000000"/>
    </style:style>
    <style:style style:name="表格68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50%" fo:text-align="center" style:justify-single-word="false"/>
      <style:text-properties fo:font-weight="bold" officeooo:paragraph-rsid="000dddff" style:font-weight-asian="bold" style:font-weight-complex="bold"/>
    </style:style>
    <style:style style:name="P2" style:family="paragraph" style:parent-style-name="Table_20_Contents">
      <style:paragraph-properties fo:line-height="150%" fo:text-align="center" style:justify-single-word="false"/>
      <style:text-properties fo:font-weight="bold" officeooo:paragraph-rsid="0010147b" style:font-weight-asian="bold" style:font-weight-complex="bold"/>
    </style:style>
    <style:style style:name="P3" style:family="paragraph" style:parent-style-name="Table_20_Contents">
      <style:paragraph-properties fo:line-height="150%" fo:text-align="center" style:justify-single-word="false"/>
      <style:text-properties fo:font-weight="bold" officeooo:paragraph-rsid="0011e983" style:font-weight-asian="bold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fo:font-weight="bold" officeooo:paragraph-rsid="00125cba" style:font-weight-asian="bold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fo:font-weight="bold" officeooo:paragraph-rsid="0021445f" style:font-weight-asian="bold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fo:font-weight="bold" officeooo:paragraph-rsid="00269765" style:font-weight-asian="bold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fo:font-weight="bold" officeooo:paragraph-rsid="002980fc" style:font-weight-asian="bold" style:font-weight-complex="bold"/>
    </style:style>
    <style:style style:name="P8" style:family="paragraph" style:parent-style-name="Table_20_Contents">
      <style:paragraph-properties fo:line-height="150%" fo:text-align="center" style:justify-single-word="false"/>
      <style:text-properties fo:font-weight="bold" officeooo:paragraph-rsid="002b1bba" style:font-weight-asian="bold" style:font-weight-complex="bold"/>
    </style:style>
    <style:style style:name="P9" style:family="paragraph" style:parent-style-name="Table_20_Contents">
      <style:paragraph-properties fo:line-height="150%" fo:text-align="center" style:justify-single-word="false"/>
      <style:text-properties fo:font-weight="bold" officeooo:paragraph-rsid="002df3b7" style:font-weight-asian="bold" style:font-weight-complex="bold"/>
    </style:style>
    <style:style style:name="P10" style:family="paragraph" style:parent-style-name="Table_20_Contents">
      <style:paragraph-properties fo:line-height="150%" fo:text-align="center" style:justify-single-word="false"/>
      <style:text-properties fo:font-weight="bold" officeooo:paragraph-rsid="006d1d8f" style:font-weight-asian="bold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fo:font-weight="bold" officeooo:paragraph-rsid="00835844" style:font-weight-asian="bold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fo:font-weight="bold" officeooo:paragraph-rsid="00862f26" style:font-weight-asian="bold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fo:font-weight="bold" officeooo:paragraph-rsid="0087f9cb" style:font-weight-asian="bold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fo:font-weight="bold" officeooo:paragraph-rsid="00a1eda5" style:font-weight-asian="bold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fo:font-weight="bold" officeooo:paragraph-rsid="00a34b92" style:font-weight-asian="bold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fo:font-weight="bold" officeooo:paragraph-rsid="00a53f9e" style:font-weight-asian="bold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fo:font-weight="bold" officeooo:paragraph-rsid="00a7cca6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paragraph-rsid="002df3b7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paragraph-rsid="00a8987c" style:font-weight-asian="bold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officeooo:rsid="00499af3" officeooo:paragraph-rsid="000dddff"/>
    </style:style>
    <style:style style:name="P21" style:family="paragraph" style:parent-style-name="Table_20_Contents">
      <style:paragraph-properties fo:line-height="150%" fo:text-align="center" style:justify-single-word="false"/>
      <style:text-properties officeooo:rsid="00499af3" officeooo:paragraph-rsid="002b1bba"/>
    </style:style>
    <style:style style:name="P22" style:family="paragraph" style:parent-style-name="Table_20_Contents">
      <style:paragraph-properties fo:line-height="150%" fo:text-align="center" style:justify-single-word="false"/>
      <style:text-properties officeooo:rsid="00499af3" officeooo:paragraph-rsid="006d1d8f"/>
    </style:style>
    <style:style style:name="P23" style:family="paragraph" style:parent-style-name="Table_20_Contents">
      <style:paragraph-properties fo:line-height="150%" fo:text-align="center" style:justify-single-word="false"/>
      <style:text-properties officeooo:rsid="004a5075" officeooo:paragraph-rsid="000dddff"/>
    </style:style>
    <style:style style:name="P24" style:family="paragraph" style:parent-style-name="Table_20_Contents">
      <style:paragraph-properties fo:line-height="150%" fo:text-align="center" style:justify-single-word="false"/>
      <style:text-properties officeooo:rsid="004a5075" officeooo:paragraph-rsid="002b1bba"/>
    </style:style>
    <style:style style:name="P25" style:family="paragraph" style:parent-style-name="Table_20_Contents">
      <style:paragraph-properties fo:line-height="150%" fo:text-align="center" style:justify-single-word="false"/>
      <style:text-properties officeooo:rsid="004a5075" officeooo:paragraph-rsid="006d1d8f"/>
    </style:style>
    <style:style style:name="P26" style:family="paragraph" style:parent-style-name="Table_20_Contents">
      <style:paragraph-properties fo:line-height="150%" fo:text-align="center" style:justify-single-word="false"/>
      <style:text-properties officeooo:paragraph-rsid="000dddff"/>
    </style:style>
    <style:style style:name="P27" style:family="paragraph" style:parent-style-name="Table_20_Contents">
      <style:paragraph-properties fo:line-height="150%" fo:text-align="center" style:justify-single-word="false"/>
      <style:text-properties officeooo:paragraph-rsid="0010147b"/>
    </style:style>
    <style:style style:name="P28" style:family="paragraph" style:parent-style-name="Table_20_Contents">
      <style:paragraph-properties fo:line-height="150%" fo:text-align="center" style:justify-single-word="false"/>
      <style:text-properties officeooo:paragraph-rsid="0011e983"/>
    </style:style>
    <style:style style:name="P29" style:family="paragraph" style:parent-style-name="Table_20_Contents">
      <style:paragraph-properties fo:line-height="150%" fo:text-align="center" style:justify-single-word="false"/>
      <style:text-properties officeooo:paragraph-rsid="00125cba"/>
    </style:style>
    <style:style style:name="P30" style:family="paragraph" style:parent-style-name="Table_20_Contents">
      <style:paragraph-properties fo:line-height="150%" fo:text-align="center" style:justify-single-word="false"/>
      <style:text-properties officeooo:paragraph-rsid="002b1bba"/>
    </style:style>
    <style:style style:name="P31" style:family="paragraph" style:parent-style-name="Table_20_Contents">
      <style:paragraph-properties fo:line-height="150%" fo:text-align="center" style:justify-single-word="false"/>
      <style:text-properties officeooo:paragraph-rsid="002df3b7"/>
    </style:style>
    <style:style style:name="P32" style:family="paragraph" style:parent-style-name="Table_20_Contents">
      <style:paragraph-properties fo:line-height="150%" fo:text-align="center" style:justify-single-word="false"/>
      <style:text-properties officeooo:paragraph-rsid="00835844"/>
    </style:style>
    <style:style style:name="P33" style:family="paragraph" style:parent-style-name="Table_20_Contents">
      <style:paragraph-properties fo:line-height="150%" fo:text-align="center" style:justify-single-word="false"/>
      <style:text-properties officeooo:paragraph-rsid="00862f26"/>
    </style:style>
    <style:style style:name="P34" style:family="paragraph" style:parent-style-name="Table_20_Contents">
      <style:paragraph-properties fo:line-height="150%" fo:text-align="center" style:justify-single-word="false"/>
      <style:text-properties officeooo:paragraph-rsid="0087f9cb"/>
    </style:style>
    <style:style style:name="P35" style:family="paragraph" style:parent-style-name="Table_20_Contents">
      <style:paragraph-properties fo:line-height="150%" fo:text-align="center" style:justify-single-word="false"/>
      <style:text-properties officeooo:paragraph-rsid="00a8987c"/>
    </style:style>
    <style:style style:name="P36" style:family="paragraph" style:parent-style-name="Table_20_Contents">
      <style:paragraph-properties fo:line-height="150%" fo:text-align="center" style:justify-single-word="false"/>
      <style:text-properties officeooo:rsid="004f3a94" officeooo:paragraph-rsid="000dddff"/>
    </style:style>
    <style:style style:name="P37" style:family="paragraph" style:parent-style-name="Table_20_Contents">
      <style:paragraph-properties fo:line-height="150%" fo:text-align="center" style:justify-single-word="false"/>
      <style:text-properties officeooo:rsid="004f3a94" officeooo:paragraph-rsid="0011e983"/>
    </style:style>
    <style:style style:name="P38" style:family="paragraph" style:parent-style-name="Table_20_Contents">
      <style:paragraph-properties fo:line-height="150%" fo:text-align="center" style:justify-single-word="false"/>
      <style:text-properties officeooo:rsid="004f3a94" officeooo:paragraph-rsid="00125cba"/>
    </style:style>
    <style:style style:name="P39" style:family="paragraph" style:parent-style-name="Table_20_Contents">
      <style:paragraph-properties fo:line-height="150%" fo:text-align="center" style:justify-single-word="false"/>
      <style:text-properties officeooo:rsid="004f3a94" officeooo:paragraph-rsid="006d1d8f"/>
    </style:style>
    <style:style style:name="P40" style:family="paragraph" style:parent-style-name="Table_20_Contents">
      <style:paragraph-properties fo:line-height="150%" fo:text-align="center" style:justify-single-word="false"/>
      <style:text-properties officeooo:rsid="004f3a94" officeooo:paragraph-rsid="0087f9cb"/>
    </style:style>
    <style:style style:name="P41" style:family="paragraph" style:parent-style-name="Table_20_Contents">
      <style:paragraph-properties fo:line-height="150%" fo:text-align="center" style:justify-single-word="false"/>
      <style:text-properties officeooo:rsid="003c0c62" officeooo:paragraph-rsid="000dddff"/>
    </style:style>
    <style:style style:name="P42" style:family="paragraph" style:parent-style-name="Table_20_Contents">
      <style:paragraph-properties fo:line-height="150%" fo:text-align="center" style:justify-single-word="false"/>
      <style:text-properties officeooo:rsid="003c0c62" officeooo:paragraph-rsid="0010147b"/>
    </style:style>
    <style:style style:name="P43" style:family="paragraph" style:parent-style-name="Table_20_Contents">
      <style:paragraph-properties fo:line-height="150%" fo:text-align="center" style:justify-single-word="false"/>
      <style:text-properties officeooo:rsid="003c0c62" officeooo:paragraph-rsid="0021445f"/>
    </style:style>
    <style:style style:name="P44" style:family="paragraph" style:parent-style-name="Table_20_Contents">
      <style:paragraph-properties fo:line-height="150%" fo:text-align="center" style:justify-single-word="false"/>
      <style:text-properties officeooo:rsid="003c0c62" officeooo:paragraph-rsid="00269765"/>
    </style:style>
    <style:style style:name="P45" style:family="paragraph" style:parent-style-name="Table_20_Contents">
      <style:paragraph-properties fo:line-height="150%" fo:text-align="center" style:justify-single-word="false"/>
      <style:text-properties officeooo:rsid="003c0c62" officeooo:paragraph-rsid="002980fc"/>
    </style:style>
    <style:style style:name="P46" style:family="paragraph" style:parent-style-name="Table_20_Contents">
      <style:paragraph-properties fo:line-height="150%" fo:text-align="center" style:justify-single-word="false"/>
      <style:text-properties officeooo:rsid="003c0c62" officeooo:paragraph-rsid="002b1bba"/>
    </style:style>
    <style:style style:name="P47" style:family="paragraph" style:parent-style-name="Table_20_Contents">
      <style:paragraph-properties fo:line-height="150%" fo:text-align="center" style:justify-single-word="false"/>
      <style:text-properties officeooo:rsid="003c0c62" officeooo:paragraph-rsid="00835844"/>
    </style:style>
    <style:style style:name="P48" style:family="paragraph" style:parent-style-name="Table_20_Contents">
      <style:paragraph-properties fo:line-height="150%" fo:text-align="center" style:justify-single-word="false"/>
      <style:text-properties officeooo:rsid="003c0c62" officeooo:paragraph-rsid="00862f26"/>
    </style:style>
    <style:style style:name="P49" style:family="paragraph" style:parent-style-name="Table_20_Contents">
      <style:paragraph-properties fo:line-height="150%" fo:text-align="center" style:justify-single-word="false"/>
      <style:text-properties officeooo:rsid="003c0c62" officeooo:paragraph-rsid="00a1eda5"/>
    </style:style>
    <style:style style:name="P50" style:family="paragraph" style:parent-style-name="Table_20_Contents">
      <style:paragraph-properties fo:line-height="150%" fo:text-align="center" style:justify-single-word="false"/>
      <style:text-properties officeooo:rsid="003c0c62" officeooo:paragraph-rsid="00a34b92"/>
    </style:style>
    <style:style style:name="P51" style:family="paragraph" style:parent-style-name="Table_20_Contents">
      <style:paragraph-properties fo:line-height="150%" fo:text-align="center" style:justify-single-word="false"/>
      <style:text-properties officeooo:rsid="00406212" officeooo:paragraph-rsid="000dddff"/>
    </style:style>
    <style:style style:name="P52" style:family="paragraph" style:parent-style-name="Table_20_Contents">
      <style:paragraph-properties fo:line-height="150%" fo:text-align="center" style:justify-single-word="false"/>
      <style:text-properties officeooo:rsid="00406212" officeooo:paragraph-rsid="0010147b"/>
    </style:style>
    <style:style style:name="P53" style:family="paragraph" style:parent-style-name="Table_20_Contents">
      <style:paragraph-properties fo:line-height="150%" fo:text-align="center" style:justify-single-word="false"/>
      <style:text-properties officeooo:rsid="00406212" officeooo:paragraph-rsid="00835844"/>
    </style:style>
    <style:style style:name="P54" style:family="paragraph" style:parent-style-name="Table_20_Contents">
      <style:paragraph-properties fo:line-height="150%" fo:text-align="center" style:justify-single-word="false"/>
      <style:text-properties officeooo:rsid="00406212" officeooo:paragraph-rsid="00862f26"/>
    </style:style>
    <style:style style:name="P55" style:family="paragraph" style:parent-style-name="Table_20_Contents">
      <style:paragraph-properties fo:line-height="150%" fo:text-align="center" style:justify-single-word="false"/>
      <style:text-properties officeooo:rsid="00169cfc" officeooo:paragraph-rsid="000dddff"/>
    </style:style>
    <style:style style:name="P56" style:family="paragraph" style:parent-style-name="Table_20_Contents">
      <style:paragraph-properties fo:line-height="150%" fo:text-align="center" style:justify-single-word="false"/>
      <style:text-properties officeooo:rsid="0018604f" officeooo:paragraph-rsid="000dddff"/>
    </style:style>
    <style:style style:name="P57" style:family="paragraph" style:parent-style-name="Table_20_Contents">
      <style:paragraph-properties fo:line-height="150%" fo:text-align="center" style:justify-single-word="false"/>
      <style:text-properties officeooo:rsid="00452023" officeooo:paragraph-rsid="0010147b"/>
    </style:style>
    <style:style style:name="P58" style:family="paragraph" style:parent-style-name="Table_20_Contents">
      <style:paragraph-properties fo:line-height="150%" fo:text-align="center" style:justify-single-word="false"/>
      <style:text-properties officeooo:rsid="00452023" officeooo:paragraph-rsid="0021445f"/>
    </style:style>
    <style:style style:name="P59" style:family="paragraph" style:parent-style-name="Table_20_Contents">
      <style:paragraph-properties fo:line-height="150%" fo:text-align="center" style:justify-single-word="false"/>
      <style:text-properties officeooo:rsid="00452023" officeooo:paragraph-rsid="00269765"/>
    </style:style>
    <style:style style:name="P60" style:family="paragraph" style:parent-style-name="Table_20_Contents">
      <style:paragraph-properties fo:line-height="150%" fo:text-align="center" style:justify-single-word="false"/>
      <style:text-properties officeooo:rsid="00452023" officeooo:paragraph-rsid="002980fc"/>
    </style:style>
    <style:style style:name="P61" style:family="paragraph" style:parent-style-name="Table_20_Contents">
      <style:paragraph-properties fo:line-height="150%" fo:text-align="center" style:justify-single-word="false"/>
      <style:text-properties officeooo:rsid="00452023" officeooo:paragraph-rsid="00a34b92"/>
    </style:style>
    <style:style style:name="P62" style:family="paragraph" style:parent-style-name="Table_20_Contents">
      <style:paragraph-properties fo:line-height="150%" fo:text-align="center" style:justify-single-word="false"/>
      <style:text-properties officeooo:rsid="00452023" officeooo:paragraph-rsid="00a7cca6"/>
    </style:style>
    <style:style style:name="P63" style:family="paragraph" style:parent-style-name="Table_20_Contents">
      <style:paragraph-properties fo:line-height="150%" fo:text-align="center" style:justify-single-word="false"/>
      <style:text-properties officeooo:rsid="00125cba" officeooo:paragraph-rsid="00125cba"/>
    </style:style>
    <style:style style:name="P64" style:family="paragraph" style:parent-style-name="Table_20_Contents">
      <style:paragraph-properties fo:line-height="150%" fo:text-align="center" style:justify-single-word="false"/>
      <style:text-properties officeooo:rsid="00230221" officeooo:paragraph-rsid="00230221"/>
    </style:style>
    <style:style style:name="P65" style:family="paragraph" style:parent-style-name="Table_20_Contents">
      <style:paragraph-properties fo:line-height="150%" fo:text-align="center" style:justify-single-word="false"/>
      <style:text-properties officeooo:rsid="00230221" officeooo:paragraph-rsid="002b1bba"/>
    </style:style>
    <style:style style:name="P66" style:family="paragraph" style:parent-style-name="Table_20_Contents">
      <style:paragraph-properties fo:line-height="150%" fo:text-align="center" style:justify-single-word="false"/>
      <style:text-properties officeooo:rsid="00230221" officeooo:paragraph-rsid="00a1eda5"/>
    </style:style>
    <style:style style:name="P67" style:family="paragraph" style:parent-style-name="Table_20_Contents">
      <style:paragraph-properties fo:line-height="150%" fo:text-align="center" style:justify-single-word="false"/>
      <style:text-properties officeooo:rsid="00230221" officeooo:paragraph-rsid="00a34b92"/>
    </style:style>
    <style:style style:name="P68" style:family="paragraph" style:parent-style-name="Table_20_Contents">
      <style:paragraph-properties fo:line-height="150%" fo:text-align="center" style:justify-single-word="false"/>
      <style:text-properties officeooo:rsid="00269765" officeooo:paragraph-rsid="00269765"/>
    </style:style>
    <style:style style:name="P69" style:family="paragraph" style:parent-style-name="Table_20_Contents">
      <style:paragraph-properties fo:line-height="150%" fo:text-align="center" style:justify-single-word="false"/>
      <style:text-properties officeooo:rsid="00269765" officeooo:paragraph-rsid="002980fc"/>
    </style:style>
    <style:style style:name="P70" style:family="paragraph" style:parent-style-name="Table_20_Contents">
      <style:paragraph-properties fo:line-height="150%" fo:text-align="center" style:justify-single-word="false"/>
      <style:text-properties officeooo:rsid="00269765" officeooo:paragraph-rsid="00a34b92"/>
    </style:style>
    <style:style style:name="P71" style:family="paragraph" style:parent-style-name="Table_20_Contents">
      <style:paragraph-properties fo:line-height="150%" fo:text-align="center" style:justify-single-word="false"/>
      <style:text-properties officeooo:rsid="00269765" officeooo:paragraph-rsid="00a7cca6"/>
    </style:style>
    <style:style style:name="P72" style:family="paragraph" style:parent-style-name="Table_20_Contents">
      <style:paragraph-properties fo:line-height="150%" fo:text-align="center" style:justify-single-word="false"/>
      <style:text-properties officeooo:rsid="002980fc" officeooo:paragraph-rsid="002980fc"/>
    </style:style>
    <style:style style:name="P73" style:family="paragraph" style:parent-style-name="Table_20_Contents">
      <style:paragraph-properties fo:line-height="150%" fo:text-align="center" style:justify-single-word="false"/>
      <style:text-properties officeooo:rsid="002980fc" officeooo:paragraph-rsid="00a7cca6"/>
    </style:style>
    <style:style style:name="P74" style:family="paragraph" style:parent-style-name="Table_20_Contents">
      <style:paragraph-properties fo:line-height="150%" fo:text-align="center" style:justify-single-word="false"/>
      <style:text-properties officeooo:rsid="002980fc" officeooo:paragraph-rsid="00a8987c"/>
    </style:style>
    <style:style style:name="P75" style:family="paragraph" style:parent-style-name="Table_20_Contents">
      <style:paragraph-properties fo:line-height="150%" fo:text-align="center" style:justify-single-word="false"/>
      <style:text-properties officeooo:rsid="002c241a" officeooo:paragraph-rsid="002c241a"/>
    </style:style>
    <style:style style:name="P76" style:family="paragraph" style:parent-style-name="Table_20_Contents">
      <style:paragraph-properties fo:line-height="150%" fo:text-align="center" style:justify-single-word="false"/>
      <style:text-properties officeooo:rsid="002c241a" officeooo:paragraph-rsid="00a1eda5"/>
    </style:style>
    <style:style style:name="P77" style:family="paragraph" style:parent-style-name="Table_20_Contents">
      <style:paragraph-properties fo:line-height="150%" fo:text-align="center" style:justify-single-word="false"/>
      <style:text-properties officeooo:rsid="002c241a" officeooo:paragraph-rsid="00a34b92"/>
    </style:style>
    <style:style style:name="P78" style:family="paragraph" style:parent-style-name="Table_20_Contents">
      <style:paragraph-properties fo:line-height="150%" fo:text-align="center" style:justify-single-word="false"/>
      <style:text-properties officeooo:rsid="002c241a" officeooo:paragraph-rsid="00a53f9e"/>
    </style:style>
    <style:style style:name="P79" style:family="paragraph" style:parent-style-name="Table_20_Contents">
      <style:paragraph-properties fo:line-height="150%" fo:text-align="center" style:justify-single-word="false"/>
      <style:text-properties officeooo:rsid="002c241a" officeooo:paragraph-rsid="00a7cca6"/>
    </style:style>
    <style:style style:name="P80" style:family="paragraph" style:parent-style-name="Table_20_Contents">
      <style:paragraph-properties fo:line-height="150%" fo:text-align="center" style:justify-single-word="false"/>
      <style:text-properties officeooo:rsid="002df3b7" officeooo:paragraph-rsid="002df3b7"/>
    </style:style>
    <style:style style:name="P81" style:family="paragraph" style:parent-style-name="Table_20_Contents">
      <style:paragraph-properties fo:line-height="150%" fo:text-align="center" style:justify-single-word="false"/>
      <style:text-properties fo:font-weight="normal" officeooo:paragraph-rsid="002df3b7" style:font-weight-asian="normal" style:font-weight-complex="normal"/>
    </style:style>
    <style:style style:name="P82" style:family="paragraph" style:parent-style-name="Table_20_Contents">
      <style:text-properties fo:font-weight="normal" officeooo:rsid="007477d8" style:font-weight-asian="normal" style:font-weight-complex="normal"/>
    </style:style>
    <style:style style:name="P83" style:family="paragraph" style:parent-style-name="Table_20_Contents">
      <style:paragraph-properties fo:text-align="center" style:justify-single-word="false"/>
    </style:style>
    <style:style style:name="P84" style:family="paragraph" style:parent-style-name="Table_20_Contents">
      <style:paragraph-properties fo:text-align="center" style:justify-single-word="false"/>
      <style:text-properties officeooo:paragraph-rsid="002df3b7"/>
    </style:style>
    <style:style style:name="P85" style:family="paragraph" style:parent-style-name="Table_20_Contents">
      <style:paragraph-properties fo:text-align="center" style:justify-single-word="false"/>
      <style:text-properties officeooo:paragraph-rsid="00b3565a"/>
    </style:style>
    <style:style style:name="P86" style:family="paragraph" style:parent-style-name="Table_20_Contents">
      <style:paragraph-properties fo:line-height="150%" fo:text-align="center" style:justify-single-word="false"/>
      <style:text-properties officeooo:rsid="0061b469" officeooo:paragraph-rsid="006d1d8f"/>
    </style:style>
    <style:style style:name="P87" style:family="paragraph" style:parent-style-name="Table_20_Contents">
      <style:paragraph-properties fo:line-height="150%" fo:text-align="center" style:justify-single-word="false"/>
      <style:text-properties officeooo:rsid="0061b469" officeooo:paragraph-rsid="009fc836"/>
    </style:style>
    <style:style style:name="P88" style:family="paragraph" style:parent-style-name="Table_20_Contents">
      <style:paragraph-properties fo:line-height="150%" fo:text-align="center" style:justify-single-word="false"/>
      <style:text-properties officeooo:rsid="006544b4" officeooo:paragraph-rsid="006d1d8f"/>
    </style:style>
    <style:style style:name="P89" style:family="paragraph" style:parent-style-name="Table_20_Contents">
      <style:paragraph-properties fo:line-height="150%" fo:text-align="center" style:justify-single-word="false"/>
      <style:text-properties officeooo:rsid="0066d3da" officeooo:paragraph-rsid="006d1d8f"/>
    </style:style>
    <style:style style:name="P90" style:family="paragraph" style:parent-style-name="Table_20_Contents">
      <style:paragraph-properties fo:line-height="150%" fo:text-align="center" style:justify-single-word="false"/>
      <style:text-properties officeooo:rsid="0069389e" officeooo:paragraph-rsid="006d1d8f"/>
    </style:style>
    <style:style style:name="P91" style:family="paragraph" style:parent-style-name="Table_20_Contents">
      <style:text-properties officeooo:rsid="00704b85" officeooo:paragraph-rsid="00704b85"/>
    </style:style>
    <style:style style:name="P92" style:family="paragraph" style:parent-style-name="Table_20_Contents">
      <style:text-properties officeooo:rsid="00704b85" officeooo:paragraph-rsid="0077a607"/>
    </style:style>
    <style:style style:name="P93" style:family="paragraph" style:parent-style-name="Table_20_Contents">
      <style:text-properties officeooo:rsid="00704b85" officeooo:paragraph-rsid="007d4076"/>
    </style:style>
    <style:style style:name="P94" style:family="paragraph" style:parent-style-name="Table_20_Contents">
      <style:text-properties officeooo:paragraph-rsid="0072f8e7"/>
    </style:style>
    <style:style style:name="P95" style:family="paragraph" style:parent-style-name="Table_20_Contents">
      <style:text-properties fo:font-size="9pt" officeooo:rsid="0077a607" officeooo:paragraph-rsid="0077a607" style:font-size-asian="9pt" style:font-size-complex="9pt"/>
    </style:style>
    <style:style style:name="P96" style:family="paragraph" style:parent-style-name="Table_20_Contents">
      <style:text-properties fo:font-size="9pt" officeooo:rsid="0077a607" officeooo:paragraph-rsid="007d4076" style:font-size-asian="9pt" style:font-size-complex="9pt"/>
    </style:style>
    <style:style style:name="P97" style:family="paragraph" style:parent-style-name="Table_20_Contents">
      <style:text-properties fo:font-size="10.5pt" officeooo:rsid="00712b62" officeooo:paragraph-rsid="0072f8e7" style:font-size-asian="10.5pt" style:font-size-complex="10.5pt"/>
    </style:style>
    <style:style style:name="P98" style:family="paragraph" style:parent-style-name="Table_20_Contents">
      <style:text-properties fo:font-size="10.5pt" officeooo:rsid="00712b62" officeooo:paragraph-rsid="007477d8" style:font-size-asian="10.5pt" style:font-size-complex="10.5pt"/>
    </style:style>
    <style:style style:name="P99" style:family="paragraph" style:parent-style-name="Table_20_Contents">
      <style:text-properties fo:font-size="10.5pt" officeooo:rsid="00712b62" officeooo:paragraph-rsid="00762120" style:font-size-asian="10.5pt" style:font-size-complex="10.5pt"/>
    </style:style>
    <style:style style:name="P100" style:family="paragraph" style:parent-style-name="Table_20_Contents">
      <style:text-properties fo:font-size="10.5pt" officeooo:rsid="00712b62" officeooo:paragraph-rsid="0076cbdb" style:font-size-asian="10.5pt" style:font-size-complex="10.5pt"/>
    </style:style>
    <style:style style:name="P101" style:family="paragraph" style:parent-style-name="Table_20_Contents">
      <style:text-properties fo:font-size="10.5pt" officeooo:rsid="00712b62" officeooo:paragraph-rsid="0077a607" style:font-size-asian="10.5pt" style:font-size-complex="10.5pt"/>
    </style:style>
    <style:style style:name="P102" style:family="paragraph" style:parent-style-name="Table_20_Contents">
      <style:text-properties fo:font-size="10.5pt" officeooo:rsid="00712b62" officeooo:paragraph-rsid="0077b5a3" style:font-size-asian="10.5pt" style:font-size-complex="10.5pt"/>
    </style:style>
    <style:style style:name="P103" style:family="paragraph" style:parent-style-name="Table_20_Contents">
      <style:text-properties fo:font-size="10.5pt" officeooo:rsid="00712b62" officeooo:paragraph-rsid="0078d000" style:font-size-asian="10.5pt" style:font-size-complex="10.5pt"/>
    </style:style>
    <style:style style:name="P104" style:family="paragraph" style:parent-style-name="Table_20_Contents">
      <style:text-properties fo:font-size="10.5pt" officeooo:rsid="00712b62" officeooo:paragraph-rsid="007a573a" style:font-size-asian="10.5pt" style:font-size-complex="10.5pt"/>
    </style:style>
    <style:style style:name="P105" style:family="paragraph" style:parent-style-name="Table_20_Contents">
      <style:text-properties fo:font-size="10.5pt" officeooo:rsid="00712b62" officeooo:paragraph-rsid="007abca9" style:font-size-asian="10.5pt" style:font-size-complex="10.5pt"/>
    </style:style>
    <style:style style:name="P106" style:family="paragraph" style:parent-style-name="Table_20_Contents">
      <style:text-properties fo:font-size="10.5pt" officeooo:rsid="00712b62" officeooo:paragraph-rsid="007d4076" style:font-size-asian="10.5pt" style:font-size-complex="10.5pt"/>
    </style:style>
    <style:style style:name="P107" style:family="paragraph" style:parent-style-name="Table_20_Contents">
      <style:text-properties fo:font-size="10.5pt" officeooo:rsid="00712b62" officeooo:paragraph-rsid="00820797" style:font-size-asian="10.5pt" style:font-size-complex="10.5pt"/>
    </style:style>
    <style:style style:name="P108" style:family="paragraph" style:parent-style-name="Table_20_Contents">
      <style:text-properties fo:font-size="10.5pt" officeooo:rsid="0072f8e7" officeooo:paragraph-rsid="0072f8e7" style:font-size-asian="10.5pt" style:font-size-complex="10.5pt"/>
    </style:style>
    <style:style style:name="P109" style:family="paragraph" style:parent-style-name="Table_20_Contents">
      <style:text-properties fo:font-size="10.5pt" officeooo:rsid="0072f8e7" officeooo:paragraph-rsid="007477d8" style:font-size-asian="10.5pt" style:font-size-complex="10.5pt"/>
    </style:style>
    <style:style style:name="P110" style:family="paragraph" style:parent-style-name="Table_20_Contents">
      <style:text-properties fo:font-size="10.5pt" officeooo:rsid="0072f8e7" officeooo:paragraph-rsid="00762120" style:font-size-asian="10.5pt" style:font-size-complex="10.5pt"/>
    </style:style>
    <style:style style:name="P111" style:family="paragraph" style:parent-style-name="Table_20_Contents">
      <style:text-properties fo:font-size="10.5pt" officeooo:rsid="0072f8e7" officeooo:paragraph-rsid="0076cbdb" style:font-size-asian="10.5pt" style:font-size-complex="10.5pt"/>
    </style:style>
    <style:style style:name="P112" style:family="paragraph" style:parent-style-name="Table_20_Contents">
      <style:text-properties fo:font-size="10.5pt" officeooo:rsid="0072f8e7" officeooo:paragraph-rsid="0077a607" style:font-size-asian="10.5pt" style:font-size-complex="10.5pt"/>
    </style:style>
    <style:style style:name="P113" style:family="paragraph" style:parent-style-name="Table_20_Contents">
      <style:text-properties fo:font-size="10.5pt" officeooo:rsid="0072f8e7" officeooo:paragraph-rsid="0078d000" style:font-size-asian="10.5pt" style:font-size-complex="10.5pt"/>
    </style:style>
    <style:style style:name="P114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115" style:family="paragraph" style:parent-style-name="Table_20_Contents">
      <style:paragraph-properties fo:text-align="center" style:justify-single-word="false"/>
      <style:text-properties fo:font-size="10.5pt" officeooo:paragraph-rsid="00b41bcd" style:font-size-asian="10.5pt" style:font-size-complex="10.5pt"/>
    </style:style>
    <style:style style:name="P116" style:family="paragraph" style:parent-style-name="Table_20_Contents">
      <style:paragraph-properties fo:text-align="center" style:justify-single-word="false"/>
      <style:text-properties fo:font-size="10.5pt" officeooo:paragraph-rsid="00b5ceaf" style:font-size-asian="10.5pt" style:font-size-complex="10.5pt"/>
    </style:style>
    <style:style style:name="P117" style:family="paragraph" style:parent-style-name="Table_20_Contents">
      <style:paragraph-properties fo:text-align="center" style:justify-single-word="false"/>
      <style:text-properties fo:font-size="10.5pt" officeooo:rsid="00928aa4" officeooo:paragraph-rsid="00928aa4" style:font-size-asian="10.5pt" style:font-size-complex="10.5pt"/>
    </style:style>
    <style:style style:name="P118" style:family="paragraph" style:parent-style-name="Table_20_Contents">
      <style:paragraph-properties fo:text-align="center" style:justify-single-word="false"/>
      <style:text-properties fo:font-size="10.5pt" officeooo:rsid="00928aa4" officeooo:paragraph-rsid="00b3565a" style:font-size-asian="10.5pt" style:font-size-complex="10.5pt"/>
    </style:style>
    <style:style style:name="P119" style:family="paragraph" style:parent-style-name="Table_20_Contents">
      <style:paragraph-properties fo:text-align="center" style:justify-single-word="false"/>
      <style:text-properties fo:font-size="10.5pt" officeooo:rsid="00928aa4" officeooo:paragraph-rsid="00b41bcd" style:font-size-asian="10.5pt" style:font-size-complex="10.5pt"/>
    </style:style>
    <style:style style:name="P120" style:family="paragraph" style:parent-style-name="Table_20_Contents">
      <style:paragraph-properties fo:text-align="center" style:justify-single-word="false"/>
      <style:text-properties fo:font-size="10.5pt" officeooo:rsid="00b5ceaf" officeooo:paragraph-rsid="00b5ceaf" style:font-size-asian="10.5pt" style:font-size-complex="10.5pt"/>
    </style:style>
    <style:style style:name="P121" style:family="paragraph" style:parent-style-name="Table_20_Contents">
      <style:paragraph-properties fo:text-align="center" style:justify-single-word="false"/>
      <style:text-properties fo:font-size="10.5pt" officeooo:rsid="0016593a" officeooo:paragraph-rsid="00b5ceaf" style:font-size-asian="10.5pt" style:font-size-complex="10.5pt"/>
    </style:style>
    <style:style style:name="P122" style:family="paragraph" style:parent-style-name="Table_20_Contents">
      <style:text-properties officeooo:rsid="0072f8e7" officeooo:paragraph-rsid="0072f8e7"/>
    </style:style>
    <style:style style:name="P123" style:family="paragraph" style:parent-style-name="Table_20_Contents">
      <style:text-properties officeooo:rsid="0075f0af" officeooo:paragraph-rsid="0075f0af"/>
    </style:style>
    <style:style style:name="P124" style:family="paragraph" style:parent-style-name="Table_20_Contents">
      <style:text-properties officeooo:paragraph-rsid="0075f0af"/>
    </style:style>
    <style:style style:name="P125" style:family="paragraph" style:parent-style-name="Table_20_Contents">
      <style:text-properties officeooo:rsid="00762120" officeooo:paragraph-rsid="00762120"/>
    </style:style>
    <style:style style:name="P126" style:family="paragraph" style:parent-style-name="Table_20_Contents">
      <style:text-properties officeooo:paragraph-rsid="00762120"/>
    </style:style>
    <style:style style:name="P127" style:family="paragraph" style:parent-style-name="Table_20_Contents">
      <style:text-properties officeooo:rsid="0076cbdb" officeooo:paragraph-rsid="0076cbdb"/>
    </style:style>
    <style:style style:name="P128" style:family="paragraph" style:parent-style-name="Table_20_Contents">
      <style:text-properties officeooo:rsid="0077a607" officeooo:paragraph-rsid="0077a607"/>
    </style:style>
    <style:style style:name="P129" style:family="paragraph" style:parent-style-name="Table_20_Contents">
      <style:text-properties officeooo:paragraph-rsid="0077a607"/>
    </style:style>
    <style:style style:name="P130" style:family="paragraph" style:parent-style-name="Table_20_Contents">
      <style:text-properties officeooo:rsid="0077b5a3" officeooo:paragraph-rsid="0077b5a3"/>
    </style:style>
    <style:style style:name="P131" style:family="paragraph" style:parent-style-name="Table_20_Contents">
      <style:text-properties officeooo:paragraph-rsid="0077b5a3"/>
    </style:style>
    <style:style style:name="P132" style:family="paragraph" style:parent-style-name="Table_20_Contents">
      <style:text-properties officeooo:rsid="0078d000" officeooo:paragraph-rsid="0078d000"/>
    </style:style>
    <style:style style:name="P133" style:family="paragraph" style:parent-style-name="Table_20_Contents">
      <style:text-properties officeooo:paragraph-rsid="007a573a"/>
    </style:style>
    <style:style style:name="P134" style:family="paragraph" style:parent-style-name="Table_20_Contents">
      <style:text-properties officeooo:paragraph-rsid="007abca9"/>
    </style:style>
    <style:style style:name="P135" style:family="paragraph" style:parent-style-name="Table_20_Contents">
      <style:text-properties officeooo:paragraph-rsid="007d4076"/>
    </style:style>
    <style:style style:name="P136" style:family="paragraph" style:parent-style-name="Table_20_Contents">
      <style:text-properties officeooo:rsid="007d4076" officeooo:paragraph-rsid="007d4076"/>
    </style:style>
    <style:style style:name="P137" style:family="paragraph" style:parent-style-name="Table_20_Contents">
      <style:paragraph-properties fo:line-height="150%" fo:text-align="center" style:justify-single-word="false"/>
      <style:text-properties officeooo:rsid="0084fe3b" officeooo:paragraph-rsid="0084fe3b"/>
    </style:style>
    <style:style style:name="P138" style:family="paragraph" style:parent-style-name="Table_20_Contents">
      <style:paragraph-properties fo:line-height="150%" fo:text-align="center" style:justify-single-word="false"/>
      <style:text-properties officeooo:rsid="00862f26" officeooo:paragraph-rsid="00862f26"/>
    </style:style>
    <style:style style:name="P139" style:family="paragraph" style:parent-style-name="Table_20_Contents">
      <style:text-properties officeooo:rsid="001e0d11" officeooo:paragraph-rsid="0090e8c7"/>
    </style:style>
    <style:style style:name="P140" style:family="paragraph" style:parent-style-name="Table_20_Contents">
      <style:text-properties officeooo:paragraph-rsid="0090e8c7"/>
    </style:style>
    <style:style style:name="P141" style:family="paragraph" style:parent-style-name="Table_20_Contents">
      <style:paragraph-properties fo:text-align="center" style:justify-single-word="false"/>
      <style:text-properties officeooo:rsid="00928aa4" officeooo:paragraph-rsid="00928aa4"/>
    </style:style>
    <style:style style:name="P142" style:family="paragraph" style:parent-style-name="Table_20_Contents">
      <style:paragraph-properties fo:line-height="150%" fo:text-align="center" style:justify-single-word="false"/>
      <style:text-properties officeooo:rsid="009fc836" officeooo:paragraph-rsid="009fc836"/>
    </style:style>
    <style:style style:name="P143" style:family="paragraph" style:parent-style-name="Table_20_Contents">
      <style:paragraph-properties fo:line-height="150%" fo:text-align="center" style:justify-single-word="false"/>
      <style:text-properties officeooo:rsid="00a10a4c" officeooo:paragraph-rsid="00a10a4c"/>
    </style:style>
    <style:style style:name="P144" style:family="paragraph" style:parent-style-name="Table_20_Contents">
      <style:paragraph-properties fo:line-height="150%" fo:text-align="center" style:justify-single-word="false"/>
      <style:text-properties officeooo:rsid="00a1eda5" officeooo:paragraph-rsid="00a1eda5"/>
    </style:style>
    <style:style style:name="P145" style:family="paragraph" style:parent-style-name="Table_20_Contents">
      <style:paragraph-properties fo:line-height="150%" fo:text-align="center" style:justify-single-word="false"/>
      <style:text-properties officeooo:rsid="00a1eda5" officeooo:paragraph-rsid="00a34b92"/>
    </style:style>
    <style:style style:name="P146" style:family="paragraph" style:parent-style-name="Table_20_Contents">
      <style:paragraph-properties fo:line-height="150%" fo:text-align="center" style:justify-single-word="false"/>
      <style:text-properties officeooo:rsid="00a1eda5" officeooo:paragraph-rsid="00a53f9e"/>
    </style:style>
    <style:style style:name="P147" style:family="paragraph" style:parent-style-name="Table_20_Contents">
      <style:paragraph-properties fo:line-height="150%" fo:text-align="center" style:justify-single-word="false"/>
      <style:text-properties officeooo:rsid="00a1eda5" officeooo:paragraph-rsid="00a7cca6"/>
    </style:style>
    <style:style style:name="P148" style:family="paragraph" style:parent-style-name="Table_20_Contents">
      <style:paragraph-properties fo:line-height="150%" fo:text-align="center" style:justify-single-word="false"/>
      <style:text-properties officeooo:rsid="00a1eda5" officeooo:paragraph-rsid="00a8987c"/>
    </style:style>
    <style:style style:name="P149" style:family="paragraph" style:parent-style-name="Table_20_Contents">
      <style:paragraph-properties fo:line-height="150%" fo:text-align="center" style:justify-single-word="false"/>
      <style:text-properties officeooo:rsid="00a53f9e" officeooo:paragraph-rsid="00a53f9e"/>
    </style:style>
    <style:style style:name="P150" style:family="paragraph" style:parent-style-name="Table_20_Contents">
      <style:paragraph-properties fo:line-height="150%" fo:text-align="center" style:justify-single-word="false"/>
      <style:text-properties officeooo:rsid="00a8987c" officeooo:paragraph-rsid="00a8987c"/>
    </style:style>
    <style:style style:name="P151" style:family="paragraph" style:parent-style-name="Table_20_Contents">
      <style:paragraph-properties fo:text-align="center" style:justify-single-word="false"/>
      <style:text-properties officeooo:rsid="00a8987c" officeooo:paragraph-rsid="00a8987c"/>
    </style:style>
    <style:style style:name="P152" style:family="paragraph" style:parent-style-name="Table_20_Contents">
      <style:text-properties officeooo:rsid="00ac889c" officeooo:paragraph-rsid="00ac889c"/>
    </style:style>
    <style:style style:name="P153" style:family="paragraph" style:parent-style-name="Table_20_Contents">
      <style:text-properties officeooo:rsid="00adb4cd" officeooo:paragraph-rsid="00adb4cd"/>
    </style:style>
    <style:style style:name="P154" style:family="paragraph" style:parent-style-name="Table_20_Contents">
      <style:text-properties officeooo:rsid="00ae1e72" officeooo:paragraph-rsid="00ae1e72"/>
    </style:style>
    <style:style style:name="P155" style:family="paragraph" style:parent-style-name="Table_20_Contents">
      <style:text-properties officeooo:rsid="00af1853" officeooo:paragraph-rsid="00af1853"/>
    </style:style>
    <style:style style:name="P156" style:family="paragraph" style:parent-style-name="Table_20_Contents">
      <style:text-properties officeooo:rsid="00b0bdf2" officeooo:paragraph-rsid="00b0bdf2"/>
    </style:style>
    <style:style style:name="P157" style:family="paragraph" style:parent-style-name="Table_20_Contents">
      <style:text-properties officeooo:rsid="00b28858" officeooo:paragraph-rsid="00b28858"/>
    </style:style>
    <style:style style:name="P158" style:family="paragraph" style:parent-style-name="Standard">
      <style:paragraph-properties fo:line-height="150%" fo:text-align="center" style:justify-single-word="false"/>
      <style:text-properties officeooo:paragraph-rsid="000dddff"/>
    </style:style>
    <style:style style:name="P159" style:family="paragraph" style:parent-style-name="Standard">
      <style:paragraph-properties fo:line-height="150%" fo:text-align="center" style:justify-single-word="false"/>
      <style:text-properties officeooo:paragraph-rsid="00164c3d"/>
    </style:style>
    <style:style style:name="P160" style:family="paragraph" style:parent-style-name="Standard">
      <style:paragraph-properties fo:line-height="150%" fo:text-align="center" style:justify-single-word="false"/>
      <style:text-properties officeooo:paragraph-rsid="002b1bba"/>
    </style:style>
    <style:style style:name="P161" style:family="paragraph" style:parent-style-name="Standard">
      <style:paragraph-properties fo:line-height="150%" fo:text-align="center" style:justify-single-word="false"/>
      <style:text-properties officeooo:paragraph-rsid="002df3b7"/>
    </style:style>
    <style:style style:name="P162" style:family="paragraph" style:parent-style-name="Standard">
      <style:paragraph-properties fo:line-height="150%"/>
      <style:text-properties officeooo:paragraph-rsid="000dddff"/>
    </style:style>
    <style:style style:name="P163" style:family="paragraph" style:parent-style-name="Standard">
      <style:paragraph-properties fo:line-height="150%"/>
      <style:text-properties officeooo:paragraph-rsid="0010147b"/>
    </style:style>
    <style:style style:name="P164" style:family="paragraph" style:parent-style-name="Standard">
      <style:paragraph-properties fo:line-height="150%"/>
      <style:text-properties officeooo:paragraph-rsid="0011e983"/>
    </style:style>
    <style:style style:name="P165" style:family="paragraph" style:parent-style-name="Standard">
      <style:paragraph-properties fo:line-height="150%"/>
      <style:text-properties officeooo:paragraph-rsid="00125cba"/>
    </style:style>
    <style:style style:name="P166" style:family="paragraph" style:parent-style-name="Standard">
      <style:paragraph-properties fo:line-height="150%"/>
      <style:text-properties officeooo:paragraph-rsid="0013e9d9"/>
    </style:style>
    <style:style style:name="P167" style:family="paragraph" style:parent-style-name="Standard">
      <style:paragraph-properties fo:line-height="150%"/>
      <style:text-properties officeooo:paragraph-rsid="00164c3d"/>
    </style:style>
    <style:style style:name="P168" style:family="paragraph" style:parent-style-name="Standard">
      <style:paragraph-properties fo:line-height="150%"/>
      <style:text-properties officeooo:paragraph-rsid="0017e85e"/>
    </style:style>
    <style:style style:name="P169" style:family="paragraph" style:parent-style-name="Standard">
      <style:paragraph-properties fo:line-height="150%"/>
      <style:text-properties officeooo:paragraph-rsid="0021445f"/>
    </style:style>
    <style:style style:name="P170" style:family="paragraph" style:parent-style-name="Standard">
      <style:paragraph-properties fo:line-height="150%"/>
      <style:text-properties officeooo:paragraph-rsid="00230221"/>
    </style:style>
    <style:style style:name="P171" style:family="paragraph" style:parent-style-name="Standard">
      <style:paragraph-properties fo:line-height="150%"/>
      <style:text-properties officeooo:paragraph-rsid="00269765"/>
    </style:style>
    <style:style style:name="P172" style:family="paragraph" style:parent-style-name="Standard">
      <style:paragraph-properties fo:line-height="150%"/>
      <style:text-properties officeooo:paragraph-rsid="002780a5"/>
    </style:style>
    <style:style style:name="P173" style:family="paragraph" style:parent-style-name="Standard">
      <style:paragraph-properties fo:line-height="150%"/>
      <style:text-properties officeooo:paragraph-rsid="002980fc"/>
    </style:style>
    <style:style style:name="P174" style:family="paragraph" style:parent-style-name="Standard">
      <style:paragraph-properties fo:line-height="150%"/>
      <style:text-properties officeooo:paragraph-rsid="002b1bba"/>
    </style:style>
    <style:style style:name="P175" style:family="paragraph" style:parent-style-name="Standard">
      <style:paragraph-properties fo:line-height="150%"/>
      <style:text-properties officeooo:paragraph-rsid="002c241a"/>
    </style:style>
    <style:style style:name="P176" style:family="paragraph" style:parent-style-name="Standard">
      <style:paragraph-properties fo:line-height="150%"/>
      <style:text-properties officeooo:paragraph-rsid="002df3b7"/>
    </style:style>
    <style:style style:name="P177" style:family="paragraph" style:parent-style-name="Standard">
      <style:paragraph-properties fo:line-height="150%"/>
      <style:text-properties officeooo:paragraph-rsid="0030e15b"/>
    </style:style>
    <style:style style:name="P178" style:family="paragraph" style:parent-style-name="Standard">
      <style:paragraph-properties fo:line-height="150%"/>
      <style:text-properties officeooo:paragraph-rsid="006d1d8f"/>
    </style:style>
    <style:style style:name="P179" style:family="paragraph" style:parent-style-name="Standard">
      <style:paragraph-properties fo:line-height="150%"/>
      <style:text-properties officeooo:paragraph-rsid="00835844"/>
    </style:style>
    <style:style style:name="P180" style:family="paragraph" style:parent-style-name="Standard">
      <style:paragraph-properties fo:line-height="150%"/>
      <style:text-properties officeooo:paragraph-rsid="00862f26"/>
    </style:style>
    <style:style style:name="P181" style:family="paragraph" style:parent-style-name="Standard">
      <style:paragraph-properties fo:line-height="150%"/>
      <style:text-properties officeooo:paragraph-rsid="0087f9cb"/>
    </style:style>
    <style:style style:name="P182" style:family="paragraph" style:parent-style-name="Standard">
      <style:paragraph-properties fo:line-height="150%"/>
      <style:text-properties officeooo:paragraph-rsid="00a1eda5"/>
    </style:style>
    <style:style style:name="P183" style:family="paragraph" style:parent-style-name="Standard">
      <style:paragraph-properties fo:line-height="150%"/>
      <style:text-properties officeooo:paragraph-rsid="00a34b92"/>
    </style:style>
    <style:style style:name="P184" style:family="paragraph" style:parent-style-name="Standard">
      <style:paragraph-properties fo:line-height="150%"/>
      <style:text-properties officeooo:paragraph-rsid="00a53f9e"/>
    </style:style>
    <style:style style:name="P185" style:family="paragraph" style:parent-style-name="Standard">
      <style:paragraph-properties fo:line-height="150%"/>
      <style:text-properties officeooo:paragraph-rsid="00a7cca6"/>
    </style:style>
    <style:style style:name="P186" style:family="paragraph" style:parent-style-name="Standard">
      <style:paragraph-properties fo:line-height="150%"/>
      <style:text-properties officeooo:paragraph-rsid="00a8987c"/>
    </style:style>
    <style:style style:name="P187" style:family="paragraph" style:parent-style-name="Standard">
      <style:paragraph-properties fo:line-height="150%"/>
      <style:text-properties officeooo:paragraph-rsid="00b90bb9"/>
    </style:style>
    <style:style style:name="P188" style:family="paragraph" style:parent-style-name="Standard">
      <style:paragraph-properties fo:line-height="150%"/>
      <style:text-properties fo:font-weight="bold" officeooo:paragraph-rsid="000dddff" style:font-weight-asian="bold" style:font-weight-complex="bold"/>
    </style:style>
    <style:style style:name="P189" style:family="paragraph" style:parent-style-name="Standard">
      <style:paragraph-properties fo:line-height="150%"/>
      <style:text-properties fo:font-weight="bold" officeooo:paragraph-rsid="0010147b" style:font-weight-asian="bold" style:font-weight-complex="bold"/>
    </style:style>
    <style:style style:name="P190" style:family="paragraph" style:parent-style-name="Standard">
      <style:paragraph-properties fo:line-height="150%"/>
      <style:text-properties fo:font-weight="bold" officeooo:paragraph-rsid="0011e983" style:font-weight-asian="bold" style:font-weight-complex="bold"/>
    </style:style>
    <style:style style:name="P191" style:family="paragraph" style:parent-style-name="Standard">
      <style:paragraph-properties fo:line-height="150%"/>
      <style:text-properties fo:font-weight="bold" officeooo:paragraph-rsid="00125cba" style:font-weight-asian="bold" style:font-weight-complex="bold"/>
    </style:style>
    <style:style style:name="P192" style:family="paragraph" style:parent-style-name="Standard">
      <style:paragraph-properties fo:line-height="150%"/>
      <style:text-properties fo:font-weight="bold" officeooo:paragraph-rsid="0021445f" style:font-weight-asian="bold" style:font-weight-complex="bold"/>
    </style:style>
    <style:style style:name="P193" style:family="paragraph" style:parent-style-name="Standard">
      <style:paragraph-properties fo:line-height="150%"/>
      <style:text-properties fo:font-weight="bold" officeooo:paragraph-rsid="00269765" style:font-weight-asian="bold" style:font-weight-complex="bold"/>
    </style:style>
    <style:style style:name="P194" style:family="paragraph" style:parent-style-name="Standard">
      <style:paragraph-properties fo:line-height="150%"/>
      <style:text-properties fo:font-weight="bold" officeooo:paragraph-rsid="002980fc" style:font-weight-asian="bold" style:font-weight-complex="bold"/>
    </style:style>
    <style:style style:name="P195" style:family="paragraph" style:parent-style-name="Standard">
      <style:paragraph-properties fo:line-height="150%"/>
      <style:text-properties fo:font-weight="bold" officeooo:paragraph-rsid="002b1bba" style:font-weight-asian="bold" style:font-weight-complex="bold"/>
    </style:style>
    <style:style style:name="P196" style:family="paragraph" style:parent-style-name="Standard">
      <style:paragraph-properties fo:line-height="150%"/>
      <style:text-properties fo:font-weight="bold" officeooo:paragraph-rsid="002df3b7" style:font-weight-asian="bold" style:font-weight-complex="bold"/>
    </style:style>
    <style:style style:name="P197" style:family="paragraph" style:parent-style-name="Standard">
      <style:paragraph-properties fo:line-height="150%"/>
      <style:text-properties fo:font-weight="bold" officeooo:paragraph-rsid="006d1d8f" style:font-weight-asian="bold" style:font-weight-complex="bold"/>
    </style:style>
    <style:style style:name="P198" style:family="paragraph" style:parent-style-name="Standard">
      <style:paragraph-properties fo:line-height="150%"/>
      <style:text-properties fo:font-weight="bold" officeooo:paragraph-rsid="00835844" style:font-weight-asian="bold" style:font-weight-complex="bold"/>
    </style:style>
    <style:style style:name="P199" style:family="paragraph" style:parent-style-name="Standard">
      <style:paragraph-properties fo:line-height="150%"/>
      <style:text-properties fo:font-weight="bold" officeooo:paragraph-rsid="00862f26" style:font-weight-asian="bold" style:font-weight-complex="bold"/>
    </style:style>
    <style:style style:name="P200" style:family="paragraph" style:parent-style-name="Standard">
      <style:paragraph-properties fo:line-height="150%"/>
      <style:text-properties fo:font-weight="bold" officeooo:paragraph-rsid="0087f9cb" style:font-weight-asian="bold" style:font-weight-complex="bold"/>
    </style:style>
    <style:style style:name="P201" style:family="paragraph" style:parent-style-name="Standard">
      <style:paragraph-properties fo:line-height="150%"/>
      <style:text-properties fo:font-weight="bold" officeooo:paragraph-rsid="00a1eda5" style:font-weight-asian="bold" style:font-weight-complex="bold"/>
    </style:style>
    <style:style style:name="P202" style:family="paragraph" style:parent-style-name="Standard">
      <style:paragraph-properties fo:line-height="150%"/>
      <style:text-properties fo:font-weight="bold" officeooo:paragraph-rsid="00a34b92" style:font-weight-asian="bold" style:font-weight-complex="bold"/>
    </style:style>
    <style:style style:name="P203" style:family="paragraph" style:parent-style-name="Standard">
      <style:paragraph-properties fo:line-height="150%"/>
      <style:text-properties fo:font-weight="bold" officeooo:paragraph-rsid="00a53f9e" style:font-weight-asian="bold" style:font-weight-complex="bold"/>
    </style:style>
    <style:style style:name="P204" style:family="paragraph" style:parent-style-name="Standard">
      <style:paragraph-properties fo:line-height="150%"/>
      <style:text-properties fo:font-weight="bold" officeooo:paragraph-rsid="00a7cca6" style:font-weight-asian="bold" style:font-weight-complex="bold"/>
    </style:style>
    <style:style style:name="P205" style:family="paragraph" style:parent-style-name="Standard">
      <style:paragraph-properties fo:line-height="150%"/>
      <style:text-properties fo:font-weight="bold" officeooo:rsid="003ba75b" officeooo:paragraph-rsid="00835844" style:font-weight-asian="bold" style:font-weight-complex="bold"/>
    </style:style>
    <style:style style:name="P206" style:family="paragraph" style:parent-style-name="Standard">
      <style:paragraph-properties fo:line-height="150%"/>
      <style:text-properties fo:font-weight="bold" officeooo:rsid="004a5075" officeooo:paragraph-rsid="00835844" style:font-weight-asian="bold" style:font-weight-complex="bold"/>
    </style:style>
    <style:style style:name="P207" style:family="paragraph" style:parent-style-name="Standard">
      <style:paragraph-properties fo:line-height="150%" fo:text-align="center" style:justify-single-word="false"/>
      <style:text-properties officeooo:rsid="004a5075" officeooo:paragraph-rsid="000dddff"/>
    </style:style>
    <style:style style:name="P208" style:family="paragraph" style:parent-style-name="Standard">
      <style:paragraph-properties fo:line-height="150%" fo:text-align="center" style:justify-single-word="false"/>
      <style:text-properties officeooo:rsid="004a5075" officeooo:paragraph-rsid="002b1bba"/>
    </style:style>
    <style:style style:name="P209" style:family="paragraph" style:parent-style-name="Standard">
      <style:paragraph-properties fo:line-height="150%" fo:text-align="center" style:justify-single-word="false"/>
      <style:text-properties officeooo:rsid="004f3a94" officeooo:paragraph-rsid="000dddff"/>
    </style:style>
    <style:style style:name="P210" style:family="paragraph" style:parent-style-name="Standard">
      <style:paragraph-properties fo:line-height="150%" fo:text-align="center" style:justify-single-word="false"/>
      <style:text-properties officeooo:rsid="004f3a94" officeooo:paragraph-rsid="006d1d8f"/>
    </style:style>
    <style:style style:name="P211" style:family="paragraph" style:parent-style-name="Standard">
      <style:paragraph-properties fo:line-height="150%" fo:text-align="center" style:justify-single-word="false"/>
      <style:text-properties officeooo:rsid="004f3a94" officeooo:paragraph-rsid="0087f9cb"/>
    </style:style>
    <style:style style:name="P212" style:family="paragraph" style:parent-style-name="Standard">
      <style:text-properties officeooo:rsid="003ba75b"/>
    </style:style>
    <style:style style:name="P213" style:family="paragraph" style:parent-style-name="Standard">
      <style:paragraph-properties fo:line-height="150%" fo:text-align="center" style:justify-single-word="false"/>
      <style:text-properties officeooo:rsid="003ba75b" officeooo:paragraph-rsid="000dddff"/>
    </style:style>
    <style:style style:name="P214" style:family="paragraph" style:parent-style-name="Standard">
      <style:paragraph-properties fo:line-height="150%" fo:text-align="center" style:justify-single-word="false"/>
      <style:text-properties officeooo:rsid="003ba75b" officeooo:paragraph-rsid="0010147b"/>
    </style:style>
    <style:style style:name="P215" style:family="paragraph" style:parent-style-name="Standard">
      <style:paragraph-properties fo:line-height="150%" fo:text-align="center" style:justify-single-word="false"/>
      <style:text-properties officeooo:rsid="003ba75b" officeooo:paragraph-rsid="00835844"/>
    </style:style>
    <style:style style:name="P216" style:family="paragraph" style:parent-style-name="Standard">
      <style:paragraph-properties fo:line-height="150%" fo:text-align="center" style:justify-single-word="false"/>
      <style:text-properties officeooo:rsid="003ba75b" officeooo:paragraph-rsid="0084fe3b"/>
    </style:style>
    <style:style style:name="P217" style:family="paragraph" style:parent-style-name="Standard">
      <style:paragraph-properties fo:line-height="150%" fo:text-align="center" style:justify-single-word="false"/>
      <style:text-properties officeooo:rsid="003ba75b" officeooo:paragraph-rsid="00862f26"/>
    </style:style>
    <style:style style:name="P218" style:family="paragraph" style:parent-style-name="Standard">
      <style:paragraph-properties fo:line-height="150%"/>
      <style:text-properties officeooo:rsid="003ba75b" officeooo:paragraph-rsid="000dddff"/>
    </style:style>
    <style:style style:name="P219" style:family="paragraph" style:parent-style-name="Standard">
      <style:paragraph-properties fo:line-height="150%"/>
      <style:text-properties officeooo:rsid="003ba75b" officeooo:paragraph-rsid="0010147b"/>
    </style:style>
    <style:style style:name="P220" style:family="paragraph" style:parent-style-name="Standard">
      <style:paragraph-properties fo:line-height="150%"/>
      <style:text-properties officeooo:rsid="003ba75b" officeooo:paragraph-rsid="00862f26"/>
    </style:style>
    <style:style style:name="P221" style:family="paragraph" style:parent-style-name="Standard">
      <style:text-properties officeooo:rsid="003ba75b" officeooo:paragraph-rsid="002b1bba"/>
    </style:style>
    <style:style style:name="P222" style:family="paragraph" style:parent-style-name="Standard">
      <style:text-properties officeooo:rsid="003ba75b" officeooo:paragraph-rsid="00269765"/>
    </style:style>
    <style:style style:name="P223" style:family="paragraph" style:parent-style-name="Standard">
      <style:text-properties officeooo:rsid="003ba75b" officeooo:paragraph-rsid="002980fc"/>
    </style:style>
    <style:style style:name="P224" style:family="paragraph" style:parent-style-name="Standard">
      <style:text-properties officeooo:rsid="003ba75b" officeooo:paragraph-rsid="00a1eda5"/>
    </style:style>
    <style:style style:name="P225" style:family="paragraph" style:parent-style-name="Standard">
      <style:text-properties officeooo:rsid="003ba75b" officeooo:paragraph-rsid="00a34b92"/>
    </style:style>
    <style:style style:name="P226" style:family="paragraph" style:parent-style-name="Standard">
      <style:text-properties officeooo:rsid="003ba75b" officeooo:paragraph-rsid="00a53f9e"/>
    </style:style>
    <style:style style:name="P227" style:family="paragraph" style:parent-style-name="Standard">
      <style:text-properties officeooo:rsid="003ba75b" officeooo:paragraph-rsid="00a7cca6"/>
    </style:style>
    <style:style style:name="P228" style:family="paragraph" style:parent-style-name="Standard">
      <style:paragraph-properties fo:line-height="150%" fo:text-align="center" style:justify-single-word="false"/>
      <style:text-properties officeooo:rsid="004193df" officeooo:paragraph-rsid="000dddff"/>
    </style:style>
    <style:style style:name="P229" style:family="paragraph" style:parent-style-name="Standard">
      <style:paragraph-properties fo:line-height="150%" fo:text-align="center" style:justify-single-word="false"/>
      <style:text-properties officeooo:rsid="004193df" officeooo:paragraph-rsid="0010147b"/>
    </style:style>
    <style:style style:name="P230" style:family="paragraph" style:parent-style-name="Standard">
      <style:paragraph-properties fo:line-height="150%" fo:text-align="center" style:justify-single-word="false"/>
      <style:text-properties officeooo:rsid="004193df" officeooo:paragraph-rsid="00862f26"/>
    </style:style>
    <style:style style:name="P231" style:family="paragraph" style:parent-style-name="Standard">
      <style:paragraph-properties fo:line-height="150%" fo:text-align="center" style:justify-single-word="false"/>
      <style:text-properties fo:font-weight="normal" officeooo:paragraph-rsid="000dddff" style:font-weight-asian="normal" style:font-weight-complex="normal"/>
    </style:style>
    <style:style style:name="P232" style:family="paragraph" style:parent-style-name="Standard">
      <style:paragraph-properties fo:line-height="150%" fo:text-align="center" style:justify-single-word="false"/>
      <style:text-properties fo:font-weight="normal" officeooo:paragraph-rsid="00164c3d" style:font-weight-asian="normal" style:font-weight-complex="normal"/>
    </style:style>
    <style:style style:name="P233" style:family="paragraph" style:parent-style-name="Standard">
      <style:paragraph-properties fo:line-height="150%"/>
      <style:text-properties fo:font-weight="normal" officeooo:paragraph-rsid="000dddff" style:font-weight-asian="normal" style:font-weight-complex="normal"/>
    </style:style>
    <style:style style:name="P234" style:family="paragraph" style:parent-style-name="Standard">
      <style:paragraph-properties fo:line-height="150%" fo:text-align="center" style:justify-single-word="false"/>
      <style:text-properties fo:font-weight="normal" officeooo:rsid="004a5075" officeooo:paragraph-rsid="000dddff" style:font-weight-asian="normal" style:font-weight-complex="normal"/>
    </style:style>
    <style:style style:name="P235" style:family="paragraph" style:parent-style-name="Standard">
      <style:paragraph-properties fo:line-height="150%" fo:text-align="center" style:justify-single-word="false"/>
      <style:text-properties fo:font-weight="normal" officeooo:rsid="004a5075" officeooo:paragraph-rsid="002b1bba" style:font-weight-asian="normal" style:font-weight-complex="normal"/>
    </style:style>
    <style:style style:name="P236" style:family="paragraph" style:parent-style-name="Standard">
      <style:paragraph-properties fo:line-height="150%" fo:text-align="center" style:justify-single-word="false"/>
      <style:text-properties fo:font-weight="normal" officeooo:rsid="004a5075" officeooo:paragraph-rsid="006d1d8f" style:font-weight-asian="normal" style:font-weight-complex="normal"/>
    </style:style>
    <style:style style:name="P237" style:family="paragraph" style:parent-style-name="Standard">
      <style:paragraph-properties fo:line-height="150%"/>
      <style:text-properties fo:font-weight="normal" officeooo:rsid="004a5075" officeooo:paragraph-rsid="000dddff" style:font-weight-asian="normal" style:font-weight-complex="normal"/>
    </style:style>
    <style:style style:name="P238" style:family="paragraph" style:parent-style-name="Standard">
      <style:paragraph-properties fo:line-height="150%"/>
      <style:text-properties fo:font-weight="normal" officeooo:rsid="004a5075" officeooo:paragraph-rsid="0011e983" style:font-weight-asian="normal" style:font-weight-complex="normal"/>
    </style:style>
    <style:style style:name="P239" style:family="paragraph" style:parent-style-name="Standard">
      <style:paragraph-properties fo:line-height="150%"/>
      <style:text-properties fo:font-weight="normal" officeooo:rsid="004a5075" officeooo:paragraph-rsid="00125cba" style:font-weight-asian="normal" style:font-weight-complex="normal"/>
    </style:style>
    <style:style style:name="P240" style:family="paragraph" style:parent-style-name="Standard">
      <style:paragraph-properties fo:line-height="150%"/>
      <style:text-properties fo:font-weight="normal" officeooo:rsid="004a5075" officeooo:paragraph-rsid="00835844" style:font-weight-asian="normal" style:font-weight-complex="normal"/>
    </style:style>
    <style:style style:name="P241" style:family="paragraph" style:parent-style-name="Standard">
      <style:paragraph-properties fo:line-height="150%"/>
      <style:text-properties fo:font-weight="normal" officeooo:rsid="004a5075" officeooo:paragraph-rsid="002b1bba" style:font-weight-asian="normal" style:font-weight-complex="normal"/>
    </style:style>
    <style:style style:name="P242" style:family="paragraph" style:parent-style-name="Standard">
      <style:paragraph-properties fo:line-height="150%" fo:text-align="center" style:justify-single-word="false"/>
      <style:text-properties fo:font-weight="normal" officeooo:rsid="004e6e78" officeooo:paragraph-rsid="000dddff" style:font-weight-asian="normal" style:font-weight-complex="normal"/>
    </style:style>
    <style:style style:name="P243" style:family="paragraph" style:parent-style-name="Standard">
      <style:paragraph-properties fo:line-height="150%" fo:text-align="center" style:justify-single-word="false"/>
      <style:text-properties fo:font-weight="normal" officeooo:rsid="004e6e78" officeooo:paragraph-rsid="0011e983" style:font-weight-asian="normal" style:font-weight-complex="normal"/>
    </style:style>
    <style:style style:name="P244" style:family="paragraph" style:parent-style-name="Standard">
      <style:paragraph-properties fo:line-height="150%" fo:text-align="center" style:justify-single-word="false"/>
      <style:text-properties fo:font-weight="normal" officeooo:rsid="004e6e78" officeooo:paragraph-rsid="00125cba" style:font-weight-asian="normal" style:font-weight-complex="normal"/>
    </style:style>
    <style:style style:name="P245" style:family="paragraph" style:parent-style-name="Standard">
      <style:paragraph-properties fo:line-height="150%" fo:text-align="center" style:justify-single-word="false"/>
      <style:text-properties fo:font-weight="normal" officeooo:rsid="004e6e78" officeooo:paragraph-rsid="006d1d8f" style:font-weight-asian="normal" style:font-weight-complex="normal"/>
    </style:style>
    <style:style style:name="P246" style:family="paragraph" style:parent-style-name="Standard">
      <style:paragraph-properties fo:line-height="150%" fo:text-align="center" style:justify-single-word="false"/>
      <style:text-properties fo:font-weight="normal" officeooo:rsid="004e6e78" officeooo:paragraph-rsid="0087f9cb" style:font-weight-asian="normal" style:font-weight-complex="normal"/>
    </style:style>
    <style:style style:name="P247" style:family="paragraph" style:parent-style-name="Standard">
      <style:paragraph-properties fo:line-height="150%" fo:text-align="center" style:justify-single-word="false"/>
      <style:text-properties fo:font-weight="normal" officeooo:rsid="00415964" officeooo:paragraph-rsid="0010147b" style:font-weight-asian="normal" style:font-weight-complex="normal"/>
    </style:style>
    <style:style style:name="P248" style:family="paragraph" style:parent-style-name="Standard">
      <style:paragraph-properties fo:line-height="150%" fo:text-align="center" style:justify-single-word="false"/>
      <style:text-properties fo:font-weight="normal" officeooo:rsid="00415964" officeooo:paragraph-rsid="00862f26" style:font-weight-asian="normal" style:font-weight-complex="normal"/>
    </style:style>
    <style:style style:name="P249" style:family="paragraph" style:parent-style-name="Standard">
      <style:paragraph-properties fo:line-height="150%" fo:text-align="center" style:justify-single-word="false"/>
      <style:text-properties fo:font-weight="normal" officeooo:rsid="0011e983" officeooo:paragraph-rsid="00125cba" style:font-weight-asian="normal" style:font-weight-complex="normal"/>
    </style:style>
    <style:style style:name="P250" style:family="paragraph" style:parent-style-name="Standard">
      <style:paragraph-properties fo:line-height="150%" fo:text-align="center" style:justify-single-word="false"/>
      <style:text-properties fo:font-weight="normal" officeooo:rsid="0011e983" officeooo:paragraph-rsid="006d1d8f" style:font-weight-asian="normal" style:font-weight-complex="normal"/>
    </style:style>
    <style:style style:name="P251" style:family="paragraph" style:parent-style-name="Standard">
      <style:paragraph-properties fo:line-height="150%" fo:text-align="center" style:justify-single-word="false"/>
      <style:text-properties fo:font-weight="normal" officeooo:rsid="00125cba" officeooo:paragraph-rsid="00125cba" style:font-weight-asian="normal" style:font-weight-complex="normal"/>
    </style:style>
    <style:style style:name="P252" style:family="paragraph" style:parent-style-name="Standard">
      <style:paragraph-properties fo:line-height="150%" fo:text-align="center" style:justify-single-word="false"/>
      <style:text-properties fo:font-weight="normal" officeooo:rsid="00125cba" officeooo:paragraph-rsid="006d1d8f" style:font-weight-asian="normal" style:font-weight-complex="normal"/>
    </style:style>
    <style:style style:name="P253" style:family="paragraph" style:parent-style-name="Standard">
      <style:paragraph-properties fo:line-height="150%" fo:text-align="center" style:justify-single-word="false"/>
      <style:text-properties fo:font-weight="normal" officeooo:rsid="00230221" officeooo:paragraph-rsid="00230221" style:font-weight-asian="normal" style:font-weight-complex="normal"/>
    </style:style>
    <style:style style:name="P254" style:family="paragraph" style:parent-style-name="Standard">
      <style:paragraph-properties fo:line-height="150%" fo:text-align="center" style:justify-single-word="false"/>
      <style:text-properties fo:font-weight="normal" officeooo:rsid="00230221" officeooo:paragraph-rsid="00269765" style:font-weight-asian="normal" style:font-weight-complex="normal"/>
    </style:style>
    <style:style style:name="P255" style:family="paragraph" style:parent-style-name="Standard">
      <style:paragraph-properties fo:line-height="150%" fo:text-align="center" style:justify-single-word="false"/>
      <style:text-properties fo:font-weight="normal" officeooo:rsid="00230221" officeooo:paragraph-rsid="002980fc" style:font-weight-asian="normal" style:font-weight-complex="normal"/>
    </style:style>
    <style:style style:name="P256" style:family="paragraph" style:parent-style-name="Standard">
      <style:paragraph-properties fo:line-height="150%" fo:text-align="center" style:justify-single-word="false"/>
      <style:text-properties fo:font-weight="normal" officeooo:rsid="00230221" officeooo:paragraph-rsid="002c241a" style:font-weight-asian="normal" style:font-weight-complex="normal"/>
    </style:style>
    <style:style style:name="P257" style:family="paragraph" style:parent-style-name="Standard">
      <style:paragraph-properties fo:line-height="150%" fo:text-align="center" style:justify-single-word="false"/>
      <style:text-properties fo:font-weight="normal" officeooo:rsid="00230221" officeooo:paragraph-rsid="00332825" style:font-weight-asian="normal" style:font-weight-complex="normal"/>
    </style:style>
    <style:style style:name="P258" style:family="paragraph" style:parent-style-name="Standard">
      <style:paragraph-properties fo:line-height="150%" fo:text-align="center" style:justify-single-word="false"/>
      <style:text-properties fo:font-weight="normal" officeooo:rsid="00230221" officeooo:paragraph-rsid="00a34b92" style:font-weight-asian="normal" style:font-weight-complex="normal"/>
    </style:style>
    <style:style style:name="P259" style:family="paragraph" style:parent-style-name="Standard">
      <style:paragraph-properties fo:line-height="150%" fo:text-align="center" style:justify-single-word="false"/>
      <style:text-properties fo:font-weight="normal" officeooo:rsid="00230221" officeooo:paragraph-rsid="00a53f9e" style:font-weight-asian="normal" style:font-weight-complex="normal"/>
    </style:style>
    <style:style style:name="P260" style:family="paragraph" style:parent-style-name="Standard">
      <style:paragraph-properties fo:line-height="150%" fo:text-align="center" style:justify-single-word="false"/>
      <style:text-properties fo:font-weight="normal" officeooo:rsid="00230221" officeooo:paragraph-rsid="00a7cca6" style:font-weight-asian="normal" style:font-weight-complex="normal"/>
    </style:style>
    <style:style style:name="P261" style:family="paragraph" style:parent-style-name="Standard">
      <style:paragraph-properties fo:line-height="150%" fo:text-align="center" style:justify-single-word="false"/>
      <style:text-properties fo:font-weight="normal" officeooo:rsid="00269765" officeooo:paragraph-rsid="00269765" style:font-weight-asian="normal" style:font-weight-complex="normal"/>
    </style:style>
    <style:style style:name="P262" style:family="paragraph" style:parent-style-name="Standard">
      <style:paragraph-properties fo:line-height="150%" fo:text-align="center" style:justify-single-word="false"/>
      <style:text-properties fo:font-weight="normal" officeooo:rsid="00269765" officeooo:paragraph-rsid="002980fc" style:font-weight-asian="normal" style:font-weight-complex="normal"/>
    </style:style>
    <style:style style:name="P263" style:family="paragraph" style:parent-style-name="Standard">
      <style:paragraph-properties fo:line-height="150%" fo:text-align="center" style:justify-single-word="false"/>
      <style:text-properties fo:font-weight="normal" officeooo:rsid="00269765" officeooo:paragraph-rsid="00a34b92" style:font-weight-asian="normal" style:font-weight-complex="normal"/>
    </style:style>
    <style:style style:name="P264" style:family="paragraph" style:parent-style-name="Standard">
      <style:paragraph-properties fo:line-height="150%" fo:text-align="center" style:justify-single-word="false"/>
      <style:text-properties fo:font-weight="normal" officeooo:rsid="00269765" officeooo:paragraph-rsid="00a7cca6" style:font-weight-asian="normal" style:font-weight-complex="normal"/>
    </style:style>
    <style:style style:name="P265" style:family="paragraph" style:parent-style-name="Standard">
      <style:paragraph-properties fo:line-height="150%" fo:text-align="center" style:justify-single-word="false"/>
      <style:text-properties fo:font-weight="normal" officeooo:rsid="002980fc" officeooo:paragraph-rsid="002980fc" style:font-weight-asian="normal" style:font-weight-complex="normal"/>
    </style:style>
    <style:style style:name="P266" style:family="paragraph" style:parent-style-name="Standard">
      <style:paragraph-properties fo:line-height="150%" fo:text-align="center" style:justify-single-word="false"/>
      <style:text-properties fo:font-weight="normal" officeooo:rsid="002980fc" officeooo:paragraph-rsid="00a7cca6" style:font-weight-asian="normal" style:font-weight-complex="normal"/>
    </style:style>
    <style:style style:name="P267" style:family="paragraph" style:parent-style-name="Standard">
      <style:paragraph-properties fo:line-height="150%" fo:text-align="center" style:justify-single-word="false"/>
      <style:text-properties fo:font-weight="normal" officeooo:rsid="002980fc" officeooo:paragraph-rsid="00a8987c" style:font-weight-asian="normal" style:font-weight-complex="normal"/>
    </style:style>
    <style:style style:name="P268" style:family="paragraph" style:parent-style-name="Standard">
      <style:paragraph-properties fo:line-height="150%" fo:text-align="center" style:justify-single-word="false"/>
      <style:text-properties fo:font-weight="normal" officeooo:rsid="002c241a" officeooo:paragraph-rsid="002c241a" style:font-weight-asian="normal" style:font-weight-complex="normal"/>
    </style:style>
    <style:style style:name="P269" style:family="paragraph" style:parent-style-name="Standard">
      <style:paragraph-properties fo:line-height="150%" fo:text-align="center" style:justify-single-word="false"/>
      <style:text-properties fo:font-weight="normal" officeooo:rsid="002c241a" officeooo:paragraph-rsid="00a1eda5" style:font-weight-asian="normal" style:font-weight-complex="normal"/>
    </style:style>
    <style:style style:name="P270" style:family="paragraph" style:parent-style-name="Standard">
      <style:paragraph-properties fo:line-height="150%" fo:text-align="center" style:justify-single-word="false"/>
      <style:text-properties fo:font-weight="normal" officeooo:rsid="002c241a" officeooo:paragraph-rsid="00a34b92" style:font-weight-asian="normal" style:font-weight-complex="normal"/>
    </style:style>
    <style:style style:name="P271" style:family="paragraph" style:parent-style-name="Standard">
      <style:paragraph-properties fo:line-height="150%" fo:text-align="center" style:justify-single-word="false"/>
      <style:text-properties fo:font-weight="normal" officeooo:rsid="002c241a" officeooo:paragraph-rsid="00a7cca6" style:font-weight-asian="normal" style:font-weight-complex="normal"/>
    </style:style>
    <style:style style:name="P272" style:family="paragraph" style:parent-style-name="Standard">
      <style:paragraph-properties fo:line-height="150%" fo:text-align="center" style:justify-single-word="false"/>
      <style:text-properties fo:font-weight="normal" officeooo:rsid="006544b4" officeooo:paragraph-rsid="006d1d8f" style:font-weight-asian="normal" style:font-weight-complex="normal"/>
    </style:style>
    <style:style style:name="P273" style:family="paragraph" style:parent-style-name="Standard">
      <style:paragraph-properties fo:line-height="150%" fo:text-align="center" style:justify-single-word="false"/>
      <style:text-properties fo:font-weight="normal" officeooo:rsid="00499af3" officeooo:paragraph-rsid="006d1d8f" style:font-weight-asian="normal" style:font-weight-complex="normal"/>
    </style:style>
    <style:style style:name="P274" style:family="paragraph" style:parent-style-name="Standard">
      <style:paragraph-properties fo:line-height="150%" fo:text-align="center" style:justify-single-word="false"/>
      <style:text-properties fo:font-weight="normal" officeooo:rsid="0066d3da" officeooo:paragraph-rsid="006d1d8f" style:font-weight-asian="normal" style:font-weight-complex="normal"/>
    </style:style>
    <style:style style:name="P275" style:family="paragraph" style:parent-style-name="Standard">
      <style:paragraph-properties fo:line-height="150%" fo:text-align="center" style:justify-single-word="false"/>
      <style:text-properties fo:font-weight="normal" officeooo:rsid="006741c8" officeooo:paragraph-rsid="006d1d8f" style:font-weight-asian="normal" style:font-weight-complex="normal"/>
    </style:style>
    <style:style style:name="P276" style:family="paragraph" style:parent-style-name="Standard">
      <style:paragraph-properties fo:line-height="150%" fo:text-align="center" style:justify-single-word="false"/>
      <style:text-properties fo:font-weight="normal" officeooo:rsid="0069389e" officeooo:paragraph-rsid="006d1d8f" style:font-weight-asian="normal" style:font-weight-complex="normal"/>
    </style:style>
    <style:style style:name="P277" style:family="paragraph" style:parent-style-name="Standard">
      <style:paragraph-properties fo:text-align="center" style:justify-single-word="false"/>
      <style:text-properties fo:font-weight="normal" officeooo:rsid="000f8386" officeooo:paragraph-rsid="0090e8c7" style:font-weight-asian="normal" style:font-weight-complex="normal"/>
    </style:style>
    <style:style style:name="P278" style:family="paragraph" style:parent-style-name="Standard">
      <style:paragraph-properties fo:line-height="150%" fo:text-align="center" style:justify-single-word="false"/>
      <style:text-properties fo:font-weight="normal" officeooo:rsid="009fc836" officeooo:paragraph-rsid="009fc836" style:font-weight-asian="normal" style:font-weight-complex="normal"/>
    </style:style>
    <style:style style:name="P279" style:family="paragraph" style:parent-style-name="Standard">
      <style:paragraph-properties fo:line-height="150%" fo:text-align="center" style:justify-single-word="false"/>
      <style:text-properties fo:font-weight="normal" officeooo:rsid="00a1eda5" officeooo:paragraph-rsid="00a1eda5" style:font-weight-asian="normal" style:font-weight-complex="normal"/>
    </style:style>
    <style:style style:name="P280" style:family="paragraph" style:parent-style-name="Standard">
      <style:paragraph-properties fo:line-height="150%" fo:text-align="center" style:justify-single-word="false"/>
      <style:text-properties fo:font-weight="normal" officeooo:rsid="00a1eda5" officeooo:paragraph-rsid="00a34b92" style:font-weight-asian="normal" style:font-weight-complex="normal"/>
    </style:style>
    <style:style style:name="P281" style:family="paragraph" style:parent-style-name="Standard">
      <style:paragraph-properties fo:line-height="150%" fo:text-align="center" style:justify-single-word="false"/>
      <style:text-properties fo:font-weight="normal" officeooo:rsid="00a1eda5" officeooo:paragraph-rsid="00a53f9e" style:font-weight-asian="normal" style:font-weight-complex="normal"/>
    </style:style>
    <style:style style:name="P282" style:family="paragraph" style:parent-style-name="Standard">
      <style:paragraph-properties fo:line-height="150%" fo:text-align="center" style:justify-single-word="false"/>
      <style:text-properties fo:font-weight="normal" officeooo:rsid="00a53f9e" officeooo:paragraph-rsid="00a53f9e" style:font-weight-asian="normal" style:font-weight-complex="normal"/>
    </style:style>
    <style:style style:name="P283" style:family="paragraph" style:parent-style-name="Standard">
      <style:paragraph-properties fo:line-height="150%" fo:text-align="center" style:justify-single-word="false"/>
      <style:text-properties fo:font-weight="normal" officeooo:rsid="00a7cca6" officeooo:paragraph-rsid="00a7cca6" style:font-weight-asian="normal" style:font-weight-complex="normal"/>
    </style:style>
    <style:style style:name="P284" style:family="paragraph" style:parent-style-name="Standard">
      <style:paragraph-properties fo:line-height="150%" fo:text-align="center" style:justify-single-word="false"/>
      <style:text-properties fo:font-weight="normal" officeooo:rsid="00a7cca6" officeooo:paragraph-rsid="00a8987c" style:font-weight-asian="normal" style:font-weight-complex="normal"/>
    </style:style>
    <style:style style:name="P285" style:family="paragraph" style:parent-style-name="Standard">
      <style:paragraph-properties fo:line-height="150%" fo:text-align="center" style:justify-single-word="false"/>
      <style:text-properties fo:font-weight="normal" officeooo:rsid="00a8987c" officeooo:paragraph-rsid="00a8987c" style:font-weight-asian="normal" style:font-weight-complex="normal"/>
    </style:style>
    <style:style style:name="P286" style:family="paragraph" style:parent-style-name="Standard">
      <style:paragraph-properties fo:line-height="150%" fo:text-align="center" style:justify-single-word="false"/>
      <style:text-properties fo:font-weight="normal" officeooo:rsid="00862f26" officeooo:paragraph-rsid="00862f26" style:font-weight-asian="normal" style:font-weight-complex="normal"/>
    </style:style>
    <style:style style:name="P287" style:family="paragraph" style:parent-style-name="Standard">
      <style:paragraph-properties fo:line-height="150%"/>
      <style:text-properties fo:font-weight="normal" officeooo:rsid="00a10a4c" officeooo:paragraph-rsid="00b90bb9" style:font-weight-asian="normal" style:font-weight-complex="normal"/>
    </style:style>
    <style:style style:name="P288" style:family="paragraph" style:parent-style-name="Standard">
      <style:paragraph-properties fo:line-height="150%" fo:text-align="center" style:justify-single-word="false"/>
      <style:text-properties officeooo:rsid="00499af3" officeooo:paragraph-rsid="000dddff"/>
    </style:style>
    <style:style style:name="P289" style:family="paragraph" style:parent-style-name="Standard">
      <style:paragraph-properties fo:line-height="150%" fo:text-align="center" style:justify-single-word="false"/>
      <style:text-properties officeooo:rsid="00499af3" officeooo:paragraph-rsid="002b1bba"/>
    </style:style>
    <style:style style:name="P290" style:family="paragraph" style:parent-style-name="Standard">
      <style:paragraph-properties fo:line-height="150%" fo:text-align="center" style:justify-single-word="false"/>
      <style:text-properties officeooo:rsid="00499af3" officeooo:paragraph-rsid="006d1d8f"/>
    </style:style>
    <style:style style:name="P291" style:family="paragraph" style:parent-style-name="Standard">
      <style:paragraph-properties fo:line-height="150%"/>
      <style:text-properties style:font-name="Liberation Serif" fo:font-weight="normal" officeooo:rsid="003ba75b" officeooo:paragraph-rsid="000dddff" style:font-weight-asian="normal" style:font-weight-complex="normal"/>
    </style:style>
    <style:style style:name="P292" style:family="paragraph" style:parent-style-name="Standard">
      <style:text-properties style:font-name="Liberation Serif" fo:font-weight="normal" officeooo:rsid="00249f14" style:font-weight-asian="normal" style:font-weight-complex="normal"/>
    </style:style>
    <style:style style:name="P293" style:family="paragraph" style:parent-style-name="Standard">
      <style:text-properties style:font-name="Liberation Serif" fo:font-weight="normal" officeooo:rsid="00249f14" officeooo:paragraph-rsid="002b1bba" style:font-weight-asian="normal" style:font-weight-complex="normal"/>
    </style:style>
    <style:style style:name="P294" style:family="paragraph" style:parent-style-name="Standard">
      <style:text-properties style:font-name="Liberation Serif" fo:font-weight="normal" officeooo:rsid="00249f14" officeooo:paragraph-rsid="00a34b92" style:font-weight-asian="normal" style:font-weight-complex="normal"/>
    </style:style>
    <style:style style:name="P295" style:family="paragraph" style:parent-style-name="Standard">
      <style:text-properties style:font-name="Liberation Serif" fo:font-weight="normal" officeooo:rsid="00249f14" officeooo:paragraph-rsid="00a53f9e" style:font-weight-asian="normal" style:font-weight-complex="normal"/>
    </style:style>
    <style:style style:name="P296" style:family="paragraph" style:parent-style-name="Standard">
      <style:text-properties style:font-name="Liberation Serif" fo:font-weight="normal" officeooo:rsid="00249f14" officeooo:paragraph-rsid="00a1eda5" style:font-weight-asian="normal" style:font-weight-complex="normal"/>
    </style:style>
    <style:style style:name="P297" style:family="paragraph" style:parent-style-name="Standard">
      <style:text-properties style:font-name="Liberation Serif" fo:font-weight="normal" officeooo:rsid="00249f14" officeooo:paragraph-rsid="00269765" style:font-weight-asian="normal" style:font-weight-complex="normal"/>
    </style:style>
    <style:style style:name="P298" style:family="paragraph" style:parent-style-name="Standard">
      <style:text-properties style:font-name="Liberation Serif" fo:font-weight="normal" officeooo:rsid="00249f14" officeooo:paragraph-rsid="00a7cca6" style:font-weight-asian="normal" style:font-weight-complex="normal"/>
    </style:style>
    <style:style style:name="P299" style:family="paragraph" style:parent-style-name="Standard">
      <style:text-properties style:font-name="Liberation Serif" fo:font-weight="normal" officeooo:rsid="00249f14" officeooo:paragraph-rsid="002980fc" style:font-weight-asian="normal" style:font-weight-complex="normal"/>
    </style:style>
    <style:style style:name="P300" style:family="paragraph" style:parent-style-name="Standard">
      <style:paragraph-properties fo:line-height="150%"/>
      <style:text-properties style:font-name="Liberation Serif" fo:font-weight="normal" officeooo:rsid="004a5075" officeooo:paragraph-rsid="0010147b" style:font-weight-asian="normal" style:font-weight-complex="normal"/>
    </style:style>
    <style:style style:name="P301" style:family="paragraph" style:parent-style-name="Standard">
      <style:paragraph-properties fo:line-height="150%"/>
      <style:text-properties style:font-name="Liberation Serif" fo:font-weight="normal" officeooo:rsid="004a5075" officeooo:paragraph-rsid="00862f26" style:font-weight-asian="normal" style:font-weight-complex="normal"/>
    </style:style>
    <style:style style:name="P302" style:family="paragraph" style:parent-style-name="Standard">
      <style:paragraph-properties fo:line-height="150%" fo:text-align="center" style:justify-single-word="false"/>
      <style:text-properties officeooo:rsid="00230221" officeooo:paragraph-rsid="00230221"/>
    </style:style>
    <style:style style:name="P303" style:family="paragraph" style:parent-style-name="Standard">
      <style:paragraph-properties fo:line-height="150%" fo:text-align="center" style:justify-single-word="false"/>
      <style:text-properties officeooo:rsid="00230221" officeooo:paragraph-rsid="00269765"/>
    </style:style>
    <style:style style:name="P304" style:family="paragraph" style:parent-style-name="Standard">
      <style:paragraph-properties fo:line-height="150%" fo:text-align="center" style:justify-single-word="false"/>
      <style:text-properties officeooo:rsid="00230221" officeooo:paragraph-rsid="002980fc"/>
    </style:style>
    <style:style style:name="P305" style:family="paragraph" style:parent-style-name="Standard">
      <style:paragraph-properties fo:line-height="150%" fo:text-align="center" style:justify-single-word="false"/>
      <style:text-properties officeooo:rsid="00230221" officeooo:paragraph-rsid="002b1bba"/>
    </style:style>
    <style:style style:name="P306" style:family="paragraph" style:parent-style-name="Standard">
      <style:paragraph-properties fo:line-height="150%" fo:text-align="center" style:justify-single-word="false"/>
      <style:text-properties officeooo:rsid="00230221" officeooo:paragraph-rsid="00a1eda5"/>
    </style:style>
    <style:style style:name="P307" style:family="paragraph" style:parent-style-name="Standard">
      <style:paragraph-properties fo:line-height="150%" fo:text-align="center" style:justify-single-word="false"/>
      <style:text-properties officeooo:rsid="00230221" officeooo:paragraph-rsid="00a34b92"/>
    </style:style>
    <style:style style:name="P308" style:family="paragraph" style:parent-style-name="Standard">
      <style:paragraph-properties fo:line-height="150%" fo:text-align="center" style:justify-single-word="false"/>
      <style:text-properties officeooo:rsid="00230221" officeooo:paragraph-rsid="00a7cca6"/>
    </style:style>
    <style:style style:name="P309" style:family="paragraph" style:parent-style-name="Standard">
      <style:paragraph-properties fo:line-height="150%" fo:text-align="center" style:justify-single-word="false"/>
      <style:text-properties officeooo:rsid="00269765" officeooo:paragraph-rsid="00269765"/>
    </style:style>
    <style:style style:name="P310" style:family="paragraph" style:parent-style-name="Standard">
      <style:paragraph-properties fo:line-height="150%" fo:text-align="center" style:justify-single-word="false"/>
      <style:text-properties officeooo:rsid="00269765" officeooo:paragraph-rsid="00a34b92"/>
    </style:style>
    <style:style style:name="P311" style:family="paragraph" style:parent-style-name="Standard">
      <style:paragraph-properties fo:line-height="150%" fo:text-align="center" style:justify-single-word="false"/>
      <style:text-properties officeooo:rsid="002980fc" officeooo:paragraph-rsid="002980fc"/>
    </style:style>
    <style:style style:name="P312" style:family="paragraph" style:parent-style-name="Standard">
      <style:paragraph-properties fo:line-height="150%" fo:text-align="center" style:justify-single-word="false"/>
      <style:text-properties officeooo:rsid="002980fc" officeooo:paragraph-rsid="00a7cca6"/>
    </style:style>
    <style:style style:name="P313" style:family="paragraph" style:parent-style-name="Standard">
      <style:paragraph-properties fo:line-height="150%" fo:text-align="center" style:justify-single-word="false"/>
      <style:text-properties officeooo:rsid="002980fc" officeooo:paragraph-rsid="00a8987c"/>
    </style:style>
    <style:style style:name="P314" style:family="paragraph" style:parent-style-name="Standard">
      <style:paragraph-properties fo:line-height="150%" fo:text-align="center" style:justify-single-word="false"/>
      <style:text-properties fo:color="#000000" style:font-name="Times New Roman" fo:font-size="11pt" officeooo:rsid="00230221" officeooo:paragraph-rsid="002c241a" style:font-name-asian="宋体" style:font-size-asian="11pt" style:font-name-complex="新宋体"/>
    </style:style>
    <style:style style:name="P315" style:family="paragraph" style:parent-style-name="Standard">
      <style:paragraph-properties fo:line-height="150%" fo:text-align="center" style:justify-single-word="false"/>
      <style:text-properties fo:color="#000000" style:font-name="Times New Roman" fo:font-size="11pt" officeooo:rsid="00a1eda5" officeooo:paragraph-rsid="00a1eda5" style:font-name-asian="宋体" style:font-size-asian="11pt" style:font-name-complex="新宋体"/>
    </style:style>
    <style:style style:name="P316" style:family="paragraph" style:parent-style-name="Standard">
      <style:paragraph-properties fo:line-height="150%" fo:text-align="center" style:justify-single-word="false"/>
      <style:text-properties fo:color="#000000" style:font-name="Times New Roman" fo:font-size="11pt" officeooo:rsid="00a1eda5" officeooo:paragraph-rsid="00a34b92" style:font-name-asian="宋体" style:font-size-asian="11pt" style:font-name-complex="新宋体"/>
    </style:style>
    <style:style style:name="P317" style:family="paragraph" style:parent-style-name="Standard">
      <style:paragraph-properties fo:line-height="150%" fo:text-align="center" style:justify-single-word="false"/>
      <style:text-properties fo:color="#000000" style:font-name="Times New Roman" fo:font-size="11pt" officeooo:rsid="00a1eda5" officeooo:paragraph-rsid="00a7cca6" style:font-name-asian="宋体" style:font-size-asian="11pt" style:font-name-complex="新宋体"/>
    </style:style>
    <style:style style:name="P318" style:family="paragraph" style:parent-style-name="Standard">
      <style:paragraph-properties fo:line-height="150%" fo:text-align="center" style:justify-single-word="false"/>
      <style:text-properties officeooo:rsid="006544b4" officeooo:paragraph-rsid="006d1d8f"/>
    </style:style>
    <style:style style:name="P319" style:family="paragraph" style:parent-style-name="Standard">
      <style:paragraph-properties fo:line-height="150%" fo:text-align="center" style:justify-single-word="false"/>
      <style:text-properties officeooo:rsid="009fc836" officeooo:paragraph-rsid="009fc836"/>
    </style:style>
    <style:style style:name="P320" style:family="paragraph" style:parent-style-name="Standard">
      <style:text-properties officeooo:paragraph-rsid="00a7cca6"/>
    </style:style>
    <style:style style:name="P321" style:family="paragraph" style:parent-style-name="Standard">
      <style:paragraph-properties fo:line-height="150%" fo:text-align="center" style:justify-single-word="false"/>
      <style:text-properties officeooo:rsid="00a8987c" officeooo:paragraph-rsid="00a8987c"/>
    </style:style>
    <style:style style:name="P322" style:family="paragraph" style:parent-style-name="Standard">
      <style:paragraph-properties fo:line-height="150%" fo:text-align="center" style:justify-single-word="false"/>
      <style:text-properties officeooo:rsid="00835844" officeooo:paragraph-rsid="0084fe3b"/>
    </style:style>
    <style:style style:name="P323" style:family="paragraph" style:parent-style-name="Standard">
      <style:paragraph-properties fo:line-height="150%" fo:text-align="center" style:justify-single-word="false"/>
      <style:text-properties officeooo:paragraph-rsid="0084fe3b" style:language-asian="zh" style:country-asian="CN"/>
    </style:style>
    <style:style style:name="P324" style:family="paragraph" style:parent-style-name="Standard">
      <style:paragraph-properties fo:line-height="150%" fo:text-align="center" style:justify-single-word="false"/>
      <style:text-properties officeooo:paragraph-rsid="00862f26" style:language-asian="zh" style:country-asian="CN"/>
    </style:style>
    <style:style style:name="P325" style:family="paragraph" style:parent-style-name="Standard">
      <style:paragraph-properties fo:text-align="center" style:justify-single-word="false"/>
      <style:text-properties officeooo:rsid="00b3565a" officeooo:paragraph-rsid="00b3565a"/>
    </style:style>
    <style:style style:name="P326" style:family="paragraph" style:parent-style-name="Standard">
      <style:paragraph-properties fo:text-align="center" style:justify-single-word="false"/>
      <style:text-properties fo:font-size="10.5pt" officeooo:rsid="00b3565a" officeooo:paragraph-rsid="00b3565a" style:font-size-asian="10.5pt" style:font-size-complex="10.5pt"/>
    </style:style>
    <style:style style:name="P327" style:family="paragraph" style:parent-style-name="Standard">
      <style:paragraph-properties fo:text-align="center" style:justify-single-word="false"/>
      <style:text-properties fo:font-size="10.5pt" officeooo:rsid="00b3565a" officeooo:paragraph-rsid="00b41bcd" style:font-size-asian="10.5pt" style:font-size-complex="10.5pt"/>
    </style:style>
    <style:style style:name="P328" style:family="paragraph" style:parent-style-name="Standard">
      <style:paragraph-properties fo:text-align="center" style:justify-single-word="false"/>
      <style:text-properties fo:font-size="10.5pt" officeooo:rsid="00b41bcd" officeooo:paragraph-rsid="00b41bcd" style:font-size-asian="10.5pt" style:font-size-complex="10.5pt"/>
    </style:style>
    <style:style style:name="P329" style:family="paragraph" style:parent-style-name="Standard">
      <style:text-properties officeooo:paragraph-rsid="0090e8c7"/>
    </style:style>
    <style:style style:name="P330" style:family="paragraph" style:parent-style-name="Standard">
      <style:paragraph-properties fo:line-height="150%"/>
      <style:text-properties officeooo:rsid="002df3b7" officeooo:paragraph-rsid="002df3b7"/>
    </style:style>
    <style:style style:name="P331" style:family="paragraph" style:parent-style-name="Text_20_body">
      <style:text-properties officeooo:rsid="003997b7" officeooo:paragraph-rsid="003997b7"/>
    </style:style>
    <style:style style:name="P332" style:family="paragraph" style:parent-style-name="Text_20_body">
      <style:text-properties officeooo:paragraph-rsid="00596ae8"/>
    </style:style>
    <style:style style:name="P333" style:family="paragraph" style:parent-style-name="Text_20_body">
      <style:text-properties officeooo:paragraph-rsid="005e7cbe"/>
    </style:style>
    <style:style style:name="P334" style:family="paragraph" style:parent-style-name="Text_20_body">
      <style:paragraph-properties fo:line-height="150%"/>
      <style:text-properties officeooo:rsid="0010147b" officeooo:paragraph-rsid="0084fe3b"/>
    </style:style>
    <style:style style:name="P335" style:family="paragraph" style:parent-style-name="Text_20_body">
      <style:text-properties officeooo:paragraph-rsid="00862f26"/>
    </style:style>
    <style:style style:name="P336" style:family="paragraph" style:parent-style-name="Text_20_body">
      <style:text-properties officeooo:paragraph-rsid="00878023"/>
    </style:style>
    <style:style style:name="P337" style:family="paragraph" style:parent-style-name="Text_20_body">
      <style:text-properties officeooo:paragraph-rsid="0087f9cb"/>
    </style:style>
    <style:style style:name="P338" style:family="paragraph" style:parent-style-name="Text_20_body">
      <style:text-properties officeooo:paragraph-rsid="00890dd3"/>
    </style:style>
    <style:style style:name="P339" style:family="paragraph" style:parent-style-name="Text_20_body">
      <style:paragraph-properties fo:text-align="center" style:justify-single-word="false"/>
      <style:text-properties officeooo:paragraph-rsid="0089a31c"/>
    </style:style>
    <style:style style:name="P340" style:family="paragraph" style:parent-style-name="Text_20_body">
      <style:paragraph-properties fo:text-align="center" style:justify-single-word="false"/>
      <style:text-properties officeooo:paragraph-rsid="00aad647"/>
    </style:style>
    <style:style style:name="P341" style:family="paragraph" style:parent-style-name="Text_20_body">
      <style:text-properties officeooo:paragraph-rsid="007abca9"/>
    </style:style>
    <style:style style:name="P342" style:family="paragraph" style:parent-style-name="Text_20_body">
      <style:text-properties officeooo:paragraph-rsid="007d4076"/>
    </style:style>
    <style:style style:name="P343" style:family="paragraph" style:parent-style-name="Text_20_body">
      <style:text-properties officeooo:paragraph-rsid="009a6620"/>
    </style:style>
    <style:style style:name="P344" style:family="paragraph" style:parent-style-name="Text_20_body">
      <style:text-properties fo:font-weight="normal" officeooo:rsid="0030e15b" officeooo:paragraph-rsid="0087f9cb" style:font-weight-asian="normal" style:font-weight-complex="normal"/>
    </style:style>
    <style:style style:name="P345" style:family="paragraph" style:parent-style-name="Text_20_body">
      <style:text-properties officeooo:rsid="009a6620" officeooo:paragraph-rsid="009a6620"/>
    </style:style>
    <style:style style:name="P346" style:family="paragraph" style:parent-style-name="Text_20_body">
      <style:text-properties officeooo:rsid="009a6620" officeooo:paragraph-rsid="00b41bcd"/>
    </style:style>
    <style:style style:name="P347" style:family="paragraph" style:parent-style-name="Text_20_body">
      <style:text-properties officeooo:paragraph-rsid="00b41bcd"/>
    </style:style>
    <style:style style:name="P348" style:family="paragraph" style:parent-style-name="Text_20_body">
      <style:text-properties officeooo:paragraph-rsid="008ba1d1"/>
    </style:style>
    <style:style style:name="P349" style:family="paragraph" style:parent-style-name="Text_20_body">
      <style:text-properties officeooo:rsid="00b58fae" officeooo:paragraph-rsid="00b58fae"/>
    </style:style>
    <style:style style:name="P350" style:family="paragraph" style:parent-style-name="Text_20_body">
      <style:text-properties fo:font-weight="bold" style:font-weight-asian="bold" style:font-weight-complex="bold"/>
    </style:style>
    <style:style style:name="P351" style:family="paragraph" style:parent-style-name="Text_20_body">
      <style:text-properties fo:font-weight="bold" officeooo:rsid="00b58fae" officeooo:paragraph-rsid="00b58fae" style:font-weight-asian="bold" style:font-weight-complex="bold"/>
    </style:style>
    <style:style style:name="P352" style:family="paragraph" style:parent-style-name="Text_20_body">
      <style:text-properties officeooo:paragraph-rsid="00aa4c2f"/>
    </style:style>
    <style:style style:name="P353" style:family="paragraph" style:parent-style-name="Text_20_body">
      <style:text-properties officeooo:paragraph-rsid="00b5ceaf"/>
    </style:style>
    <style:style style:name="P354" style:family="paragraph" style:parent-style-name="Text_20_body">
      <style:text-properties officeooo:rsid="00b5ceaf" officeooo:paragraph-rsid="00b5ceaf"/>
    </style:style>
    <style:style style:name="P355" style:family="paragraph" style:parent-style-name="Standard">
      <style:paragraph-properties fo:line-height="150%"/>
      <style:text-properties officeooo:paragraph-rsid="00bf56a7"/>
    </style:style>
    <style:style style:name="P356" style:family="paragraph" style:parent-style-name="Heading_20_3">
      <style:text-properties officeooo:paragraph-rsid="0087f9cb"/>
    </style:style>
    <style:style style:name="P357" style:family="paragraph" style:parent-style-name="Heading_20_3">
      <style:text-properties officeooo:paragraph-rsid="003dd8a0"/>
    </style:style>
    <style:style style:name="P358" style:family="paragraph" style:parent-style-name="Text_20_body">
      <style:paragraph-properties fo:text-align="center" style:justify-single-word="false"/>
      <style:text-properties officeooo:paragraph-rsid="00aad647"/>
    </style:style>
    <style:style style:name="P359" style:family="paragraph" style:parent-style-name="Heading_20_1" style:list-style-name=""/>
    <style:style style:name="P360" style:family="paragraph" style:parent-style-name="Heading_20_1" style:list-style-name="">
      <style:text-properties officeooo:rsid="006ec549" officeooo:paragraph-rsid="006d1d8f"/>
    </style:style>
    <style:style style:name="P361" style:family="paragraph" style:parent-style-name="Heading_20_1">
      <style:paragraph-properties fo:break-before="page"/>
    </style:style>
    <style:style style:name="P362" style:family="paragraph" style:parent-style-name="Heading_20_1">
      <style:paragraph-properties fo:break-before="page"/>
      <style:text-properties officeooo:rsid="0048c042" officeooo:paragraph-rsid="0077a607"/>
    </style:style>
    <style:style style:name="P363" style:family="paragraph" style:parent-style-name="Heading_20_1">
      <style:paragraph-properties fo:break-before="page"/>
      <style:text-properties officeooo:rsid="006ec549" officeooo:paragraph-rsid="006d1d8f"/>
    </style:style>
    <style:style style:name="P364" style:family="paragraph" style:parent-style-name="Heading_20_2">
      <style:text-properties officeooo:paragraph-rsid="007abca9"/>
    </style:style>
    <style:style style:name="P365" style:family="paragraph" style:parent-style-name="Heading_20_2">
      <style:text-properties officeooo:paragraph-rsid="007d4076"/>
    </style:style>
    <style:style style:name="P366" style:family="paragraph" style:parent-style-name="Heading_20_2">
      <style:text-properties officeooo:rsid="007d4076" officeooo:paragraph-rsid="007d4076"/>
    </style:style>
    <style:style style:name="P367" style:family="paragraph" style:parent-style-name="Heading_20_2">
      <style:text-properties officeooo:paragraph-rsid="00a1eda5"/>
    </style:style>
    <style:style style:name="P368" style:family="paragraph" style:parent-style-name="Heading_20_2">
      <style:text-properties officeooo:paragraph-rsid="0089a31c"/>
    </style:style>
    <style:style style:name="P369" style:family="paragraph" style:parent-style-name="Heading_20_2">
      <style:text-properties officeooo:paragraph-rsid="00b5ceaf"/>
    </style:style>
    <style:style style:name="P370" style:family="paragraph" style:parent-style-name="Heading_20_2">
      <style:text-properties officeooo:rsid="0010147b" officeooo:paragraph-rsid="006d1d8f"/>
    </style:style>
    <style:style style:name="P371" style:family="paragraph" style:parent-style-name="Heading_20_2">
      <style:text-properties officeooo:paragraph-rsid="006d1d8f"/>
    </style:style>
    <style:style style:name="P372" style:family="paragraph" style:parent-style-name="Heading_20_2">
      <style:text-properties officeooo:rsid="0048c042" officeooo:paragraph-rsid="00b5ceaf"/>
    </style:style>
    <style:style style:name="P373" style:family="paragraph" style:parent-style-name="Heading_20_2">
      <style:text-properties style:font-name="Liberation Sans" fo:font-size="14pt" fo:font-weight="normal" officeooo:rsid="00c3eb14" style:font-name-asian="Noto Sans CJK SC Regular" style:font-size-asian="14pt" style:font-weight-asian="normal" style:font-name-complex="Noto Sans CJK SC Regular" style:font-size-complex="14pt" style:font-weight-complex="normal"/>
    </style:style>
    <style:style style:name="P374" style:family="paragraph" style:parent-style-name="Heading_20_2">
      <style:text-properties officeooo:paragraph-rsid="00aa4c2f"/>
    </style:style>
    <style:style style:name="P375" style:family="paragraph" style:parent-style-name="Heading_20_2">
      <style:paragraph-properties fo:text-align="start" style:justify-single-word="false"/>
      <style:text-properties officeooo:paragraph-rsid="0089a31c"/>
    </style:style>
    <style:style style:name="P376" style:family="paragraph" style:parent-style-name="Heading_20_2">
      <style:text-properties officeooo:paragraph-rsid="00c1573d"/>
    </style:style>
    <style:style style:name="P377" style:family="paragraph" style:parent-style-name="Heading_20_2">
      <style:paragraph-properties fo:break-before="page"/>
    </style:style>
    <style:style style:name="P378" style:family="paragraph" style:parent-style-name="Heading_20_4">
      <style:text-properties style:font-name="Liberation Sans" fo:font-size="14pt" officeooo:rsid="00c3eb14" style:font-name-asian="Noto Sans CJK SC Regular" style:font-size-asian="14pt" style:font-name-complex="Noto Sans CJK SC Regular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a5075" style:font-weight-asian="bold" style:font-weight-complex="bold"/>
    </style:style>
    <style:style style:name="T3" style:family="text">
      <style:text-properties fo:font-weight="bold" officeooo:rsid="0048c042" style:font-weight-asian="bold" style:font-weight-complex="bold"/>
    </style:style>
    <style:style style:name="T4" style:family="text">
      <style:text-properties fo:font-weight="bold" officeooo:rsid="0010147b" style:font-weight-asian="bold" style:font-weight-complex="bold"/>
    </style:style>
    <style:style style:name="T5" style:family="text">
      <style:text-properties fo:font-weight="bold" officeooo:rsid="0061b469" style:font-weight-asian="bold" style:font-weight-complex="bold"/>
    </style:style>
    <style:style style:name="T6" style:family="text">
      <style:text-properties fo:font-weight="bold" officeooo:rsid="0064ebd4" style:font-weight-asian="bold" style:font-weight-complex="bold"/>
    </style:style>
    <style:style style:name="T7" style:family="text">
      <style:text-properties fo:font-weight="bold" officeooo:rsid="006ec549" style:font-weight-asian="bold" style:font-weight-complex="bold"/>
    </style:style>
    <style:style style:name="T8" style:family="text">
      <style:text-properties fo:font-weight="bold" officeooo:rsid="0075f0af" style:font-weight-asian="bold" style:font-weight-complex="bold"/>
    </style:style>
    <style:style style:name="T9" style:family="text">
      <style:text-properties fo:font-weight="bold" officeooo:rsid="007477d8" style:font-weight-asian="bold" style:font-weight-complex="bold"/>
    </style:style>
    <style:style style:name="T10" style:family="text">
      <style:text-properties fo:font-weight="bold" officeooo:rsid="00762120" style:font-weight-asian="bold" style:font-weight-complex="bold"/>
    </style:style>
    <style:style style:name="T11" style:family="text">
      <style:text-properties fo:font-weight="bold" officeooo:rsid="007a573a" style:font-weight-asian="bold" style:font-weight-complex="bold"/>
    </style:style>
    <style:style style:name="T12" style:family="text">
      <style:text-properties fo:font-weight="bold" officeooo:rsid="007abca9" style:font-weight-asian="bold" style:font-weight-complex="bold"/>
    </style:style>
    <style:style style:name="T13" style:family="text">
      <style:text-properties fo:font-weight="bold" officeooo:rsid="002df3b7" style:font-weight-asian="bold" style:font-weight-complex="bold"/>
    </style:style>
    <style:style style:name="T14" style:family="text">
      <style:text-properties fo:font-weight="bold" officeooo:rsid="00b5ceaf" style:font-weight-asian="bold" style:font-weight-complex="bold"/>
    </style:style>
    <style:style style:name="T15" style:family="text">
      <style:text-properties fo:font-weight="bold" officeooo:rsid="00bf56a7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4a5075" style:font-weight-asian="normal" style:font-weight-complex="normal"/>
    </style:style>
    <style:style style:name="T18" style:family="text">
      <style:text-properties fo:font-weight="normal" officeooo:rsid="00499af3" style:font-weight-asian="normal" style:font-weight-complex="normal"/>
    </style:style>
    <style:style style:name="T19" style:family="text">
      <style:text-properties fo:font-weight="normal" officeooo:rsid="004e6e78" style:font-weight-asian="normal" style:font-weight-complex="normal"/>
    </style:style>
    <style:style style:name="T20" style:family="text">
      <style:text-properties fo:font-weight="normal" officeooo:rsid="003c0c62" style:font-weight-asian="normal" style:font-weight-complex="normal"/>
    </style:style>
    <style:style style:name="T21" style:family="text">
      <style:text-properties fo:font-weight="normal" officeooo:rsid="00415964" style:font-weight-asian="normal" style:font-weight-complex="normal"/>
    </style:style>
    <style:style style:name="T22" style:family="text">
      <style:text-properties fo:font-weight="normal" officeooo:rsid="0011e983" style:font-weight-asian="normal" style:font-weight-complex="normal"/>
    </style:style>
    <style:style style:name="T23" style:family="text">
      <style:text-properties fo:font-weight="normal" officeooo:rsid="00125cba" style:font-weight-asian="normal" style:font-weight-complex="normal"/>
    </style:style>
    <style:style style:name="T24" style:family="text">
      <style:text-properties fo:font-weight="normal" officeooo:rsid="00164c3d" style:font-weight-asian="normal" style:font-weight-complex="normal"/>
    </style:style>
    <style:style style:name="T25" style:family="text">
      <style:text-properties fo:font-weight="normal" officeooo:rsid="0017e85e" style:font-weight-asian="normal" style:font-weight-complex="normal"/>
    </style:style>
    <style:style style:name="T26" style:family="text">
      <style:text-properties fo:font-weight="normal" officeooo:rsid="00230221" style:font-weight-asian="normal" style:font-weight-complex="normal"/>
    </style:style>
    <style:style style:name="T27" style:family="text">
      <style:text-properties fo:font-weight="normal" officeooo:rsid="00269765" style:font-weight-asian="normal" style:font-weight-complex="normal"/>
    </style:style>
    <style:style style:name="T28" style:family="text">
      <style:text-properties fo:font-weight="normal" officeooo:rsid="002780a5" style:font-weight-asian="normal" style:font-weight-complex="normal"/>
    </style:style>
    <style:style style:name="T29" style:family="text">
      <style:text-properties fo:font-weight="normal" officeooo:rsid="002980fc" style:font-weight-asian="normal" style:font-weight-complex="normal"/>
    </style:style>
    <style:style style:name="T30" style:family="text">
      <style:text-properties fo:font-weight="normal" officeooo:rsid="00542ccd" style:font-weight-asian="normal" style:font-weight-complex="normal"/>
    </style:style>
    <style:style style:name="T31" style:family="text">
      <style:text-properties fo:font-weight="normal" officeooo:rsid="002c241a" style:font-weight-asian="normal" style:font-weight-complex="normal"/>
    </style:style>
    <style:style style:name="T32" style:family="text">
      <style:text-properties fo:font-weight="normal" officeooo:rsid="002cef86" style:font-weight-asian="normal" style:font-weight-complex="normal"/>
    </style:style>
    <style:style style:name="T33" style:family="text">
      <style:text-properties fo:font-weight="normal" officeooo:rsid="0030e15b" style:font-weight-asian="normal" style:font-weight-complex="normal"/>
    </style:style>
    <style:style style:name="T34" style:family="text">
      <style:text-properties fo:font-weight="normal" officeooo:rsid="004a89e0" style:font-weight-asian="normal" style:font-weight-complex="normal"/>
    </style:style>
    <style:style style:name="T35" style:family="text">
      <style:text-properties fo:font-weight="normal" officeooo:rsid="004b5941" style:font-weight-asian="normal" style:font-weight-complex="normal"/>
    </style:style>
    <style:style style:name="T36" style:family="text">
      <style:text-properties fo:font-weight="normal" officeooo:rsid="004bdee5" style:font-weight-asian="normal" style:font-weight-complex="normal"/>
    </style:style>
    <style:style style:name="T37" style:family="text">
      <style:text-properties fo:font-weight="normal" officeooo:rsid="004d8f99" style:font-weight-asian="normal" style:font-weight-complex="normal"/>
    </style:style>
    <style:style style:name="T38" style:family="text">
      <style:text-properties fo:font-weight="normal" officeooo:rsid="0061b469" style:font-weight-asian="normal" style:font-weight-complex="normal"/>
    </style:style>
    <style:style style:name="T39" style:family="text">
      <style:text-properties fo:font-weight="normal" officeooo:rsid="006367d2" style:font-weight-asian="normal" style:font-weight-complex="normal"/>
    </style:style>
    <style:style style:name="T40" style:family="text">
      <style:text-properties fo:font-weight="normal" officeooo:rsid="0078d000" style:font-weight-asian="normal" style:font-weight-complex="normal"/>
    </style:style>
    <style:style style:name="T41" style:family="text">
      <style:text-properties fo:font-weight="normal" officeooo:rsid="007a573a" style:font-weight-asian="normal" style:font-weight-complex="normal"/>
    </style:style>
    <style:style style:name="T42" style:family="text">
      <style:text-properties fo:font-weight="normal" officeooo:rsid="007477d8" style:font-weight-asian="normal" style:font-weight-complex="normal"/>
    </style:style>
    <style:style style:name="T43" style:family="text">
      <style:text-properties fo:font-weight="normal" officeooo:rsid="00712b62" style:font-weight-asian="normal" style:font-weight-complex="normal"/>
    </style:style>
    <style:style style:name="T44" style:family="text">
      <style:text-properties fo:font-weight="normal" officeooo:rsid="00862f26" style:font-weight-asian="normal" style:font-weight-complex="normal"/>
    </style:style>
    <style:style style:name="T45" style:family="text">
      <style:text-properties fo:font-weight="normal" officeooo:rsid="00a10a4c" style:font-weight-asian="normal" style:font-weight-complex="normal"/>
    </style:style>
    <style:style style:name="T46" style:family="text">
      <style:text-properties fo:font-weight="normal" officeooo:rsid="00a1eda5" style:font-weight-asian="normal" style:font-weight-complex="normal"/>
    </style:style>
    <style:style style:name="T47" style:family="text">
      <style:text-properties fo:font-weight="normal" officeooo:rsid="00a34b92" style:font-weight-asian="normal" style:font-weight-complex="normal"/>
    </style:style>
    <style:style style:name="T48" style:family="text">
      <style:text-properties fo:font-weight="normal" officeooo:rsid="00a53f9e" style:font-weight-asian="normal" style:font-weight-complex="normal"/>
    </style:style>
    <style:style style:name="T49" style:family="text">
      <style:text-properties fo:font-weight="normal" officeooo:rsid="00a669aa" style:font-weight-asian="normal" style:font-weight-complex="normal"/>
    </style:style>
    <style:style style:name="T50" style:family="text">
      <style:text-properties fo:font-weight="normal" officeooo:rsid="00a7cca6" style:font-weight-asian="normal" style:font-weight-complex="normal"/>
    </style:style>
    <style:style style:name="T51" style:family="text">
      <style:text-properties fo:font-weight="normal" officeooo:rsid="00b90bb9" style:font-weight-asian="normal" style:font-weight-complex="normal"/>
    </style:style>
    <style:style style:name="T52" style:family="text">
      <style:text-properties fo:font-weight="normal" officeooo:rsid="00bf56a7" style:font-weight-asian="normal" style:font-weight-complex="normal"/>
    </style:style>
    <style:style style:name="T53" style:family="text">
      <style:text-properties fo:font-weight="normal" style:language-asian="zh" style:country-asian="CN" style:font-weight-asian="normal" style:font-weight-complex="normal"/>
    </style:style>
    <style:style style:name="T54" style:family="text">
      <style:text-properties fo:font-weight="normal" officeooo:rsid="004a42e3" style:language-asian="zh" style:country-asian="CN" style:font-weight-asian="normal" style:font-weight-complex="normal"/>
    </style:style>
    <style:style style:name="T55" style:family="text">
      <style:text-properties fo:font-weight="normal" officeooo:rsid="0061b469" style:language-asian="zh" style:country-asian="CN" style:font-weight-asian="normal" style:font-weight-complex="normal"/>
    </style:style>
    <style:style style:name="T56" style:family="text">
      <style:text-properties fo:color="#0066ff"/>
    </style:style>
    <style:style style:name="T57" style:family="text">
      <style:text-properties fo:color="#0066ff" fo:font-weight="normal" style:font-weight-asian="normal" style:font-weight-complex="normal"/>
    </style:style>
    <style:style style:name="T58" style:family="text">
      <style:text-properties fo:color="#0066ff" fo:font-weight="normal" officeooo:rsid="004a5075" style:font-weight-asian="normal" style:font-weight-complex="normal"/>
    </style:style>
    <style:style style:name="T59" style:family="text">
      <style:text-properties fo:color="#0066ff" fo:font-weight="normal" officeooo:rsid="004e6e78" style:font-weight-asian="normal" style:font-weight-complex="normal"/>
    </style:style>
    <style:style style:name="T60" style:family="text">
      <style:text-properties fo:color="#0066ff" fo:font-weight="normal" officeooo:rsid="003ba75b" style:font-weight-asian="normal" style:font-weight-complex="normal"/>
    </style:style>
    <style:style style:name="T61" style:family="text">
      <style:text-properties fo:color="#0066ff" fo:font-weight="normal" officeooo:rsid="0011e983" style:font-weight-asian="normal" style:font-weight-complex="normal"/>
    </style:style>
    <style:style style:name="T62" style:family="text">
      <style:text-properties fo:color="#0066ff" fo:font-weight="normal" officeooo:rsid="00125cba" style:font-weight-asian="normal" style:font-weight-complex="normal"/>
    </style:style>
    <style:style style:name="T63" style:family="text">
      <style:text-properties fo:color="#0066ff" fo:font-weight="normal" officeooo:rsid="00499af3" style:font-weight-asian="normal" style:font-weight-complex="normal"/>
    </style:style>
    <style:style style:name="T64" style:family="text">
      <style:text-properties fo:color="#0066ff" fo:font-weight="normal" officeooo:rsid="00230221" style:font-weight-asian="normal" style:font-weight-complex="normal"/>
    </style:style>
    <style:style style:name="T65" style:family="text">
      <style:text-properties fo:color="#0066ff" fo:font-weight="normal" officeooo:rsid="00269765" style:font-weight-asian="normal" style:font-weight-complex="normal"/>
    </style:style>
    <style:style style:name="T66" style:family="text">
      <style:text-properties fo:color="#0066ff" fo:font-weight="normal" officeooo:rsid="002980fc" style:font-weight-asian="normal" style:font-weight-complex="normal"/>
    </style:style>
    <style:style style:name="T67" style:family="text">
      <style:text-properties fo:color="#0066ff" fo:font-weight="normal" officeooo:rsid="00542ccd" style:font-weight-asian="normal" style:font-weight-complex="normal"/>
    </style:style>
    <style:style style:name="T68" style:family="text">
      <style:text-properties fo:color="#0066ff" fo:font-weight="normal" officeooo:rsid="002b1bba" style:font-weight-asian="normal" style:font-weight-complex="normal"/>
    </style:style>
    <style:style style:name="T69" style:family="text">
      <style:text-properties fo:color="#0066ff" fo:font-weight="normal" officeooo:rsid="0061b469" style:font-weight-asian="normal" style:font-weight-complex="normal"/>
    </style:style>
    <style:style style:name="T70" style:family="text">
      <style:text-properties fo:color="#0066ff" fo:font-weight="normal" officeooo:rsid="00835844" style:font-weight-asian="normal" style:font-weight-complex="normal"/>
    </style:style>
    <style:style style:name="T71" style:family="text">
      <style:text-properties fo:color="#0066ff" fo:font-weight="normal" officeooo:rsid="00862f26" style:font-weight-asian="normal" style:font-weight-complex="normal"/>
    </style:style>
    <style:style style:name="T72" style:family="text">
      <style:text-properties fo:color="#0066ff" fo:font-weight="normal" officeooo:rsid="00a1eda5" style:font-weight-asian="normal" style:font-weight-complex="normal"/>
    </style:style>
    <style:style style:name="T73" style:family="text">
      <style:text-properties fo:color="#0066ff" fo:font-weight="normal" officeooo:rsid="00a34b92" style:font-weight-asian="normal" style:font-weight-complex="normal"/>
    </style:style>
    <style:style style:name="T74" style:family="text">
      <style:text-properties fo:color="#0066ff" fo:font-weight="normal" officeooo:rsid="00a53f9e" style:font-weight-asian="normal" style:font-weight-complex="normal"/>
    </style:style>
    <style:style style:name="T75" style:family="text">
      <style:text-properties fo:color="#0066ff" fo:font-weight="normal" officeooo:rsid="00a7cca6" style:font-weight-asian="normal" style:font-weight-complex="normal"/>
    </style:style>
    <style:style style:name="T76" style:family="text">
      <style:text-properties fo:color="#0066ff" fo:font-weight="normal" officeooo:rsid="00bf56a7" style:font-weight-asian="normal" style:font-weight-complex="normal"/>
    </style:style>
    <style:style style:name="T77" style:family="text">
      <style:text-properties fo:color="#0066ff" fo:font-weight="normal" fo:background-color="#ffffff" loext:char-shading-value="0" style:font-weight-asian="normal" style:font-weight-complex="normal"/>
    </style:style>
    <style:style style:name="T78" style:family="text">
      <style:text-properties fo:language="zh" fo:country="CN" fo:font-weight="normal" style:font-weight-asian="normal" style:font-weight-complex="normal"/>
    </style:style>
    <style:style style:name="T79" style:family="text">
      <style:text-properties officeooo:rsid="00499af3"/>
    </style:style>
    <style:style style:name="T80" style:family="text">
      <style:text-properties officeooo:rsid="003ba75b"/>
    </style:style>
    <style:style style:name="T81" style:family="text">
      <style:text-properties officeooo:rsid="003c0c62"/>
    </style:style>
    <style:style style:name="T82" style:family="text">
      <style:text-properties officeooo:rsid="004193df"/>
    </style:style>
    <style:style style:name="T83" style:family="text">
      <style:text-properties officeooo:rsid="004a5075"/>
    </style:style>
    <style:style style:name="T84" style:family="text">
      <style:text-properties officeooo:rsid="0018604f"/>
    </style:style>
    <style:style style:name="T85" style:family="text">
      <style:text-properties officeooo:rsid="0010147b"/>
    </style:style>
    <style:style style:name="T86" style:family="text">
      <style:text-properties style:font-name="Liberation Serif" fo:font-weight="bold" officeooo:rsid="004a5075" style:font-weight-asian="bold" style:font-weight-complex="bold"/>
    </style:style>
    <style:style style:name="T87" style:family="text">
      <style:text-properties style:font-name="Liberation Serif" fo:font-weight="normal" officeooo:rsid="004a5075" style:font-weight-asian="normal" style:font-weight-complex="normal"/>
    </style:style>
    <style:style style:name="T88" style:family="text">
      <style:text-properties style:font-name="Liberation Serif" fo:font-weight="normal" officeooo:rsid="00249f14" style:font-weight-asian="normal" style:font-weight-complex="normal"/>
    </style:style>
    <style:style style:name="T89" style:family="text">
      <style:text-properties officeooo:rsid="00164c3d"/>
    </style:style>
    <style:style style:name="T90" style:family="text">
      <style:text-properties officeooo:rsid="0020e89b"/>
    </style:style>
    <style:style style:name="T91" style:family="text">
      <style:text-properties officeooo:rsid="003997b7"/>
    </style:style>
    <style:style style:name="T92" style:family="text">
      <style:text-properties officeooo:rsid="003b7c3d"/>
    </style:style>
    <style:style style:name="T93" style:family="text">
      <style:text-properties officeooo:rsid="0048c042"/>
    </style:style>
    <style:style style:name="T94" style:family="text">
      <style:text-properties officeooo:rsid="00509825"/>
    </style:style>
    <style:style style:name="T95" style:family="text">
      <style:text-properties officeooo:rsid="0058fdd4"/>
    </style:style>
    <style:style style:name="T96" style:family="text">
      <style:text-properties officeooo:rsid="005e7cbe"/>
    </style:style>
    <style:style style:name="T97" style:family="text">
      <style:text-properties officeooo:rsid="0061b469"/>
    </style:style>
    <style:style style:name="T98" style:family="text">
      <style:text-properties officeooo:rsid="006544b4"/>
    </style:style>
    <style:style style:name="T99" style:family="text">
      <style:text-properties officeooo:rsid="0066d3da"/>
    </style:style>
    <style:style style:name="T100" style:family="text">
      <style:text-properties officeooo:rsid="006ec549"/>
    </style:style>
    <style:style style:name="T101" style:family="text">
      <style:text-properties officeooo:rsid="00704b85"/>
    </style:style>
    <style:style style:name="T102" style:family="text">
      <style:text-properties officeooo:rsid="00712b62"/>
    </style:style>
    <style:style style:name="T103" style:family="text">
      <style:text-properties officeooo:rsid="0072f8e7"/>
    </style:style>
    <style:style style:name="T104" style:family="text">
      <style:text-properties officeooo:rsid="007477d8"/>
    </style:style>
    <style:style style:name="T105" style:family="text">
      <style:text-properties officeooo:rsid="00762120"/>
    </style:style>
    <style:style style:name="T106" style:family="text">
      <style:text-properties officeooo:rsid="0077a607"/>
    </style:style>
    <style:style style:name="T107" style:family="text">
      <style:text-properties officeooo:rsid="0077b5a3"/>
    </style:style>
    <style:style style:name="T108" style:family="text">
      <style:text-properties officeooo:rsid="0078d000"/>
    </style:style>
    <style:style style:name="T109" style:family="text">
      <style:text-properties officeooo:rsid="007a573a"/>
    </style:style>
    <style:style style:name="T110" style:family="text">
      <style:text-properties officeooo:rsid="007abca9"/>
    </style:style>
    <style:style style:name="T111" style:family="text">
      <style:text-properties officeooo:rsid="007b7911"/>
    </style:style>
    <style:style style:name="T112" style:family="text">
      <style:text-properties officeooo:rsid="007d4076"/>
    </style:style>
    <style:style style:name="T113" style:family="text">
      <style:text-properties officeooo:rsid="00820797"/>
    </style:style>
    <style:style style:name="T114" style:family="text">
      <style:text-properties officeooo:rsid="00835844"/>
    </style:style>
    <style:style style:name="T115" style:family="text">
      <style:text-properties officeooo:rsid="0084fe3b"/>
    </style:style>
    <style:style style:name="T116" style:family="text">
      <style:text-properties officeooo:rsid="00862f26"/>
    </style:style>
    <style:style style:name="T117" style:family="text">
      <style:text-properties officeooo:rsid="0087f9cb"/>
    </style:style>
    <style:style style:name="T118" style:family="text">
      <style:text-properties officeooo:rsid="0089a31c"/>
    </style:style>
    <style:style style:name="T119" style:family="text">
      <style:text-properties officeooo:rsid="0090e8c7"/>
    </style:style>
    <style:style style:name="T120" style:family="text">
      <style:text-properties officeooo:rsid="00928aa4"/>
    </style:style>
    <style:style style:name="T121" style:family="text">
      <style:text-properties officeooo:rsid="00950d88"/>
    </style:style>
    <style:style style:name="T122" style:family="text">
      <style:text-properties officeooo:rsid="009a6620"/>
    </style:style>
    <style:style style:name="T123" style:family="text">
      <style:text-properties officeooo:rsid="00a34b92"/>
    </style:style>
    <style:style style:name="T124" style:family="text">
      <style:text-properties officeooo:rsid="00a669aa"/>
    </style:style>
    <style:style style:name="T125" style:family="text">
      <style:text-properties officeooo:rsid="00a8987c"/>
    </style:style>
    <style:style style:name="T126" style:family="text">
      <style:text-properties officeooo:rsid="002df3b7"/>
    </style:style>
    <style:style style:name="T127" style:family="text">
      <style:text-properties officeooo:rsid="00ac889c"/>
    </style:style>
    <style:style style:name="T128" style:family="text">
      <style:text-properties officeooo:rsid="00adb4cd"/>
    </style:style>
    <style:style style:name="T129" style:family="text">
      <style:text-properties officeooo:rsid="00b0bdf2"/>
    </style:style>
    <style:style style:name="T130" style:family="text">
      <style:text-properties officeooo:rsid="00b28858"/>
    </style:style>
    <style:style style:name="T131" style:family="text">
      <style:text-properties officeooo:rsid="00b41bcd"/>
    </style:style>
    <style:style style:name="T132" style:family="text">
      <style:text-properties officeooo:rsid="00b58fae"/>
    </style:style>
    <style:style style:name="T133" style:family="text">
      <style:text-properties officeooo:rsid="00b5ceaf"/>
    </style:style>
    <style:style style:name="T134" style:family="text">
      <style:text-properties officeooo:rsid="00c3eb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2">
      <number:number number:decimal-places="2" loext:min-decimal-places="2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数据处理说明文档（服务器）</text:p>
      <text:p text:style-name="Text_20_body"/>
      <text:h text:style-name="Heading_20_1" text:outline-level="1"><draw:frame draw:style-name="fr1" draw:name="图像1" text:anchor-type="paragraph" svg:x="0.37cm" svg:y="2.434cm" svg:width="17cm" svg:height="16.642cm" draw:z-index="0"><draw:image xlink:href="Pictures/2000040B000053CB00005209E0FF1DF46EDD712E.svm" xlink:type="simple" xlink:show="embed" xlink:actuate="onLoad"/></draw:frame><text:span text:style-name="T101">1 </text:span>数据处理流程</text:h>
      <text:p text:style-name="P341"/>
      <text:p text:style-name="P339"/>
      <text:p text:style-name="P339">图 <text:span text:style-name="T118">1.1 <text:s/>数据处理流程</text:span></text:p>
      <text:p text:style-name="P339"/>
      <text:h text:style-name="P364" text:outline-level="2"><text:soft-page-break/></text:h>
      <text:h text:style-name="P364" text:outline-level="2">1.1 发送端</text:h>
      <text:p text:style-name="P341"/>
      <table:table table:name="表格57" table:style-name="表格57">
        <table:table-column table:style-name="表格57.A"/>
        <table:table-column table:style-name="表格57.B" table:number-columns-repeated="2"/>
        <table:table-row>
          <table:table-cell table:style-name="表格57.A1" office:value-type="string">
            <text:p text:style-name="P91"/>
          </table:table-cell>
          <table:table-cell table:style-name="表格57.A1" office:value-type="string">
            <text:p text:style-name="Table_20_Contents">处理流程</text:p>
          </table:table-cell>
          <table:table-cell table:style-name="表格57.A1" office:value-type="string">
            <text:p text:style-name="P95">数据</text:p>
          </table:table-cell>
        </table:table-row>
        <table:table-row>
          <table:table-cell table:style-name="表格57.A2" office:value-type="string">
            <text:p text:style-name="P91">1</text:p>
          </table:table-cell>
          <table:table-cell table:style-name="表格57.A2" office:value-type="string">
            <text:p text:style-name="P94"><text:s text:c="8"/>根据时频两域资源以及帧结构定义<text:span text:style-name="T1">计算最大传输符号数</text:span>，再根据最高<text:span text:style-name="T102">CQI反馈值</text:span><text:span text:style-name="T43">计算最大传输块大小</text:span><text:span text:style-name="T102">。</text:span></text:p>
          </table:table-cell>
          <table:table-cell table:style-name="表格57.A2" office:value-type="string">
            <text:p text:style-name="P97">初始传输块数据：二进制比特流</text:p>
            <text:p text:style-name="P104">数据类型：u<text:span text:style-name="T103">in8_t</text:span></text:p>
            <text:p text:style-name="P108">文档：帧结构定义</text:p>
          </table:table-cell>
        </table:table-row>
        <table:table-row>
          <table:table-cell table:style-name="表格57.A2" office:value-type="string">
            <text:p text:style-name="P122">2</text:p>
          </table:table-cell>
          <table:table-cell table:style-name="表格57.A2" office:value-type="string">
            <text:p text:style-name="Table_20_Contents"><text:s text:c="8"/>对每个传输块进行<text:span text:style-name="T9">CRC添加(24A)</text:span><text:span text:style-name="T104">，</text:span><text:span text:style-name="T9">码块分割</text:span><text:span text:style-name="T104">，对每个码块进行</text:span><text:span text:style-name="T9">CRC添加(24B)</text:span></text:p>
            <text:p text:style-name="P82">问题：协议中的&lt;NULL&gt;比特不太理解，暂设为0</text:p>
          </table:table-cell>
          <table:table-cell table:style-name="表格57.A2" office:value-type="string">
            <text:p text:style-name="P98">码块数据：二进制比特流</text:p>
            <text:p text:style-name="P98">数据类型：u<text:span text:style-name="T103">in8_t</text:span></text:p>
            <text:p text:style-name="P109">文档：<text:span text:style-name="T104">3GPP TS 36.212</text:span></text:p>
          </table:table-cell>
        </table:table-row>
        <table:table-row>
          <table:table-cell table:style-name="表格57.A2" office:value-type="string">
            <text:p text:style-name="P123">3</text:p>
          </table:table-cell>
          <table:table-cell table:style-name="表格57.A2" office:value-type="string">
            <text:p text:style-name="P124"><text:s text:c="8"/>对添加<text:span text:style-name="T105">CRC后的</text:span>码块，进行<text:span text:style-name="T8">Turbo编码</text:span></text:p>
          </table:table-cell>
          <table:table-cell table:style-name="表格57.A2" office:value-type="string">
            <text:p text:style-name="P99">码块数据：二进制比特流</text:p>
            <text:p text:style-name="P99">数据类型：u<text:span text:style-name="T103">in8_t</text:span></text:p>
            <text:p text:style-name="P110">文档：<text:span text:style-name="T104">3GPP TS 36.212</text:span></text:p>
          </table:table-cell>
        </table:table-row>
        <table:table-row>
          <table:table-cell table:style-name="表格57.A2" office:value-type="string">
            <text:p text:style-name="P125">4</text:p>
          </table:table-cell>
          <table:table-cell table:style-name="表格57.A2" office:value-type="string">
            <text:p text:style-name="P126"><text:s text:c="8"/>根据协议计算每个码块<text:span text:style-name="T16">速率匹配后的长度，</text:span><text:span text:style-name="T105">据此进行</text:span><text:span text:style-name="T10">速率匹配</text:span></text:p>
          </table:table-cell>
          <table:table-cell table:style-name="表格57.A2" office:value-type="string">
            <text:p text:style-name="P100">码块数据：二进制比特流</text:p>
            <text:p text:style-name="P100">数据类型：u<text:span text:style-name="T103">in8_t</text:span></text:p>
            <text:p text:style-name="P111">文档：<text:span text:style-name="T104">3GPP TS 36.212</text:span></text:p>
          </table:table-cell>
        </table:table-row>
        <table:table-row>
          <table:table-cell table:style-name="表格57.A2" office:value-type="string">
            <text:p text:style-name="P127">5</text:p>
          </table:table-cell>
          <table:table-cell table:style-name="表格57.A2" office:value-type="string">
            <text:p text:style-name="P126"><text:s text:c="8"/>对于每个流，将<text:span text:style-name="T1">码块级联</text:span>起来成为一个传输块，根据<text:span text:style-name="T106">CQI反馈值</text:span>对其进行<text:span text:style-name="T1">符号映射</text:span>（由于之前的速率匹配，不管初始传输块多长，符号映射后的符号个数都应该等于（<text:span text:style-name="T106">1</text:span>）中计算<text:span text:style-name="T106">得到的</text:span>最大传输符号数）</text:p>
          </table:table-cell>
          <table:table-cell table:style-name="表格57.A2" office:value-type="string">
            <text:p text:style-name="P107">传输块数据：定点数</text:p>
            <text:p text:style-name="P101">数据类型：<text:span text:style-name="T113">int</text:span></text:p>
            <text:p text:style-name="P112">文档：<text:span text:style-name="T106">3GPP TS 36.211</text:span></text:p>
          </table:table-cell>
        </table:table-row>
        <table:table-row>
          <table:table-cell table:style-name="表格57.A2" office:value-type="string">
            <text:p text:style-name="P128">6</text:p>
          </table:table-cell>
          <table:table-cell table:style-name="表格57.A2" office:value-type="string">
            <text:p text:style-name="P126"><text:s text:c="7"/>根据帧结构定义进行<text:span text:style-name="T1">组包</text:span>，添加符号头和子帧头</text:p>
          </table:table-cell>
          <table:table-cell table:style-name="表格57.A2" office:value-type="string">
            <text:p text:style-name="P101">包数据：定点数</text:p>
            <text:p text:style-name="P101">数据类型：int</text:p>
            <text:p text:style-name="P112">文档：帧结构定义</text:p>
          </table:table-cell>
        </table:table-row>
      </table:table>
      <text:h text:style-name="P365" text:outline-level="2"/>
      <text:p text:style-name="P342"/>
      <text:h text:style-name="P366" text:outline-level="2">1.2 模拟通过信道</text:h>
      <text:p text:style-name="P342"/>
      <table:table table:name="表格59" table:style-name="表格59">
        <table:table-column table:style-name="表格59.A"/>
        <table:table-column table:style-name="表格59.B" table:number-columns-repeated="2"/>
        <table:table-row>
          <table:table-cell table:style-name="表格59.A1" office:value-type="string">
            <text:p text:style-name="P93"/>
          </table:table-cell>
          <table:table-cell table:style-name="表格59.A1" office:value-type="string">
            <text:p text:style-name="P135">处理流程</text:p>
          </table:table-cell>
          <table:table-cell table:style-name="表格59.A1" office:value-type="string">
            <text:p text:style-name="P96">数据</text:p>
          </table:table-cell>
        </table:table-row>
        <table:table-row>
          <table:table-cell table:style-name="表格59.A2" office:value-type="string">
            <text:p text:style-name="P93">1</text:p>
          </table:table-cell>
          <table:table-cell table:style-name="表格59.A2" office:value-type="string">
            <text:p text:style-name="P135"><text:s text:c="8"/>信道矩阵<text:span text:style-name="T112">(R, L, C, S)</text:span>与调制后符号<text:span text:style-name="T112">(L, C, S)</text:span>相乘（对于每个资源元素<text:span text:style-name="T112">，信道矩阵维数为(R, L)，发送信号维数为(L, 1)，接收信号为(R, 1)）</text:span>得到<text:span text:style-name="T112">(R, C, S)的接收信号</text:span></text:p>
          </table:table-cell>
          <table:table-cell table:style-name="表格59.A2" office:value-type="string">
            <text:p text:style-name="P106">接收信号：复数，浮点数</text:p>
            <text:p text:style-name="P106">数据类型：<text:span text:style-name="T106">lapack_complex_double</text:span></text:p>
          </table:table-cell>
        </table:table-row>
        <table:table-row>
          <table:table-cell table:style-name="表格59.A2" office:value-type="string">
            <text:p text:style-name="P136">2</text:p>
          </table:table-cell>
          <table:table-cell table:style-name="表格59.A2" office:value-type="string">
            <text:p text:style-name="P135"><text:s text:c="8"/>对接收信号加上高斯白噪声</text:p>
            <text:p text:style-name="P135">问题：信噪比</text:p>
          </table:table-cell>
          <table:table-cell table:style-name="表格59.A2" office:value-type="string">
            <text:p text:style-name="P106">接收信号：复数，浮点数</text:p>
            <text:p text:style-name="P106">数据类型：<text:span text:style-name="T106">lapack_complex_double</text:span></text:p>
          </table:table-cell>
        </table:table-row>
      </table:table>
      <text:h text:style-name="P365" text:outline-level="2"><text:soft-page-break/>1.<text:span text:style-name="T112">3 </text:span>接收端</text:h>
      <text:p text:style-name="P342"/>
      <table:table table:name="表格58" table:style-name="表格58">
        <table:table-column table:style-name="表格58.A"/>
        <table:table-column table:style-name="表格58.B" table:number-columns-repeated="2"/>
        <table:table-row>
          <table:table-cell table:style-name="表格58.A1" office:value-type="string">
            <text:p text:style-name="P92"/>
          </table:table-cell>
          <table:table-cell table:style-name="表格58.A1" office:value-type="string">
            <text:p text:style-name="P129">处理流程</text:p>
          </table:table-cell>
          <table:table-cell table:style-name="表格58.A1" office:value-type="string">
            <text:p text:style-name="P95">数据</text:p>
          </table:table-cell>
        </table:table-row>
        <table:table-row>
          <table:table-cell table:style-name="表格58.A2" office:value-type="string">
            <text:p text:style-name="P92">1</text:p>
          </table:table-cell>
          <table:table-cell table:style-name="表格58.A2" office:value-type="string">
            <text:p text:style-name="P129"><text:s text:c="7"/>根据子帧头和符号头对收到的包进行<text:span text:style-name="T1">解包</text:span>，定点数转为浮点数</text:p>
          </table:table-cell>
          <table:table-cell table:style-name="表格58.A2" office:value-type="string">
            <text:p text:style-name="P102">解包后的数据：复数，浮点数</text:p>
            <text:p text:style-name="P102">数据类型：l<text:span text:style-name="T106">apack_complex_double</text:span></text:p>
            <text:p text:style-name="P112">文档：帧结构定义</text:p>
          </table:table-cell>
        </table:table-row>
        <table:table-row>
          <table:table-cell table:style-name="表格58.A2" office:value-type="string">
            <text:p text:style-name="P130">2</text:p>
          </table:table-cell>
          <table:table-cell table:style-name="表格58.A2" office:value-type="string">
            <text:p text:style-name="P131"><text:s text:c="8"/>解包后的数据即接收信号，再根据导频进行<text:span text:style-name="T1">信道估计</text:span></text:p>
          </table:table-cell>
          <table:table-cell table:style-name="表格58.A2" office:value-type="string">
            <text:p text:style-name="P103">信道矩阵：复数，浮点数</text:p>
            <text:p text:style-name="P103">数据类型：<text:span text:style-name="T108">lapack_complex_double</text:span></text:p>
            <text:p text:style-name="P113">文档：<text:span text:style-name="T108">程序说明报告-信道估计</text:span></text:p>
          </table:table-cell>
        </table:table-row>
        <table:table-row>
          <table:table-cell table:style-name="表格58.A2" office:value-type="string">
            <text:p text:style-name="P130">3</text:p>
          </table:table-cell>
          <table:table-cell table:style-name="表格58.A2" office:value-type="string">
            <text:p text:style-name="P131"><text:s text:c="7"/>根据估计出来的信道进行<text:span text:style-name="T1">信号检测</text:span><text:span text:style-name="T16">，将检测后的信号估计值分成</text:span><text:span text:style-name="T40">8个流</text:span></text:p>
          </table:table-cell>
          <table:table-cell table:style-name="表格58.A2" office:value-type="string">
            <text:p text:style-name="P103">信号估计值：复数，浮点数</text:p>
            <text:p text:style-name="P103">数据类型：<text:span text:style-name="T108">lapack_complex_double</text:span></text:p>
            <text:p text:style-name="P113">文档：<text:span text:style-name="T108">程序说明报告-信号检测</text:span></text:p>
          </table:table-cell>
        </table:table-row>
        <table:table-row>
          <table:table-cell table:style-name="表格58.A2" office:value-type="string">
            <text:p text:style-name="P130">4</text:p>
          </table:table-cell>
          <table:table-cell table:style-name="表格58.A2" office:value-type="string">
            <text:p text:style-name="P131"><text:s text:c="8"/>对每个流进行<text:span text:style-name="T1">解符号映射</text:span>（<text:span text:style-name="T107">调制阶数由CQI确定）</text:span></text:p>
          </table:table-cell>
          <table:table-cell table:style-name="表格58.A2" office:value-type="string">
            <text:p text:style-name="P103">后验信息：浮点数</text:p>
            <text:p text:style-name="P103">数据类型：<text:span text:style-name="T108">double</text:span></text:p>
          </table:table-cell>
        </table:table-row>
        <table:table-row>
          <table:table-cell table:style-name="表格58.A2" office:value-type="string">
            <text:p text:style-name="P132">5</text:p>
          </table:table-cell>
          <table:table-cell table:style-name="表格58.A2" office:value-type="string">
            <text:p text:style-name="P133"><text:s text:c="8"/>对每个流进行<text:span text:style-name="T1">解码块级联</text:span>，分为多个码块；对于每个码块，进行<text:span text:style-name="T11">解速率匹配</text:span><text:span text:style-name="T41">和</text:span><text:span text:style-name="T11">Turbo译码</text:span></text:p>
            <text:p text:style-name="P131">问题：码块分割参数暂时设为已知，实际通信如何获取码块分割参数</text:p>
          </table:table-cell>
          <table:table-cell table:style-name="表格58.A2" office:value-type="string">
            <text:p text:style-name="P104">解速率匹配后数据：浮点数</text:p>
            <text:p text:style-name="P104">数据类型：<text:span text:style-name="T109">float</text:span></text:p>
            <text:p text:style-name="P104">译码后数据：二进制比特流</text:p>
            <text:p text:style-name="P104">数据类型：u<text:span text:style-name="T103">in8_t</text:span></text:p>
          </table:table-cell>
        </table:table-row>
        <table:table-row>
          <table:table-cell table:style-name="表格58.A2" office:value-type="string">
            <text:p text:style-name="P132">6</text:p>
          </table:table-cell>
          <table:table-cell table:style-name="表格58.A2" office:value-type="string">
            <text:p text:style-name="P134"><text:s text:c="8"/>对于每个流，先对每个码块进行<text:span text:style-name="T11">CRC校验</text:span><text:span text:style-name="T9">(24</text:span><text:span text:style-name="T12">B</text:span><text:span text:style-name="T9">)</text:span><text:span text:style-name="T42">，如果有错，该流直接丢掉；如果没错，再对传输块进行</text:span><text:span text:style-name="T11">CRC校验</text:span><text:span text:style-name="T9">(24</text:span><text:span text:style-name="T12">A</text:span><text:span text:style-name="T9">)</text:span><text:span text:style-name="T42">，以免漏检</text:span></text:p>
          </table:table-cell>
          <table:table-cell table:style-name="表格58.A2" office:value-type="string">
            <text:p text:style-name="P105">校验后数据；二进制比特流</text:p>
            <text:p text:style-name="P105">数据类型：u<text:span text:style-name="T103">in8_t</text:span></text:p>
          </table:table-cell>
        </table:table-row>
      </table:table>
      <text:h text:style-name="Heading_20_2" text:outline-level="2"/>
      <text:h text:style-name="Heading_20_2" text:outline-level="2">1.4 系统配置</text:h>
      <text:p text:style-name="Heading_20_4"><text:span text:style-name="T134">(1) </text:span>Ub<text:span text:style-name="T134">untu 16.04 LTS</text:span></text:p>
      <text:h text:style-name="P373" text:outline-level="2"><text:bookmark text:name="view_subject_2:1tbiAgARC1LLpmNFxQAUsQ"/>(2) Intel® Parallel Studio XE</text:h>
      <text:p text:style-name="P378"/>
      <text:h text:style-name="P362" text:outline-level="1">2 模块函数说明</text:h>
      <text:h text:style-name="Heading_20_2" text:outline-level="2"><text:span text:style-name="T93">2.1 </text:span>CRC添加</text:h>
      <text:p text:style-name="P166"><text:span text:style-name="T1">函数：</text:span><text:span text:style-name="T57"> </text:span><text:span text:style-name="T63">srslte_crc_init</text:span></text:p>
      <text:p text:style-name="P162"><text:span text:style-name="T1">功能：</text:span><text:bookmark text:name="result_box"/><text:span text:style-name="T53">初始化</text:span><text:span text:style-name="T78">CRC</text:span><text:span text:style-name="T53">参数和表</text:span></text:p>
      <text:p text:style-name="P162"><text:span text:style-name="T1">语法：</text:span>i<text:span text:style-name="T79">nt srslte_crc_init(srslte_crc_t *h, uint32_t srslte_crc_poly, int srslte_crc_order);</text:span></text:p>
      <text:p text:style-name="P162"><text:span text:style-name="T1">包含文件：</text:span><text:span text:style-name="T18">crc.h</text:span></text:p>
      <text:p text:style-name="P188">输入参数：</text:p>
      <table:table table:name="表格16" table:style-name="表格16">
        <table:table-column table:style-name="表格16.A"/>
        <table:table-column table:style-name="表格16.B" table:number-columns-repeated="2"/>
        <table:table-column table:style-name="表格16.A"/>
        <table:table-row table:style-name="表格16.1">
          <table:table-cell table:style-name="表格16.A1" office:value-type="string">
            <text:p text:style-name="P1">类型</text:p>
          </table:table-cell>
          <table:table-cell table:style-name="表格16.A1" office:value-type="string">
            <text:p text:style-name="P1">变量名</text:p>
          </table:table-cell>
          <table:table-cell table:style-name="表格16.A1" office:value-type="string">
            <text:p text:style-name="P1">大小</text:p>
          </table:table-cell>
          <table:table-cell table:style-name="表格16.D1" office:value-type="string">
            <text:p text:style-name="P1">注释</text:p>
          </table:table-cell>
        </table:table-row>
        <table:table-row table:style-name="表格16.1">
          <table:table-cell table:style-name="表格16.A2" office:value-type="string">
            <text:p text:style-name="P288">uint32_t</text:p>
          </table:table-cell>
          <table:table-cell table:style-name="表格16.A2" office:value-type="string">
            <text:p text:style-name="P288">srslte_crc_poly</text:p>
          </table:table-cell>
          <table:table-cell table:style-name="表格16.A2" office:value-type="string">
            <text:p text:style-name="P20">1</text:p>
          </table:table-cell>
          <table:table-cell table:style-name="表格16.D2" office:value-type="string">
            <text:p text:style-name="P20">CRC版本</text:p>
          </table:table-cell>
        </table:table-row>
        <table:table-row table:style-name="表格16.1">
          <table:table-cell table:style-name="表格16.A2" office:value-type="string">
            <text:p text:style-name="P288">int</text:p>
          </table:table-cell>
          <table:table-cell table:style-name="表格16.A2" office:value-type="string">
            <text:p text:style-name="P288">srslte_crc_order</text:p>
          </table:table-cell>
          <table:table-cell table:style-name="表格16.A2" office:value-type="string">
            <text:p text:style-name="P20">1</text:p>
          </table:table-cell>
          <table:table-cell table:style-name="表格16.D2" office:value-type="string">
            <text:p text:style-name="P20">CRC长度</text:p>
          </table:table-cell>
        </table:table-row>
      </table:table>
      <text:p text:style-name="P188">输出参数：</text:p>
      <table:table table:name="表格17" table:style-name="表格17">
        <table:table-column table:style-name="表格17.A"/>
        <table:table-column table:style-name="表格17.B"/>
        <table:table-column table:style-name="表格17.A"/>
        <table:table-column table:style-name="表格17.B"/>
        <table:table-row table:style-name="表格17.1">
          <table:table-cell table:style-name="表格17.A1" office:value-type="string">
            <text:p text:style-name="P1">类型</text:p>
          </table:table-cell>
          <table:table-cell table:style-name="表格17.A1" office:value-type="string">
            <text:p text:style-name="P1">变量名</text:p>
          </table:table-cell>
          <table:table-cell table:style-name="表格17.A1" office:value-type="string">
            <text:p text:style-name="P1">大小</text:p>
          </table:table-cell>
          <table:table-cell table:style-name="表格17.D1" office:value-type="string">
            <text:p text:style-name="P1">注释</text:p>
          </table:table-cell>
        </table:table-row>
        <table:table-row table:style-name="表格17.1">
          <table:table-cell table:style-name="表格17.A1" office:value-type="string">
            <text:p text:style-name="P288">srslte_crc_t *</text:p>
          </table:table-cell>
          <table:table-cell table:style-name="表格17.A1" office:value-type="string">
            <text:p text:style-name="P158">h</text:p>
          </table:table-cell>
          <table:table-cell table:style-name="表格17.A1" office:value-type="string">
            <text:p text:style-name="P20">1</text:p>
          </table:table-cell>
          <table:table-cell table:style-name="表格17.D1" office:value-type="string">
            <text:p text:style-name="P23">CRC参数</text:p>
          </table:table-cell>
        </table:table-row>
      </table:table>
      <text:p text:style-name="P162"><text:span text:style-name="T1">返回值：</text:span><text:span text:style-name="T16">初始化状态</text:span></text:p>
      <text:p text:style-name="P233"/>
      <text:p text:style-name="P162"><text:span text:style-name="T1">函数：</text:span><text:span text:style-name="T58">srslte_crc_attach</text:span></text:p>
      <text:p text:style-name="P162"><text:span text:style-name="T1">功能：</text:span><text:span text:style-name="T16">添加</text:span><text:span text:style-name="T17">CRC</text:span></text:p>
      <text:p text:style-name="P162"><text:span text:style-name="T1">语法：</text:span><text:span text:style-name="T17">uint32_t srslte_crc_attach(srslte_crc_t *h, <text:s/>uint8_t *data, int len);</text:span></text:p>
      <text:p text:style-name="P162"><text:span text:style-name="T1">包含文件：</text:span><text:span text:style-name="T18">crc.h</text:span></text:p>
      <text:p text:style-name="P188">输入参数：</text:p>
      <table:table table:name="表格22" table:style-name="表格22">
        <table:table-column table:style-name="表格22.A"/>
        <table:table-column table:style-name="表格22.B" table:number-columns-repeated="2"/>
        <table:table-column table:style-name="表格22.A"/>
        <table:table-row table:style-name="表格22.1">
          <table:table-cell table:style-name="表格22.A1" office:value-type="string">
            <text:p text:style-name="P1">类型</text:p>
          </table:table-cell>
          <table:table-cell table:style-name="表格22.A1" office:value-type="string">
            <text:p text:style-name="P1">变量名</text:p>
          </table:table-cell>
          <table:table-cell table:style-name="表格22.A1" office:value-type="string">
            <text:p text:style-name="P1">大小</text:p>
          </table:table-cell>
          <table:table-cell table:style-name="表格22.D1" office:value-type="string">
            <text:p text:style-name="P1">注释</text:p>
          </table:table-cell>
        </table:table-row>
        <table:table-row table:style-name="表格22.1">
          <table:table-cell table:style-name="表格22.A2" office:value-type="string">
            <text:p text:style-name="P288">srslte_crc_t *</text:p>
          </table:table-cell>
          <table:table-cell table:style-name="表格22.A2" office:value-type="string">
            <text:p text:style-name="P158">h</text:p>
          </table:table-cell>
          <table:table-cell table:style-name="表格22.A2" office:value-type="string">
            <text:p text:style-name="P20">1</text:p>
          </table:table-cell>
          <table:table-cell table:style-name="表格22.D2" office:value-type="string">
            <text:p text:style-name="P23">CRC参数</text:p>
          </table:table-cell>
        </table:table-row>
        <table:table-row table:style-name="表格22.1">
          <table:table-cell table:style-name="表格22.A2" office:value-type="string">
            <text:p text:style-name="P234">int</text:p>
          </table:table-cell>
          <table:table-cell table:style-name="表格22.A2" office:value-type="string">
            <text:p text:style-name="P207">len</text:p>
          </table:table-cell>
          <table:table-cell table:style-name="表格22.A2" office:value-type="string">
            <text:p text:style-name="P20">1</text:p>
          </table:table-cell>
          <table:table-cell table:style-name="表格22.D2" office:value-type="string">
            <text:p text:style-name="P23">输入码长</text:p>
          </table:table-cell>
        </table:table-row>
      </table:table>
      <text:p text:style-name="P188">输出参数：</text:p>
      <table:table table:name="表格23" table:style-name="表格23">
        <table:table-column table:style-name="表格23.A"/>
        <table:table-column table:style-name="表格23.B"/>
        <table:table-column table:style-name="表格23.A"/>
        <table:table-column table:style-name="表格23.B"/>
        <table:table-row table:style-name="表格23.1">
          <table:table-cell table:style-name="表格23.A1" office:value-type="string">
            <text:p text:style-name="P1">类型</text:p>
          </table:table-cell>
          <table:table-cell table:style-name="表格23.A1" office:value-type="string">
            <text:p text:style-name="P1">变量名</text:p>
          </table:table-cell>
          <table:table-cell table:style-name="表格23.A1" office:value-type="string">
            <text:p text:style-name="P1">大小</text:p>
          </table:table-cell>
          <table:table-cell table:style-name="表格23.D1" office:value-type="string">
            <text:p text:style-name="P1">注释</text:p>
          </table:table-cell>
        </table:table-row>
        <table:table-row table:style-name="表格23.1">
          <table:table-cell table:style-name="表格23.A1" office:value-type="string">
            <text:p text:style-name="P234">uint8_t *</text:p>
          </table:table-cell>
          <table:table-cell table:style-name="表格23.A1" office:value-type="string">
            <text:p text:style-name="P234">data</text:p>
          </table:table-cell>
          <table:table-cell table:style-name="表格23.A1" office:value-type="string">
            <text:p text:style-name="P23">len + crc_order</text:p>
          </table:table-cell>
          <table:table-cell table:style-name="表格23.D1" office:value-type="string">
            <text:p text:style-name="P26">输出比特流</text:p>
          </table:table-cell>
        </table:table-row>
      </table:table>
      <text:p text:style-name="P162"><text:span text:style-name="T1">返回值：</text:span><text:span text:style-name="T17">CRC比特流</text:span></text:p>
      <text:h text:style-name="Heading_20_2" text:outline-level="2"><text:span text:style-name="T93">2.2 </text:span>码块分割</text:h>
      <text:p text:style-name="P162"><text:span text:style-name="T1">函数：</text:span><text:span text:style-name="T58">s</text:span><text:span text:style-name="T59">rslte_cbsegm</text:span></text:p>
      <text:p text:style-name="P162"><text:span text:style-name="T1">功能：</text:span><text:span text:style-name="T19">码块分割</text:span></text:p>
      <text:p text:style-name="P162"><text:soft-page-break/><text:span text:style-name="T1">语法：</text:span><text:span text:style-name="T19">int srslte_cbsegm(srslte_cbsegm_t *s, uint32_t tbs);</text:span></text:p>
      <text:p text:style-name="P177"><text:span text:style-name="T1">包含文件：</text:span><text:span text:style-name="T33">cbsegm.h</text:span></text:p>
      <text:p text:style-name="P188">输入参数：</text:p>
      <table:table table:name="表格24" table:style-name="表格24">
        <table:table-column table:style-name="表格24.A"/>
        <table:table-column table:style-name="表格24.B"/>
        <table:table-column table:style-name="表格24.A"/>
        <table:table-column table:style-name="表格24.B"/>
        <table:table-row table:style-name="表格24.1">
          <table:table-cell table:style-name="表格24.A1" office:value-type="string">
            <text:p text:style-name="P1">类型</text:p>
          </table:table-cell>
          <table:table-cell table:style-name="表格24.A1" office:value-type="string">
            <text:p text:style-name="P1">变量名</text:p>
          </table:table-cell>
          <table:table-cell table:style-name="表格24.A1" office:value-type="string">
            <text:p text:style-name="P1">大小</text:p>
          </table:table-cell>
          <table:table-cell table:style-name="表格24.D1" office:value-type="string">
            <text:p text:style-name="P1">注释</text:p>
          </table:table-cell>
        </table:table-row>
        <table:table-row table:style-name="表格24.1">
          <table:table-cell table:style-name="表格24.A1" office:value-type="string">
            <text:p text:style-name="P242">uint32_t </text:p>
          </table:table-cell>
          <table:table-cell table:style-name="表格24.A1" office:value-type="string">
            <text:p text:style-name="P209"><text:span text:style-name="T19">t</text:span><text:span text:style-name="T16">bs</text:span></text:p>
          </table:table-cell>
          <table:table-cell table:style-name="表格24.A1" office:value-type="string">
            <text:p text:style-name="P36">1</text:p>
          </table:table-cell>
          <table:table-cell table:style-name="表格24.D1" office:value-type="string">
            <text:p text:style-name="P36">传输块码长</text:p>
          </table:table-cell>
        </table:table-row>
      </table:table>
      <text:p text:style-name="P188">输出参数：</text:p>
      <table:table table:name="表格25" table:style-name="表格25">
        <table:table-column table:style-name="表格25.A"/>
        <table:table-column table:style-name="表格25.B"/>
        <table:table-column table:style-name="表格25.A"/>
        <table:table-column table:style-name="表格25.B"/>
        <table:table-row table:style-name="表格25.1">
          <table:table-cell table:style-name="表格25.A1" office:value-type="string">
            <text:p text:style-name="P1">类型</text:p>
          </table:table-cell>
          <table:table-cell table:style-name="表格25.A1" office:value-type="string">
            <text:p text:style-name="P1">变量名</text:p>
          </table:table-cell>
          <table:table-cell table:style-name="表格25.A1" office:value-type="string">
            <text:p text:style-name="P1">大小</text:p>
          </table:table-cell>
          <table:table-cell table:style-name="表格25.D1" office:value-type="string">
            <text:p text:style-name="P1">注释</text:p>
          </table:table-cell>
        </table:table-row>
        <table:table-row table:style-name="表格25.1">
          <table:table-cell table:style-name="表格25.A1" office:value-type="string">
            <text:p text:style-name="P242">srslte_cbsegm_t *</text:p>
          </table:table-cell>
          <table:table-cell table:style-name="表格25.A1" office:value-type="string">
            <text:p text:style-name="P242">s</text:p>
          </table:table-cell>
          <table:table-cell table:style-name="表格25.A1" office:value-type="string">
            <text:p text:style-name="P36">1</text:p>
          </table:table-cell>
          <table:table-cell table:style-name="表格25.D1" office:value-type="string">
            <text:p text:style-name="P26">码块分割参数</text:p>
          </table:table-cell>
        </table:table-row>
      </table:table>
      <text:p text:style-name="P162"><text:span text:style-name="T2">返回值：</text:span><text:span text:style-name="T33">码块分割状态</text:span></text:p>
      <text:p text:style-name="P237"/>
      <text:h text:style-name="Heading_20_2" text:outline-level="2"><text:span text:style-name="T3">2</text:span><text:span text:style-name="T2">.</text:span><text:span text:style-name="T1">3 Turbo编码</text:span></text:h>
      <text:p text:style-name="P164"><text:span text:style-name="T1">函数：</text:span><text:span text:style-name="T61">srslte_tcod_init</text:span></text:p>
      <text:p text:style-name="P164"><text:span text:style-name="T1">功能：</text:span><text:span text:style-name="T19">初始化编码器</text:span></text:p>
      <text:p text:style-name="P164"><text:span text:style-name="T1">语法：</text:span><text:span text:style-name="T19">i</text:span><text:span text:style-name="T22">nt srslte_tcod_init(srslte_tcod_t *h, uint32_t max_long_cb);</text:span></text:p>
      <text:p text:style-name="P164"><text:span text:style-name="T1">包含文件：</text:span><text:span text:style-name="T22">turbocoder.h</text:span></text:p>
      <text:p text:style-name="P190">输入参数：</text:p>
      <table:table table:name="表格18" table:style-name="表格18">
        <table:table-column table:style-name="表格18.A"/>
        <table:table-column table:style-name="表格18.B"/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3">类型</text:p>
          </table:table-cell>
          <table:table-cell table:style-name="表格18.A1" office:value-type="string">
            <text:p text:style-name="P3">变量名</text:p>
          </table:table-cell>
          <table:table-cell table:style-name="表格18.A1" office:value-type="string">
            <text:p text:style-name="P3">大小</text:p>
          </table:table-cell>
          <table:table-cell table:style-name="表格18.D1" office:value-type="string">
            <text:p text:style-name="P3">注释</text:p>
          </table:table-cell>
        </table:table-row>
        <table:table-row table:style-name="表格18.1">
          <table:table-cell table:style-name="表格18.A1" office:value-type="string">
            <text:p text:style-name="P249"><text:s/>uint32_t </text:p>
          </table:table-cell>
          <table:table-cell table:style-name="表格18.A1" office:value-type="string">
            <text:p text:style-name="P249">max_long_cb</text:p>
          </table:table-cell>
          <table:table-cell table:style-name="表格18.A1" office:value-type="string">
            <text:p text:style-name="P37">1</text:p>
          </table:table-cell>
          <table:table-cell table:style-name="表格18.D1" office:value-type="string">
            <text:p text:style-name="P37">最大输入码长</text:p>
          </table:table-cell>
        </table:table-row>
      </table:table>
      <text:p text:style-name="P190">输出参数：</text:p>
      <table:table table:name="表格19" table:style-name="表格19">
        <table:table-column table:style-name="表格19.A"/>
        <table:table-column table:style-name="表格19.B"/>
        <table:table-column table:style-name="表格19.A"/>
        <table:table-column table:style-name="表格19.B"/>
        <table:table-row table:style-name="表格19.1">
          <table:table-cell table:style-name="表格19.A1" office:value-type="string">
            <text:p text:style-name="P3">类型</text:p>
          </table:table-cell>
          <table:table-cell table:style-name="表格19.A1" office:value-type="string">
            <text:p text:style-name="P3">变量名</text:p>
          </table:table-cell>
          <table:table-cell table:style-name="表格19.A1" office:value-type="string">
            <text:p text:style-name="P3">大小</text:p>
          </table:table-cell>
          <table:table-cell table:style-name="表格19.D1" office:value-type="string">
            <text:p text:style-name="P3">注释</text:p>
          </table:table-cell>
        </table:table-row>
        <table:table-row table:style-name="表格19.1">
          <table:table-cell table:style-name="表格19.A1" office:value-type="string">
            <text:p text:style-name="P249">srslte_tcod_t *</text:p>
          </table:table-cell>
          <table:table-cell table:style-name="表格19.A1" office:value-type="string">
            <text:p text:style-name="P243">h</text:p>
          </table:table-cell>
          <table:table-cell table:style-name="表格19.A1" office:value-type="string">
            <text:p text:style-name="P37">1</text:p>
          </table:table-cell>
          <table:table-cell table:style-name="表格19.D1" office:value-type="string">
            <text:p text:style-name="P28">编码器参数</text:p>
          </table:table-cell>
        </table:table-row>
      </table:table>
      <text:p text:style-name="P164"><text:span text:style-name="T2">返回值：</text:span><text:span text:style-name="T17">初始化状态</text:span></text:p>
      <text:p text:style-name="P238"/>
      <text:p text:style-name="P166"><text:span text:style-name="T1">函数：</text:span><text:span text:style-name="T61"> </text:span><text:span text:style-name="T62">srslte_tcod_encode</text:span></text:p>
      <text:p text:style-name="P165"><text:span text:style-name="T1">功能：</text:span><text:span text:style-name="T23">Turbo编码</text:span></text:p>
      <text:p text:style-name="P165"><text:span text:style-name="T1">语法：</text:span><text:span text:style-name="T23">int srslte_tcod_encode(srslte_tcod_t *h, uint8_t *input, uint8_t *output, <text:s/>uint32_t long_cb);</text:span></text:p>
      <text:p text:style-name="P165"><text:span text:style-name="T1">包含文件：</text:span><text:span text:style-name="T22">turbocoder.h</text:span></text:p>
      <text:p text:style-name="P191">输入参数：</text:p>
      <table:table table:name="表格20" table:style-name="表格20">
        <table:table-column table:style-name="表格20.A"/>
        <table:table-column table:style-name="表格20.B"/>
        <table:table-column table:style-name="表格20.A"/>
        <table:table-column table:style-name="表格20.B"/>
        <table:table-row table:style-name="表格20.1">
          <table:table-cell table:style-name="表格20.A1" office:value-type="string">
            <text:p text:style-name="P4">类型</text:p>
          </table:table-cell>
          <table:table-cell table:style-name="表格20.A1" office:value-type="string">
            <text:p text:style-name="P4">变量名</text:p>
          </table:table-cell>
          <table:table-cell table:style-name="表格20.A1" office:value-type="string">
            <text:p text:style-name="P4">大小</text:p>
          </table:table-cell>
          <table:table-cell table:style-name="表格20.D1" office:value-type="string">
            <text:p text:style-name="P4">注释</text:p>
          </table:table-cell>
        </table:table-row>
        <table:table-row table:style-name="表格20.1">
          <table:table-cell table:style-name="表格20.A1" office:value-type="string">
            <text:p text:style-name="P249">srslte_tcod_t *</text:p>
          </table:table-cell>
          <table:table-cell table:style-name="表格20.A1" office:value-type="string">
            <text:p text:style-name="P244">h</text:p>
          </table:table-cell>
          <table:table-cell table:style-name="表格20.A1" office:value-type="string">
            <text:p text:style-name="P38">1</text:p>
          </table:table-cell>
          <table:table-cell table:style-name="表格20.D1" office:value-type="string">
            <text:p text:style-name="P38">编码器参数</text:p>
          </table:table-cell>
        </table:table-row>
        <table:table-row table:style-name="表格20.1">
          <table:table-cell table:style-name="表格20.A3" office:value-type="string">
            <text:p text:style-name="P251">uint8_t *</text:p>
          </table:table-cell>
          <table:table-cell table:style-name="表格20.A3" office:value-type="string">
            <text:p text:style-name="P251">input</text:p>
          </table:table-cell>
          <table:table-cell table:style-name="表格20.A3" office:value-type="string">
            <text:p text:style-name="P249">max_long_cb</text:p>
          </table:table-cell>
          <table:table-cell table:style-name="表格20.D3" office:value-type="string">
            <text:p text:style-name="P38">输入信息</text:p>
          </table:table-cell>
        </table:table-row>
        <text:soft-page-break/>
        <table:table-row table:style-name="表格20.1">
          <table:table-cell table:style-name="表格20.A3" office:value-type="string">
            <text:p text:style-name="P251">uint32_t</text:p>
          </table:table-cell>
          <table:table-cell table:style-name="表格20.A3" office:value-type="string">
            <text:p text:style-name="P251">long_cb</text:p>
          </table:table-cell>
          <table:table-cell table:style-name="表格20.A3" office:value-type="string">
            <text:p text:style-name="P63">1</text:p>
          </table:table-cell>
          <table:table-cell table:style-name="表格20.D3" office:value-type="string">
            <text:p text:style-name="P63">输入码长</text:p>
          </table:table-cell>
        </table:table-row>
      </table:table>
      <text:p text:style-name="P191">输出参数：</text:p>
      <table:table table:name="表格21" table:style-name="表格21">
        <table:table-column table:style-name="表格21.A"/>
        <table:table-column table:style-name="表格21.B"/>
        <table:table-column table:style-name="表格21.A"/>
        <table:table-column table:style-name="表格21.B"/>
        <table:table-row table:style-name="表格21.1">
          <table:table-cell table:style-name="表格21.A1" office:value-type="string">
            <text:p text:style-name="P4">类型</text:p>
          </table:table-cell>
          <table:table-cell table:style-name="表格21.A1" office:value-type="string">
            <text:p text:style-name="P4">变量名</text:p>
          </table:table-cell>
          <table:table-cell table:style-name="表格21.A1" office:value-type="string">
            <text:p text:style-name="P4">大小</text:p>
          </table:table-cell>
          <table:table-cell table:style-name="表格21.D1" office:value-type="string">
            <text:p text:style-name="P4">注释</text:p>
          </table:table-cell>
        </table:table-row>
        <table:table-row table:style-name="表格21.1">
          <table:table-cell table:style-name="表格21.A1" office:value-type="string">
            <text:p text:style-name="P251">uint8_t *</text:p>
          </table:table-cell>
          <table:table-cell table:style-name="表格21.A1" office:value-type="string">
            <text:p text:style-name="P251">output</text:p>
          </table:table-cell>
          <table:table-cell table:style-name="表格21.A1" office:value-type="string">
            <text:p text:style-name="P251">3 * max_long_cb + 12</text:p>
          </table:table-cell>
          <table:table-cell table:style-name="表格21.D1" office:value-type="string">
            <text:p text:style-name="P29">输出信息</text:p>
          </table:table-cell>
        </table:table-row>
      </table:table>
      <text:p text:style-name="P165"><text:span text:style-name="T2">返回值：</text:span><text:span text:style-name="T17">编码状态</text:span></text:p>
      <text:p text:style-name="P239"/>
      <text:p text:style-name="P165"><text:span text:style-name="T1">函数：</text:span><text:span text:style-name="T61">s</text:span><text:span text:style-name="T62">rslte_tcod_free</text:span></text:p>
      <text:p text:style-name="P165"><text:span text:style-name="T1">功能：</text:span><text:span text:style-name="T16">释放</text:span><text:span text:style-name="T19">编码器内存</text:span></text:p>
      <text:p text:style-name="P165"><text:span text:style-name="T1">语法：</text:span><text:span text:style-name="T23">void srslte_tcod_free(srslte_tcod_t *h);</text:span></text:p>
      <text:p text:style-name="P165"><text:span text:style-name="T1">包含文件：</text:span><text:span text:style-name="T22">turbocoder.h</text:span></text:p>
      <text:p text:style-name="P191">输入参数：</text:p>
      <table:table table:name="表格26" table:style-name="表格26">
        <table:table-column table:style-name="表格26.A"/>
        <table:table-column table:style-name="表格26.B"/>
        <table:table-column table:style-name="表格26.A"/>
        <table:table-column table:style-name="表格26.B"/>
        <table:table-row table:style-name="表格26.1">
          <table:table-cell table:style-name="表格26.A1" office:value-type="string">
            <text:p text:style-name="P4">类型</text:p>
          </table:table-cell>
          <table:table-cell table:style-name="表格26.A1" office:value-type="string">
            <text:p text:style-name="P4">变量名</text:p>
          </table:table-cell>
          <table:table-cell table:style-name="表格26.A1" office:value-type="string">
            <text:p text:style-name="P4">大小</text:p>
          </table:table-cell>
          <table:table-cell table:style-name="表格26.D1" office:value-type="string">
            <text:p text:style-name="P4">注释</text:p>
          </table:table-cell>
        </table:table-row>
        <table:table-row table:style-name="表格26.1">
          <table:table-cell table:style-name="表格26.A1" office:value-type="string">
            <text:p text:style-name="P249">srslte_tcod_t *</text:p>
          </table:table-cell>
          <table:table-cell table:style-name="表格26.A1" office:value-type="string">
            <text:p text:style-name="P244">h</text:p>
          </table:table-cell>
          <table:table-cell table:style-name="表格26.A1" office:value-type="string">
            <text:p text:style-name="P38">1</text:p>
          </table:table-cell>
          <table:table-cell table:style-name="表格26.D1" office:value-type="string">
            <text:p text:style-name="P38">编码器参数</text:p>
          </table:table-cell>
        </table:table-row>
      </table:table>
      <text:p text:style-name="P191">输出参数：<text:span text:style-name="T16">无</text:span></text:p>
      <text:p text:style-name="P165"><text:span text:style-name="T2">返回值：</text:span><text:span text:style-name="T17">无</text:span></text:p>
      <text:p text:style-name="P239"/>
      <text:h text:style-name="Heading_20_2" text:outline-level="2"><text:span text:style-name="T93">2.4 </text:span>速率匹配</text:h>
      <text:p text:style-name="P162"><text:span text:style-name="T1">函数：</text:span><text:span text:style-name="T60">srslte_rm_turbo_tx</text:span></text:p>
      <text:p text:style-name="P162"><text:span text:style-name="T1">功能：</text:span><text:span text:style-name="T16">速率匹配</text:span></text:p>
      <text:p text:style-name="P162"><text:span text:style-name="T1">语法：</text:span>i<text:span text:style-name="T80">nt srslte_rm_turbo_tx(uint8_t *w_buff, uint32_t w_buff_len, uint8_t *input, uint32_t in_len, uint8_t *output, uint32_t out_len, uint32_t rv_idx);</text:span></text:p>
      <text:p text:style-name="P162"><text:span text:style-name="T1">包含文件：</text:span><text:span text:style-name="T20">rm_turbo.h</text:span></text:p>
      <text:p text:style-name="P188">输入参数：</text:p>
      <table:table table:name="表格1" table:style-name="表格1">
        <table:table-column table:style-name="表格1.A"/>
        <table:table-column table:style-name="表格1.B" table:number-columns-repeated="2"/>
        <table:table-column table:style-name="表格1.A"/>
        <table:table-row table:style-name="表格1.1">
          <table:table-cell table:style-name="表格1.A1" office:value-type="string">
            <text:p text:style-name="P1">类型</text:p>
          </table:table-cell>
          <table:table-cell table:style-name="表格1.A1" office:value-type="string">
            <text:p text:style-name="P1">变量名</text:p>
          </table:table-cell>
          <table:table-cell table:style-name="表格1.A1" office:value-type="string">
            <text:p text:style-name="P1">大小</text:p>
          </table:table-cell>
          <table:table-cell table:style-name="表格1.D1" office:value-type="string">
            <text:p text:style-name="P1">注释</text:p>
          </table:table-cell>
        </table:table-row>
        <table:table-row table:style-name="表格1.1">
          <table:table-cell table:style-name="表格1.A2" office:value-type="string">
            <text:p text:style-name="P213">uint32_t</text:p>
          </table:table-cell>
          <table:table-cell table:style-name="表格1.A2" office:value-type="string">
            <text:p text:style-name="P213">w_buff_len</text:p>
          </table:table-cell>
          <table:table-cell table:style-name="表格1.A2" office:value-type="string">
            <text:p text:style-name="P41">1</text:p>
          </table:table-cell>
          <table:table-cell table:style-name="表格1.D2" office:value-type="string">
            <text:p text:style-name="P26">循环缓冲器大小</text:p>
          </table:table-cell>
        </table:table-row>
        <table:table-row table:style-name="表格1.1">
          <table:table-cell table:style-name="表格1.A2" office:value-type="string">
            <text:p text:style-name="P213">uint8_t *</text:p>
          </table:table-cell>
          <table:table-cell table:style-name="表格1.A2" office:value-type="string">
            <text:p text:style-name="P213">input</text:p>
          </table:table-cell>
          <table:table-cell table:style-name="表格1.A2" office:value-type="string">
            <text:p text:style-name="P228">3*6144+12</text:p>
          </table:table-cell>
          <table:table-cell table:style-name="表格1.D2" office:value-type="string">
            <text:p text:style-name="P26">输入信息</text:p>
          </table:table-cell>
        </table:table-row>
        <table:table-row table:style-name="表格1.1">
          <table:table-cell table:style-name="表格1.A2" office:value-type="string">
            <text:p text:style-name="P213">uint32_t</text:p>
          </table:table-cell>
          <table:table-cell table:style-name="表格1.A2" office:value-type="string">
            <text:p text:style-name="P213">in_len</text:p>
          </table:table-cell>
          <table:table-cell table:style-name="表格1.A2" office:value-type="string">
            <text:p text:style-name="P41">1</text:p>
          </table:table-cell>
          <table:table-cell table:style-name="表格1.D2" office:value-type="string">
            <text:p text:style-name="P26">输入码长</text:p>
          </table:table-cell>
        </table:table-row>
        <table:table-row table:style-name="表格1.1">
          <table:table-cell table:style-name="表格1.A2" office:value-type="string">
            <text:p text:style-name="P213">uint32_t </text:p>
          </table:table-cell>
          <table:table-cell table:style-name="表格1.A2" office:value-type="string">
            <text:p text:style-name="P213">out_len</text:p>
          </table:table-cell>
          <table:table-cell table:style-name="表格1.A2" office:value-type="string">
            <text:p text:style-name="P41">1</text:p>
          </table:table-cell>
          <table:table-cell table:style-name="表格1.D2" office:value-type="string">
            <text:p text:style-name="P26">输出码长</text:p>
          </table:table-cell>
        </table:table-row>
        <table:table-row table:style-name="表格1.1">
          <table:table-cell table:style-name="表格1.A2" office:value-type="string">
            <text:p text:style-name="P213">uint32_t </text:p>
          </table:table-cell>
          <table:table-cell table:style-name="表格1.A2" office:value-type="string">
            <text:p text:style-name="P213">rv_idx</text:p>
          </table:table-cell>
          <table:table-cell table:style-name="表格1.A2" office:value-type="string">
            <text:p text:style-name="P41">1</text:p>
          </table:table-cell>
          <table:table-cell table:style-name="表格1.D2" office:value-type="string">
            <text:p text:style-name="P41">循环缓冲器冗余版本</text:p>
          </table:table-cell>
        </table:table-row>
      </table:table>
      <text:p text:style-name="P188">输出参数：</text:p>
      <table:table table:name="表格2" table:style-name="表格2">
        <table:table-column table:style-name="表格2.A"/>
        <table:table-column table:style-name="表格2.B"/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1">类型</text:p>
          </table:table-cell>
          <table:table-cell table:style-name="表格2.A1" office:value-type="string">
            <text:p text:style-name="P1">变量名</text:p>
          </table:table-cell>
          <table:table-cell table:style-name="表格2.A1" office:value-type="string">
            <text:p text:style-name="P1">大小</text:p>
          </table:table-cell>
          <table:table-cell table:style-name="表格2.D1" office:value-type="string">
            <text:p text:style-name="P1">注释</text:p>
          </table:table-cell>
        </table:table-row>
        <text:soft-page-break/>
        <table:table-row table:style-name="表格2.1">
          <table:table-cell table:style-name="表格2.A1" office:value-type="string">
            <text:p text:style-name="P213">uint<text:span text:style-name="T81">8</text:span>_t *</text:p>
          </table:table-cell>
          <table:table-cell table:style-name="表格2.A1" office:value-type="string">
            <text:p text:style-name="P213">w_buff</text:p>
          </table:table-cell>
          <table:table-cell table:style-name="表格2.A1" office:value-type="string">
            <text:p text:style-name="P213">w_buff_len<text:span text:style-name="T82">(6176*3)</text:span></text:p>
          </table:table-cell>
          <table:table-cell table:style-name="表格2.D1" office:value-type="string">
            <text:p text:style-name="P51">循环缓冲器</text:p>
          </table:table-cell>
        </table:table-row>
        <table:table-row table:style-name="表格2.1">
          <table:table-cell table:style-name="表格2.A3" office:value-type="string">
            <text:p text:style-name="P213">uint8_t *</text:p>
          </table:table-cell>
          <table:table-cell table:style-name="表格2.A3" office:value-type="string">
            <text:p text:style-name="P213">output</text:p>
          </table:table-cell>
          <table:table-cell table:style-name="表格2.A3" office:value-type="string">
            <text:p text:style-name="P213">out_len</text:p>
          </table:table-cell>
          <table:table-cell table:style-name="表格2.D3" office:value-type="string">
            <text:p text:style-name="P51">输出信息</text:p>
          </table:table-cell>
        </table:table-row>
      </table:table>
      <text:p text:style-name="P218"><text:span text:style-name="T2">返回值：</text:span><text:span text:style-name="T17">速率匹配状态</text:span></text:p>
      <text:p text:style-name="P237"/>
      <text:p text:style-name="P179"><text:span text:style-name="T1">函数：</text:span><text:span text:style-name="T60">s</text:span><text:span text:style-name="T70">rslte_rm_turbo_gentables</text:span></text:p>
      <text:p text:style-name="P179"><text:span text:style-name="T1">功能：</text:span><text:span text:style-name="T16">生成速率匹配查找表</text:span></text:p>
      <text:p text:style-name="P179"><text:span text:style-name="T1">语法：</text:span><text:span text:style-name="T114">void srslte_rm_turbo_gentables();</text:span></text:p>
      <text:p text:style-name="P179"><text:span text:style-name="T1">包含文件：</text:span><text:span text:style-name="T20">rm_turbo.h</text:span></text:p>
      <text:p text:style-name="P205"><text:span text:style-name="T83">输入参数：</text:span><text:span text:style-name="T17">无</text:span></text:p>
      <text:p text:style-name="P240"/>
      <text:p text:style-name="P179"><text:span text:style-name="T1">函数：</text:span><text:span text:style-name="T70">srslte_rm_turbo_tx_lut</text:span></text:p>
      <text:p text:style-name="P179"><text:span text:style-name="T1">功能：</text:span><text:span text:style-name="T16">速率匹配（查找表方式）</text:span></text:p>
      <text:p text:style-name="P179"><text:span text:style-name="T1">语法：</text:span><text:span text:style-name="T114">int srslte_rm_turbo_tx_lut(uint8_t *w_buff, <text:s/>uint8_t *systematic, <text:s/>uint8_t *parity, uint8_t *output, uint32_t cb_idx, uint32_t out_len, uint32_t w_offset, uint32_t rv_idx);</text:span></text:p>
      <text:p text:style-name="P179"><text:span text:style-name="T1">包含文件：</text:span><text:span text:style-name="T20">rm_turbo.h</text:span></text:p>
      <text:p text:style-name="P198">输入参数：</text:p>
      <table:table table:name="表格60" table:style-name="表格60">
        <table:table-column table:style-name="表格60.A"/>
        <table:table-column table:style-name="表格60.B" table:number-columns-repeated="2"/>
        <table:table-column table:style-name="表格60.A"/>
        <table:table-row table:style-name="表格60.1">
          <table:table-cell table:style-name="表格60.A1" office:value-type="string">
            <text:p text:style-name="P11">类型</text:p>
          </table:table-cell>
          <table:table-cell table:style-name="表格60.A1" office:value-type="string">
            <text:p text:style-name="P11">变量名</text:p>
          </table:table-cell>
          <table:table-cell table:style-name="表格60.A1" office:value-type="string">
            <text:p text:style-name="P11">大小</text:p>
          </table:table-cell>
          <table:table-cell table:style-name="表格60.D1" office:value-type="string">
            <text:p text:style-name="P11">注释</text:p>
          </table:table-cell>
        </table:table-row>
        <table:table-row table:style-name="表格60.1">
          <table:table-cell table:style-name="表格60.A2" office:value-type="string">
            <text:p text:style-name="P215">uint<text:span text:style-name="T115">8</text:span>_t *</text:p>
          </table:table-cell>
          <table:table-cell table:style-name="表格60.A2" office:value-type="string">
            <text:p text:style-name="P322">systematic</text:p>
          </table:table-cell>
          <table:table-cell table:style-name="表格60.A2" office:value-type="string">
            <text:p text:style-name="P137">6148 / 8 + 1</text:p>
          </table:table-cell>
          <table:table-cell table:style-name="表格60.D2" office:value-type="string">
            <text:p text:style-name="P32">系统信息（字节）</text:p>
          </table:table-cell>
        </table:table-row>
        <table:table-row table:style-name="表格60.1">
          <table:table-cell table:style-name="表格60.A2" office:value-type="string">
            <text:p text:style-name="P215">uint8_t *</text:p>
          </table:table-cell>
          <table:table-cell table:style-name="表格60.A2" office:value-type="string">
            <text:p text:style-name="P322">parity</text:p>
          </table:table-cell>
          <table:table-cell table:style-name="表格60.A2" office:value-type="string">
            <text:p text:style-name="P137">6148 / 8 + 1</text:p>
          </table:table-cell>
          <table:table-cell table:style-name="表格60.D2" office:value-type="string">
            <text:p text:style-name="P32">校验信息（字节）</text:p>
          </table:table-cell>
        </table:table-row>
        <table:table-row table:style-name="表格60.1">
          <table:table-cell table:style-name="表格60.A2" office:value-type="string">
            <text:p text:style-name="P215">uint32_t</text:p>
          </table:table-cell>
          <table:table-cell table:style-name="表格60.A2" office:value-type="string">
            <text:p text:style-name="P322">cb_idx</text:p>
          </table:table-cell>
          <table:table-cell table:style-name="表格60.A2" office:value-type="string">
            <text:p text:style-name="P47">1</text:p>
          </table:table-cell>
          <table:table-cell table:style-name="表格60.D2" office:value-type="string">
            <text:p text:style-name="P323">交织表索引值</text:p>
          </table:table-cell>
        </table:table-row>
        <table:table-row table:style-name="表格60.1">
          <table:table-cell table:style-name="表格60.A2" office:value-type="string">
            <text:p text:style-name="P216">uint32_t </text:p>
          </table:table-cell>
          <table:table-cell table:style-name="表格60.A2" office:value-type="string">
            <text:p text:style-name="P215">out_len</text:p>
          </table:table-cell>
          <table:table-cell table:style-name="表格60.A2" office:value-type="string">
            <text:p text:style-name="P47">1</text:p>
          </table:table-cell>
          <table:table-cell table:style-name="表格60.D2" office:value-type="string">
            <text:p text:style-name="P32">输出码长</text:p>
          </table:table-cell>
        </table:table-row>
        <table:table-row table:style-name="表格60.1">
          <table:table-cell table:style-name="表格60.A2" office:value-type="string">
            <text:p text:style-name="P216">uint32_t </text:p>
          </table:table-cell>
          <table:table-cell table:style-name="表格60.A2" office:value-type="string">
            <text:p text:style-name="P322">w_offset</text:p>
          </table:table-cell>
          <table:table-cell table:style-name="表格60.A2" office:value-type="string">
            <text:p text:style-name="P137">1</text:p>
          </table:table-cell>
          <table:table-cell table:style-name="表格60.D2" office:value-type="string">
            <text:p text:style-name="P32"/>
          </table:table-cell>
        </table:table-row>
        <table:table-row table:style-name="表格60.1">
          <table:table-cell table:style-name="表格60.A2" office:value-type="string">
            <text:p text:style-name="P215">uint32_t </text:p>
          </table:table-cell>
          <table:table-cell table:style-name="表格60.A2" office:value-type="string">
            <text:p text:style-name="P215">rv_idx</text:p>
          </table:table-cell>
          <table:table-cell table:style-name="表格60.A2" office:value-type="string">
            <text:p text:style-name="P47">1</text:p>
          </table:table-cell>
          <table:table-cell table:style-name="表格60.D2" office:value-type="string">
            <text:p text:style-name="P47">循环缓冲器冗余版本</text:p>
          </table:table-cell>
        </table:table-row>
      </table:table>
      <text:p text:style-name="P198">输出参数：</text:p>
      <table:table table:name="表格61" table:style-name="表格61">
        <table:table-column table:style-name="表格61.A"/>
        <table:table-column table:style-name="表格61.B"/>
        <table:table-column table:style-name="表格61.A"/>
        <table:table-column table:style-name="表格61.B"/>
        <table:table-row table:style-name="表格61.1">
          <table:table-cell table:style-name="表格61.A1" office:value-type="string">
            <text:p text:style-name="P11">类型</text:p>
          </table:table-cell>
          <table:table-cell table:style-name="表格61.A1" office:value-type="string">
            <text:p text:style-name="P11">变量名</text:p>
          </table:table-cell>
          <table:table-cell table:style-name="表格61.A1" office:value-type="string">
            <text:p text:style-name="P11">大小</text:p>
          </table:table-cell>
          <table:table-cell table:style-name="表格61.D1" office:value-type="string">
            <text:p text:style-name="P11">注释</text:p>
          </table:table-cell>
        </table:table-row>
        <table:table-row table:style-name="表格61.1">
          <table:table-cell table:style-name="表格61.A1" office:value-type="string">
            <text:p text:style-name="P215">uint<text:span text:style-name="T81">8</text:span>_t *</text:p>
          </table:table-cell>
          <table:table-cell table:style-name="表格61.A1" office:value-type="string">
            <text:p text:style-name="P215">w_buff</text:p>
          </table:table-cell>
          <table:table-cell table:style-name="表格61.A1" office:value-type="string">
            <text:p text:style-name="P215">w_buff_len<text:span text:style-name="T82">(6176*3)</text:span></text:p>
          </table:table-cell>
          <table:table-cell table:style-name="表格61.D1" office:value-type="string">
            <text:p text:style-name="P53">循环缓冲器</text:p>
          </table:table-cell>
        </table:table-row>
        <table:table-row table:style-name="表格61.1">
          <table:table-cell table:style-name="表格61.A3" office:value-type="string">
            <text:p text:style-name="P215">uint8_t *</text:p>
          </table:table-cell>
          <table:table-cell table:style-name="表格61.A3" office:value-type="string">
            <text:p text:style-name="P215">output</text:p>
          </table:table-cell>
          <table:table-cell table:style-name="表格61.A3" office:value-type="string">
            <text:p text:style-name="P215">out_len</text:p>
          </table:table-cell>
          <table:table-cell table:style-name="表格61.D3" office:value-type="string">
            <text:p text:style-name="P53">输出信息</text:p>
          </table:table-cell>
        </table:table-row>
      </table:table>
      <text:p text:style-name="P206"/>
      <text:h text:style-name="Heading_20_2" text:outline-level="2"><text:span text:style-name="T93">2</text:span>.5 码块级联</text:h>
      <text:p text:style-name="Text_20_body"><text:tab/>无相关函数，直接在相关函数内完成。</text:p>
      <text:h text:style-name="Heading_20_2" text:outline-level="2"><text:soft-page-break/><text:span text:style-name="T93">2</text:span>.6 加扰</text:h>
      <text:p text:style-name="Text_20_body"><text:tab/>暂未添加，保留。</text:p>
      <text:p text:style-name="Text_20_body"/>
      <text:h text:style-name="Heading_20_2" text:outline-level="2"><text:span text:style-name="T93">2</text:span>.7 符号映射</text:h>
      <text:p text:style-name="P174"><text:span text:style-name="T1">函数：</text:span><text:span text:style-name="T68">QAM_Modulation</text:span></text:p>
      <text:p text:style-name="P174"><text:span text:style-name="T1">功能：</text:span><text:span text:style-name="T32">调制</text:span></text:p>
      <text:p text:style-name="P175"><text:span text:style-name="T1">语法：</text:span><text:span text:style-name="T31">void QAM_Modulation(uint8_t *inbit, lapack_complex_double *Sig, int SymbolBitN, int SigLen);</text:span></text:p>
      <text:p text:style-name="P174"><text:span text:style-name="T1">包含文件：</text:span><text:span text:style-name="T16">无</text:span></text:p>
      <text:p text:style-name="P195">输入参数：</text:p>
      <table:table table:name="表格35" table:style-name="表格35">
        <table:table-column table:style-name="表格35.A"/>
        <table:table-column table:style-name="表格35.B"/>
        <table:table-column table:style-name="表格35.C"/>
        <table:table-column table:style-name="表格35.D"/>
        <table:table-row table:style-name="表格35.1">
          <table:table-cell table:style-name="表格35.A1" office:value-type="string">
            <text:p text:style-name="P8">类型</text:p>
          </table:table-cell>
          <table:table-cell table:style-name="表格35.A1" office:value-type="string">
            <text:p text:style-name="P8">变量名</text:p>
          </table:table-cell>
          <table:table-cell table:style-name="表格35.A1" office:value-type="string">
            <text:p text:style-name="P8">大小</text:p>
          </table:table-cell>
          <table:table-cell table:style-name="表格35.D1" office:value-type="string">
            <text:p text:style-name="P8">注释</text:p>
          </table:table-cell>
        </table:table-row>
        <table:table-row table:style-name="表格35.1">
          <table:table-cell table:style-name="表格35.A2" office:value-type="string">
            <text:p text:style-name="P268">uint8_t *</text:p>
          </table:table-cell>
          <table:table-cell table:style-name="表格35.A2" office:value-type="string">
            <text:p text:style-name="P268">inbit</text:p>
          </table:table-cell>
          <table:table-cell table:style-name="表格35.A2" office:value-type="string">
            <text:p text:style-name="P75">SymbolBitN*SymbNum</text:p>
          </table:table-cell>
          <table:table-cell table:style-name="表格35.D2" office:value-type="string">
            <text:p text:style-name="P75">码字，即编码模块的输出</text:p>
          </table:table-cell>
        </table:table-row>
        <table:table-row table:style-name="表格35.1">
          <table:table-cell table:style-name="表格35.A2" office:value-type="string">
            <text:p text:style-name="P268">int</text:p>
          </table:table-cell>
          <table:table-cell table:style-name="表格35.A2" office:value-type="string">
            <text:p text:style-name="P268">SymbolBitN</text:p>
          </table:table-cell>
          <table:table-cell table:style-name="表格35.A2" office:value-type="string">
            <text:p text:style-name="P75">1</text:p>
          </table:table-cell>
          <table:table-cell table:style-name="表格35.D2" office:value-type="string">
            <text:p text:style-name="P75">每个符号对应的二进制码字数目</text:p>
          </table:table-cell>
        </table:table-row>
        <table:table-row table:style-name="表格35.1">
          <table:table-cell table:style-name="表格35.A2" office:value-type="string">
            <text:p text:style-name="P305">int</text:p>
          </table:table-cell>
          <table:table-cell table:style-name="表格35.A2" office:value-type="string">
            <text:p text:style-name="P268">SigLen</text:p>
          </table:table-cell>
          <table:table-cell table:style-name="表格35.A2" office:value-type="string">
            <text:p text:style-name="P46">1</text:p>
          </table:table-cell>
          <table:table-cell table:style-name="表格35.D2" office:value-type="string">
            <text:p text:style-name="P65">符号数目</text:p>
          </table:table-cell>
        </table:table-row>
      </table:table>
      <text:p text:style-name="P195">输出参数：</text:p>
      <table:table table:name="表格36" table:style-name="表格36">
        <table:table-column table:style-name="表格36.A"/>
        <table:table-column table:style-name="表格36.B"/>
        <table:table-column table:style-name="表格36.C"/>
        <table:table-column table:style-name="表格36.D"/>
        <table:table-row table:style-name="表格36.1">
          <table:table-cell table:style-name="表格36.A1" office:value-type="string">
            <text:p text:style-name="P8">类型</text:p>
          </table:table-cell>
          <table:table-cell table:style-name="表格36.A1" office:value-type="string">
            <text:p text:style-name="P8">变量名</text:p>
          </table:table-cell>
          <table:table-cell table:style-name="表格36.A1" office:value-type="string">
            <text:p text:style-name="P8">大小</text:p>
          </table:table-cell>
          <table:table-cell table:style-name="表格36.D1" office:value-type="string">
            <text:p text:style-name="P8">注释</text:p>
          </table:table-cell>
        </table:table-row>
        <table:table-row table:style-name="表格36.1">
          <table:table-cell table:style-name="表格36.A1" office:value-type="string">
            <text:p text:style-name="P256">lapack_complex_double*</text:p>
          </table:table-cell>
          <table:table-cell table:style-name="表格36.A1" office:value-type="string">
            <text:p text:style-name="P268">Sig</text:p>
          </table:table-cell>
          <table:table-cell table:style-name="表格36.A1" office:value-type="string">
            <text:p text:style-name="P314">SymbNum</text:p>
          </table:table-cell>
          <table:table-cell table:style-name="表格36.D1" office:value-type="string">
            <text:p text:style-name="P75">调制后符号</text:p>
          </table:table-cell>
        </table:table-row>
      </table:table>
      <text:p text:style-name="P221"><text:span text:style-name="T86">返回值：</text:span><text:span text:style-name="T88">无</text:span></text:p>
      <text:p text:style-name="P293"/>
      <text:h text:style-name="Heading_20_2" text:outline-level="2"><text:span text:style-name="T93">2</text:span>.8 组包</text:h>
      <text:p text:style-name="P334"><text:tab/>暂无相关函数，直接实现。</text:p>
      <text:h text:style-name="Heading_20_2" text:outline-level="2">2.<text:span text:style-name="T93">9</text:span> 解包</text:h>
      <text:p text:style-name="P334"><text:tab/>暂无相关函数，直接实现。</text:p>
      <text:h text:style-name="Heading_20_2" text:outline-level="2">2.<text:span text:style-name="T93">10</text:span> 信道估计</text:h>
      <text:p text:style-name="P183"><text:span text:style-name="T1">函数：</text:span><text:span text:style-name="T72">chest</text:span><text:span text:style-name="T73">LS</text:span><text:span text:style-name="T72">_init</text:span></text:p>
      <text:p text:style-name="P183"><text:span text:style-name="T1">功能：</text:span><text:span text:style-name="T47">DCT</text:span><text:span text:style-name="T32">信道估计初始化</text:span></text:p>
      <text:p text:style-name="P183"><text:span text:style-name="T1">语法：</text:span><text:span text:style-name="T46">void chest</text:span><text:span text:style-name="T47">LS</text:span><text:span text:style-name="T46">_init(struct chest</text:span><text:span text:style-name="T47">LS</text:span><text:span text:style-name="T46">_t *chest</text:span><text:span text:style-name="T47">LS</text:span><text:span text:style-name="T46">_p, int CarrierNum, int inter_freq, int SymbNum);</text:span></text:p>
      <text:p text:style-name="P183"><text:span text:style-name="T1">包含文件：</text:span><text:span text:style-name="T16">无</text:span></text:p>
      <text:p text:style-name="P202"><text:soft-page-break/>输入参数：</text:p>
      <table:table table:name="表格75" table:style-name="表格75">
        <table:table-column table:style-name="表格75.A"/>
        <table:table-column table:style-name="表格75.B"/>
        <table:table-column table:style-name="表格75.C"/>
        <table:table-column table:style-name="表格75.D"/>
        <table:table-row table:style-name="表格75.1">
          <table:table-cell table:style-name="表格75.A1" office:value-type="string">
            <text:p text:style-name="P15">类型</text:p>
          </table:table-cell>
          <table:table-cell table:style-name="表格75.A1" office:value-type="string">
            <text:p text:style-name="P15">变量名</text:p>
          </table:table-cell>
          <table:table-cell table:style-name="表格75.A1" office:value-type="string">
            <text:p text:style-name="P15">大小</text:p>
          </table:table-cell>
          <table:table-cell table:style-name="表格75.D1" office:value-type="string">
            <text:p text:style-name="P15">注释</text:p>
          </table:table-cell>
        </table:table-row>
        <table:table-row table:style-name="表格75.1">
          <table:table-cell table:style-name="表格75.A2" office:value-type="string">
            <text:p text:style-name="P270">int</text:p>
          </table:table-cell>
          <table:table-cell table:style-name="表格75.A2" office:value-type="string">
            <text:p text:style-name="P280">CarrierNum</text:p>
          </table:table-cell>
          <table:table-cell table:style-name="表格75.A2" office:value-type="string">
            <text:p text:style-name="P145">1</text:p>
          </table:table-cell>
          <table:table-cell table:style-name="表格75.D2" office:value-type="string">
            <text:p text:style-name="P77">子载波数</text:p>
          </table:table-cell>
        </table:table-row>
        <table:table-row table:style-name="表格75.1">
          <table:table-cell table:style-name="表格75.A2" office:value-type="string">
            <text:p text:style-name="P270">int</text:p>
          </table:table-cell>
          <table:table-cell table:style-name="表格75.A2" office:value-type="string">
            <text:p text:style-name="P280">inter_freq</text:p>
          </table:table-cell>
          <table:table-cell table:style-name="表格75.A2" office:value-type="string">
            <text:p text:style-name="P77">1</text:p>
          </table:table-cell>
          <table:table-cell table:style-name="表格75.D2" office:value-type="string">
            <text:p text:style-name="P77">频域插值间隔</text:p>
          </table:table-cell>
        </table:table-row>
        <table:table-row table:style-name="表格75.1">
          <table:table-cell table:style-name="表格75.A2" office:value-type="string">
            <text:p text:style-name="P307">int</text:p>
          </table:table-cell>
          <table:table-cell table:style-name="表格75.A2" office:value-type="string">
            <text:p text:style-name="P280">SymbNum</text:p>
          </table:table-cell>
          <table:table-cell table:style-name="表格75.A2" office:value-type="string">
            <text:p text:style-name="P50">1</text:p>
          </table:table-cell>
          <table:table-cell table:style-name="表格75.D2" office:value-type="string">
            <text:p text:style-name="P67">符号数目</text:p>
          </table:table-cell>
        </table:table-row>
      </table:table>
      <text:p text:style-name="P202">输出参数：</text:p>
      <table:table table:name="表格76" table:style-name="表格76">
        <table:table-column table:style-name="表格76.A"/>
        <table:table-column table:style-name="表格76.B"/>
        <table:table-column table:style-name="表格76.C"/>
        <table:table-column table:style-name="表格76.D"/>
        <table:table-row table:style-name="表格76.1">
          <table:table-cell table:style-name="表格76.A1" office:value-type="string">
            <text:p text:style-name="P15">类型</text:p>
          </table:table-cell>
          <table:table-cell table:style-name="表格76.A1" office:value-type="string">
            <text:p text:style-name="P15">变量名</text:p>
          </table:table-cell>
          <table:table-cell table:style-name="表格76.A1" office:value-type="string">
            <text:p text:style-name="P15">大小</text:p>
          </table:table-cell>
          <table:table-cell table:style-name="表格76.D1" office:value-type="string">
            <text:p text:style-name="P15">注释</text:p>
          </table:table-cell>
        </table:table-row>
        <table:table-row table:style-name="表格76.1">
          <table:table-cell table:style-name="表格76.A1" office:value-type="string">
            <text:p text:style-name="P280">struct chest<text:span text:style-name="T123">SL</text:span>_t *</text:p>
          </table:table-cell>
          <table:table-cell table:style-name="表格76.A1" office:value-type="string">
            <text:p text:style-name="P280">chest<text:span text:style-name="T123">LS</text:span>_p</text:p>
          </table:table-cell>
          <table:table-cell table:style-name="表格76.A1" office:value-type="string">
            <text:p text:style-name="P316">1</text:p>
          </table:table-cell>
          <table:table-cell table:style-name="表格76.D1" office:value-type="string">
            <text:p text:style-name="P145">信道估计参数</text:p>
          </table:table-cell>
        </table:table-row>
      </table:table>
      <text:p text:style-name="P225"><text:span text:style-name="T86">返回值：</text:span><text:span text:style-name="T88">无</text:span></text:p>
      <text:p text:style-name="P294"/>
      <text:p text:style-name="P183"><text:span text:style-name="T1">函数：</text:span><text:span text:style-name="T65">ChannelEstimator_</text:span><text:span text:style-name="T73">LS</text:span></text:p>
      <text:p text:style-name="P183"><text:span text:style-name="T1">功能：</text:span><text:span text:style-name="T28">采用基于</text:span><text:span text:style-name="T48">LS</text:span><text:span text:style-name="T28">的信道估计方法得到信道矩阵的估计值</text:span></text:p>
      <text:p text:style-name="P184"><text:span text:style-name="T1">语法：</text:span><text:span text:style-name="T48">ChannelEstimator_LS(lapack_complex_double *SignalRec, lapack_complex_double *PilotSymb, int *PilotSymbIndex, int TxAntNum, int RxAntNum, int CarrierNum, int PilotSymbNum, int SymbNum, int inter_freq, lapack_complex_double *CFR_est, struct chestLS_t *chestLS_p);</text:span></text:p>
      <text:p text:style-name="P183"><text:span text:style-name="T1">包含文件：</text:span><text:span text:style-name="T16">无</text:span></text:p>
      <text:p text:style-name="P202">输入参数：</text:p>
      <table:table table:name="表格77" table:style-name="表格77">
        <table:table-column table:style-name="表格77.A"/>
        <table:table-column table:style-name="表格77.B"/>
        <table:table-column table:style-name="表格77.C"/>
        <table:table-column table:style-name="表格77.D"/>
        <table:table-row table:style-name="表格77.1">
          <table:table-cell table:style-name="表格77.A1" office:value-type="string">
            <text:p text:style-name="P15">类型</text:p>
          </table:table-cell>
          <table:table-cell table:style-name="表格77.A1" office:value-type="string">
            <text:p text:style-name="P15">变量名</text:p>
          </table:table-cell>
          <table:table-cell table:style-name="表格77.A1" office:value-type="string">
            <text:p text:style-name="P15">大小</text:p>
          </table:table-cell>
          <table:table-cell table:style-name="表格77.D1" office:value-type="string">
            <text:p text:style-name="P15">注释</text:p>
          </table:table-cell>
        </table:table-row>
        <table:table-row table:style-name="表格77.1">
          <table:table-cell table:style-name="表格77.A2" office:value-type="string">
            <text:p text:style-name="P307">lapack_complex_double*</text:p>
          </table:table-cell>
          <table:table-cell table:style-name="表格77.A2" office:value-type="string">
            <text:p text:style-name="P310">SignalRec</text:p>
          </table:table-cell>
          <table:table-cell table:style-name="表格77.A2" office:value-type="string">
            <text:p text:style-name="P70">(RxAntNum，CarrierNum, SymbNum)</text:p>
          </table:table-cell>
          <table:table-cell table:style-name="表格77.D2" office:value-type="string">
            <text:p text:style-name="P70">接收信号矩阵</text:p>
          </table:table-cell>
        </table:table-row>
        <table:table-row table:style-name="表格77.1">
          <table:table-cell table:style-name="表格77.A2" office:value-type="string">
            <text:p text:style-name="P258">lapack_complex_double*</text:p>
          </table:table-cell>
          <table:table-cell table:style-name="表格77.A2" office:value-type="string">
            <text:p text:style-name="P310">PilotSymb</text:p>
          </table:table-cell>
          <table:table-cell table:style-name="表格77.A2" office:value-type="string">
            <text:p text:style-name="P310">(TxAntNum, PilotSymbNum)</text:p>
          </table:table-cell>
          <table:table-cell table:style-name="表格77.D2" office:value-type="string">
            <text:p text:style-name="P70">导频符号</text:p>
          </table:table-cell>
        </table:table-row>
        <table:table-row table:style-name="表格77.1">
          <table:table-cell table:style-name="表格77.A2" office:value-type="string">
            <text:p text:style-name="P307">int *</text:p>
          </table:table-cell>
          <table:table-cell table:style-name="表格77.A2" office:value-type="string">
            <text:p text:style-name="P310">PilotSymbIndex</text:p>
          </table:table-cell>
          <table:table-cell table:style-name="表格77.A2" office:value-type="string">
            <text:p text:style-name="P70">(PilotSymbNum,1)</text:p>
          </table:table-cell>
          <table:table-cell table:style-name="表格77.D2" office:value-type="string">
            <text:p text:style-name="P70">导频的位置信息</text:p>
          </table:table-cell>
        </table:table-row>
        <table:table-row table:style-name="表格77.1">
          <table:table-cell table:style-name="表格77.A2" office:value-type="string">
            <text:p text:style-name="P307">int</text:p>
          </table:table-cell>
          <table:table-cell table:style-name="表格77.A2" office:value-type="string">
            <text:p text:style-name="P310">TxAntNum</text:p>
          </table:table-cell>
          <table:table-cell table:style-name="表格77.A2" office:value-type="string">
            <text:p text:style-name="P50">1</text:p>
          </table:table-cell>
          <table:table-cell table:style-name="表格77.D2" office:value-type="string">
            <text:p text:style-name="P70">发射天线数目</text:p>
          </table:table-cell>
        </table:table-row>
        <table:table-row table:style-name="表格77.1">
          <table:table-cell table:style-name="表格77.A2" office:value-type="string">
            <text:p text:style-name="P258">int</text:p>
          </table:table-cell>
          <table:table-cell table:style-name="表格77.A2" office:value-type="string">
            <text:p text:style-name="P263">RxAntNum</text:p>
          </table:table-cell>
          <table:table-cell table:style-name="表格77.A2" office:value-type="string">
            <text:p text:style-name="P61">1</text:p>
          </table:table-cell>
          <table:table-cell table:style-name="表格77.D2" office:value-type="string">
            <text:p text:style-name="P70">接收天线数目</text:p>
          </table:table-cell>
        </table:table-row>
        <table:table-row table:style-name="表格77.1">
          <table:table-cell table:style-name="表格77.A2" office:value-type="string">
            <text:p text:style-name="P258">int</text:p>
          </table:table-cell>
          <table:table-cell table:style-name="表格77.A2" office:value-type="string">
            <text:p text:style-name="P263">CarrierNum</text:p>
          </table:table-cell>
          <table:table-cell table:style-name="表格77.A2" office:value-type="string">
            <text:p text:style-name="P70">1</text:p>
          </table:table-cell>
          <table:table-cell table:style-name="表格77.D2" office:value-type="string">
            <text:p text:style-name="P70">载波数目</text:p>
          </table:table-cell>
        </table:table-row>
        <table:table-row table:style-name="表格77.1">
          <table:table-cell table:style-name="表格77.A2" office:value-type="string">
            <text:p text:style-name="P258">int</text:p>
          </table:table-cell>
          <table:table-cell table:style-name="表格77.A2" office:value-type="string">
            <text:p text:style-name="P263">PilotSymbNum</text:p>
          </table:table-cell>
          <table:table-cell table:style-name="表格77.A2" office:value-type="string">
            <text:p text:style-name="P70">1</text:p>
          </table:table-cell>
          <table:table-cell table:style-name="表格77.D2" office:value-type="string">
            <text:p text:style-name="P70">每个子帧中导频占有的资源粒子的总数目</text:p>
          </table:table-cell>
        </table:table-row>
        <table:table-row table:style-name="表格77.1">
          <table:table-cell table:style-name="表格77.A2" office:value-type="string">
            <text:p text:style-name="P258">int</text:p>
          </table:table-cell>
          <table:table-cell table:style-name="表格77.A2" office:value-type="string">
            <text:p text:style-name="P263">SymbNum</text:p>
          </table:table-cell>
          <table:table-cell table:style-name="表格77.A2" office:value-type="string">
            <text:p text:style-name="P70">1</text:p>
          </table:table-cell>
          <table:table-cell table:style-name="表格77.D2" office:value-type="string">
            <text:p text:style-name="P70">每个子帧中的符号的数目</text:p>
          </table:table-cell>
        </table:table-row>
        <table:table-row table:style-name="表格77.1">
          <table:table-cell table:style-name="表格77.A2" office:value-type="string">
            <text:p text:style-name="P259">int</text:p>
          </table:table-cell>
          <table:table-cell table:style-name="表格77.A2" office:value-type="string">
            <text:p text:style-name="P282">freq</text:p>
          </table:table-cell>
          <table:table-cell table:style-name="表格77.A2" office:value-type="string">
            <text:p text:style-name="P149">1</text:p>
          </table:table-cell>
          <table:table-cell table:style-name="表格77.D2" office:value-type="string">
            <text:p text:style-name="P78">频域插值间隔</text:p>
          </table:table-cell>
        </table:table-row>
      </table:table>
      <text:p text:style-name="P202">输出参数：</text:p>
      <table:table table:name="表格78" table:style-name="表格78">
        <table:table-column table:style-name="表格78.A"/>
        <table:table-column table:style-name="表格78.B"/>
        <table:table-column table:style-name="表格78.C"/>
        <table:table-column table:style-name="表格78.D"/>
        <table:table-row table:style-name="表格78.1">
          <table:table-cell table:style-name="表格78.A1" office:value-type="string">
            <text:p text:style-name="P15">类型</text:p>
          </table:table-cell>
          <table:table-cell table:style-name="表格78.A1" office:value-type="string">
            <text:p text:style-name="P15">变量名</text:p>
          </table:table-cell>
          <table:table-cell table:style-name="表格78.A1" office:value-type="string">
            <text:p text:style-name="P15">大小</text:p>
          </table:table-cell>
          <table:table-cell table:style-name="表格78.D1" office:value-type="string">
            <text:p text:style-name="P15">注释</text:p>
          </table:table-cell>
        </table:table-row>
        <table:table-row table:style-name="表格78.1">
          <table:table-cell table:style-name="表格78.A1" office:value-type="string">
            <text:p text:style-name="P258">lapack_complex_<text:soft-page-break/>double*</text:p>
          </table:table-cell>
          <table:table-cell table:style-name="表格78.A1" office:value-type="string">
            <text:p text:style-name="P310">CFR_est_R</text:p>
          </table:table-cell>
          <table:table-cell table:style-name="表格78.A1" office:value-type="string">
            <text:p text:style-name="P310">(RxAntNum,TxAntNum,Carri<text:soft-page-break/>erNum,SymbNum)</text:p>
          </table:table-cell>
          <table:table-cell table:style-name="表格78.D1" office:value-type="string">
            <text:p text:style-name="P70">信道矩阵估计值</text:p>
          </table:table-cell>
        </table:table-row>
      </table:table>
      <text:p text:style-name="P225"><text:span text:style-name="T86">返回值：</text:span><text:span text:style-name="T88">无</text:span></text:p>
      <text:p text:style-name="P294"/>
      <text:p text:style-name="P184"><text:span text:style-name="T1">函数：</text:span><text:span text:style-name="T72">chest</text:span><text:span text:style-name="T74">LS</text:span><text:span text:style-name="T72">_ </text:span><text:span text:style-name="T73">free</text:span></text:p>
      <text:p text:style-name="P184"><text:span text:style-name="T1">功能：</text:span><text:span text:style-name="T48">L</text:span><text:span text:style-name="T49">S</text:span><text:span text:style-name="T32">信道估计参数释放</text:span></text:p>
      <text:p text:style-name="P184"><text:span text:style-name="T1">语法：</text:span><text:span text:style-name="T47">void chest</text:span><text:span text:style-name="T48">L</text:span><text:span text:style-name="T49">S</text:span><text:span text:style-name="T47">_free(struct chest</text:span><text:span text:style-name="T49">LS</text:span><text:span text:style-name="T47">_t *chest</text:span><text:span text:style-name="T49">LS</text:span><text:span text:style-name="T47">_p)</text:span></text:p>
      <text:p text:style-name="P184"><text:span text:style-name="T1">包含文件：</text:span><text:span text:style-name="T16">无</text:span></text:p>
      <text:p text:style-name="P203">输入参数：</text:p>
      <table:table table:name="表格79" table:style-name="表格79">
        <table:table-column table:style-name="表格79.A"/>
        <table:table-column table:style-name="表格79.B"/>
        <table:table-column table:style-name="表格79.C"/>
        <table:table-column table:style-name="表格79.D"/>
        <table:table-row table:style-name="表格79.1">
          <table:table-cell table:style-name="表格79.A1" office:value-type="string">
            <text:p text:style-name="P16">类型</text:p>
          </table:table-cell>
          <table:table-cell table:style-name="表格79.A1" office:value-type="string">
            <text:p text:style-name="P16">变量名</text:p>
          </table:table-cell>
          <table:table-cell table:style-name="表格79.A1" office:value-type="string">
            <text:p text:style-name="P16">大小</text:p>
          </table:table-cell>
          <table:table-cell table:style-name="表格79.D1" office:value-type="string">
            <text:p text:style-name="P16">注释</text:p>
          </table:table-cell>
        </table:table-row>
        <table:table-row table:style-name="表格79.1">
          <table:table-cell table:style-name="表格79.A2" office:value-type="string">
            <text:p text:style-name="P281">struct chest<text:span text:style-name="T124">LS</text:span>_t *</text:p>
          </table:table-cell>
          <table:table-cell table:style-name="表格79.A2" office:value-type="string">
            <text:p text:style-name="P281">chest<text:span text:style-name="T124">LS</text:span>_p</text:p>
          </table:table-cell>
          <table:table-cell table:style-name="表格79.A2" office:value-type="string">
            <text:p text:style-name="P146">1</text:p>
          </table:table-cell>
          <table:table-cell table:style-name="表格79.D2" office:value-type="string">
            <text:p text:style-name="P146">信道估计参数</text:p>
          </table:table-cell>
        </table:table-row>
      </table:table>
      <text:p text:style-name="P203">输出参数：<text:span text:style-name="T16">无</text:span></text:p>
      <text:p text:style-name="P226"><text:span text:style-name="T86">返回值：</text:span><text:span text:style-name="T88">无</text:span></text:p>
      <text:p text:style-name="P295"/>
      <text:p text:style-name="P294"/>
      <text:p text:style-name="P182"><text:span text:style-name="T1">函数：</text:span><text:span text:style-name="T72">chestDCT_init</text:span></text:p>
      <text:p text:style-name="P182"><text:span text:style-name="T1">功能：</text:span><text:span text:style-name="T47">DCT</text:span><text:span text:style-name="T32">信道估计初始化</text:span></text:p>
      <text:p text:style-name="P182"><text:span text:style-name="T1">语法：</text:span><text:span text:style-name="T46">void chestDCT_init(struct chestDCT_t *chestDCT_p, int CarrierNum, int inter_freq, int SymbNum);</text:span></text:p>
      <text:p text:style-name="P182"><text:span text:style-name="T1">包含文件：</text:span><text:span text:style-name="T16">无</text:span></text:p>
      <text:p text:style-name="P201">输入参数：</text:p>
      <table:table table:name="表格72" table:style-name="表格72">
        <table:table-column table:style-name="表格72.A"/>
        <table:table-column table:style-name="表格72.B"/>
        <table:table-column table:style-name="表格72.C"/>
        <table:table-column table:style-name="表格72.D"/>
        <table:table-row table:style-name="表格72.1">
          <table:table-cell table:style-name="表格72.A1" office:value-type="string">
            <text:p text:style-name="P14">类型</text:p>
          </table:table-cell>
          <table:table-cell table:style-name="表格72.A1" office:value-type="string">
            <text:p text:style-name="P14">变量名</text:p>
          </table:table-cell>
          <table:table-cell table:style-name="表格72.A1" office:value-type="string">
            <text:p text:style-name="P14">大小</text:p>
          </table:table-cell>
          <table:table-cell table:style-name="表格72.D1" office:value-type="string">
            <text:p text:style-name="P14">注释</text:p>
          </table:table-cell>
        </table:table-row>
        <table:table-row table:style-name="表格72.1">
          <table:table-cell table:style-name="表格72.A2" office:value-type="string">
            <text:p text:style-name="P269">int</text:p>
          </table:table-cell>
          <table:table-cell table:style-name="表格72.A2" office:value-type="string">
            <text:p text:style-name="P279">CarrierNum</text:p>
          </table:table-cell>
          <table:table-cell table:style-name="表格72.A2" office:value-type="string">
            <text:p text:style-name="P144">1</text:p>
          </table:table-cell>
          <table:table-cell table:style-name="表格72.D2" office:value-type="string">
            <text:p text:style-name="P76">子载波数</text:p>
          </table:table-cell>
        </table:table-row>
        <table:table-row table:style-name="表格72.1">
          <table:table-cell table:style-name="表格72.A2" office:value-type="string">
            <text:p text:style-name="P269">int</text:p>
          </table:table-cell>
          <table:table-cell table:style-name="表格72.A2" office:value-type="string">
            <text:p text:style-name="P279">inter_freq</text:p>
          </table:table-cell>
          <table:table-cell table:style-name="表格72.A2" office:value-type="string">
            <text:p text:style-name="P76">1</text:p>
          </table:table-cell>
          <table:table-cell table:style-name="表格72.D2" office:value-type="string">
            <text:p text:style-name="P76">频域插值间隔</text:p>
          </table:table-cell>
        </table:table-row>
        <table:table-row table:style-name="表格72.1">
          <table:table-cell table:style-name="表格72.A2" office:value-type="string">
            <text:p text:style-name="P306">int</text:p>
          </table:table-cell>
          <table:table-cell table:style-name="表格72.A2" office:value-type="string">
            <text:p text:style-name="P279">SymbNum</text:p>
          </table:table-cell>
          <table:table-cell table:style-name="表格72.A2" office:value-type="string">
            <text:p text:style-name="P49">1</text:p>
          </table:table-cell>
          <table:table-cell table:style-name="表格72.D2" office:value-type="string">
            <text:p text:style-name="P66">符号数目</text:p>
          </table:table-cell>
        </table:table-row>
      </table:table>
      <text:p text:style-name="P201">输出参数：</text:p>
      <table:table table:name="表格73" table:style-name="表格73">
        <table:table-column table:style-name="表格73.A"/>
        <table:table-column table:style-name="表格73.B"/>
        <table:table-column table:style-name="表格73.C"/>
        <table:table-column table:style-name="表格73.D"/>
        <table:table-row table:style-name="表格73.1">
          <table:table-cell table:style-name="表格73.A1" office:value-type="string">
            <text:p text:style-name="P14">类型</text:p>
          </table:table-cell>
          <table:table-cell table:style-name="表格73.A1" office:value-type="string">
            <text:p text:style-name="P14">变量名</text:p>
          </table:table-cell>
          <table:table-cell table:style-name="表格73.A1" office:value-type="string">
            <text:p text:style-name="P14">大小</text:p>
          </table:table-cell>
          <table:table-cell table:style-name="表格73.D1" office:value-type="string">
            <text:p text:style-name="P14">注释</text:p>
          </table:table-cell>
        </table:table-row>
        <table:table-row table:style-name="表格73.1">
          <table:table-cell table:style-name="表格73.A1" office:value-type="string">
            <text:p text:style-name="P279">struct chestDCT_t *</text:p>
          </table:table-cell>
          <table:table-cell table:style-name="表格73.A1" office:value-type="string">
            <text:p text:style-name="P279">chestDCT_p</text:p>
          </table:table-cell>
          <table:table-cell table:style-name="表格73.A1" office:value-type="string">
            <text:p text:style-name="P315">1</text:p>
          </table:table-cell>
          <table:table-cell table:style-name="表格73.D1" office:value-type="string">
            <text:p text:style-name="P144">信道估计参数</text:p>
          </table:table-cell>
        </table:table-row>
      </table:table>
      <text:p text:style-name="P224"><text:span text:style-name="T86">返回值：</text:span><text:span text:style-name="T88">无</text:span></text:p>
      <text:p text:style-name="P296"/>
      <text:p text:style-name="P296"/>
      <text:p text:style-name="P171"><text:span text:style-name="T1">函数：</text:span><text:span text:style-name="T65">ChannelEstimator_DCT</text:span></text:p>
      <text:p text:style-name="P172"><text:span text:style-name="T1">功能：</text:span><text:span text:style-name="T28">采用基于DCT的信道估计方法得到信道矩阵的估计值</text:span></text:p>
      <text:p text:style-name="P171"><text:span text:style-name="T1">语法：</text:span><text:span text:style-name="T27">void ChannelEstimator_DCT(lapack_complex_double *SignalRec, lapack_complex_double *PilotSymb, double *R_DCT, int *PilotSymbIndex, int TxAntNum, int RxAntNum, int </text:span><text:soft-page-break/><text:span text:style-name="T27">CarrierNum, int UserNum, int MaxBeam, int PilotSymbNum, int SymbNum, double sigma, lapack_complex_double *CFR_est);</text:span></text:p>
      <text:p text:style-name="P171"><text:span text:style-name="T1">包含文件：</text:span><text:span text:style-name="T16">无</text:span></text:p>
      <text:p text:style-name="P193">输入参数：</text:p>
      <table:table table:name="表格29" table:style-name="表格29">
        <table:table-column table:style-name="表格29.A"/>
        <table:table-column table:style-name="表格29.B"/>
        <table:table-column table:style-name="表格29.C"/>
        <table:table-column table:style-name="表格29.D"/>
        <table:table-row table:style-name="表格29.1">
          <table:table-cell table:style-name="表格29.A1" office:value-type="string">
            <text:p text:style-name="P6">类型</text:p>
          </table:table-cell>
          <table:table-cell table:style-name="表格29.A1" office:value-type="string">
            <text:p text:style-name="P6">变量名</text:p>
          </table:table-cell>
          <table:table-cell table:style-name="表格29.A1" office:value-type="string">
            <text:p text:style-name="P6">大小</text:p>
          </table:table-cell>
          <table:table-cell table:style-name="表格29.D1" office:value-type="string">
            <text:p text:style-name="P6">注释</text:p>
          </table:table-cell>
        </table:table-row>
        <table:table-row table:style-name="表格29.1">
          <table:table-cell table:style-name="表格29.A2" office:value-type="string">
            <text:p text:style-name="P303">lapack_complex_double*</text:p>
          </table:table-cell>
          <table:table-cell table:style-name="表格29.A2" office:value-type="string">
            <text:p text:style-name="P309">SignalRec</text:p>
          </table:table-cell>
          <table:table-cell table:style-name="表格29.A2" office:value-type="string">
            <text:p text:style-name="P68">(RxAntNum，CarrierNum, SymbNum)</text:p>
          </table:table-cell>
          <table:table-cell table:style-name="表格29.D2" office:value-type="string">
            <text:p text:style-name="P68">接收信号矩阵</text:p>
          </table:table-cell>
        </table:table-row>
        <table:table-row table:style-name="表格29.1">
          <table:table-cell table:style-name="表格29.A2" office:value-type="string">
            <text:p text:style-name="P254">lapack_complex_double*</text:p>
          </table:table-cell>
          <table:table-cell table:style-name="表格29.A2" office:value-type="string">
            <text:p text:style-name="P309">PilotSymb</text:p>
          </table:table-cell>
          <table:table-cell table:style-name="表格29.A2" office:value-type="string">
            <text:p text:style-name="P309">(TxAntNum, PilotSymbNum)</text:p>
          </table:table-cell>
          <table:table-cell table:style-name="表格29.D2" office:value-type="string">
            <text:p text:style-name="P68">导频符号</text:p>
          </table:table-cell>
        </table:table-row>
        <table:table-row table:style-name="表格29.1">
          <table:table-cell table:style-name="表格29.A2" office:value-type="string">
            <text:p text:style-name="P254">double*</text:p>
          </table:table-cell>
          <table:table-cell table:style-name="表格29.A2" office:value-type="string">
            <text:p text:style-name="P309">R_DCT</text:p>
          </table:table-cell>
          <table:table-cell table:style-name="表格29.A2" office:value-type="string">
            <text:p text:style-name="P68">(RxAntNum*UserNum,MaxBeam*UserNum,CarrierNum)</text:p>
          </table:table-cell>
          <table:table-cell table:style-name="表格29.D2" office:value-type="string">
            <text:p text:style-name="P68">信道的相关阵</text:p>
          </table:table-cell>
        </table:table-row>
        <table:table-row table:style-name="表格29.1">
          <table:table-cell table:style-name="表格29.A2" office:value-type="string">
            <text:p text:style-name="P303">int *</text:p>
          </table:table-cell>
          <table:table-cell table:style-name="表格29.A2" office:value-type="string">
            <text:p text:style-name="P309">PilotSymbIndex</text:p>
          </table:table-cell>
          <table:table-cell table:style-name="表格29.A2" office:value-type="string">
            <text:p text:style-name="P68">(PilotSymbNum,1)</text:p>
          </table:table-cell>
          <table:table-cell table:style-name="表格29.D2" office:value-type="string">
            <text:p text:style-name="P68">导频的位置信息</text:p>
          </table:table-cell>
        </table:table-row>
        <table:table-row table:style-name="表格29.1">
          <table:table-cell table:style-name="表格29.A2" office:value-type="string">
            <text:p text:style-name="P303">int</text:p>
          </table:table-cell>
          <table:table-cell table:style-name="表格29.A2" office:value-type="string">
            <text:p text:style-name="P309">TxAntNum</text:p>
          </table:table-cell>
          <table:table-cell table:style-name="表格29.A2" office:value-type="string">
            <text:p text:style-name="P44">1</text:p>
          </table:table-cell>
          <table:table-cell table:style-name="表格29.D2" office:value-type="string">
            <text:p text:style-name="P68">发射天线数目</text:p>
          </table:table-cell>
        </table:table-row>
        <table:table-row table:style-name="表格29.1">
          <table:table-cell table:style-name="表格29.A2" office:value-type="string">
            <text:p text:style-name="P254">int</text:p>
          </table:table-cell>
          <table:table-cell table:style-name="表格29.A2" office:value-type="string">
            <text:p text:style-name="P261">RxAntNum</text:p>
          </table:table-cell>
          <table:table-cell table:style-name="表格29.A2" office:value-type="string">
            <text:p text:style-name="P59">1</text:p>
          </table:table-cell>
          <table:table-cell table:style-name="表格29.D2" office:value-type="string">
            <text:p text:style-name="P68">接收天线数目</text:p>
          </table:table-cell>
        </table:table-row>
        <table:table-row table:style-name="表格29.1">
          <table:table-cell table:style-name="表格29.A2" office:value-type="string">
            <text:p text:style-name="P254">int</text:p>
          </table:table-cell>
          <table:table-cell table:style-name="表格29.A2" office:value-type="string">
            <text:p text:style-name="P261">CarrierNum</text:p>
          </table:table-cell>
          <table:table-cell table:style-name="表格29.A2" office:value-type="string">
            <text:p text:style-name="P68">1</text:p>
          </table:table-cell>
          <table:table-cell table:style-name="表格29.D2" office:value-type="string">
            <text:p text:style-name="P68">载波数目</text:p>
          </table:table-cell>
        </table:table-row>
        <table:table-row table:style-name="表格29.1">
          <table:table-cell table:style-name="表格29.A2" office:value-type="string">
            <text:p text:style-name="P254">int</text:p>
          </table:table-cell>
          <table:table-cell table:style-name="表格29.A2" office:value-type="string">
            <text:p text:style-name="P261">UserNum</text:p>
          </table:table-cell>
          <table:table-cell table:style-name="表格29.A2" office:value-type="string">
            <text:p text:style-name="P68">1</text:p>
          </table:table-cell>
          <table:table-cell table:style-name="表格29.D2" office:value-type="string">
            <text:p text:style-name="P68">小区内用户数</text:p>
          </table:table-cell>
        </table:table-row>
        <table:table-row table:style-name="表格29.1">
          <table:table-cell table:style-name="表格29.A2" office:value-type="string">
            <text:p text:style-name="P254">int</text:p>
          </table:table-cell>
          <table:table-cell table:style-name="表格29.A2" office:value-type="string">
            <text:p text:style-name="P261">MaxBeam</text:p>
          </table:table-cell>
          <table:table-cell table:style-name="表格29.A2" office:value-type="string">
            <text:p text:style-name="P68">1</text:p>
          </table:table-cell>
          <table:table-cell table:style-name="表格29.D2" office:value-type="string">
            <text:p text:style-name="P68">为每个用户发送数据的最大波束数目</text:p>
          </table:table-cell>
        </table:table-row>
        <table:table-row table:style-name="表格29.1">
          <table:table-cell table:style-name="表格29.A2" office:value-type="string">
            <text:p text:style-name="P254">int</text:p>
          </table:table-cell>
          <table:table-cell table:style-name="表格29.A2" office:value-type="string">
            <text:p text:style-name="P261">PilotSymbNum</text:p>
          </table:table-cell>
          <table:table-cell table:style-name="表格29.A2" office:value-type="string">
            <text:p text:style-name="P68">1</text:p>
          </table:table-cell>
          <table:table-cell table:style-name="表格29.D2" office:value-type="string">
            <text:p text:style-name="P68">每个子帧中导频占有的资源粒子的总数目</text:p>
          </table:table-cell>
        </table:table-row>
        <table:table-row table:style-name="表格29.1">
          <table:table-cell table:style-name="表格29.A2" office:value-type="string">
            <text:p text:style-name="P254">int</text:p>
          </table:table-cell>
          <table:table-cell table:style-name="表格29.A2" office:value-type="string">
            <text:p text:style-name="P261">SymbNum</text:p>
          </table:table-cell>
          <table:table-cell table:style-name="表格29.A2" office:value-type="string">
            <text:p text:style-name="P68">1</text:p>
          </table:table-cell>
          <table:table-cell table:style-name="表格29.D2" office:value-type="string">
            <text:p text:style-name="P68">每个子帧中的符号的数目</text:p>
          </table:table-cell>
        </table:table-row>
        <table:table-row table:style-name="表格29.1">
          <table:table-cell table:style-name="表格29.A2" office:value-type="string">
            <text:p text:style-name="P282">int</text:p>
          </table:table-cell>
          <table:table-cell table:style-name="表格29.A2" office:value-type="string">
            <text:p text:style-name="P282">inter_freq</text:p>
          </table:table-cell>
          <table:table-cell table:style-name="表格29.A2" office:value-type="string">
            <text:p text:style-name="P149">1</text:p>
          </table:table-cell>
          <table:table-cell table:style-name="表格29.D2" office:value-type="string">
            <text:p text:style-name="P78">频域插值间隔</text:p>
          </table:table-cell>
        </table:table-row>
        <table:table-row table:style-name="表格29.1">
          <table:table-cell table:style-name="表格29.A2" office:value-type="string">
            <text:p text:style-name="P261">double</text:p>
          </table:table-cell>
          <table:table-cell table:style-name="表格29.A2" office:value-type="string">
            <text:p text:style-name="P261">sigma</text:p>
          </table:table-cell>
          <table:table-cell table:style-name="表格29.A2" office:value-type="string">
            <text:p text:style-name="P68">1</text:p>
          </table:table-cell>
          <table:table-cell table:style-name="表格29.D2" office:value-type="string">
            <text:p text:style-name="P68">噪声的标准差</text:p>
          </table:table-cell>
        </table:table-row>
      </table:table>
      <text:p text:style-name="P193">输出参数：</text:p>
      <table:table table:name="表格30" table:style-name="表格30">
        <table:table-column table:style-name="表格30.A"/>
        <table:table-column table:style-name="表格30.B"/>
        <table:table-column table:style-name="表格30.C"/>
        <table:table-column table:style-name="表格30.D"/>
        <table:table-row table:style-name="表格30.1">
          <table:table-cell table:style-name="表格30.A1" office:value-type="string">
            <text:p text:style-name="P6">类型</text:p>
          </table:table-cell>
          <table:table-cell table:style-name="表格30.A1" office:value-type="string">
            <text:p text:style-name="P6">变量名</text:p>
          </table:table-cell>
          <table:table-cell table:style-name="表格30.A1" office:value-type="string">
            <text:p text:style-name="P6">大小</text:p>
          </table:table-cell>
          <table:table-cell table:style-name="表格30.D1" office:value-type="string">
            <text:p text:style-name="P6">注释</text:p>
          </table:table-cell>
        </table:table-row>
        <table:table-row table:style-name="表格30.1">
          <table:table-cell table:style-name="表格30.A1" office:value-type="string">
            <text:p text:style-name="P254">lapack_complex_double*</text:p>
          </table:table-cell>
          <table:table-cell table:style-name="表格30.A1" office:value-type="string">
            <text:p text:style-name="P309">CFR_est_R</text:p>
          </table:table-cell>
          <table:table-cell table:style-name="表格30.A1" office:value-type="string">
            <text:p text:style-name="P309">(RxAntNum,TxAntNum,CarrierNum,SymbNum)</text:p>
          </table:table-cell>
          <table:table-cell table:style-name="表格30.D1" office:value-type="string">
            <text:p text:style-name="P68">信道矩阵估计值</text:p>
          </table:table-cell>
        </table:table-row>
      </table:table>
      <text:p text:style-name="P222"><text:span text:style-name="T86">返回值：</text:span><text:span text:style-name="T88">无</text:span></text:p>
      <text:p text:style-name="P297"/>
      <text:p text:style-name="P297"/>
      <text:p text:style-name="P183"><text:span text:style-name="T1">函数：</text:span><text:span text:style-name="T72">chestDCT_ </text:span><text:span text:style-name="T73">free</text:span></text:p>
      <text:p text:style-name="P183"><text:span text:style-name="T1">功能：</text:span><text:span text:style-name="T47">DCT</text:span><text:span text:style-name="T32">信道估计参数释放</text:span></text:p>
      <text:p text:style-name="P183"><text:span text:style-name="T1">语法：</text:span><text:span text:style-name="T47">void chestDCT_free(struct chestDCT_t *chestDCT_p)</text:span></text:p>
      <text:p text:style-name="P182"><text:span text:style-name="T1">包含文件：</text:span><text:span text:style-name="T16">无</text:span></text:p>
      <text:p text:style-name="P201"><text:soft-page-break/>输入参数：</text:p>
      <table:table table:name="表格74" table:style-name="表格74">
        <table:table-column table:style-name="表格74.A"/>
        <table:table-column table:style-name="表格74.B"/>
        <table:table-column table:style-name="表格74.C"/>
        <table:table-column table:style-name="表格74.D"/>
        <table:table-row table:style-name="表格74.1">
          <table:table-cell table:style-name="表格74.A1" office:value-type="string">
            <text:p text:style-name="P14">类型</text:p>
          </table:table-cell>
          <table:table-cell table:style-name="表格74.A1" office:value-type="string">
            <text:p text:style-name="P14">变量名</text:p>
          </table:table-cell>
          <table:table-cell table:style-name="表格74.A1" office:value-type="string">
            <text:p text:style-name="P14">大小</text:p>
          </table:table-cell>
          <table:table-cell table:style-name="表格74.D1" office:value-type="string">
            <text:p text:style-name="P14">注释</text:p>
          </table:table-cell>
        </table:table-row>
        <table:table-row table:style-name="表格74.1">
          <table:table-cell table:style-name="表格74.A2" office:value-type="string">
            <text:p text:style-name="P279">struct chestDCT_t *</text:p>
          </table:table-cell>
          <table:table-cell table:style-name="表格74.A2" office:value-type="string">
            <text:p text:style-name="P279">chestDCT_p</text:p>
          </table:table-cell>
          <table:table-cell table:style-name="表格74.A2" office:value-type="string">
            <text:p text:style-name="P144">1</text:p>
          </table:table-cell>
          <table:table-cell table:style-name="表格74.D2" office:value-type="string">
            <text:p text:style-name="P144">信道估计参数</text:p>
          </table:table-cell>
        </table:table-row>
      </table:table>
      <text:p text:style-name="P201">输出参数：<text:span text:style-name="T16">无</text:span></text:p>
      <text:p text:style-name="P224"><text:span text:style-name="T86">返回值：</text:span><text:span text:style-name="T88">无</text:span></text:p>
      <text:p text:style-name="P296"/>
      <text:p text:style-name="P296"/>
      <text:h text:style-name="P367" text:outline-level="2">2.<text:span text:style-name="T93">11</text:span> 信号检测</text:h>
      <text:p text:style-name="P185"><text:span text:style-name="T1">函数：</text:span><text:span text:style-name="T75">CalSymb_init</text:span></text:p>
      <text:p text:style-name="P185"><text:span text:style-name="T1">功能：</text:span><text:span text:style-name="T32">信号检测初始化</text:span></text:p>
      <text:p text:style-name="P185"><text:span text:style-name="T1">语法：</text:span><text:span text:style-name="T46">v</text:span><text:span text:style-name="T50">oid CalSymb_init(struct CalSymb_t *CalSymb_p, int LayerNum, int RxAntNum)</text:span></text:p>
      <text:p text:style-name="P185"><text:span text:style-name="T1">包含文件：</text:span><text:span text:style-name="T16">无</text:span></text:p>
      <text:p text:style-name="P204">输入参数：</text:p>
      <table:table table:name="表格82" table:style-name="表格82">
        <table:table-column table:style-name="表格82.A"/>
        <table:table-column table:style-name="表格82.B"/>
        <table:table-column table:style-name="表格82.C"/>
        <table:table-column table:style-name="表格82.D"/>
        <table:table-row table:style-name="表格82.1">
          <table:table-cell table:style-name="表格82.A1" office:value-type="string">
            <text:p text:style-name="P17">类型</text:p>
          </table:table-cell>
          <table:table-cell table:style-name="表格82.A1" office:value-type="string">
            <text:p text:style-name="P17">变量名</text:p>
          </table:table-cell>
          <table:table-cell table:style-name="表格82.A1" office:value-type="string">
            <text:p text:style-name="P17">大小</text:p>
          </table:table-cell>
          <table:table-cell table:style-name="表格82.D1" office:value-type="string">
            <text:p text:style-name="P17">注释</text:p>
          </table:table-cell>
        </table:table-row>
        <table:table-row table:style-name="表格82.1">
          <table:table-cell table:style-name="表格82.A2" office:value-type="string">
            <text:p text:style-name="P271">int</text:p>
          </table:table-cell>
          <table:table-cell table:style-name="表格82.A2" office:value-type="string">
            <text:p text:style-name="P283">LayerNum</text:p>
          </table:table-cell>
          <table:table-cell table:style-name="表格82.A2" office:value-type="string">
            <text:p text:style-name="P147">1</text:p>
          </table:table-cell>
          <table:table-cell table:style-name="表格82.D2" office:value-type="string">
            <text:p text:style-name="P73">发射信号的层数</text:p>
          </table:table-cell>
        </table:table-row>
        <table:table-row table:style-name="表格82.1">
          <table:table-cell table:style-name="表格82.A2" office:value-type="string">
            <text:p text:style-name="P271">int</text:p>
          </table:table-cell>
          <table:table-cell table:style-name="表格82.A2" office:value-type="string">
            <text:p text:style-name="P283">RxAntNum</text:p>
          </table:table-cell>
          <table:table-cell table:style-name="表格82.A2" office:value-type="string">
            <text:p text:style-name="P79">1</text:p>
          </table:table-cell>
          <table:table-cell table:style-name="表格82.D2" office:value-type="string">
            <text:p text:style-name="P71">接收天线数目</text:p>
          </table:table-cell>
        </table:table-row>
      </table:table>
      <text:p text:style-name="P204">输出参数：</text:p>
      <table:table table:name="表格83" table:style-name="表格83">
        <table:table-column table:style-name="表格83.A"/>
        <table:table-column table:style-name="表格83.B"/>
        <table:table-column table:style-name="表格83.C"/>
        <table:table-column table:style-name="表格83.D"/>
        <table:table-row table:style-name="表格83.1">
          <table:table-cell table:style-name="表格83.A1" office:value-type="string">
            <text:p text:style-name="P17">类型</text:p>
          </table:table-cell>
          <table:table-cell table:style-name="表格83.A1" office:value-type="string">
            <text:p text:style-name="P17">变量名</text:p>
          </table:table-cell>
          <table:table-cell table:style-name="表格83.A1" office:value-type="string">
            <text:p text:style-name="P17">大小</text:p>
          </table:table-cell>
          <table:table-cell table:style-name="表格83.D1" office:value-type="string">
            <text:p text:style-name="P17">注释</text:p>
          </table:table-cell>
        </table:table-row>
        <table:table-row table:style-name="表格83.1">
          <table:table-cell table:style-name="表格83.A1" office:value-type="string">
            <text:p text:style-name="P283">struct CalSymb_t *</text:p>
          </table:table-cell>
          <table:table-cell table:style-name="表格83.A1" office:value-type="string">
            <text:p text:style-name="P283">CalSymb_p</text:p>
          </table:table-cell>
          <table:table-cell table:style-name="表格83.A1" office:value-type="string">
            <text:p text:style-name="P317">1</text:p>
          </table:table-cell>
          <table:table-cell table:style-name="表格83.D1" office:value-type="string">
            <text:p text:style-name="P147"><text:span text:style-name="T32">信号检测</text:span>参数</text:p>
          </table:table-cell>
        </table:table-row>
      </table:table>
      <text:p text:style-name="P320"><text:span text:style-name="T86">返回值：</text:span><text:span text:style-name="T88">无</text:span></text:p>
      <text:p text:style-name="P204"/>
      <text:p text:style-name="P204"/>
      <text:p text:style-name="P185"><text:span text:style-name="T1">函数：</text:span><text:span text:style-name="T75">CalSymb_mmse_1</text:span></text:p>
      <text:p text:style-name="P185"><text:span text:style-name="T1">功能：</text:span><text:span text:style-name="T50">单流信道估计</text:span></text:p>
      <text:p text:style-name="P185"><text:span text:style-name="T1">语法：</text:span><text:span text:style-name="T29">void </text:span><text:span text:style-name="T50">CalSymb_mmse_1(lapack_complex_double *h_tmp, lapack_complex_double *Signal, int RxAntNum, int CarrierNum, int SymbNum, double sigma, int Step, int flg_ave, lapack_complex_double *SymbEst, double *SymbVar, double *SINR_est)</text:span></text:p>
      <text:p text:style-name="P185"><text:span text:style-name="T1">包含文件：</text:span><text:span text:style-name="T16">无</text:span></text:p>
      <text:p text:style-name="P204">输入参数：</text:p>
      <table:table table:name="表格80" table:style-name="表格80">
        <table:table-column table:style-name="表格80.A"/>
        <table:table-column table:style-name="表格80.B"/>
        <table:table-column table:style-name="表格80.C"/>
        <table:table-column table:style-name="表格80.D"/>
        <table:table-row table:style-name="表格80.1">
          <table:table-cell table:style-name="表格80.A1" office:value-type="string">
            <text:p text:style-name="P17">类型</text:p>
          </table:table-cell>
          <table:table-cell table:style-name="表格80.A1" office:value-type="string">
            <text:p text:style-name="P17">变量名</text:p>
          </table:table-cell>
          <table:table-cell table:style-name="表格80.A1" office:value-type="string">
            <text:p text:style-name="P17">大小</text:p>
          </table:table-cell>
          <table:table-cell table:style-name="表格80.D1" office:value-type="string">
            <text:p text:style-name="P17">注释</text:p>
          </table:table-cell>
        </table:table-row>
        <table:table-row table:style-name="表格80.1">
          <table:table-cell table:style-name="表格80.A2" office:value-type="string">
            <text:p text:style-name="P308">lapack_complex_double*</text:p>
          </table:table-cell>
          <table:table-cell table:style-name="表格80.A2" office:value-type="string">
            <text:p text:style-name="P266">h_tmp</text:p>
          </table:table-cell>
          <table:table-cell table:style-name="表格80.A2" office:value-type="string">
            <text:p text:style-name="P73">(RxAntNum, LayerNum, CarrierNum, SymbolNum)</text:p>
          </table:table-cell>
          <table:table-cell table:style-name="表格80.D2" office:value-type="string">
            <text:p text:style-name="P73">信道矩阵</text:p>
          </table:table-cell>
        </table:table-row>
        <table:table-row table:style-name="表格80.1">
          <table:table-cell table:style-name="表格80.A2" office:value-type="string">
            <text:p text:style-name="P260">lapack_complex_d<text:soft-page-break/>ouble*</text:p>
          </table:table-cell>
          <table:table-cell table:style-name="表格80.A2" office:value-type="string">
            <text:p text:style-name="P266">Signal</text:p>
          </table:table-cell>
          <table:table-cell table:style-name="表格80.A2" office:value-type="string">
            <text:p text:style-name="P312">(RxAntNum, CarrierNum, <text:soft-page-break/>SymbolNum)</text:p>
          </table:table-cell>
          <table:table-cell table:style-name="表格80.D2" office:value-type="string">
            <text:p text:style-name="P73">接收信号矩阵</text:p>
          </table:table-cell>
        </table:table-row>
        <table:table-row table:style-name="表格80.1">
          <table:table-cell table:style-name="表格80.A2" office:value-type="string">
            <text:p text:style-name="P266">int</text:p>
          </table:table-cell>
          <table:table-cell table:style-name="表格80.A2" office:value-type="string">
            <text:p text:style-name="P264">RxAntNum</text:p>
          </table:table-cell>
          <table:table-cell table:style-name="表格80.A2" office:value-type="string">
            <text:p text:style-name="P73">1</text:p>
          </table:table-cell>
          <table:table-cell table:style-name="表格80.D2" office:value-type="string">
            <text:p text:style-name="P73">接收机天线数目</text:p>
          </table:table-cell>
        </table:table-row>
        <table:table-row table:style-name="表格80.1">
          <table:table-cell table:style-name="表格80.A2" office:value-type="string">
            <text:p text:style-name="P266">int</text:p>
          </table:table-cell>
          <table:table-cell table:style-name="表格80.A2" office:value-type="string">
            <text:p text:style-name="P264">CarrierNum</text:p>
          </table:table-cell>
          <table:table-cell table:style-name="表格80.A2" office:value-type="string">
            <text:p text:style-name="P73">1</text:p>
          </table:table-cell>
          <table:table-cell table:style-name="表格80.D2" office:value-type="string">
            <text:p text:style-name="P73">子载波数目</text:p>
          </table:table-cell>
        </table:table-row>
        <table:table-row table:style-name="表格80.1">
          <table:table-cell table:style-name="表格80.A2" office:value-type="string">
            <text:p text:style-name="P260">int</text:p>
          </table:table-cell>
          <table:table-cell table:style-name="表格80.A2" office:value-type="string">
            <text:p text:style-name="P264">SymbNum</text:p>
          </table:table-cell>
          <table:table-cell table:style-name="表格80.A2" office:value-type="string">
            <text:p text:style-name="P62">1</text:p>
          </table:table-cell>
          <table:table-cell table:style-name="表格80.D2" office:value-type="string">
            <text:p text:style-name="P73">符号的数目</text:p>
          </table:table-cell>
        </table:table-row>
        <table:table-row table:style-name="表格80.1">
          <table:table-cell table:style-name="表格80.A2" office:value-type="string">
            <text:p text:style-name="P260">double</text:p>
          </table:table-cell>
          <table:table-cell table:style-name="表格80.A2" office:value-type="string">
            <text:p text:style-name="P266">sigma</text:p>
          </table:table-cell>
          <table:table-cell table:style-name="表格80.A2" office:value-type="string">
            <text:p text:style-name="P71">1</text:p>
          </table:table-cell>
          <table:table-cell table:style-name="表格80.D2" office:value-type="string">
            <text:p text:style-name="P73">噪声标准差</text:p>
          </table:table-cell>
        </table:table-row>
        <table:table-row table:style-name="表格80.1">
          <table:table-cell table:style-name="表格80.A2" office:value-type="string">
            <text:p text:style-name="P260">int</text:p>
          </table:table-cell>
          <table:table-cell table:style-name="表格80.A2" office:value-type="string">
            <text:p text:style-name="P266">Step</text:p>
          </table:table-cell>
          <table:table-cell table:style-name="表格80.A2" office:value-type="string">
            <text:p text:style-name="P71">1</text:p>
          </table:table-cell>
          <table:table-cell table:style-name="表格80.D2" office:value-type="string">
            <text:p text:style-name="P73">计算平均信道矩阵时所需的子载波数目</text:p>
          </table:table-cell>
        </table:table-row>
        <table:table-row table:style-name="表格80.1">
          <table:table-cell table:style-name="表格80.A2" office:value-type="string">
            <text:p text:style-name="P260">int</text:p>
          </table:table-cell>
          <table:table-cell table:style-name="表格80.A2" office:value-type="string">
            <text:p text:style-name="P266">flg_ave</text:p>
          </table:table-cell>
          <table:table-cell table:style-name="表格80.A2" office:value-type="string">
            <text:p text:style-name="P71">1</text:p>
          </table:table-cell>
          <table:table-cell table:style-name="表格80.D2" office:value-type="string">
            <text:p text:style-name="P73">表示是否对信道矩阵取平均，0表示不取平均，1表示取平均</text:p>
          </table:table-cell>
        </table:table-row>
        <table:table-row table:style-name="表格80.1">
          <table:table-cell table:style-name="表格80.A2" office:value-type="string">
            <text:p text:style-name="P285">struct CalSymb_t *</text:p>
          </table:table-cell>
          <table:table-cell table:style-name="表格80.A2" office:value-type="string">
            <text:p text:style-name="P285">CalSymb_p</text:p>
          </table:table-cell>
          <table:table-cell table:style-name="表格80.A2" office:value-type="string">
            <text:p text:style-name="P150">1</text:p>
          </table:table-cell>
          <table:table-cell table:style-name="表格80.D2" office:value-type="string">
            <text:p text:style-name="P148"><text:span text:style-name="T32">信号检测</text:span>参数</text:p>
          </table:table-cell>
        </table:table-row>
      </table:table>
      <text:p text:style-name="P204">输出参数：</text:p>
      <table:table table:name="表格81" table:style-name="表格81">
        <table:table-column table:style-name="表格81.A"/>
        <table:table-column table:style-name="表格81.B"/>
        <table:table-column table:style-name="表格81.C"/>
        <table:table-column table:style-name="表格81.D"/>
        <table:table-row table:style-name="表格81.1">
          <table:table-cell table:style-name="表格81.A1" office:value-type="string">
            <text:p text:style-name="P17">类型</text:p>
          </table:table-cell>
          <table:table-cell table:style-name="表格81.A1" office:value-type="string">
            <text:p text:style-name="P17">变量名</text:p>
          </table:table-cell>
          <table:table-cell table:style-name="表格81.A1" office:value-type="string">
            <text:p text:style-name="P17">大小</text:p>
          </table:table-cell>
          <table:table-cell table:style-name="表格81.D1" office:value-type="string">
            <text:p text:style-name="P17">注释</text:p>
          </table:table-cell>
        </table:table-row>
        <table:table-row table:style-name="表格81.1">
          <table:table-cell table:style-name="表格81.A1" office:value-type="string">
            <text:p text:style-name="P260">lapack_complex_double*</text:p>
          </table:table-cell>
          <table:table-cell table:style-name="表格81.A1" office:value-type="string">
            <text:p text:style-name="P266">SymbEst</text:p>
          </table:table-cell>
          <table:table-cell table:style-name="表格81.A1" office:value-type="string">
            <text:p text:style-name="P312">(LayerNum, CarrierNum, SymbolNum)</text:p>
          </table:table-cell>
          <table:table-cell table:style-name="表格81.D1" office:value-type="string">
            <text:p text:style-name="P73">符号估计值</text:p>
          </table:table-cell>
        </table:table-row>
        <table:table-row table:style-name="表格81.1">
          <table:table-cell table:style-name="表格81.A3" office:value-type="string">
            <text:p text:style-name="P266">double *</text:p>
          </table:table-cell>
          <table:table-cell table:style-name="表格81.A3" office:value-type="string">
            <text:p text:style-name="P266">SymbVar</text:p>
          </table:table-cell>
          <table:table-cell table:style-name="表格81.A3" office:value-type="string">
            <text:p text:style-name="P312">(LayerNum, CarrierNum, SymbolNum)</text:p>
          </table:table-cell>
          <table:table-cell table:style-name="表格81.D3" office:value-type="string">
            <text:p text:style-name="P73">符号的估计方差矩阵</text:p>
          </table:table-cell>
        </table:table-row>
        <table:table-row table:style-name="表格81.1">
          <table:table-cell table:style-name="表格81.A3" office:value-type="string">
            <text:p text:style-name="P266">double *</text:p>
          </table:table-cell>
          <table:table-cell table:style-name="表格81.A3" office:value-type="string">
            <text:p text:style-name="P283">SINR_est</text:p>
          </table:table-cell>
          <table:table-cell table:style-name="表格81.A3" office:value-type="string">
            <text:p text:style-name="P312">(LayerNum, CarrierNum, SymbolNum)</text:p>
          </table:table-cell>
          <table:table-cell table:style-name="表格81.D3" office:value-type="string">
            <text:p text:style-name="P73">信干噪比</text:p>
          </table:table-cell>
        </table:table-row>
      </table:table>
      <text:p text:style-name="P227"><text:span text:style-name="T86">返回值：</text:span><text:span text:style-name="T88">无</text:span></text:p>
      <text:p text:style-name="P298"/>
      <text:p text:style-name="P298"/>
      <text:p text:style-name="P173"><text:span text:style-name="T1">函数：</text:span><text:span text:style-name="T65"> </text:span><text:span text:style-name="T66">CalSymb_mmse</text:span></text:p>
      <text:p text:style-name="P173"><text:span text:style-name="T1">功能：</text:span><text:span text:style-name="T29">采用MMSE-QR分解的方法计算符号的估计值和方差</text:span></text:p>
      <text:p text:style-name="P173"><text:span text:style-name="T1">语法：</text:span><text:span text:style-name="T29">void CalSymb_mmse(lapack_complex_double *h_tmp, lapack_complex_double *Signal, int RxAntNum, int CarrierNum, int LayerNum, int SymbNum, double sigma, int Step, int flg_ave, lapack_complex_double *SymbEst,double *SymbVar);</text:span></text:p>
      <text:p text:style-name="P173"><text:span text:style-name="T1">包含文件：</text:span><text:span text:style-name="T16">无</text:span></text:p>
      <text:p text:style-name="P194">输入参数：</text:p>
      <table:table table:name="表格31" table:style-name="表格31">
        <table:table-column table:style-name="表格31.A"/>
        <table:table-column table:style-name="表格31.B"/>
        <table:table-column table:style-name="表格31.C"/>
        <table:table-column table:style-name="表格31.D"/>
        <table:table-row table:style-name="表格31.1">
          <table:table-cell table:style-name="表格31.A1" office:value-type="string">
            <text:p text:style-name="P7">类型</text:p>
          </table:table-cell>
          <table:table-cell table:style-name="表格31.A1" office:value-type="string">
            <text:p text:style-name="P7">变量名</text:p>
          </table:table-cell>
          <table:table-cell table:style-name="表格31.A1" office:value-type="string">
            <text:p text:style-name="P7">大小</text:p>
          </table:table-cell>
          <table:table-cell table:style-name="表格31.D1" office:value-type="string">
            <text:p text:style-name="P7">注释</text:p>
          </table:table-cell>
        </table:table-row>
        <table:table-row table:style-name="表格31.1">
          <table:table-cell table:style-name="表格31.A2" office:value-type="string">
            <text:p text:style-name="P304">lapack_complex_double*</text:p>
          </table:table-cell>
          <table:table-cell table:style-name="表格31.A2" office:value-type="string">
            <text:p text:style-name="P265">h_tmp</text:p>
          </table:table-cell>
          <table:table-cell table:style-name="表格31.A2" office:value-type="string">
            <text:p text:style-name="P72">(RxAntNum, LayerNum, CarrierNum, SymbolNum)</text:p>
          </table:table-cell>
          <table:table-cell table:style-name="表格31.D2" office:value-type="string">
            <text:p text:style-name="P72">信道矩阵</text:p>
          </table:table-cell>
        </table:table-row>
        <table:table-row table:style-name="表格31.1">
          <table:table-cell table:style-name="表格31.A2" office:value-type="string">
            <text:p text:style-name="P255">lapack_complex_double*</text:p>
          </table:table-cell>
          <table:table-cell table:style-name="表格31.A2" office:value-type="string">
            <text:p text:style-name="P265">Signal</text:p>
          </table:table-cell>
          <table:table-cell table:style-name="表格31.A2" office:value-type="string">
            <text:p text:style-name="P311">(RxAntNum, CarrierNum, SymbolNum)</text:p>
          </table:table-cell>
          <table:table-cell table:style-name="表格31.D2" office:value-type="string">
            <text:p text:style-name="P72">接收信号矩阵</text:p>
          </table:table-cell>
        </table:table-row>
        <table:table-row table:style-name="表格31.1">
          <table:table-cell table:style-name="表格31.A2" office:value-type="string">
            <text:p text:style-name="P265">int</text:p>
          </table:table-cell>
          <table:table-cell table:style-name="表格31.A2" office:value-type="string">
            <text:p text:style-name="P262">RxAntNum</text:p>
          </table:table-cell>
          <table:table-cell table:style-name="表格31.A2" office:value-type="string">
            <text:p text:style-name="P72">1</text:p>
          </table:table-cell>
          <table:table-cell table:style-name="表格31.D2" office:value-type="string">
            <text:p text:style-name="P72">接收机天线数目</text:p>
          </table:table-cell>
        </table:table-row>
        <text:soft-page-break/>
        <table:table-row table:style-name="表格31.1">
          <table:table-cell table:style-name="表格31.A2" office:value-type="string">
            <text:p text:style-name="P265">int</text:p>
          </table:table-cell>
          <table:table-cell table:style-name="表格31.A2" office:value-type="string">
            <text:p text:style-name="P262">CarrierNum</text:p>
          </table:table-cell>
          <table:table-cell table:style-name="表格31.A2" office:value-type="string">
            <text:p text:style-name="P72">1</text:p>
          </table:table-cell>
          <table:table-cell table:style-name="表格31.D2" office:value-type="string">
            <text:p text:style-name="P72">子载波数目</text:p>
          </table:table-cell>
        </table:table-row>
        <table:table-row table:style-name="表格31.1">
          <table:table-cell table:style-name="表格31.A2" office:value-type="string">
            <text:p text:style-name="P265">int</text:p>
          </table:table-cell>
          <table:table-cell table:style-name="表格31.A2" office:value-type="string">
            <text:p text:style-name="P311">LayerNum</text:p>
          </table:table-cell>
          <table:table-cell table:style-name="表格31.A2" office:value-type="string">
            <text:p text:style-name="P45">1</text:p>
          </table:table-cell>
          <table:table-cell table:style-name="表格31.D2" office:value-type="string">
            <text:p text:style-name="P72">发射信号的层数</text:p>
          </table:table-cell>
        </table:table-row>
        <table:table-row table:style-name="表格31.1">
          <table:table-cell table:style-name="表格31.A2" office:value-type="string">
            <text:p text:style-name="P255">int</text:p>
          </table:table-cell>
          <table:table-cell table:style-name="表格31.A2" office:value-type="string">
            <text:p text:style-name="P262">SymbNum</text:p>
          </table:table-cell>
          <table:table-cell table:style-name="表格31.A2" office:value-type="string">
            <text:p text:style-name="P60">1</text:p>
          </table:table-cell>
          <table:table-cell table:style-name="表格31.D2" office:value-type="string">
            <text:p text:style-name="P72">符号的数目</text:p>
          </table:table-cell>
        </table:table-row>
        <table:table-row table:style-name="表格31.1">
          <table:table-cell table:style-name="表格31.A2" office:value-type="string">
            <text:p text:style-name="P255">double</text:p>
          </table:table-cell>
          <table:table-cell table:style-name="表格31.A2" office:value-type="string">
            <text:p text:style-name="P265">sigma</text:p>
          </table:table-cell>
          <table:table-cell table:style-name="表格31.A2" office:value-type="string">
            <text:p text:style-name="P69">1</text:p>
          </table:table-cell>
          <table:table-cell table:style-name="表格31.D2" office:value-type="string">
            <text:p text:style-name="P72">噪声标准差</text:p>
          </table:table-cell>
        </table:table-row>
        <table:table-row table:style-name="表格31.1">
          <table:table-cell table:style-name="表格31.A2" office:value-type="string">
            <text:p text:style-name="P255">int</text:p>
          </table:table-cell>
          <table:table-cell table:style-name="表格31.A2" office:value-type="string">
            <text:p text:style-name="P265">Step</text:p>
          </table:table-cell>
          <table:table-cell table:style-name="表格31.A2" office:value-type="string">
            <text:p text:style-name="P69">1</text:p>
          </table:table-cell>
          <table:table-cell table:style-name="表格31.D2" office:value-type="string">
            <text:p text:style-name="P72">计算平均信道矩阵时所需的子载波数目</text:p>
          </table:table-cell>
        </table:table-row>
        <table:table-row table:style-name="表格31.1">
          <table:table-cell table:style-name="表格31.A2" office:value-type="string">
            <text:p text:style-name="P255">int</text:p>
          </table:table-cell>
          <table:table-cell table:style-name="表格31.A2" office:value-type="string">
            <text:p text:style-name="P265">flg_ave</text:p>
          </table:table-cell>
          <table:table-cell table:style-name="表格31.A2" office:value-type="string">
            <text:p text:style-name="P69">1</text:p>
          </table:table-cell>
          <table:table-cell table:style-name="表格31.D2" office:value-type="string">
            <text:p text:style-name="P72">表示是否对信道矩阵取平均，0表示不取平均，1表示取平均</text:p>
          </table:table-cell>
        </table:table-row>
        <table:table-row table:style-name="表格31.1">
          <table:table-cell table:style-name="表格31.A2" office:value-type="string">
            <text:p text:style-name="P285">struct CalSymb_t *</text:p>
          </table:table-cell>
          <table:table-cell table:style-name="表格31.A2" office:value-type="string">
            <text:p text:style-name="P285">CalSymb_p</text:p>
          </table:table-cell>
          <table:table-cell table:style-name="表格31.A2" office:value-type="string">
            <text:p text:style-name="P150">1</text:p>
          </table:table-cell>
          <table:table-cell table:style-name="表格31.D2" office:value-type="string">
            <text:p text:style-name="P148"><text:span text:style-name="T32">信号检测</text:span>参数</text:p>
          </table:table-cell>
        </table:table-row>
      </table:table>
      <text:p text:style-name="P194">输出参数：</text:p>
      <table:table table:name="表格32" table:style-name="表格32">
        <table:table-column table:style-name="表格32.A"/>
        <table:table-column table:style-name="表格32.B"/>
        <table:table-column table:style-name="表格32.C"/>
        <table:table-column table:style-name="表格32.D"/>
        <table:table-row table:style-name="表格32.1">
          <table:table-cell table:style-name="表格32.A1" office:value-type="string">
            <text:p text:style-name="P7">类型</text:p>
          </table:table-cell>
          <table:table-cell table:style-name="表格32.A1" office:value-type="string">
            <text:p text:style-name="P7">变量名</text:p>
          </table:table-cell>
          <table:table-cell table:style-name="表格32.A1" office:value-type="string">
            <text:p text:style-name="P7">大小</text:p>
          </table:table-cell>
          <table:table-cell table:style-name="表格32.D1" office:value-type="string">
            <text:p text:style-name="P7">注释</text:p>
          </table:table-cell>
        </table:table-row>
        <table:table-row table:style-name="表格32.1">
          <table:table-cell table:style-name="表格32.A1" office:value-type="string">
            <text:p text:style-name="P255">lapack_complex_double*</text:p>
          </table:table-cell>
          <table:table-cell table:style-name="表格32.A1" office:value-type="string">
            <text:p text:style-name="P265">SymbEst</text:p>
          </table:table-cell>
          <table:table-cell table:style-name="表格32.A1" office:value-type="string">
            <text:p text:style-name="P311">(LayerNum, CarrierNum, SymbolNum)</text:p>
          </table:table-cell>
          <table:table-cell table:style-name="表格32.D1" office:value-type="string">
            <text:p text:style-name="P72">符号估计值</text:p>
          </table:table-cell>
        </table:table-row>
        <table:table-row table:style-name="表格32.1">
          <table:table-cell table:style-name="表格32.A3" office:value-type="string">
            <text:p text:style-name="P265">double *</text:p>
          </table:table-cell>
          <table:table-cell table:style-name="表格32.A3" office:value-type="string">
            <text:p text:style-name="P265">SymbVar</text:p>
          </table:table-cell>
          <table:table-cell table:style-name="表格32.A3" office:value-type="string">
            <text:p text:style-name="P311">(LayerNum, CarrierNum, SymbolNum)</text:p>
          </table:table-cell>
          <table:table-cell table:style-name="表格32.D3" office:value-type="string">
            <text:p text:style-name="P72">符号的估计方差矩阵</text:p>
          </table:table-cell>
        </table:table-row>
        <table:table-row table:style-name="表格32.1">
          <table:table-cell table:style-name="表格32.A3" office:value-type="string">
            <text:p text:style-name="P267">double *</text:p>
          </table:table-cell>
          <table:table-cell table:style-name="表格32.A3" office:value-type="string">
            <text:p text:style-name="P284">SINR_est</text:p>
          </table:table-cell>
          <table:table-cell table:style-name="表格32.A3" office:value-type="string">
            <text:p text:style-name="P313">(LayerNum, CarrierNum, SymbolNum)</text:p>
          </table:table-cell>
          <table:table-cell table:style-name="表格32.D3" office:value-type="string">
            <text:p text:style-name="P74">信干噪比</text:p>
          </table:table-cell>
        </table:table-row>
      </table:table>
      <text:p text:style-name="P223"><text:span text:style-name="T86">返回值：</text:span><text:span text:style-name="T88">无</text:span></text:p>
      <text:p text:style-name="P299"/>
      <text:p text:style-name="P299"/>
      <text:p text:style-name="P185"><text:span text:style-name="T1">函数：</text:span><text:span text:style-name="T75">CalSymb_free</text:span></text:p>
      <text:p text:style-name="P185"><text:span text:style-name="T1">功能：</text:span><text:span text:style-name="T32">信号检测参数释放</text:span></text:p>
      <text:p text:style-name="P185"><text:span text:style-name="T1">语法：</text:span><text:span text:style-name="T50">void CalSymb_free(struct CalSymb_t *CalSymb_p);</text:span></text:p>
      <text:p text:style-name="P185"><text:span text:style-name="T1">包含文件：</text:span><text:span text:style-name="T16">无</text:span></text:p>
      <text:p text:style-name="P204">输入参数：</text:p>
      <table:table table:name="表格84" table:style-name="表格84">
        <table:table-column table:style-name="表格84.A"/>
        <table:table-column table:style-name="表格84.B"/>
        <table:table-column table:style-name="表格84.C"/>
        <table:table-column table:style-name="表格84.D"/>
        <table:table-row table:style-name="表格84.1">
          <table:table-cell table:style-name="表格84.A1" office:value-type="string">
            <text:p text:style-name="P17">类型</text:p>
          </table:table-cell>
          <table:table-cell table:style-name="表格84.A1" office:value-type="string">
            <text:p text:style-name="P17">变量名</text:p>
          </table:table-cell>
          <table:table-cell table:style-name="表格84.A1" office:value-type="string">
            <text:p text:style-name="P17">大小</text:p>
          </table:table-cell>
          <table:table-cell table:style-name="表格84.D1" office:value-type="string">
            <text:p text:style-name="P17">注释</text:p>
          </table:table-cell>
        </table:table-row>
        <table:table-row table:style-name="表格84.1">
          <table:table-cell table:style-name="表格84.A2" office:value-type="string">
            <text:p text:style-name="P283">struct CalSymb_t *</text:p>
          </table:table-cell>
          <table:table-cell table:style-name="表格84.A2" office:value-type="string">
            <text:p text:style-name="P283">CalSymb_p</text:p>
          </table:table-cell>
          <table:table-cell table:style-name="表格84.A2" office:value-type="string">
            <text:p text:style-name="P147">1</text:p>
          </table:table-cell>
          <table:table-cell table:style-name="表格84.D2" office:value-type="string">
            <text:p text:style-name="P148"><text:span text:style-name="T32">信号检测</text:span>参数</text:p>
          </table:table-cell>
        </table:table-row>
      </table:table>
      <text:p text:style-name="P204">输出参数：<text:span text:style-name="T16">无</text:span></text:p>
      <text:p text:style-name="P227"><text:span text:style-name="T86">返回值：</text:span><text:span text:style-name="T88">无</text:span></text:p>
      <text:p text:style-name="P298"/>
      <text:h text:style-name="P368" text:outline-level="2">2.<text:span text:style-name="T93">12</text:span> 解符号映射</text:h>
      <text:p text:style-name="P170"><text:span text:style-name="T1">函数：</text:span><text:span text:style-name="T64">QAM_Demodulation</text:span></text:p>
      <text:p text:style-name="P169"><text:span text:style-name="T1">功能：</text:span><text:span text:style-name="T26">软解调</text:span></text:p>
      <text:p text:style-name="P170"><text:soft-page-break/><text:span text:style-name="T1">语法：</text:span><text:span text:style-name="T26">void QAM_Demodulation(double* LLRD, lapack_complex_double* Recv, double* Sigma2, double* LLRA, int SymbNum, int SymbolBitN, int TxAntNum);</text:span></text:p>
      <text:p text:style-name="P169"><text:span text:style-name="T1">包含文件：</text:span><text:span text:style-name="T16">无</text:span></text:p>
      <text:p text:style-name="P192">输入参数：</text:p>
      <table:table table:name="表格27" table:style-name="表格27">
        <table:table-column table:style-name="表格27.A"/>
        <table:table-column table:style-name="表格27.B"/>
        <table:table-column table:style-name="表格27.C"/>
        <table:table-column table:style-name="表格27.D"/>
        <table:table-row table:style-name="表格27.1">
          <table:table-cell table:style-name="表格27.A1" office:value-type="string">
            <text:p text:style-name="P5">类型</text:p>
          </table:table-cell>
          <table:table-cell table:style-name="表格27.A1" office:value-type="string">
            <text:p text:style-name="P5">变量名</text:p>
          </table:table-cell>
          <table:table-cell table:style-name="表格27.A1" office:value-type="string">
            <text:p text:style-name="P5">大小</text:p>
          </table:table-cell>
          <table:table-cell table:style-name="表格27.D1" office:value-type="string">
            <text:p text:style-name="P5">注释</text:p>
          </table:table-cell>
        </table:table-row>
        <table:table-row table:style-name="表格27.1">
          <table:table-cell table:style-name="表格27.A2" office:value-type="string">
            <text:p text:style-name="P302">lapack_complex_double*</text:p>
          </table:table-cell>
          <table:table-cell table:style-name="表格27.A2" office:value-type="string">
            <text:p text:style-name="P257">Recv</text:p>
          </table:table-cell>
          <table:table-cell table:style-name="表格27.A2" office:value-type="string">
            <text:p text:style-name="P64">(TxAntNum*CarrierNum, SymbNum)</text:p>
          </table:table-cell>
          <table:table-cell table:style-name="表格27.D2" office:value-type="string">
            <text:p text:style-name="P64">信号检测模块输出的信号估计值</text:p>
          </table:table-cell>
        </table:table-row>
        <table:table-row table:style-name="表格27.1">
          <table:table-cell table:style-name="表格27.A2" office:value-type="string">
            <text:p text:style-name="P253">double*</text:p>
          </table:table-cell>
          <table:table-cell table:style-name="表格27.A2" office:value-type="string">
            <text:p text:style-name="P257">Sigma2</text:p>
          </table:table-cell>
          <table:table-cell table:style-name="表格27.A2" office:value-type="string">
            <text:p text:style-name="P302">(TxAntNum*CarrierNum, SymbNum)</text:p>
          </table:table-cell>
          <table:table-cell table:style-name="表格27.D2" office:value-type="string">
            <text:p text:style-name="P64">信号检测模块输出的信号估计方差</text:p>
          </table:table-cell>
        </table:table-row>
        <table:table-row table:style-name="表格27.1">
          <table:table-cell table:style-name="表格27.A2" office:value-type="string">
            <text:p text:style-name="P253">double*</text:p>
          </table:table-cell>
          <table:table-cell table:style-name="表格27.A2" office:value-type="string">
            <text:p text:style-name="P302">LLRA</text:p>
          </table:table-cell>
          <table:table-cell table:style-name="表格27.A2" office:value-type="string">
            <text:p text:style-name="P64">(SymbolBitN,TxAntNum, SymbNum)</text:p>
          </table:table-cell>
          <table:table-cell table:style-name="表格27.D2" office:value-type="string">
            <text:p text:style-name="P64">编码比特序列的先验信息</text:p>
          </table:table-cell>
        </table:table-row>
        <table:table-row table:style-name="表格27.1">
          <table:table-cell table:style-name="表格27.A2" office:value-type="string">
            <text:p text:style-name="P302">int</text:p>
          </table:table-cell>
          <table:table-cell table:style-name="表格27.A2" office:value-type="string">
            <text:p text:style-name="P302">SymbNum</text:p>
          </table:table-cell>
          <table:table-cell table:style-name="表格27.A2" office:value-type="string">
            <text:p text:style-name="P43">1</text:p>
          </table:table-cell>
          <table:table-cell table:style-name="表格27.D2" office:value-type="string">
            <text:p text:style-name="P64">符号数目</text:p>
          </table:table-cell>
        </table:table-row>
        <table:table-row table:style-name="表格27.1">
          <table:table-cell table:style-name="表格27.A2" office:value-type="string">
            <text:p text:style-name="P302">int</text:p>
          </table:table-cell>
          <table:table-cell table:style-name="表格27.A2" office:value-type="string">
            <text:p text:style-name="P302">SymbolBitN</text:p>
          </table:table-cell>
          <table:table-cell table:style-name="表格27.A2" office:value-type="string">
            <text:p text:style-name="P43">1</text:p>
          </table:table-cell>
          <table:table-cell table:style-name="表格27.D2" office:value-type="string">
            <text:p text:style-name="P64">每个符号对应的二进制码字数目</text:p>
          </table:table-cell>
        </table:table-row>
        <table:table-row table:style-name="表格27.1">
          <table:table-cell table:style-name="表格27.A2" office:value-type="string">
            <text:p text:style-name="P253">int</text:p>
          </table:table-cell>
          <table:table-cell table:style-name="表格27.A2" office:value-type="string">
            <text:p text:style-name="P253">TxAntNum</text:p>
          </table:table-cell>
          <table:table-cell table:style-name="表格27.A2" office:value-type="string">
            <text:p text:style-name="P58">1</text:p>
          </table:table-cell>
          <table:table-cell table:style-name="表格27.D2" office:value-type="string">
            <text:p text:style-name="P64">发送天线的数目</text:p>
          </table:table-cell>
        </table:table-row>
      </table:table>
      <text:p text:style-name="P192">输出参数：</text:p>
      <table:table table:name="表格28" table:style-name="表格28">
        <table:table-column table:style-name="表格28.A"/>
        <table:table-column table:style-name="表格28.B"/>
        <table:table-column table:style-name="表格28.C"/>
        <table:table-column table:style-name="表格28.D"/>
        <table:table-row table:style-name="表格28.1">
          <table:table-cell table:style-name="表格28.A1" office:value-type="string">
            <text:p text:style-name="P5">类型</text:p>
          </table:table-cell>
          <table:table-cell table:style-name="表格28.A1" office:value-type="string">
            <text:p text:style-name="P5">变量名</text:p>
          </table:table-cell>
          <table:table-cell table:style-name="表格28.A1" office:value-type="string">
            <text:p text:style-name="P5">大小</text:p>
          </table:table-cell>
          <table:table-cell table:style-name="表格28.D1" office:value-type="string">
            <text:p text:style-name="P5">注释</text:p>
          </table:table-cell>
        </table:table-row>
        <table:table-row table:style-name="表格28.1">
          <table:table-cell table:style-name="表格28.A1" office:value-type="string">
            <text:p text:style-name="P253">double*</text:p>
          </table:table-cell>
          <table:table-cell table:style-name="表格28.A1" office:value-type="string">
            <text:p text:style-name="P302">LLRD</text:p>
          </table:table-cell>
          <table:table-cell table:style-name="表格28.A1" office:value-type="string">
            <text:p text:style-name="P302">(SymbolBitN,TxAntNum, SymbNum)</text:p>
          </table:table-cell>
          <table:table-cell table:style-name="表格28.D1" office:value-type="string">
            <text:p text:style-name="P64">编码比特序列的后验信息</text:p>
          </table:table-cell>
        </table:table-row>
      </table:table>
      <text:p text:style-name="P212"><text:span text:style-name="T86">返回值：</text:span><text:span text:style-name="T88">无</text:span></text:p>
      <text:p text:style-name="P292"/>
      <text:h text:style-name="Heading_20_2" text:outline-level="2">2.<text:span text:style-name="T93">13</text:span> 解扰</text:h>
      <text:p text:style-name="P335"><text:tab/>暂未添加，保留。</text:p>
      <text:p text:style-name="P335"/>
      <text:h text:style-name="Heading_20_2" text:outline-level="2">2.<text:span text:style-name="T93">14</text:span> 解码块级联</text:h>
      <text:p text:style-name="P337"><text:span text:style-name="T1">函数：</text:span><text:span text:style-name="T58">s</text:span><text:span text:style-name="T59">rslte_cbsegm</text:span></text:p>
      <text:p text:style-name="P181"><text:span text:style-name="T1">功能：</text:span><text:span text:style-name="T19">码块分割</text:span></text:p>
      <text:p text:style-name="P181"><text:span text:style-name="T1">语法：</text:span><text:span text:style-name="T19">int srslte_cbsegm(srslte_cbsegm_t *s, uint32_t tbs);</text:span></text:p>
      <text:p text:style-name="P181"><text:span text:style-name="T1">包含文件：</text:span><text:span text:style-name="T33">cbsegm.h</text:span></text:p>
      <text:p text:style-name="P200">输入参数：</text:p>
      <table:table table:name="表格64" table:style-name="表格64">
        <table:table-column table:style-name="表格64.A"/>
        <table:table-column table:style-name="表格64.B"/>
        <table:table-column table:style-name="表格64.A"/>
        <table:table-column table:style-name="表格64.B"/>
        <table:table-row table:style-name="表格64.1">
          <table:table-cell table:style-name="表格64.A1" office:value-type="string">
            <text:p text:style-name="P13">类型</text:p>
          </table:table-cell>
          <table:table-cell table:style-name="表格64.A1" office:value-type="string">
            <text:p text:style-name="P13">变量名</text:p>
          </table:table-cell>
          <table:table-cell table:style-name="表格64.A1" office:value-type="string">
            <text:p text:style-name="P13">大小</text:p>
          </table:table-cell>
          <table:table-cell table:style-name="表格64.D1" office:value-type="string">
            <text:p text:style-name="P13">注释</text:p>
          </table:table-cell>
        </table:table-row>
        <text:soft-page-break/>
        <table:table-row table:style-name="表格64.1">
          <table:table-cell table:style-name="表格64.A1" office:value-type="string">
            <text:p text:style-name="P246">uint32_t </text:p>
          </table:table-cell>
          <table:table-cell table:style-name="表格64.A1" office:value-type="string">
            <text:p text:style-name="P211"><text:span text:style-name="T19">t</text:span><text:span text:style-name="T16">bs</text:span></text:p>
          </table:table-cell>
          <table:table-cell table:style-name="表格64.A1" office:value-type="string">
            <text:p text:style-name="P40">1</text:p>
          </table:table-cell>
          <table:table-cell table:style-name="表格64.D1" office:value-type="string">
            <text:p text:style-name="P40">传输块码长</text:p>
          </table:table-cell>
        </table:table-row>
      </table:table>
      <text:p text:style-name="P200">输出参数：</text:p>
      <table:table table:name="表格65" table:style-name="表格65">
        <table:table-column table:style-name="表格65.A"/>
        <table:table-column table:style-name="表格65.B"/>
        <table:table-column table:style-name="表格65.A"/>
        <table:table-column table:style-name="表格65.B"/>
        <table:table-row table:style-name="表格65.1">
          <table:table-cell table:style-name="表格65.A1" office:value-type="string">
            <text:p text:style-name="P13">类型</text:p>
          </table:table-cell>
          <table:table-cell table:style-name="表格65.A1" office:value-type="string">
            <text:p text:style-name="P13">变量名</text:p>
          </table:table-cell>
          <table:table-cell table:style-name="表格65.A1" office:value-type="string">
            <text:p text:style-name="P13">大小</text:p>
          </table:table-cell>
          <table:table-cell table:style-name="表格65.D1" office:value-type="string">
            <text:p text:style-name="P13">注释</text:p>
          </table:table-cell>
        </table:table-row>
        <table:table-row table:style-name="表格65.1">
          <table:table-cell table:style-name="表格65.A1" office:value-type="string">
            <text:p text:style-name="P246">srslte_cbsegm_t *</text:p>
          </table:table-cell>
          <table:table-cell table:style-name="表格65.A1" office:value-type="string">
            <text:p text:style-name="P246">s</text:p>
          </table:table-cell>
          <table:table-cell table:style-name="表格65.A1" office:value-type="string">
            <text:p text:style-name="P40">1</text:p>
          </table:table-cell>
          <table:table-cell table:style-name="表格65.D1" office:value-type="string">
            <text:p text:style-name="P34">码块分割参数</text:p>
          </table:table-cell>
        </table:table-row>
      </table:table>
      <text:p text:style-name="P337"><text:span text:style-name="T2">返回值：</text:span><text:span text:style-name="T33">码块分割状态</text:span></text:p>
      <text:p text:style-name="P344"/>
      <text:h text:style-name="Heading_20_2" text:outline-level="2">2.<text:span text:style-name="T93">15</text:span> 解速率匹配</text:h>
      <text:p text:style-name="P163"><text:span text:style-name="T1">函数：</text:span><text:span text:style-name="T60">srslte_rm_turbo_rx</text:span></text:p>
      <text:p text:style-name="P163"><text:span text:style-name="T1">功能：</text:span><text:span text:style-name="T21">解</text:span><text:span text:style-name="T16">速率匹配</text:span></text:p>
      <text:p text:style-name="P163"><text:span text:style-name="T1">语法：</text:span><text:span text:style-name="T21">int srslte_rm_turbo_rx(float *w_buff, uint32_t w_buff_len, float *input, uint32_t in_len, float *output, uint32_t out_len, uint32_t rv_idx, uint32_t nof_filler_bits);</text:span></text:p>
      <text:p text:style-name="P163"><text:span text:style-name="T1">包含文件：</text:span><text:span text:style-name="T20">rm_turbo.h</text:span></text:p>
      <text:p text:style-name="P189">输入参数：</text:p>
      <table:table table:name="表格3" table:style-name="表格3">
        <table:table-column table:style-name="表格3.A"/>
        <table:table-column table:style-name="表格3.B" table:number-columns-repeated="2"/>
        <table:table-column table:style-name="表格3.A"/>
        <table:table-row table:style-name="表格3.1">
          <table:table-cell table:style-name="表格3.A1" office:value-type="string">
            <text:p text:style-name="P2">类型</text:p>
          </table:table-cell>
          <table:table-cell table:style-name="表格3.A1" office:value-type="string">
            <text:p text:style-name="P2">变量名</text:p>
          </table:table-cell>
          <table:table-cell table:style-name="表格3.A1" office:value-type="string">
            <text:p text:style-name="P2">大小</text:p>
          </table:table-cell>
          <table:table-cell table:style-name="表格3.D1" office:value-type="string">
            <text:p text:style-name="P2">注释</text:p>
          </table:table-cell>
        </table:table-row>
        <table:table-row table:style-name="表格3.1">
          <table:table-cell table:style-name="表格3.A2" office:value-type="string">
            <text:p text:style-name="P214">uint32_t</text:p>
          </table:table-cell>
          <table:table-cell table:style-name="表格3.A2" office:value-type="string">
            <text:p text:style-name="P214">w_buff_len</text:p>
          </table:table-cell>
          <table:table-cell table:style-name="表格3.A2" office:value-type="string">
            <text:p text:style-name="P42">1</text:p>
          </table:table-cell>
          <table:table-cell table:style-name="表格3.D2" office:value-type="string">
            <text:p text:style-name="P27">循环缓冲器大小</text:p>
          </table:table-cell>
        </table:table-row>
        <table:table-row table:style-name="表格3.1">
          <table:table-cell table:style-name="表格3.A2" office:value-type="string">
            <text:p text:style-name="P247">float *</text:p>
          </table:table-cell>
          <table:table-cell table:style-name="表格3.A2" office:value-type="string">
            <text:p text:style-name="P214">input</text:p>
          </table:table-cell>
          <table:table-cell table:style-name="表格3.A2" office:value-type="string">
            <text:p text:style-name="P214">in_len</text:p>
          </table:table-cell>
          <table:table-cell table:style-name="表格3.D2" office:value-type="string">
            <text:p text:style-name="P27">输入信息</text:p>
          </table:table-cell>
        </table:table-row>
        <table:table-row table:style-name="表格3.1">
          <table:table-cell table:style-name="表格3.A2" office:value-type="string">
            <text:p text:style-name="P214">uint32_t</text:p>
          </table:table-cell>
          <table:table-cell table:style-name="表格3.A2" office:value-type="string">
            <text:p text:style-name="P214">in_len</text:p>
          </table:table-cell>
          <table:table-cell table:style-name="表格3.A2" office:value-type="string">
            <text:p text:style-name="P42">1</text:p>
          </table:table-cell>
          <table:table-cell table:style-name="表格3.D2" office:value-type="string">
            <text:p text:style-name="P27">输入码长</text:p>
          </table:table-cell>
        </table:table-row>
        <table:table-row table:style-name="表格3.1">
          <table:table-cell table:style-name="表格3.A2" office:value-type="string">
            <text:p text:style-name="P214">uint32_t </text:p>
          </table:table-cell>
          <table:table-cell table:style-name="表格3.A2" office:value-type="string">
            <text:p text:style-name="P214">out_len</text:p>
          </table:table-cell>
          <table:table-cell table:style-name="表格3.A2" office:value-type="string">
            <text:p text:style-name="P42">1</text:p>
          </table:table-cell>
          <table:table-cell table:style-name="表格3.D2" office:value-type="string">
            <text:p text:style-name="P27">输出码长</text:p>
          </table:table-cell>
        </table:table-row>
        <table:table-row table:style-name="表格3.1">
          <table:table-cell table:style-name="表格3.A2" office:value-type="string">
            <text:p text:style-name="P214">uint32_t </text:p>
          </table:table-cell>
          <table:table-cell table:style-name="表格3.A2" office:value-type="string">
            <text:p text:style-name="P214">rv_idx</text:p>
          </table:table-cell>
          <table:table-cell table:style-name="表格3.A2" office:value-type="string">
            <text:p text:style-name="P42">1</text:p>
          </table:table-cell>
          <table:table-cell table:style-name="表格3.D2" office:value-type="string">
            <text:p text:style-name="P42">循环缓冲器冗余版本</text:p>
          </table:table-cell>
        </table:table-row>
        <table:table-row table:style-name="表格3.1">
          <table:table-cell table:style-name="表格3.A2" office:value-type="string">
            <text:p text:style-name="P247">uint32_t</text:p>
          </table:table-cell>
          <table:table-cell table:style-name="表格3.A2" office:value-type="string">
            <text:p text:style-name="P247">nof_filler_bits</text:p>
          </table:table-cell>
          <table:table-cell table:style-name="表格3.A2" office:value-type="string">
            <text:p text:style-name="P57">1</text:p>
          </table:table-cell>
          <table:table-cell table:style-name="表格3.D2" office:value-type="string">
            <text:p text:style-name="P42">填充比特</text:p>
          </table:table-cell>
        </table:table-row>
      </table:table>
      <text:p text:style-name="P189">输出参数：</text:p>
      <table:table table:name="表格4" table:style-name="表格4">
        <table:table-column table:style-name="表格4.A"/>
        <table:table-column table:style-name="表格4.B"/>
        <table:table-column table:style-name="表格4.A"/>
        <table:table-column table:style-name="表格4.B"/>
        <table:table-row table:style-name="表格4.1">
          <table:table-cell table:style-name="表格4.A1" office:value-type="string">
            <text:p text:style-name="P2">类型</text:p>
          </table:table-cell>
          <table:table-cell table:style-name="表格4.A1" office:value-type="string">
            <text:p text:style-name="P2">变量名</text:p>
          </table:table-cell>
          <table:table-cell table:style-name="表格4.A1" office:value-type="string">
            <text:p text:style-name="P2">大小</text:p>
          </table:table-cell>
          <table:table-cell table:style-name="表格4.D1" office:value-type="string">
            <text:p text:style-name="P2">注释</text:p>
          </table:table-cell>
        </table:table-row>
        <table:table-row table:style-name="表格4.1">
          <table:table-cell table:style-name="表格4.A1" office:value-type="string">
            <text:p text:style-name="P247">float *</text:p>
          </table:table-cell>
          <table:table-cell table:style-name="表格4.A1" office:value-type="string">
            <text:p text:style-name="P214">w_buff</text:p>
          </table:table-cell>
          <table:table-cell table:style-name="表格4.A1" office:value-type="string">
            <text:p text:style-name="P214">w_buff_len<text:span text:style-name="T82">(6176*3)</text:span></text:p>
          </table:table-cell>
          <table:table-cell table:style-name="表格4.D1" office:value-type="string">
            <text:p text:style-name="P52">循环缓冲器</text:p>
          </table:table-cell>
        </table:table-row>
        <table:table-row table:style-name="表格4.1">
          <table:table-cell table:style-name="表格4.A3" office:value-type="string">
            <text:p text:style-name="P247">float *</text:p>
          </table:table-cell>
          <table:table-cell table:style-name="表格4.A3" office:value-type="string">
            <text:p text:style-name="P214">output</text:p>
          </table:table-cell>
          <table:table-cell table:style-name="表格4.A3" office:value-type="string">
            <text:p text:style-name="P229">3*6144+12</text:p>
          </table:table-cell>
          <table:table-cell table:style-name="表格4.D3" office:value-type="string">
            <text:p text:style-name="P52">输出信息</text:p>
          </table:table-cell>
        </table:table-row>
      </table:table>
      <text:p text:style-name="P219"><text:span text:style-name="T86">返回值：</text:span><text:span text:style-name="T87">速率匹配状态</text:span></text:p>
      <text:p text:style-name="P300"/>
      <text:p text:style-name="P180"><text:span text:style-name="T1">函数：</text:span><text:span text:style-name="T71">srslte_rm_turbo_rx_lut</text:span></text:p>
      <text:p text:style-name="P180"><text:span text:style-name="T1">功能：</text:span><text:span text:style-name="T21">解</text:span><text:span text:style-name="T16">速率匹配（查找表方式）</text:span></text:p>
      <text:p text:style-name="P180"><text:span text:style-name="T1">语法：</text:span><text:span text:style-name="T44">int srslte_rm_turbo_rx_lut(int16_t *input, int16_t *output, uint32_t in_len, uint32_t cb_idx, uint32_t rv_idx); </text:span></text:p>
      <text:p text:style-name="P180"><text:span text:style-name="T1">包含文件：</text:span><text:span text:style-name="T20">rm_turbo.h</text:span></text:p>
      <text:p text:style-name="P199">输入参数：</text:p>
      <table:table table:name="表格62" table:style-name="表格62">
        <table:table-column table:style-name="表格62.A"/>
        <table:table-column table:style-name="表格62.B" table:number-columns-repeated="2"/>
        <table:table-column table:style-name="表格62.A"/>
        <text:soft-page-break/>
        <table:table-row table:style-name="表格62.1">
          <table:table-cell table:style-name="表格62.A1" office:value-type="string">
            <text:p text:style-name="P12">类型</text:p>
          </table:table-cell>
          <table:table-cell table:style-name="表格62.A1" office:value-type="string">
            <text:p text:style-name="P12">变量名</text:p>
          </table:table-cell>
          <table:table-cell table:style-name="表格62.A1" office:value-type="string">
            <text:p text:style-name="P12">大小</text:p>
          </table:table-cell>
          <table:table-cell table:style-name="表格62.D1" office:value-type="string">
            <text:p text:style-name="P12">注释</text:p>
          </table:table-cell>
        </table:table-row>
        <table:table-row table:style-name="表格62.1">
          <table:table-cell table:style-name="表格62.A2" office:value-type="string">
            <text:p text:style-name="P286">int16_t *</text:p>
          </table:table-cell>
          <table:table-cell table:style-name="表格62.A2" office:value-type="string">
            <text:p text:style-name="P217">input</text:p>
          </table:table-cell>
          <table:table-cell table:style-name="表格62.A2" office:value-type="string">
            <text:p text:style-name="P217">in_len</text:p>
          </table:table-cell>
          <table:table-cell table:style-name="表格62.D2" office:value-type="string">
            <text:p text:style-name="P33">输入信息</text:p>
          </table:table-cell>
        </table:table-row>
        <table:table-row table:style-name="表格62.1">
          <table:table-cell table:style-name="表格62.A2" office:value-type="string">
            <text:p text:style-name="P217">uint32_t</text:p>
          </table:table-cell>
          <table:table-cell table:style-name="表格62.A2" office:value-type="string">
            <text:p text:style-name="P217">in_len</text:p>
          </table:table-cell>
          <table:table-cell table:style-name="表格62.A2" office:value-type="string">
            <text:p text:style-name="P48">1</text:p>
          </table:table-cell>
          <table:table-cell table:style-name="表格62.D2" office:value-type="string">
            <text:p text:style-name="P33">输入码长</text:p>
          </table:table-cell>
        </table:table-row>
        <table:table-row table:style-name="表格62.1">
          <table:table-cell table:style-name="表格62.A2" office:value-type="string">
            <text:p text:style-name="P286">uint32_t</text:p>
          </table:table-cell>
          <table:table-cell table:style-name="表格62.A2" office:value-type="string">
            <text:p text:style-name="P286">cb_idx</text:p>
          </table:table-cell>
          <table:table-cell table:style-name="表格62.A2" office:value-type="string">
            <text:p text:style-name="P138">1</text:p>
          </table:table-cell>
          <table:table-cell table:style-name="表格62.D2" office:value-type="string">
            <text:p text:style-name="P324">交织表索引值</text:p>
          </table:table-cell>
        </table:table-row>
        <table:table-row table:style-name="表格62.1">
          <table:table-cell table:style-name="表格62.A2" office:value-type="string">
            <text:p text:style-name="P217">uint32_t </text:p>
          </table:table-cell>
          <table:table-cell table:style-name="表格62.A2" office:value-type="string">
            <text:p text:style-name="P217">rv_idx</text:p>
          </table:table-cell>
          <table:table-cell table:style-name="表格62.A2" office:value-type="string">
            <text:p text:style-name="P48">1</text:p>
          </table:table-cell>
          <table:table-cell table:style-name="表格62.D2" office:value-type="string">
            <text:p text:style-name="P48">循环缓冲器冗余版本</text:p>
          </table:table-cell>
        </table:table-row>
      </table:table>
      <text:p text:style-name="P199">输出参数：</text:p>
      <table:table table:name="表格63" table:style-name="表格63">
        <table:table-column table:style-name="表格63.A"/>
        <table:table-column table:style-name="表格63.B"/>
        <table:table-column table:style-name="表格63.A"/>
        <table:table-column table:style-name="表格63.B"/>
        <table:table-row table:style-name="表格63.1">
          <table:table-cell table:style-name="表格63.A1" office:value-type="string">
            <text:p text:style-name="P12">类型</text:p>
          </table:table-cell>
          <table:table-cell table:style-name="表格63.A1" office:value-type="string">
            <text:p text:style-name="P12">变量名</text:p>
          </table:table-cell>
          <table:table-cell table:style-name="表格63.A1" office:value-type="string">
            <text:p text:style-name="P12">大小</text:p>
          </table:table-cell>
          <table:table-cell table:style-name="表格63.D1" office:value-type="string">
            <text:p text:style-name="P12">注释</text:p>
          </table:table-cell>
        </table:table-row>
        <table:table-row table:style-name="表格63.1">
          <table:table-cell table:style-name="表格63.A2" office:value-type="string">
            <text:p text:style-name="P248"><text:span text:style-name="T116">int16_t </text:span>*</text:p>
          </table:table-cell>
          <table:table-cell table:style-name="表格63.A2" office:value-type="string">
            <text:p text:style-name="P217">output</text:p>
          </table:table-cell>
          <table:table-cell table:style-name="表格63.A2" office:value-type="string">
            <text:p text:style-name="P230">3*6144+12</text:p>
          </table:table-cell>
          <table:table-cell table:style-name="表格63.D2" office:value-type="string">
            <text:p text:style-name="P54">输出信息</text:p>
          </table:table-cell>
        </table:table-row>
      </table:table>
      <text:p text:style-name="P220"><text:span text:style-name="T86">返回值：</text:span><text:span text:style-name="T87">速率匹配状态</text:span></text:p>
      <text:p text:style-name="P301"/>
      <text:h text:style-name="Heading_20_2" text:outline-level="2"><text:span text:style-name="T85">2.16 </text:span>Turbo译码</text:h>
      <text:p text:style-name="P162"><text:span text:style-name="T1">函数：</text:span><text:span text:style-name="T57">srslte_tdec_init</text:span></text:p>
      <text:p text:style-name="P162"><text:span text:style-name="T1">功能：</text:span><text:span text:style-name="T16">初始化</text:span></text:p>
      <text:p text:style-name="P162"><text:span text:style-name="T1">语法：</text:span>int srslte_tdec_init(srslte_tdec_gen_t * h, uint32_t max_long_cb);</text:p>
      <text:p text:style-name="P168"><text:span text:style-name="T1">包含文件：</text:span><text:span text:style-name="T24">turbodecoder.h</text:span></text:p>
      <text:p text:style-name="P188">输入参数：</text:p>
      <table:table table:name="表格5" table:style-name="表格5">
        <table:table-column table:style-name="表格5.A"/>
        <table:table-column table:style-name="表格5.B" table:number-columns-repeated="2"/>
        <table:table-column table:style-name="表格5.A"/>
        <table:table-row table:style-name="表格5.1">
          <table:table-cell table:style-name="表格5.A1" office:value-type="string">
            <text:p text:style-name="P1">类型</text:p>
          </table:table-cell>
          <table:table-cell table:style-name="表格5.A1" office:value-type="string">
            <text:p text:style-name="P1">变量名</text:p>
          </table:table-cell>
          <table:table-cell table:style-name="表格5.A1" office:value-type="string">
            <text:p text:style-name="P1">大小</text:p>
          </table:table-cell>
          <table:table-cell table:style-name="表格5.D1" office:value-type="string">
            <text:p text:style-name="P1">注释</text:p>
          </table:table-cell>
        </table:table-row>
        <table:table-row table:style-name="表格5.1">
          <table:table-cell table:style-name="表格5.A1" office:value-type="string">
            <text:p text:style-name="P158">uint32_t</text:p>
          </table:table-cell>
          <table:table-cell table:style-name="表格5.A1" office:value-type="string">
            <text:p text:style-name="P158">max_long_cb</text:p>
          </table:table-cell>
          <table:table-cell table:style-name="表格5.A1" office:value-type="string">
            <text:p text:style-name="P26">1</text:p>
          </table:table-cell>
          <table:table-cell table:style-name="表格5.D1" office:value-type="string">
            <text:p text:style-name="P26">最大码长</text:p>
          </table:table-cell>
        </table:table-row>
      </table:table>
      <text:p text:style-name="P188">输出参数：</text:p>
      <table:table table:name="表格6" table:style-name="表格6">
        <table:table-column table:style-name="表格6.A"/>
        <table:table-column table:style-name="表格6.B"/>
        <table:table-column table:style-name="表格6.A"/>
        <table:table-column table:style-name="表格6.B"/>
        <table:table-row table:style-name="表格6.1">
          <table:table-cell table:style-name="表格6.A1" office:value-type="string">
            <text:p text:style-name="P1">类型</text:p>
          </table:table-cell>
          <table:table-cell table:style-name="表格6.A1" office:value-type="string">
            <text:p text:style-name="P1">变量名</text:p>
          </table:table-cell>
          <table:table-cell table:style-name="表格6.A1" office:value-type="string">
            <text:p text:style-name="P1">大小</text:p>
          </table:table-cell>
          <table:table-cell table:style-name="表格6.D1" office:value-type="string">
            <text:p text:style-name="P1">注释</text:p>
          </table:table-cell>
        </table:table-row>
        <table:table-row table:style-name="表格6.1">
          <table:table-cell table:style-name="表格6.A1" office:value-type="string">
            <text:p text:style-name="P158">srslte_tdec_gen_t *</text:p>
          </table:table-cell>
          <table:table-cell table:style-name="表格6.A1" office:value-type="string">
            <text:p text:style-name="P158">h</text:p>
          </table:table-cell>
          <table:table-cell table:style-name="表格6.A1" office:value-type="string">
            <text:p text:style-name="P80">1</text:p>
          </table:table-cell>
          <table:table-cell table:style-name="表格6.D1" office:value-type="string">
            <text:p text:style-name="P26">解码参数</text:p>
          </table:table-cell>
        </table:table-row>
      </table:table>
      <text:p text:style-name="P162"><text:span text:style-name="T1">返回值：</text:span><text:span text:style-name="T16">初始化状态</text:span></text:p>
      <text:p text:style-name="P162"/>
      <text:p text:style-name="P162"><text:span text:style-name="T1">函数：</text:span><text:span text:style-name="T57">srslte_tdec_run_all</text:span></text:p>
      <text:p text:style-name="P162"><text:span text:style-name="T1">功能：</text:span><text:span text:style-name="T16">调用函数进行解码</text:span></text:p>
      <text:p text:style-name="P167"><text:span text:style-name="T1">语法：</text:span>int srslte_tdec_run_all(srslte_tdec_gen_t * h, <text:s/><text:span text:style-name="T89">int16_t</text:span> * input, uint8_t * output, uint32_t nof_iterations, uint32_t long_cb);</text:p>
      <text:p text:style-name="P167"><text:span text:style-name="T1">包含文件：</text:span><text:bookmark-start text:name="__DdeLink__4666_581095661"/><text:span text:style-name="T89">turbodecoder.h</text:span><text:bookmark-end text:name="__DdeLink__4666_581095661"/></text:p>
      <text:p text:style-name="P188">输入参数：</text:p>
      <table:table table:name="表格7" table:style-name="表格7">
        <table:table-column table:style-name="表格7.A"/>
        <table:table-column table:style-name="表格7.B" table:number-columns-repeated="2"/>
        <table:table-column table:style-name="表格7.A"/>
        <table:table-row table:style-name="表格7.1">
          <table:table-cell table:style-name="表格7.A1" office:value-type="string">
            <text:p text:style-name="P1">类型</text:p>
          </table:table-cell>
          <table:table-cell table:style-name="表格7.A1" office:value-type="string">
            <text:p text:style-name="P1">变量名</text:p>
          </table:table-cell>
          <table:table-cell table:style-name="表格7.A1" office:value-type="string">
            <text:p text:style-name="P1">大小</text:p>
          </table:table-cell>
          <table:table-cell table:style-name="表格7.D1" office:value-type="string">
            <text:p text:style-name="P1">注释</text:p>
          </table:table-cell>
        </table:table-row>
        <table:table-row table:style-name="表格7.1">
          <table:table-cell table:style-name="表格7.A1" office:value-type="string">
            <text:p text:style-name="P158">srslte_tdec_gen_t *</text:p>
          </table:table-cell>
          <table:table-cell table:style-name="表格7.A1" office:value-type="string">
            <text:p text:style-name="P158">h</text:p>
          </table:table-cell>
          <table:table-cell table:style-name="表格7.A1" office:value-type="string">
            <text:p text:style-name="P80">1</text:p>
          </table:table-cell>
          <table:table-cell table:style-name="表格7.D1" office:value-type="string">
            <text:p text:style-name="P31">解码参数</text:p>
          </table:table-cell>
        </table:table-row>
        <table:table-row table:style-name="表格7.1">
          <table:table-cell table:style-name="表格7.A1" office:value-type="string">
            <text:p text:style-name="P159"><text:span text:style-name="T89">int16_t</text:span> *</text:p>
          </table:table-cell>
          <table:table-cell table:style-name="表格7.A1" office:value-type="string">
            <text:p text:style-name="P158">input</text:p>
          </table:table-cell>
          <table:table-cell table:style-name="表格7.A1" office:value-type="string">
            <text:p text:style-name="P55">SRSLTE_TCOD_MAX<text:soft-page-break/>_LEN_CODED</text:p>
          </table:table-cell>
          <table:table-cell table:style-name="表格7.D1" office:value-type="string">
            <text:p text:style-name="P26">输入信息</text:p>
          </table:table-cell>
        </table:table-row>
        <table:table-row table:style-name="表格7.1">
          <table:table-cell table:style-name="表格7.A1" office:value-type="string">
            <text:p text:style-name="P158">uint32_t</text:p>
          </table:table-cell>
          <table:table-cell table:style-name="表格7.A1" office:value-type="string">
            <text:p text:style-name="P158">nof_iterations</text:p>
          </table:table-cell>
          <table:table-cell table:style-name="表格7.A1" office:value-type="string">
            <text:p text:style-name="P26">1</text:p>
          </table:table-cell>
          <table:table-cell table:style-name="表格7.D1" office:value-type="string">
            <text:p text:style-name="P26">迭代次数</text:p>
          </table:table-cell>
        </table:table-row>
        <table:table-row table:style-name="表格7.1">
          <table:table-cell table:style-name="表格7.A1" office:value-type="string">
            <text:p text:style-name="P158">uint32_t</text:p>
          </table:table-cell>
          <table:table-cell table:style-name="表格7.A1" office:value-type="string">
            <text:p text:style-name="P158">long_cb</text:p>
          </table:table-cell>
          <table:table-cell table:style-name="表格7.A1" office:value-type="string">
            <text:p text:style-name="P26">1</text:p>
          </table:table-cell>
          <table:table-cell table:style-name="表格7.D1" office:value-type="string">
            <text:p text:style-name="P26">码长</text:p>
          </table:table-cell>
        </table:table-row>
      </table:table>
      <text:p text:style-name="P188">输出参数：</text:p>
      <table:table table:name="表格8" table:style-name="表格8">
        <table:table-column table:style-name="表格8.A"/>
        <table:table-column table:style-name="表格8.B"/>
        <table:table-column table:style-name="表格8.A"/>
        <table:table-column table:style-name="表格8.B"/>
        <table:table-row table:style-name="表格8.1">
          <table:table-cell table:style-name="表格8.A1" office:value-type="string">
            <text:p text:style-name="P1">类型</text:p>
          </table:table-cell>
          <table:table-cell table:style-name="表格8.A1" office:value-type="string">
            <text:p text:style-name="P1">变量名</text:p>
          </table:table-cell>
          <table:table-cell table:style-name="表格8.A1" office:value-type="string">
            <text:p text:style-name="P1">大小</text:p>
          </table:table-cell>
          <table:table-cell table:style-name="表格8.D1" office:value-type="string">
            <text:p text:style-name="P1">注释</text:p>
          </table:table-cell>
        </table:table-row>
        <table:table-row table:style-name="表格8.1">
          <table:table-cell table:style-name="表格8.A1" office:value-type="string">
            <text:p text:style-name="P158">uint8_t *</text:p>
          </table:table-cell>
          <table:table-cell table:style-name="表格8.A1" office:value-type="string">
            <text:p text:style-name="P158">output</text:p>
          </table:table-cell>
          <table:table-cell table:style-name="表格8.A1" office:value-type="string">
            <text:p text:style-name="P55"><text:span text:style-name="T84">SRSLTE_TCOD_MAX_LEN_CB</text:span> / <text:span text:style-name="T84">8</text:span></text:p>
          </table:table-cell>
          <table:table-cell table:style-name="表格8.D1" office:value-type="string">
            <text:p text:style-name="P26">输出信息比特</text:p>
          </table:table-cell>
        </table:table-row>
      </table:table>
      <text:p text:style-name="P162"><text:span text:style-name="T1">返回值：</text:span><text:span text:style-name="T16">调用状态</text:span></text:p>
      <text:p text:style-name="P233"/>
      <text:p text:style-name="P162"><text:span text:style-name="T1">函数：</text:span><text:span text:style-name="T57">srslte_tdec_free</text:span></text:p>
      <text:p text:style-name="P162"><text:span text:style-name="T1">功能：</text:span><text:span text:style-name="T16">释放内存</text:span></text:p>
      <text:p text:style-name="P162"><text:span text:style-name="T1">语法：</text:span>void srslte_tdec_free(srslte_tdec_gen_t * h);</text:p>
      <text:p text:style-name="P168"><text:span text:style-name="T1">包含文件：</text:span><text:span text:style-name="T89">turbodecoder.h</text:span></text:p>
      <text:p text:style-name="P188">输入参数：</text:p>
      <table:table table:name="表格9" table:style-name="表格9">
        <table:table-column table:style-name="表格9.A"/>
        <table:table-column table:style-name="表格9.B" table:number-columns-repeated="2"/>
        <table:table-column table:style-name="表格9.A"/>
        <table:table-row table:style-name="表格9.1">
          <table:table-cell table:style-name="表格9.A1" office:value-type="string">
            <text:p text:style-name="P1">类型</text:p>
          </table:table-cell>
          <table:table-cell table:style-name="表格9.A1" office:value-type="string">
            <text:p text:style-name="P1">变量名</text:p>
          </table:table-cell>
          <table:table-cell table:style-name="表格9.A1" office:value-type="string">
            <text:p text:style-name="P1">大小</text:p>
          </table:table-cell>
          <table:table-cell table:style-name="表格9.D1" office:value-type="string">
            <text:p text:style-name="P1">注释</text:p>
          </table:table-cell>
        </table:table-row>
        <table:table-row table:style-name="表格9.1">
          <table:table-cell table:style-name="表格9.A1" office:value-type="string">
            <text:p text:style-name="P158">srslte_tdec_gen_t *</text:p>
          </table:table-cell>
          <table:table-cell table:style-name="表格9.A1" office:value-type="string">
            <text:p text:style-name="P158">h</text:p>
          </table:table-cell>
          <table:table-cell table:style-name="表格9.A1" office:value-type="string">
            <text:p text:style-name="P80">1</text:p>
          </table:table-cell>
          <table:table-cell table:style-name="表格9.D1" office:value-type="string">
            <text:p text:style-name="P31">解码参数</text:p>
          </table:table-cell>
        </table:table-row>
      </table:table>
      <text:p text:style-name="P162"><text:span text:style-name="T1">返回值：</text:span>无</text:p>
      <text:p text:style-name="P162"/>
      <text:p text:style-name="P162"><text:span text:style-name="T1">函数：</text:span><text:span text:style-name="T57">srslte_tdec_reset</text:span></text:p>
      <text:p text:style-name="P162"><text:span text:style-name="T1">功能：</text:span><text:span text:style-name="T16">重置解码器</text:span></text:p>
      <text:p text:style-name="P162"><text:span text:style-name="T1">语法：</text:span><text:span text:style-name="T16">int srslte_tdec_reset(srslte_tdec_gen_t * h, uint32_t long_cb);</text:span></text:p>
      <text:p text:style-name="P168"><text:span text:style-name="T1">包含文件：</text:span>vector.h <text:s text:c="3"/><text:span text:style-name="T89">turbodecoder.h <text:s text:c="3"/>turbodecoder_gen.h <text:s text:c="3"/>turbodecoder_sse.h</text:span></text:p>
      <text:p text:style-name="P188">输入参数：</text:p>
      <table:table table:name="表格10" table:style-name="表格10">
        <table:table-column table:style-name="表格10.A"/>
        <table:table-column table:style-name="表格10.B" table:number-columns-repeated="2"/>
        <table:table-column table:style-name="表格10.A"/>
        <table:table-row table:style-name="表格10.1">
          <table:table-cell table:style-name="表格10.A1" office:value-type="string">
            <text:p text:style-name="P1">类型</text:p>
          </table:table-cell>
          <table:table-cell table:style-name="表格10.A1" office:value-type="string">
            <text:p text:style-name="P1">变量名</text:p>
          </table:table-cell>
          <table:table-cell table:style-name="表格10.A1" office:value-type="string">
            <text:p text:style-name="P1">大小</text:p>
          </table:table-cell>
          <table:table-cell table:style-name="表格10.D1" office:value-type="string">
            <text:p text:style-name="P1">注释</text:p>
          </table:table-cell>
        </table:table-row>
        <table:table-row table:style-name="表格10.1">
          <table:table-cell table:style-name="表格10.A1" office:value-type="string">
            <text:p text:style-name="P158">srslte_tdec_gen_t *</text:p>
          </table:table-cell>
          <table:table-cell table:style-name="表格10.A1" office:value-type="string">
            <text:p text:style-name="P158">h</text:p>
          </table:table-cell>
          <table:table-cell table:style-name="表格10.A1" office:value-type="string">
            <text:p text:style-name="P80">1</text:p>
          </table:table-cell>
          <table:table-cell table:style-name="表格10.D1" office:value-type="string">
            <text:p text:style-name="P31">解码参数</text:p>
          </table:table-cell>
        </table:table-row>
        <table:table-row table:style-name="表格10.1">
          <table:table-cell table:style-name="表格10.A1" office:value-type="string">
            <text:p text:style-name="P231">uint32_t </text:p>
          </table:table-cell>
          <table:table-cell table:style-name="表格10.A1" office:value-type="string">
            <text:p text:style-name="P231">long_cb</text:p>
          </table:table-cell>
          <table:table-cell table:style-name="表格10.A1" office:value-type="string">
            <text:p text:style-name="P26">1</text:p>
          </table:table-cell>
          <table:table-cell table:style-name="表格10.D1" office:value-type="string">
            <text:p text:style-name="P26">码长</text:p>
          </table:table-cell>
        </table:table-row>
      </table:table>
      <text:p text:style-name="P162"><text:span text:style-name="T1">返回值：</text:span><text:span text:style-name="T16">重置状态</text:span></text:p>
      <text:p text:style-name="P233"/>
      <text:p text:style-name="P162"><text:span text:style-name="T1">函数：</text:span><text:span text:style-name="T77">srslte_tdec_iteration</text:span></text:p>
      <text:p text:style-name="P162"><text:span text:style-name="T1">功能：</text:span><text:span text:style-name="T16">迭代译码</text:span></text:p>
      <text:p text:style-name="P167"><text:span text:style-name="T1">语法：</text:span><text:span text:style-name="T16">void srslte_tdec_iteration(srslte_tdec_gen_t * h, </text:span><text:span text:style-name="T24">int16_t</text:span><text:span text:style-name="T16"> * input, uint32_t long_cb);</text:span></text:p>
      <text:p text:style-name="P168"><text:span text:style-name="T1">包含文件：</text:span>vector.h <text:s text:c="3"/><text:span text:style-name="T89">turbodecoder.h <text:s text:c="3"/>turbodecoder_gen.h <text:s text:c="3"/>turbodecoder_sse.h</text:span></text:p>
      <text:p text:style-name="P188">输入参数：</text:p>
      <table:table table:name="表格11" table:style-name="表格11">
        <table:table-column table:style-name="表格11.A"/>
        <table:table-column table:style-name="表格11.B" table:number-columns-repeated="2"/>
        <table:table-column table:style-name="表格11.A"/>
        <text:soft-page-break/>
        <table:table-row table:style-name="表格11.1">
          <table:table-cell table:style-name="表格11.A1" office:value-type="string">
            <text:p text:style-name="P1">类型</text:p>
          </table:table-cell>
          <table:table-cell table:style-name="表格11.A1" office:value-type="string">
            <text:p text:style-name="P1">变量名</text:p>
          </table:table-cell>
          <table:table-cell table:style-name="表格11.A1" office:value-type="string">
            <text:p text:style-name="P1">大小</text:p>
          </table:table-cell>
          <table:table-cell table:style-name="表格11.D1" office:value-type="string">
            <text:p text:style-name="P1">注释</text:p>
          </table:table-cell>
        </table:table-row>
        <table:table-row table:style-name="表格11.1">
          <table:table-cell table:style-name="表格11.A1" office:value-type="string">
            <text:p text:style-name="P158">srslte_tdec_gen_t *</text:p>
          </table:table-cell>
          <table:table-cell table:style-name="表格11.A1" office:value-type="string">
            <text:p text:style-name="P158">h</text:p>
          </table:table-cell>
          <table:table-cell table:style-name="表格11.A1" office:value-type="string">
            <text:p text:style-name="P80">1</text:p>
          </table:table-cell>
          <table:table-cell table:style-name="表格11.D1" office:value-type="string">
            <text:p text:style-name="P31">解码参数</text:p>
          </table:table-cell>
        </table:table-row>
        <table:table-row table:style-name="表格11.1">
          <table:table-cell table:style-name="表格11.A1" office:value-type="string">
            <text:p text:style-name="P232"><text:span text:style-name="T89">int16_t</text:span> *</text:p>
          </table:table-cell>
          <table:table-cell table:style-name="表格11.A1" office:value-type="string">
            <text:p text:style-name="P231">input</text:p>
          </table:table-cell>
          <table:table-cell table:style-name="表格11.A1" office:value-type="string">
            <text:p text:style-name="P55">SRSLTE_TCOD_MAX_LEN_CODED</text:p>
          </table:table-cell>
          <table:table-cell table:style-name="表格11.D1" office:value-type="string">
            <text:p text:style-name="P26">输入信息</text:p>
          </table:table-cell>
        </table:table-row>
        <table:table-row table:style-name="表格11.1">
          <table:table-cell table:style-name="表格11.A1" office:value-type="string">
            <text:p text:style-name="P231">uint32_t </text:p>
          </table:table-cell>
          <table:table-cell table:style-name="表格11.A1" office:value-type="string">
            <text:p text:style-name="P231">long_cb</text:p>
          </table:table-cell>
          <table:table-cell table:style-name="表格11.A1" office:value-type="string">
            <text:p text:style-name="P26">1</text:p>
          </table:table-cell>
          <table:table-cell table:style-name="表格11.D1" office:value-type="string">
            <text:p text:style-name="P26">码长</text:p>
          </table:table-cell>
        </table:table-row>
      </table:table>
      <text:p text:style-name="P162"><text:span text:style-name="T1">返回值：</text:span><text:span text:style-name="T16">无</text:span></text:p>
      <text:p text:style-name="P233"/>
      <text:p text:style-name="P162"><text:span text:style-name="T1">函数：</text:span><text:span text:style-name="T57">srslte_tdec_decision</text:span></text:p>
      <text:p text:style-name="P162"><text:span text:style-name="T1">功能：</text:span><text:span text:style-name="T16">判决输出</text:span></text:p>
      <text:p text:style-name="P162"><text:span text:style-name="T1">语法：</text:span><text:span text:style-name="T16">void srslte_tdec_decision(srslte_tdec_gen_t * h, uint8_t *output, uint32_t long_cb);</text:span></text:p>
      <text:p text:style-name="P168"><text:span text:style-name="T1">包含文件：</text:span>vector.h <text:s text:c="3"/><text:span text:style-name="T89">turbodecoder.h <text:s text:c="3"/>turbodecoder_gen.h <text:s text:c="3"/>turbodecoder_sse.h</text:span></text:p>
      <text:p text:style-name="P188">输入参数：</text:p>
      <table:table table:name="表格12" table:style-name="表格12">
        <table:table-column table:style-name="表格12.A"/>
        <table:table-column table:style-name="表格12.B" table:number-columns-repeated="2"/>
        <table:table-column table:style-name="表格12.A"/>
        <table:table-row table:style-name="表格12.1">
          <table:table-cell table:style-name="表格12.A1" office:value-type="string">
            <text:p text:style-name="P1">类型</text:p>
          </table:table-cell>
          <table:table-cell table:style-name="表格12.A1" office:value-type="string">
            <text:p text:style-name="P1">变量名</text:p>
          </table:table-cell>
          <table:table-cell table:style-name="表格12.A1" office:value-type="string">
            <text:p text:style-name="P1">大小</text:p>
          </table:table-cell>
          <table:table-cell table:style-name="表格12.D1" office:value-type="string">
            <text:p text:style-name="P1">注释</text:p>
          </table:table-cell>
        </table:table-row>
        <table:table-row table:style-name="表格12.1">
          <table:table-cell table:style-name="表格12.A1" office:value-type="string">
            <text:p text:style-name="P158">srslte_tdec_gen_t *</text:p>
          </table:table-cell>
          <table:table-cell table:style-name="表格12.A1" office:value-type="string">
            <text:p text:style-name="P158">h</text:p>
          </table:table-cell>
          <table:table-cell table:style-name="表格12.A1" office:value-type="string">
            <text:p text:style-name="P80">1</text:p>
          </table:table-cell>
          <table:table-cell table:style-name="表格12.D1" office:value-type="string">
            <text:p text:style-name="P81">解码参数</text:p>
          </table:table-cell>
        </table:table-row>
        <table:table-row table:style-name="表格12.1">
          <table:table-cell table:style-name="表格12.A1" office:value-type="string">
            <text:p text:style-name="P158">uint32_t</text:p>
          </table:table-cell>
          <table:table-cell table:style-name="表格12.A1" office:value-type="string">
            <text:p text:style-name="P158">long_cb</text:p>
          </table:table-cell>
          <table:table-cell table:style-name="表格12.A1" office:value-type="string">
            <text:p text:style-name="P26">1</text:p>
          </table:table-cell>
          <table:table-cell table:style-name="表格12.D1" office:value-type="string">
            <text:p text:style-name="P26">码长</text:p>
          </table:table-cell>
        </table:table-row>
      </table:table>
      <text:p text:style-name="P188">输出参数：</text:p>
      <table:table table:name="表格13" table:style-name="表格13">
        <table:table-column table:style-name="表格13.A"/>
        <table:table-column table:style-name="表格13.B"/>
        <table:table-column table:style-name="表格13.A"/>
        <table:table-column table:style-name="表格13.B"/>
        <table:table-row table:style-name="表格13.1">
          <table:table-cell table:style-name="表格13.A1" office:value-type="string">
            <text:p text:style-name="P1">类型</text:p>
          </table:table-cell>
          <table:table-cell table:style-name="表格13.A1" office:value-type="string">
            <text:p text:style-name="P1">变量名</text:p>
          </table:table-cell>
          <table:table-cell table:style-name="表格13.A1" office:value-type="string">
            <text:p text:style-name="P1">大小</text:p>
          </table:table-cell>
          <table:table-cell table:style-name="表格13.D1" office:value-type="string">
            <text:p text:style-name="P1">注释</text:p>
          </table:table-cell>
        </table:table-row>
        <table:table-row table:style-name="表格13.1">
          <table:table-cell table:style-name="表格13.A1" office:value-type="string">
            <text:p text:style-name="P158">uint8_t *</text:p>
          </table:table-cell>
          <table:table-cell table:style-name="表格13.A1" office:value-type="string">
            <text:p text:style-name="P158">output</text:p>
          </table:table-cell>
          <table:table-cell table:style-name="表格13.A1" office:value-type="string">
            <text:p text:style-name="P56">SRSLTE_TCOD_MAX_LEN_CB</text:p>
          </table:table-cell>
          <table:table-cell table:style-name="表格13.D1" office:value-type="string">
            <text:p text:style-name="P26">输出信息</text:p>
          </table:table-cell>
        </table:table-row>
      </table:table>
      <text:p text:style-name="P162"><text:span text:style-name="T1">返回值：</text:span><text:span text:style-name="T16">无</text:span></text:p>
      <text:p text:style-name="P188"/>
      <text:p text:style-name="P162"><text:span text:style-name="T1">函数：</text:span><text:span text:style-name="T57">srslte_tdec_decision_byte</text:span></text:p>
      <text:p text:style-name="P162"><text:span text:style-name="T1">功能：</text:span><text:span text:style-name="T16">判决输出</text:span></text:p>
      <text:p text:style-name="P162"><text:span text:style-name="T1">语法：</text:span><text:span text:style-name="T16">void srslte_tdec_</text:span><text:span text:style-name="T25">d</text:span><text:span text:style-name="T16">ecision_byte(srslte_tdec_gen_t * h, uint8_t *output, uint32_t long_cb);</text:span></text:p>
      <text:p text:style-name="P168"><text:span text:style-name="T1">包含文件：</text:span>vector.h <text:s text:c="3"/><text:span text:style-name="T89">turbodecoder.h <text:s text:c="3"/>turbodecoder_gen.h <text:s text:c="3"/>turbodecoder_sse.h</text:span></text:p>
      <text:p text:style-name="P188">输入参数：</text:p>
      <table:table table:name="表格14" table:style-name="表格14">
        <table:table-column table:style-name="表格14.A"/>
        <table:table-column table:style-name="表格14.B" table:number-columns-repeated="2"/>
        <table:table-column table:style-name="表格14.A"/>
        <table:table-row table:style-name="表格14.1">
          <table:table-cell table:style-name="表格14.A1" office:value-type="string">
            <text:p text:style-name="P1">类型</text:p>
          </table:table-cell>
          <table:table-cell table:style-name="表格14.A1" office:value-type="string">
            <text:p text:style-name="P1">变量名</text:p>
          </table:table-cell>
          <table:table-cell table:style-name="表格14.A1" office:value-type="string">
            <text:p text:style-name="P1">大小</text:p>
          </table:table-cell>
          <table:table-cell table:style-name="表格14.D1" office:value-type="string">
            <text:p text:style-name="P1">注释</text:p>
          </table:table-cell>
        </table:table-row>
        <table:table-row table:style-name="表格14.1">
          <table:table-cell table:style-name="表格14.A1" office:value-type="string">
            <text:p text:style-name="P158">srslte_tdec_gen_t *</text:p>
          </table:table-cell>
          <table:table-cell table:style-name="表格14.A1" office:value-type="string">
            <text:p text:style-name="P158">h</text:p>
          </table:table-cell>
          <table:table-cell table:style-name="表格14.A1" office:value-type="string">
            <text:p text:style-name="P80">1</text:p>
          </table:table-cell>
          <table:table-cell table:style-name="表格14.D1" office:value-type="string">
            <text:p text:style-name="P31">解码参数</text:p>
          </table:table-cell>
        </table:table-row>
        <table:table-row table:style-name="表格14.1">
          <table:table-cell table:style-name="表格14.A1" office:value-type="string">
            <text:p text:style-name="P158">uint32_t</text:p>
          </table:table-cell>
          <table:table-cell table:style-name="表格14.A1" office:value-type="string">
            <text:p text:style-name="P158">long_cb</text:p>
          </table:table-cell>
          <table:table-cell table:style-name="表格14.A1" office:value-type="string">
            <text:p text:style-name="P26">1</text:p>
          </table:table-cell>
          <table:table-cell table:style-name="表格14.D1" office:value-type="string">
            <text:p text:style-name="P26">码长</text:p>
          </table:table-cell>
        </table:table-row>
      </table:table>
      <text:p text:style-name="P188">输出参数：</text:p>
      <table:table table:name="表格15" table:style-name="表格15">
        <table:table-column table:style-name="表格15.A"/>
        <table:table-column table:style-name="表格15.B"/>
        <table:table-column table:style-name="表格15.A"/>
        <table:table-column table:style-name="表格15.B"/>
        <table:table-row table:style-name="表格15.1">
          <table:table-cell table:style-name="表格15.A1" office:value-type="string">
            <text:p text:style-name="P1">类型</text:p>
          </table:table-cell>
          <table:table-cell table:style-name="表格15.A1" office:value-type="string">
            <text:p text:style-name="P1">变量名</text:p>
          </table:table-cell>
          <table:table-cell table:style-name="表格15.A1" office:value-type="string">
            <text:p text:style-name="P1">大小</text:p>
          </table:table-cell>
          <table:table-cell table:style-name="表格15.D1" office:value-type="string">
            <text:p text:style-name="P1">注释</text:p>
          </table:table-cell>
        </table:table-row>
        <table:table-row table:style-name="表格15.1">
          <table:table-cell table:style-name="表格15.A1" office:value-type="string">
            <text:p text:style-name="P158">uint8_t *</text:p>
          </table:table-cell>
          <table:table-cell table:style-name="表格15.A1" office:value-type="string">
            <text:p text:style-name="P158">output</text:p>
          </table:table-cell>
          <table:table-cell table:style-name="表格15.A1" office:value-type="string">
            <text:p text:style-name="P55"><text:span text:style-name="T84">SRSLTE_TCOD_MAX_LEN_CB</text:span> / <text:span text:style-name="T84">8</text:span></text:p>
          </table:table-cell>
          <table:table-cell table:style-name="表格15.D1" office:value-type="string">
            <text:p text:style-name="P26">输出信息</text:p>
          </table:table-cell>
        </table:table-row>
      </table:table>
      <text:p text:style-name="P291"><text:soft-page-break/><text:span text:style-name="T2">返回值：</text:span><text:span text:style-name="T83">无</text:span></text:p>
      <text:h text:style-name="Heading_20_2" text:outline-level="2">2.<text:span text:style-name="T93">17</text:span> CRC校验</text:h>
      <text:p text:style-name="P174"><text:span text:style-name="T1">函数：</text:span><text:span text:style-name="T58"> </text:span><text:span text:style-name="T67">srslte_crc_checksum</text:span></text:p>
      <text:p text:style-name="P174"><text:span text:style-name="T1">功能：</text:span><text:span text:style-name="T30">计算</text:span><text:span text:style-name="T17">CRC</text:span></text:p>
      <text:p text:style-name="P174"><text:span text:style-name="T1">语法：</text:span><text:span text:style-name="T30">uint32_t srslte_crc_checksum(srslte_crc_t *h, uint8_t *data, int len)</text:span></text:p>
      <text:p text:style-name="P174"><text:span text:style-name="T1">包含文件：</text:span><text:span text:style-name="T18">crc.h</text:span></text:p>
      <text:p text:style-name="P195">输入参数：</text:p>
      <table:table table:name="表格33" table:style-name="表格33">
        <table:table-column table:style-name="表格33.A"/>
        <table:table-column table:style-name="表格33.B" table:number-columns-repeated="2"/>
        <table:table-column table:style-name="表格33.A"/>
        <table:table-row table:style-name="表格33.1">
          <table:table-cell table:style-name="表格33.A1" office:value-type="string">
            <text:p text:style-name="P8">类型</text:p>
          </table:table-cell>
          <table:table-cell table:style-name="表格33.A1" office:value-type="string">
            <text:p text:style-name="P8">变量名</text:p>
          </table:table-cell>
          <table:table-cell table:style-name="表格33.A1" office:value-type="string">
            <text:p text:style-name="P8">大小</text:p>
          </table:table-cell>
          <table:table-cell table:style-name="表格33.D1" office:value-type="string">
            <text:p text:style-name="P8">注释</text:p>
          </table:table-cell>
        </table:table-row>
        <table:table-row table:style-name="表格33.1">
          <table:table-cell table:style-name="表格33.A2" office:value-type="string">
            <text:p text:style-name="P289">srslte_crc_t *</text:p>
          </table:table-cell>
          <table:table-cell table:style-name="表格33.A2" office:value-type="string">
            <text:p text:style-name="P160">h</text:p>
          </table:table-cell>
          <table:table-cell table:style-name="表格33.A2" office:value-type="string">
            <text:p text:style-name="P21">1</text:p>
          </table:table-cell>
          <table:table-cell table:style-name="表格33.D2" office:value-type="string">
            <text:p text:style-name="P24">CRC参数</text:p>
          </table:table-cell>
        </table:table-row>
        <table:table-row table:style-name="表格33.1">
          <table:table-cell table:style-name="表格33.A2" office:value-type="string">
            <text:p text:style-name="P235">int</text:p>
          </table:table-cell>
          <table:table-cell table:style-name="表格33.A2" office:value-type="string">
            <text:p text:style-name="P208">len</text:p>
          </table:table-cell>
          <table:table-cell table:style-name="表格33.A2" office:value-type="string">
            <text:p text:style-name="P21">1</text:p>
          </table:table-cell>
          <table:table-cell table:style-name="表格33.D2" office:value-type="string">
            <text:p text:style-name="P24">输入码长</text:p>
          </table:table-cell>
        </table:table-row>
      </table:table>
      <text:p text:style-name="P195">输出参数：</text:p>
      <table:table table:name="表格34" table:style-name="表格34">
        <table:table-column table:style-name="表格34.A"/>
        <table:table-column table:style-name="表格34.B"/>
        <table:table-column table:style-name="表格34.A"/>
        <table:table-column table:style-name="表格34.B"/>
        <table:table-row table:style-name="表格34.1">
          <table:table-cell table:style-name="表格34.A1" office:value-type="string">
            <text:p text:style-name="P8">类型</text:p>
          </table:table-cell>
          <table:table-cell table:style-name="表格34.A1" office:value-type="string">
            <text:p text:style-name="P8">变量名</text:p>
          </table:table-cell>
          <table:table-cell table:style-name="表格34.A1" office:value-type="string">
            <text:p text:style-name="P8">大小</text:p>
          </table:table-cell>
          <table:table-cell table:style-name="表格34.D1" office:value-type="string">
            <text:p text:style-name="P8">注释</text:p>
          </table:table-cell>
        </table:table-row>
        <table:table-row table:style-name="表格34.1">
          <table:table-cell table:style-name="表格34.A1" office:value-type="string">
            <text:p text:style-name="P235">uint8_t *</text:p>
          </table:table-cell>
          <table:table-cell table:style-name="表格34.A1" office:value-type="string">
            <text:p text:style-name="P235">data</text:p>
          </table:table-cell>
          <table:table-cell table:style-name="表格34.A1" office:value-type="string">
            <text:p text:style-name="P24">len + crc_order</text:p>
          </table:table-cell>
          <table:table-cell table:style-name="表格34.D1" office:value-type="string">
            <text:p text:style-name="P30">输出比特流</text:p>
          </table:table-cell>
        </table:table-row>
      </table:table>
      <text:p text:style-name="P174"><text:span text:style-name="T2">返回值：</text:span><text:span text:style-name="T17">CRC比特流</text:span></text:p>
      <text:p text:style-name="P241"/>
      <text:h text:style-name="Heading_20_2" text:outline-level="2">2.<text:span text:style-name="T90">18</text:span> 解码块分割</text:h>
      <text:p text:style-name="P336"><text:tab/>无相关函数，直接在相关函数内完成。</text:p>
      <text:h text:style-name="P359" text:outline-level="1"/>
      <text:h text:style-name="P361" text:outline-level="1"><text:span text:style-name="T100">3 </text:span>多核并行计算思路</text:h>
      <text:h text:style-name="Heading_20_2" text:outline-level="2"><text:span text:style-name="T100">3</text:span>.1 线程池</text:h>
      <text:p text:style-name="P176"><text:span text:style-name="T1">函数：</text:span><text:span text:style-name="T56">pool_init</text:span></text:p>
      <text:p text:style-name="P176"><text:span text:style-name="T1">功能：</text:span>创建数量为threadNum的线程</text:p>
      <text:p text:style-name="P186"><text:span text:style-name="T1">语法：</text:span>void <text:span text:style-name="T125">pool_init(int coreId_start, int _threadNum, int pool_index);</text:span></text:p>
      <text:p text:style-name="P176"><text:span text:style-name="T1">包含文件：</text:span>thread_pool.h</text:p>
      <text:p text:style-name="P196">输入参数：</text:p>
      <table:table table:name="表格37" table:style-name="表格37">
        <table:table-column table:style-name="表格37.A"/>
        <table:table-column table:style-name="表格37.B" table:number-columns-repeated="2"/>
        <table:table-column table:style-name="表格37.A"/>
        <table:table-row table:style-name="表格37.1">
          <table:table-cell table:style-name="表格37.A1" office:value-type="string">
            <text:p text:style-name="P9">类型</text:p>
          </table:table-cell>
          <table:table-cell table:style-name="表格37.A1" office:value-type="string">
            <text:p text:style-name="P9">变量名</text:p>
          </table:table-cell>
          <table:table-cell table:style-name="表格37.A1" office:value-type="string">
            <text:p text:style-name="P9">大小</text:p>
          </table:table-cell>
          <table:table-cell table:style-name="表格37.D1" office:value-type="string">
            <text:p text:style-name="P9">注释</text:p>
          </table:table-cell>
        </table:table-row>
        <table:table-row table:style-name="表格37.1">
          <table:table-cell table:style-name="表格37.A1" office:value-type="string">
            <text:p text:style-name="P150">int</text:p>
          </table:table-cell>
          <table:table-cell table:style-name="表格37.A1" office:value-type="string">
            <text:p text:style-name="P321">coreId_start</text:p>
          </table:table-cell>
          <table:table-cell table:style-name="表格37.A1" office:value-type="string">
            <text:p text:style-name="P150">1</text:p>
          </table:table-cell>
          <table:table-cell table:style-name="表格37.D1" office:value-type="string">
            <text:p text:style-name="P150">分配线程初始序号</text:p>
          </table:table-cell>
        </table:table-row>
        <table:table-row table:style-name="表格37.1">
          <table:table-cell table:style-name="表格37.A3" office:value-type="string">
            <text:p text:style-name="P31">int</text:p>
          </table:table-cell>
          <table:table-cell table:style-name="表格37.A3" office:value-type="string">
            <text:p text:style-name="P161">threadNum</text:p>
          </table:table-cell>
          <table:table-cell table:style-name="表格37.A3" office:value-type="string">
            <text:p text:style-name="P31">1</text:p>
          </table:table-cell>
          <table:table-cell table:style-name="表格37.D3" office:value-type="string">
            <text:p text:style-name="P31">创建线程的数量</text:p>
          </table:table-cell>
        </table:table-row>
        <table:table-row table:style-name="表格37.1">
          <table:table-cell table:style-name="表格37.A3" office:value-type="string">
            <text:p text:style-name="P150">int</text:p>
          </table:table-cell>
          <table:table-cell table:style-name="表格37.A3" office:value-type="string">
            <text:p text:style-name="P321">pool_index</text:p>
          </table:table-cell>
          <table:table-cell table:style-name="表格37.A3" office:value-type="string">
            <text:p text:style-name="P150">1</text:p>
          </table:table-cell>
          <table:table-cell table:style-name="表格37.D3" office:value-type="string">
            <text:p text:style-name="P31">线程池序号</text:p>
          </table:table-cell>
        </table:table-row>
      </table:table>
      <text:p text:style-name="P176"><text:span text:style-name="T1">输出参数：</text:span><text:span text:style-name="T16">无</text:span></text:p>
      <text:p text:style-name="P176"><text:span text:style-name="T1">返回值：</text:span>无</text:p>
      <text:p text:style-name="P176"/>
      <text:p text:style-name="P176"><text:span text:style-name="T1">函数：</text:span><text:span text:style-name="T57">pool_add_task</text:span></text:p>
      <text:p text:style-name="P176"><text:span text:style-name="T1">功能：</text:span>将函数myfun添加到任务队列</text:p>
      <text:p text:style-name="P186"><text:span text:style-name="T1">语法：</text:span>void <text:span text:style-name="T125">pool_add_task(Fun myfun, void *arg, int pool_index)</text:span>;</text:p>
      <text:p text:style-name="P176"><text:span text:style-name="T1">包含文件：</text:span>thread_pool.h</text:p>
      <text:p text:style-name="P196">输入参数：</text:p>
      <table:table table:name="表格38" table:style-name="表格38">
        <table:table-column table:style-name="表格38.A"/>
        <table:table-column table:style-name="表格38.B" table:number-columns-repeated="2"/>
        <table:table-column table:style-name="表格38.A"/>
        <table:table-row table:style-name="表格38.1">
          <table:table-cell table:style-name="表格38.A1" office:value-type="string">
            <text:p text:style-name="P18">类型</text:p>
          </table:table-cell>
          <table:table-cell table:style-name="表格38.A1" office:value-type="string">
            <text:p text:style-name="P18">变量名</text:p>
          </table:table-cell>
          <table:table-cell table:style-name="表格38.A1" office:value-type="string">
            <text:p text:style-name="P18">大小</text:p>
          </table:table-cell>
          <table:table-cell table:style-name="表格38.D1" office:value-type="string">
            <text:p text:style-name="P18">注释</text:p>
          </table:table-cell>
        </table:table-row>
        <table:table-row table:style-name="表格38.1">
          <table:table-cell table:style-name="表格38.A1" office:value-type="string">
            <text:p text:style-name="P151">Fun</text:p>
          </table:table-cell>
          <table:table-cell table:style-name="表格38.A1" office:value-type="string">
            <text:p text:style-name="P161">myfun</text:p>
          </table:table-cell>
          <table:table-cell table:style-name="表格38.A1" office:value-type="string">
            <text:p text:style-name="P84">1</text:p>
          </table:table-cell>
          <table:table-cell table:style-name="表格38.D1" office:value-type="string">
            <text:p text:style-name="P84">添加到任务队列的函数</text:p>
          </table:table-cell>
        </table:table-row>
        <table:table-row table:style-name="表格38.1">
          <table:table-cell table:style-name="表格38.A1" office:value-type="string">
            <text:p text:style-name="P84">void *</text:p>
          </table:table-cell>
          <table:table-cell table:style-name="表格38.A1" office:value-type="string">
            <text:p text:style-name="P161">arg</text:p>
          </table:table-cell>
          <table:table-cell table:style-name="表格38.A1" office:value-type="string">
            <text:p text:style-name="P84">1</text:p>
          </table:table-cell>
          <table:table-cell table:style-name="表格38.D1" office:value-type="string">
            <text:p text:style-name="P84">函数参数</text:p>
          </table:table-cell>
        </table:table-row>
        <table:table-row table:style-name="表格38.1">
          <table:table-cell table:style-name="表格38.A4" office:value-type="string">
            <text:p text:style-name="P150">int</text:p>
          </table:table-cell>
          <table:table-cell table:style-name="表格38.A4" office:value-type="string">
            <text:p text:style-name="P321">pool_index</text:p>
          </table:table-cell>
          <table:table-cell table:style-name="表格38.A4" office:value-type="string">
            <text:p text:style-name="P151">1</text:p>
          </table:table-cell>
          <table:table-cell table:style-name="表格38.D4" office:value-type="string">
            <text:p text:style-name="P35">线程池序号</text:p>
          </table:table-cell>
        </table:table-row>
      </table:table>
      <text:p text:style-name="P176"><text:span text:style-name="T1">输出参数：</text:span><text:span text:style-name="T16">无</text:span></text:p>
      <text:p text:style-name="P176"><text:span text:style-name="T1">返回值：</text:span>无</text:p>
      <text:p text:style-name="P176"/>
      <text:p text:style-name="P176"><text:span text:style-name="T1">函数：</text:span><text:span text:style-name="T57">pool_destroy</text:span></text:p>
      <text:p text:style-name="P176"><text:span text:style-name="T1">功能：</text:span><text:span text:style-name="T16">等待任务完成后销毁线程</text:span></text:p>
      <text:p text:style-name="P186"><text:span text:style-name="T1">语法：</text:span>void <text:span text:style-name="T125">pool_destroy(int pool_index)</text:span>;</text:p>
      <text:p text:style-name="P176"><text:span text:style-name="T1">包含文件：</text:span>thread_pool.h</text:p>
      <text:p text:style-name="P176"><text:span text:style-name="T1">输入参数：</text:span><text:span text:style-name="T16">无</text:span></text:p>
      <text:p text:style-name="P196"><text:soft-page-break/>输出参数：</text:p>
      <table:table table:name="表格85" table:style-name="表格85">
        <table:table-column table:style-name="表格85.A" table:number-columns-repeated="3"/>
        <table:table-column table:style-name="表格85.D"/>
        <table:table-row>
          <table:table-cell table:style-name="表格85.A1" office:value-type="string">
            <text:p text:style-name="P19">类型</text:p>
          </table:table-cell>
          <table:table-cell table:style-name="表格85.A1" office:value-type="string">
            <text:p text:style-name="P19">变量名</text:p>
          </table:table-cell>
          <table:table-cell table:style-name="表格85.A1" office:value-type="string">
            <text:p text:style-name="P19">大小</text:p>
          </table:table-cell>
          <table:table-cell table:style-name="表格85.D1" office:value-type="string">
            <text:p text:style-name="P19">注释</text:p>
          </table:table-cell>
        </table:table-row>
        <table:table-row>
          <table:table-cell table:style-name="表格85.A2" office:value-type="string">
            <text:p text:style-name="P150">int</text:p>
          </table:table-cell>
          <table:table-cell table:style-name="表格85.A2" office:value-type="string">
            <text:p text:style-name="P321">pool_index</text:p>
          </table:table-cell>
          <table:table-cell table:style-name="表格85.A2" office:value-type="string">
            <text:p text:style-name="P151">1</text:p>
          </table:table-cell>
          <table:table-cell table:style-name="表格85.D2" office:value-type="string">
            <text:p text:style-name="P35">线程池序号</text:p>
          </table:table-cell>
        </table:table-row>
      </table:table>
      <text:p text:style-name="P176"><text:span text:style-name="T13">返回值：</text:span><text:span text:style-name="T126">无</text:span></text:p>
      <text:p text:style-name="P330"/>
      <text:h text:style-name="Heading_20_2" text:outline-level="2">3.2 线程池分配</text:h>
      <table:table table:name="表格43" table:style-name="表格43">
        <table:table-column table:style-name="表格43.A"/>
        <table:table-column table:style-name="表格43.B"/>
        <table:table-column table:style-name="表格43.C"/>
        <table:table-column table:style-name="表格43.D"/>
        <table:table-column table:style-name="表格43.E"/>
        <table:table-row>
          <table:table-cell table:style-name="表格43.A1" office:value-type="string">
            <text:p text:style-name="P120">线程池序号</text:p>
          </table:table-cell>
          <table:table-cell table:style-name="表格43.A1" office:value-type="string">
            <text:p text:style-name="P120">0</text:p>
          </table:table-cell>
          <table:table-cell table:style-name="表格43.A1" office:value-type="string">
            <text:p text:style-name="P120">1</text:p>
          </table:table-cell>
          <table:table-cell table:style-name="表格43.A1" office:value-type="string">
            <text:p text:style-name="P120">2</text:p>
          </table:table-cell>
          <table:table-cell table:style-name="表格43.E1" office:value-type="string">
            <text:p text:style-name="P120">3</text:p>
          </table:table-cell>
        </table:table-row>
        <table:table-row>
          <table:table-cell table:style-name="表格43.A2" office:value-type="string">
            <text:p text:style-name="P121">coreID</text:p>
          </table:table-cell>
          <table:table-cell table:style-name="表格43.A2" office:value-type="string">
            <text:p text:style-name="P121">0</text:p>
          </table:table-cell>
          <table:table-cell table:style-name="表格43.A2" office:value-type="string">
            <text:p text:style-name="P121">1</text:p>
          </table:table-cell>
          <table:table-cell table:style-name="表格43.A2" office:value-type="string">
            <text:p text:style-name="P120">2~7</text:p>
          </table:table-cell>
          <table:table-cell table:style-name="表格43.E2" office:value-type="string">
            <text:p text:style-name="P120">8~63</text:p>
          </table:table-cell>
        </table:table-row>
        <table:table-row>
          <table:table-cell table:style-name="表格43.A2" office:value-type="string">
            <text:p text:style-name="P121">功能</text:p>
          </table:table-cell>
          <table:table-cell table:style-name="表格43.A2" office:value-type="string">
            <text:p text:style-name="P121">发送端任务调度</text:p>
          </table:table-cell>
          <table:table-cell table:style-name="表格43.A2" office:value-type="string">
            <text:p text:style-name="P116">接收端任务调度</text:p>
          </table:table-cell>
          <table:table-cell table:style-name="表格43.A2" office:value-type="string">
            <text:p text:style-name="P121">发送</text:p>
          </table:table-cell>
          <table:table-cell table:style-name="表格43.E2" office:value-type="string">
            <text:p text:style-name="P121">接收</text:p>
          </table:table-cell>
        </table:table-row>
      </table:table>
      <text:p text:style-name="P354"><text:tab/>共开辟4个线程池，不同线程池绑定不同的核，互不干扰。线程池0用于发送端任务调度，线程池1用于接收端任务调度，各分配1个核，并采用轮询机制；线程池2用于发送端数据处理，分配6个核，线程池3用于接收端数据处理，分配54个核。</text:p>
      <text:h text:style-name="P369" text:outline-level="2"><text:span text:style-name="T100">3</text:span>.<text:span text:style-name="T133">3</text:span> 任务分割</text:h>
      <text:h text:style-name="P356" text:outline-level="3"><text:span text:style-name="T117">3</text:span>.2.1 传输块CRC添加</text:h>
      <text:p text:style-name="P331"><text:tab/>以传输块为基本单位<text:span text:style-name="T95">。每个流1个任务。</text:span></text:p>
      <text:h text:style-name="P357" text:outline-level="3"><text:span text:style-name="T100">3</text:span>.2.2 码块分割</text:h>
      <text:p text:style-name="P332"><text:tab/><text:span text:style-name="T91">以传输块为基本单位。每个流1个任务。</text:span></text:p>
      <text:h text:style-name="Heading_20_3" text:outline-level="3"><text:span text:style-name="T100">3</text:span>.2.3 码块CRC添加</text:h>
      <text:p text:style-name="P332"><text:tab/>以码块为基本单位<text:span text:style-name="T91">。每个流若干个任务。</text:span></text:p>
      <text:h text:style-name="Heading_20_3" text:outline-level="3"><text:span text:style-name="T100">3</text:span>.2.<text:span text:style-name="T92">4</text:span> Turbo编码</text:h>
      <text:p text:style-name="P332"><text:tab/>以码块为基本单位<text:span text:style-name="T91">。每个流若干个任务。</text:span></text:p>
      <text:h text:style-name="Heading_20_3" text:outline-level="3"><text:span text:style-name="T100">3</text:span>.2.<text:span text:style-name="T92">5 </text:span>速率匹配</text:h>
      <text:p text:style-name="P332"><text:tab/><text:bookmark-start text:name="__DdeLink__2495_2096697375"/>以码块为基本单位<text:bookmark-end text:name="__DdeLink__2495_2096697375"/><text:span text:style-name="T91">。每个流若干个任务。</text:span></text:p>
      <text:h text:style-name="Heading_20_3" text:outline-level="3"><text:span text:style-name="T100">3</text:span>.2.<text:span text:style-name="T92">6</text:span> 码块级联</text:h>
      <text:p text:style-name="P337"><text:tab/><text:bookmark-start text:name="__DdeLink__2495_20966973754"/>以码块为基本单位<text:bookmark-end text:name="__DdeLink__2495_20966973754"/><text:span text:style-name="T91">。每个流若干个任务。</text:span></text:p>
      <text:h text:style-name="Heading_20_3" text:outline-level="3"><text:span text:style-name="T100">3</text:span>.2.<text:span text:style-name="T92">7</text:span> 加扰</text:h>
      <text:p text:style-name="P353"><text:tab/><text:span text:style-name="T91">以码块为基本单位。每个流若干个个任务。</text:span></text:p>
      <text:h text:style-name="Heading_20_3" text:outline-level="3"><text:span text:style-name="T100">3</text:span>.2.<text:span text:style-name="T92">8</text:span> 符号映射</text:h>
      <text:p text:style-name="P353"><text:tab/><text:span text:style-name="T91">以码块为基本单位。每个流若干个个任务。</text:span></text:p>
      <text:h text:style-name="Heading_20_3" text:outline-level="3"><text:soft-page-break/><text:span text:style-name="T100">3</text:span>.2.<text:span text:style-name="T92">9</text:span> 组包</text:h>
      <text:p text:style-name="P353"><text:tab/><text:span text:style-name="T91">以码块为基本单位。每个流若干个个任务。</text:span></text:p>
      <text:h text:style-name="Heading_20_3" text:outline-level="3"><text:span text:style-name="T100">3</text:span>.2.<text:span text:style-name="T92">10</text:span> 解包</text:h>
      <text:p text:style-name="P337"><text:tab/>待定。</text:p>
      <text:h text:style-name="Heading_20_3" text:outline-level="3"><text:span text:style-name="T100">3</text:span>.2.1<text:span text:style-name="T92">1</text:span> 信道估计</text:h>
      <text:p text:style-name="P338"><text:tab/>以若干个<text:span text:style-name="T117">SB为基本单位。每个流若干个任务。</text:span></text:p>
      <text:h text:style-name="Heading_20_3" text:outline-level="3"><text:span text:style-name="T100">3</text:span>.2.1<text:span text:style-name="T92">2</text:span> 信号检测</text:h>
      <text:p text:style-name="P338"><text:tab/>以若干个<text:span text:style-name="T96">SB为基本单位。每个流若干个任务。</text:span></text:p>
      <text:h text:style-name="Heading_20_3" text:outline-level="3"><text:span text:style-name="T100">3</text:span>.2.1<text:span text:style-name="T92">3</text:span> <text:bookmark-start text:name="__DdeLink__2492_2096697375"/>解符号映射<text:bookmark-end text:name="__DdeLink__2492_2096697375"/></text:h>
      <text:p text:style-name="P353"><text:tab/>以若干个<text:span text:style-name="T96">SB为基本单位。每个流若干个任务。</text:span></text:p>
      <text:h text:style-name="Heading_20_3" text:outline-level="3"><text:span text:style-name="T100">3</text:span>.2.1<text:span text:style-name="T92">4 </text:span>解扰</text:h>
      <text:p text:style-name="P353"><text:tab/><text:span text:style-name="T91">以码块为基本单位。每个流若干个任务。</text:span></text:p>
      <text:h text:style-name="Heading_20_3" text:outline-level="3"><text:span text:style-name="T100">3</text:span>.2.1<text:span text:style-name="T92">5</text:span> 解码块级联</text:h>
      <text:p text:style-name="P353"><text:tab/><text:span text:style-name="T91">以码块为基本单位。每个流若干个任务。</text:span></text:p>
      <text:h text:style-name="Heading_20_3" text:outline-level="3"><text:span text:style-name="T100">3</text:span>.2.1<text:span text:style-name="T92">6</text:span> 解速率匹配</text:h>
      <text:p text:style-name="P333"><text:tab/><text:bookmark-start text:name="__DdeLink__2495_20966973751"/>以码块为基本单位<text:bookmark-end text:name="__DdeLink__2495_20966973751"/><text:span text:style-name="T91">。每个流若干个任务。</text:span></text:p>
      <text:h text:style-name="Heading_20_3" text:outline-level="3"><text:span text:style-name="T100">3</text:span>.2.1<text:span text:style-name="T92">7 </text:span>Turbo译码</text:h>
      <text:p text:style-name="P333"><text:tab/><text:bookmark-start text:name="__DdeLink__2495_20966973752"/>以码块为基本单位<text:bookmark-end text:name="__DdeLink__2495_20966973752"/><text:span text:style-name="T91">。每个流若干个任务。</text:span></text:p>
      <text:h text:style-name="Heading_20_3" text:outline-level="3"><text:span text:style-name="T100">3</text:span>.2.1<text:span text:style-name="T92">8</text:span> <text:span text:style-name="T92">码块</text:span>CRC校验</text:h>
      <text:p text:style-name="P333"><text:tab/><text:bookmark-start text:name="__DdeLink__2495_20966973753"/>以码块为基本单位<text:bookmark-end text:name="__DdeLink__2495_20966973753"/><text:span text:style-name="T91">。每个流若干个任务。</text:span></text:p>
      <text:h text:style-name="Heading_20_3" text:outline-level="3"><text:span text:style-name="T100">3</text:span>.2.1<text:span text:style-name="T92">9</text:span> 解码块分割</text:h>
      <text:p text:style-name="P338"><text:tab/><text:span text:style-name="T91">以码块为基本单位。每个流1个任务。</text:span></text:p>
      <text:h text:style-name="Heading_20_3" text:outline-level="3"><text:span text:style-name="T100">3</text:span>.2.20 <text:span text:style-name="T91">传输块CRC校验</text:span></text:h>
      <text:p text:style-name="P333"><text:tab/><text:span text:style-name="T91">以传输块为基本单位。每个流1个任务。</text:span></text:p>
      <text:h text:style-name="P360" text:outline-level="1"/>
      <text:h text:style-name="P363" text:outline-level="1">4 多线程并行模块</text:h>
      <text:p text:style-name="P187"><text:span text:style-name="T45">注</text:span><text:span text:style-name="T51">：</text:span><text:span text:style-name="T45">paraNum_tx <text:s/>并行子帧数</text:span></text:p>
      <text:p text:style-name="P287"><text:tab/>taskNum_tx <text:s/>任务数</text:p>
      <text:h text:style-name="P370" text:outline-level="2"><text:span text:style-name="T100">4</text:span>.1 CRC添加-<text:span text:style-name="T97">码块分割</text:span></text:h>
      <text:p text:style-name="P178"><text:span text:style-name="T1">函数：</text:span><text:span text:style-name="T57"> </text:span><text:span text:style-name="T69">crc_cbsegm</text:span></text:p>
      <text:p text:style-name="P178"><text:span text:style-name="T1">功能：</text:span><text:span text:style-name="T54">CRC添加</text:span><text:span text:style-name="T55">，码块分割</text:span></text:p>
      <text:p text:style-name="P178"><text:span text:style-name="T1">语法：</text:span><text:span text:style-name="T34">void </text:span><text:span text:style-name="T38">crc_cbsegm</text:span><text:span text:style-name="T79">(void *arg);</text:span></text:p>
      <text:p text:style-name="P178"><text:span text:style-name="T1">包含文件：</text:span><text:span text:style-name="T38">crc_cbsegm</text:span><text:span text:style-name="T18">.h</text:span></text:p>
      <text:p text:style-name="P197">输入参数：</text:p>
      <table:table table:name="表格39" table:style-name="表格39">
        <table:table-column table:style-name="表格39.A"/>
        <table:table-column table:style-name="表格39.B" table:number-columns-repeated="2"/>
        <table:table-column table:style-name="表格39.A"/>
        <table:table-row table:style-name="表格39.1">
          <table:table-cell table:style-name="表格39.A1" office:value-type="string">
            <text:p text:style-name="P10">类型</text:p>
          </table:table-cell>
          <table:table-cell table:style-name="表格39.A1" office:value-type="string">
            <text:p text:style-name="P10">变量名</text:p>
          </table:table-cell>
          <table:table-cell table:style-name="表格39.A1" office:value-type="string">
            <text:p text:style-name="P10">大小</text:p>
          </table:table-cell>
          <table:table-cell table:style-name="表格39.D1" office:value-type="string">
            <text:p text:style-name="P10">注释</text:p>
          </table:table-cell>
        </table:table-row>
        <table:table-row table:style-name="表格39.1">
          <table:table-cell table:style-name="表格39.A2" office:value-type="string">
            <text:p text:style-name="P290">srslte_crc_t *</text:p>
          </table:table-cell>
          <table:table-cell table:style-name="表格39.A2" office:value-type="string">
            <text:p text:style-name="P318">crc_p</text:p>
          </table:table-cell>
          <table:table-cell table:style-name="表格39.A2" office:value-type="string">
            <text:p text:style-name="P22">1</text:p>
          </table:table-cell>
          <table:table-cell table:style-name="表格39.D2" office:value-type="string">
            <text:p text:style-name="P22">CRC<text:span text:style-name="T83">参数</text:span></text:p>
          </table:table-cell>
        </table:table-row>
        <table:table-row table:style-name="表格39.1">
          <table:table-cell table:style-name="表格39.A2" office:value-type="string">
            <text:p text:style-name="P290">uint32_t</text:p>
          </table:table-cell>
          <table:table-cell table:style-name="表格39.A2" office:value-type="string">
            <text:p text:style-name="P290">crc_poly</text:p>
          </table:table-cell>
          <table:table-cell table:style-name="表格39.A2" office:value-type="string">
            <text:p text:style-name="P142">1</text:p>
          </table:table-cell>
          <table:table-cell table:style-name="表格39.D2" office:value-type="string">
            <text:p text:style-name="P22">CRC版本</text:p>
          </table:table-cell>
        </table:table-row>
        <table:table-row table:style-name="表格39.1">
          <table:table-cell table:style-name="表格39.A2" office:value-type="string">
            <text:p text:style-name="P290">int</text:p>
          </table:table-cell>
          <table:table-cell table:style-name="表格39.A2" office:value-type="string">
            <text:p text:style-name="P290">crc_<text:span text:style-name="T98">length</text:span></text:p>
          </table:table-cell>
          <table:table-cell table:style-name="表格39.A2" office:value-type="string">
            <text:p text:style-name="P142">1</text:p>
          </table:table-cell>
          <table:table-cell table:style-name="表格39.D2" office:value-type="string">
            <text:p text:style-name="P25">CRC长度</text:p>
          </table:table-cell>
        </table:table-row>
        <table:table-row table:style-name="表格39.1">
          <table:table-cell table:style-name="表格39.A2" office:value-type="string">
            <text:p text:style-name="P272">int</text:p>
          </table:table-cell>
          <table:table-cell table:style-name="表格39.A2" office:value-type="string">
            <text:p text:style-name="P210"><text:span text:style-name="T19">t</text:span><text:span text:style-name="T16">bs</text:span></text:p>
          </table:table-cell>
          <table:table-cell table:style-name="表格39.A2" office:value-type="string">
            <text:p text:style-name="P142">1</text:p>
          </table:table-cell>
          <table:table-cell table:style-name="表格39.D2" office:value-type="string">
            <text:p text:style-name="P39">传输块<text:span text:style-name="T94">长度</text:span></text:p>
          </table:table-cell>
        </table:table-row>
        <table:table-row table:style-name="表格39.1">
          <table:table-cell table:style-name="表格39.A2" office:value-type="string">
            <text:p text:style-name="P278">int</text:p>
          </table:table-cell>
          <table:table-cell table:style-name="表格39.A2" office:value-type="string">
            <text:p text:style-name="P319">subframeIndex</text:p>
          </table:table-cell>
          <table:table-cell table:style-name="表格39.A2" office:value-type="string">
            <text:p text:style-name="P142">1</text:p>
          </table:table-cell>
          <table:table-cell table:style-name="表格39.D2" office:value-type="string">
            <text:p text:style-name="P39">子帧序号</text:p>
          </table:table-cell>
        </table:table-row>
        <table:table-row table:style-name="表格39.1">
          <table:table-cell table:style-name="表格39.A2" office:value-type="string">
            <text:p text:style-name="P278">int *</text:p>
          </table:table-cell>
          <table:table-cell table:style-name="表格39.A2" office:value-type="string">
            <text:p text:style-name="P319">ServiceEN_tx</text:p>
          </table:table-cell>
          <table:table-cell table:style-name="表格39.A2" office:value-type="string">
            <text:p text:style-name="P143">paraNum_tx * taskNum_tx</text:p>
          </table:table-cell>
          <table:table-cell table:style-name="表格39.D2" office:value-type="string">
            <text:p text:style-name="P87">发送端使能信号</text:p>
          </table:table-cell>
        </table:table-row>
        <table:table-row table:style-name="表格39.1">
          <table:table-cell table:style-name="表格39.A2" office:value-type="string">
            <text:p text:style-name="P278">int</text:p>
          </table:table-cell>
          <table:table-cell table:style-name="表格39.A2" office:value-type="string">
            <text:p text:style-name="P319">taskNum_tx</text:p>
          </table:table-cell>
          <table:table-cell table:style-name="表格39.A2" office:value-type="string">
            <text:p text:style-name="P142">1</text:p>
          </table:table-cell>
          <table:table-cell table:style-name="表格39.D2" office:value-type="string">
            <text:p text:style-name="P39">发送端任务数</text:p>
          </table:table-cell>
        </table:table-row>
      </table:table>
      <text:p text:style-name="P197">输出参数：</text:p>
      <table:table table:name="表格40" table:style-name="表格40">
        <table:table-column table:style-name="表格40.A"/>
        <table:table-column table:style-name="表格40.B"/>
        <table:table-column table:style-name="表格40.A"/>
        <table:table-column table:style-name="表格40.B"/>
        <table:table-row table:style-name="表格40.1">
          <table:table-cell table:style-name="表格40.A1" office:value-type="string">
            <text:p text:style-name="P10">类型</text:p>
          </table:table-cell>
          <table:table-cell table:style-name="表格40.A1" office:value-type="string">
            <text:p text:style-name="P10">变量名</text:p>
          </table:table-cell>
          <table:table-cell table:style-name="表格40.A1" office:value-type="string">
            <text:p text:style-name="P10">大小</text:p>
          </table:table-cell>
          <table:table-cell table:style-name="表格40.D1" office:value-type="string">
            <text:p text:style-name="P10">注释</text:p>
          </table:table-cell>
        </table:table-row>
        <table:table-row table:style-name="表格40.2">
          <table:table-cell table:style-name="表格40.A1" office:value-type="string">
            <text:p text:style-name="P236">uint8_t *</text:p>
          </table:table-cell>
          <table:table-cell table:style-name="表格40.A1" office:value-type="string">
            <text:p text:style-name="P272">tb</text:p>
          </table:table-cell>
          <table:table-cell table:style-name="表格40.A1" office:value-type="string">
            <text:p text:style-name="P25">tbs + crc_<text:span text:style-name="T98">length</text:span></text:p>
          </table:table-cell>
          <table:table-cell table:style-name="表格40.D1" office:value-type="string">
            <text:p text:style-name="P25">输出比特流</text:p>
          </table:table-cell>
        </table:table-row>
        <table:table-row table:style-name="表格40.2">
          <table:table-cell table:style-name="表格40.A3" office:value-type="string">
            <text:p text:style-name="P245">srslte_cbsegm_t *</text:p>
          </table:table-cell>
          <table:table-cell table:style-name="表格40.A3" office:value-type="string">
            <text:p text:style-name="P272">cb_tx</text:p>
          </table:table-cell>
          <table:table-cell table:style-name="表格40.A3" office:value-type="string">
            <text:p text:style-name="P86">1</text:p>
          </table:table-cell>
          <table:table-cell table:style-name="表格40.D3" office:value-type="string">
            <text:p text:style-name="P25">码块分割参数</text:p>
          </table:table-cell>
        </table:table-row>
      </table:table>
      <text:p text:style-name="P178"><text:span text:style-name="T1">返回值：</text:span><text:span text:style-name="T35">无</text:span></text:p>
      <text:h text:style-name="P371" text:outline-level="2"><text:span text:style-name="T7">4</text:span><text:span text:style-name="T2">.</text:span><text:span text:style-name="T5">2</text:span><text:span text:style-name="T1"> </text:span><text:span text:style-name="T4">CRC添加-</text:span><text:span text:style-name="T1">Turbo编码-</text:span><text:span text:style-name="T3">速率匹配-</text:span><text:span text:style-name="T6">符号映射-组包</text:span></text:h>
      <text:p text:style-name="P178"><text:span text:style-name="T1">函数：</text:span><text:span text:style-name="T61"> </text:span><text:span text:style-name="T69">crc_tcod_rm</text:span></text:p>
      <text:p text:style-name="P355"><text:span text:style-name="T1">功能：</text:span><text:span text:style-name="T52">CRC添加，Turbo编码，速率匹配，符号映射，组包</text:span></text:p>
      <text:p text:style-name="P178"><text:span text:style-name="T1">语法：</text:span><text:span text:style-name="T36">void </text:span><text:span text:style-name="T38">crc_tcod_rm</text:span><text:span text:style-name="T23">(</text:span><text:span text:style-name="T18">void *arg</text:span><text:span text:style-name="T23">);</text:span></text:p>
      <text:p text:style-name="P178"><text:span text:style-name="T1">包含文件：</text:span><text:span text:style-name="T38">crc_tcod_rm</text:span><text:span text:style-name="T39">.</text:span><text:span text:style-name="T22">h</text:span></text:p>
      <text:p text:style-name="P197">输入参数：</text:p>
      <table:table table:name="表格41" table:style-name="表格41">
        <table:table-column table:style-name="表格41.A"/>
        <table:table-column table:style-name="表格41.B"/>
        <table:table-column table:style-name="表格41.A"/>
        <table:table-column table:style-name="表格41.B"/>
        <table:table-row table:style-name="表格41.1">
          <table:table-cell table:style-name="表格41.A1" office:value-type="string">
            <text:p text:style-name="P10">类型</text:p>
          </table:table-cell>
          <table:table-cell table:style-name="表格41.A1" office:value-type="string">
            <text:p text:style-name="P10">变量名</text:p>
          </table:table-cell>
          <table:table-cell table:style-name="表格41.A1" office:value-type="string">
            <text:p text:style-name="P10">大小</text:p>
          </table:table-cell>
          <table:table-cell table:style-name="表格41.D1" office:value-type="string">
            <text:p text:style-name="P10">注释</text:p>
          </table:table-cell>
        </table:table-row>
        <text:soft-page-break/>
        <table:table-row table:style-name="表格41.1">
          <table:table-cell table:style-name="表格41.A1" office:value-type="string">
            <text:p text:style-name="P250">int</text:p>
          </table:table-cell>
          <table:table-cell table:style-name="表格41.A1" office:value-type="string">
            <text:p text:style-name="P272">cbindex</text:p>
          </table:table-cell>
          <table:table-cell table:style-name="表格41.A1" office:value-type="string">
            <text:p text:style-name="P88"/>
          </table:table-cell>
          <table:table-cell table:style-name="表格41.D1" office:value-type="string">
            <text:p text:style-name="P39">码块索引值</text:p>
          </table:table-cell>
        </table:table-row>
        <table:table-row table:style-name="表格41.1">
          <table:table-cell table:style-name="表格41.A3" office:value-type="string">
            <text:p text:style-name="P245">srslte_cbsegm_t *</text:p>
          </table:table-cell>
          <table:table-cell table:style-name="表格41.A3" office:value-type="string">
            <text:p text:style-name="P272">cb_tx</text:p>
          </table:table-cell>
          <table:table-cell table:style-name="表格41.A3" office:value-type="string">
            <text:p text:style-name="P88">1</text:p>
          </table:table-cell>
          <table:table-cell table:style-name="表格41.D3" office:value-type="string">
            <text:p text:style-name="P25">码块分割参数</text:p>
          </table:table-cell>
        </table:table-row>
        <table:table-row table:style-name="表格41.1">
          <table:table-cell table:style-name="表格41.A3" office:value-type="string">
            <text:p text:style-name="P272">uint8_t *</text:p>
          </table:table-cell>
          <table:table-cell table:style-name="表格41.A3" office:value-type="string">
            <text:p text:style-name="P272">tbp</text:p>
          </table:table-cell>
          <table:table-cell table:style-name="表格41.A3" office:value-type="string">
            <text:p text:style-name="P25">tbs + crc_<text:span text:style-name="T98">length</text:span></text:p>
          </table:table-cell>
          <table:table-cell table:style-name="表格41.D3" office:value-type="string">
            <text:p text:style-name="P88">添加CRC后的传输块</text:p>
          </table:table-cell>
        </table:table-row>
        <table:table-row table:style-name="表格41.1">
          <table:table-cell table:style-name="表格41.A3" office:value-type="string">
            <text:p text:style-name="P272">srslte_crc_t</text:p>
          </table:table-cell>
          <table:table-cell table:style-name="表格41.A3" office:value-type="string">
            <text:p text:style-name="P272">crc_p</text:p>
          </table:table-cell>
          <table:table-cell table:style-name="表格41.A3" office:value-type="string">
            <text:p text:style-name="P88"/>
          </table:table-cell>
          <table:table-cell table:style-name="表格41.D3" office:value-type="string">
            <text:p text:style-name="P22">CRC<text:span text:style-name="T83">参数</text:span></text:p>
          </table:table-cell>
        </table:table-row>
        <table:table-row table:style-name="表格41.1">
          <table:table-cell table:style-name="表格41.A3" office:value-type="string">
            <text:p text:style-name="P273">uint32_t</text:p>
          </table:table-cell>
          <table:table-cell table:style-name="表格41.A3" office:value-type="string">
            <text:p text:style-name="P273">crc_poly</text:p>
          </table:table-cell>
          <table:table-cell table:style-name="表格41.A3" office:value-type="string">
            <text:p text:style-name="P39"/>
          </table:table-cell>
          <table:table-cell table:style-name="表格41.D3" office:value-type="string">
            <text:p text:style-name="P22">CRC版本</text:p>
          </table:table-cell>
        </table:table-row>
        <table:table-row table:style-name="表格41.1">
          <table:table-cell table:style-name="表格41.A3" office:value-type="string">
            <text:p text:style-name="P273">int</text:p>
          </table:table-cell>
          <table:table-cell table:style-name="表格41.A3" office:value-type="string">
            <text:p text:style-name="P273">crc_<text:span text:style-name="T98">length</text:span></text:p>
          </table:table-cell>
          <table:table-cell table:style-name="表格41.A3" office:value-type="string">
            <text:p text:style-name="P39"/>
          </table:table-cell>
          <table:table-cell table:style-name="表格41.D3" office:value-type="string">
            <text:p text:style-name="P25">CRC长度</text:p>
          </table:table-cell>
        </table:table-row>
        <table:table-row table:style-name="表格41.1">
          <table:table-cell table:style-name="表格41.A3" office:value-type="string">
            <text:p text:style-name="P252">uint8_t *</text:p>
          </table:table-cell>
          <table:table-cell table:style-name="表格41.A3" office:value-type="string">
            <text:p text:style-name="P245">cb</text:p>
          </table:table-cell>
          <table:table-cell table:style-name="表格41.A3" office:value-type="string">
            <text:p text:style-name="P88">6144</text:p>
          </table:table-cell>
          <table:table-cell table:style-name="表格41.D3" office:value-type="string">
            <text:p text:style-name="P88">码块</text:p>
          </table:table-cell>
        </table:table-row>
        <table:table-row table:style-name="表格41.1">
          <table:table-cell table:style-name="表格41.A3" office:value-type="string">
            <text:p text:style-name="P250">srslte_tcod_t *</text:p>
          </table:table-cell>
          <table:table-cell table:style-name="表格41.A3" office:value-type="string">
            <text:p text:style-name="P245">tcod</text:p>
          </table:table-cell>
          <table:table-cell table:style-name="表格41.A3" office:value-type="string">
            <text:p text:style-name="P39">1</text:p>
          </table:table-cell>
          <table:table-cell table:style-name="表格41.D3" office:value-type="string">
            <text:p text:style-name="P39">编码器参数</text:p>
          </table:table-cell>
        </table:table-row>
        <table:table-row table:style-name="表格41.1">
          <table:table-cell table:style-name="表格41.A3" office:value-type="string">
            <text:p text:style-name="P274">int </text:p>
          </table:table-cell>
          <table:table-cell table:style-name="表格41.A3" office:value-type="string">
            <text:p text:style-name="P274">cbs_rm</text:p>
          </table:table-cell>
          <table:table-cell table:style-name="表格41.A3" office:value-type="string">
            <text:p text:style-name="P250"/>
          </table:table-cell>
          <table:table-cell table:style-name="表格41.D3" office:value-type="string">
            <text:p text:style-name="P39">速率匹配<text:span text:style-name="T99">后的码块长度</text:span></text:p>
          </table:table-cell>
        </table:table-row>
        <table:table-row table:style-name="表格41.1">
          <table:table-cell table:style-name="表格41.A3" office:value-type="string">
            <text:p text:style-name="P252">uint<text:span text:style-name="T99">8</text:span>_t *</text:p>
          </table:table-cell>
          <table:table-cell table:style-name="表格41.A3" office:value-type="string">
            <text:p text:style-name="P274">w_buff</text:p>
          </table:table-cell>
          <table:table-cell table:style-name="表格41.A3" office:value-type="string">
            <text:p text:style-name="P274">6176 * 3</text:p>
          </table:table-cell>
          <table:table-cell table:style-name="表格41.D3" office:value-type="string">
            <text:p text:style-name="P39">循环<text:span text:style-name="T99">缓冲器</text:span></text:p>
          </table:table-cell>
        </table:table-row>
        <table:table-row table:style-name="表格41.1">
          <table:table-cell table:style-name="表格41.A3" office:value-type="string">
            <text:p text:style-name="P273">uint32_t</text:p>
          </table:table-cell>
          <table:table-cell table:style-name="表格41.A3" office:value-type="string">
            <text:p text:style-name="P274">rv_idx</text:p>
          </table:table-cell>
          <table:table-cell table:style-name="表格41.A3" office:value-type="string">
            <text:p text:style-name="P274"/>
          </table:table-cell>
          <table:table-cell table:style-name="表格41.D3" office:value-type="string">
            <text:p text:style-name="P39">循环<text:span text:style-name="T99">缓冲器冗余版本</text:span></text:p>
          </table:table-cell>
        </table:table-row>
        <table:table-row table:style-name="表格41.1">
          <table:table-cell table:style-name="表格41.A3" office:value-type="string">
            <text:p text:style-name="P274">int</text:p>
          </table:table-cell>
          <table:table-cell table:style-name="表格41.A3" office:value-type="string">
            <text:p text:style-name="P274">conindex</text:p>
          </table:table-cell>
          <table:table-cell table:style-name="表格41.A3" office:value-type="string">
            <text:p text:style-name="P274"/>
          </table:table-cell>
          <table:table-cell table:style-name="表格41.D3" office:value-type="string">
            <text:p text:style-name="P89">码块位置</text:p>
          </table:table-cell>
        </table:table-row>
      </table:table>
      <text:p text:style-name="P197">输出参数：</text:p>
      <table:table table:name="表格42" table:style-name="表格42">
        <table:table-column table:style-name="表格42.A"/>
        <table:table-column table:style-name="表格42.B"/>
        <table:table-column table:style-name="表格42.A"/>
        <table:table-column table:style-name="表格42.B"/>
        <table:table-row table:style-name="表格42.1">
          <table:table-cell table:style-name="表格42.A1" office:value-type="string">
            <text:p text:style-name="P10">类型</text:p>
          </table:table-cell>
          <table:table-cell table:style-name="表格42.A1" office:value-type="string">
            <text:p text:style-name="P10">变量名</text:p>
          </table:table-cell>
          <table:table-cell table:style-name="表格42.A1" office:value-type="string">
            <text:p text:style-name="P10">大小</text:p>
          </table:table-cell>
          <table:table-cell table:style-name="表格42.D1" office:value-type="string">
            <text:p text:style-name="P10">注释</text:p>
          </table:table-cell>
        </table:table-row>
        <table:table-row table:style-name="表格42.1">
          <table:table-cell table:style-name="表格42.A1" office:value-type="string">
            <text:p text:style-name="P252">uint8_t *</text:p>
          </table:table-cell>
          <table:table-cell table:style-name="表格42.A1" office:value-type="string">
            <text:p text:style-name="P274">cb_tcod</text:p>
          </table:table-cell>
          <table:table-cell table:style-name="表格42.A1" office:value-type="string">
            <text:p text:style-name="P252">3 * <text:span text:style-name="T99">6144</text:span>+ 12</text:p>
          </table:table-cell>
          <table:table-cell table:style-name="表格42.D1" office:value-type="string">
            <text:p text:style-name="P89">编码后的码块</text:p>
          </table:table-cell>
        </table:table-row>
        <table:table-row table:style-name="表格42.1">
          <table:table-cell table:style-name="表格42.A3" office:value-type="string">
            <text:p text:style-name="P252">uint<text:span text:style-name="T99">8</text:span>_t *</text:p>
          </table:table-cell>
          <table:table-cell table:style-name="表格42.A3" office:value-type="string">
            <text:p text:style-name="P274">cb_rm</text:p>
          </table:table-cell>
          <table:table-cell table:style-name="表格42.A3" office:value-type="string">
            <text:p text:style-name="P274">cbs_rm</text:p>
          </table:table-cell>
          <table:table-cell table:style-name="表格42.D3" office:value-type="string">
            <text:p text:style-name="P39">速率匹配<text:span text:style-name="T99">后的码块</text:span></text:p>
          </table:table-cell>
        </table:table-row>
        <table:table-row table:style-name="表格42.1">
          <table:table-cell table:style-name="表格42.A3" office:value-type="string">
            <text:p text:style-name="P275">uint8_t *</text:p>
          </table:table-cell>
          <table:table-cell table:style-name="表格42.A3" office:value-type="string">
            <text:p text:style-name="P274">tb</text:p>
          </table:table-cell>
          <table:table-cell table:style-name="表格42.A3" office:value-type="string">
            <text:p text:style-name="P276">max_rm_data_len_tx</text:p>
          </table:table-cell>
          <table:table-cell table:style-name="表格42.D3" office:value-type="string">
            <text:p text:style-name="P90">码块级联后的传输块</text:p>
          </table:table-cell>
        </table:table-row>
      </table:table>
      <text:p text:style-name="P178"><text:span text:style-name="T2">返回值：</text:span><text:span text:style-name="T37">无</text:span></text:p>
      <text:h text:style-name="P371" text:outline-level="2"><text:span text:style-name="T100">4</text:span>.<text:span text:style-name="T133">3</text:span> 解包</text:h>
      <text:h text:style-name="P372" text:outline-level="2"><text:span text:style-name="T7">4</text:span><text:span text:style-name="T1">.</text:span><text:span text:style-name="T14">4</text:span><text:span text:style-name="T1"> 信道估计-信号检测- 解符号映射</text:span></text:h>
      <text:p text:style-name="P355"><text:span text:style-name="T1">函数：</text:span><text:span text:style-name="T61"> </text:span><text:span text:style-name="T76">chest_calsym</text:span></text:p>
      <text:p text:style-name="P355"><text:span text:style-name="T1">功能：</text:span><text:span text:style-name="T52">信道估计，信号检测-，解符号映射</text:span></text:p>
      <text:p text:style-name="P355"><text:span text:style-name="T1">语法：</text:span><text:span text:style-name="T36">void </text:span><text:span text:style-name="T52">chest_calsym</text:span><text:span text:style-name="T23">(</text:span><text:span text:style-name="T18">void *arg</text:span><text:span text:style-name="T23">);</text:span></text:p>
      <text:p text:style-name="P355"><text:span text:style-name="T3">包含文件：</text:span><text:span text:style-name="T52">chest_calsym</text:span><text:span text:style-name="T39">.</text:span><text:span text:style-name="T22">h</text:span></text:p>
      <text:h text:style-name="Heading_20_2" text:outline-level="2"><text:span text:style-name="T7">4.5</text:span><text:span text:style-name="T1"> 解速率匹配-Turbo译码-CRC校验</text:span></text:h>
      <text:p text:style-name="P355"><text:span text:style-name="T1">函数：</text:span><text:span text:style-name="T61"> </text:span><text:span text:style-name="T76">derm_crc</text:span></text:p>
      <text:p text:style-name="P355"><text:span text:style-name="T1">功能：</text:span><text:span text:style-name="T52">解速率匹配，Turbo译码，CRC校验</text:span></text:p>
      <text:p text:style-name="P355"><text:span text:style-name="T1">语法：</text:span><text:span text:style-name="T36">void </text:span><text:span text:style-name="T52">derm_crc</text:span><text:span text:style-name="T23">(</text:span><text:span text:style-name="T18">void *arg</text:span><text:span text:style-name="T23">);</text:span></text:p>
      <text:p text:style-name="P355"><text:span text:style-name="T1">包含文件：</text:span><text:span text:style-name="T52">derm_crc</text:span><text:span text:style-name="T39">.</text:span><text:span text:style-name="T22">h</text:span></text:p>
      <text:h text:style-name="Heading_20_2" text:outline-level="2"><text:soft-page-break/><text:span text:style-name="T100">4.6</text:span> <text:span text:style-name="T3">CRC校验</text:span></text:h>
      <text:p text:style-name="P355"><text:span text:style-name="T1">函数：</text:span><text:span text:style-name="T61"> </text:span><text:span text:style-name="T76">crc_check</text:span></text:p>
      <text:p text:style-name="P355"><text:span text:style-name="T1">功能：</text:span><text:span text:style-name="T52">CRC校验</text:span></text:p>
      <text:p text:style-name="P355"><text:span text:style-name="T1">语法：</text:span><text:span text:style-name="T36">void </text:span><text:span text:style-name="T38">c</text:span><text:span text:style-name="T52">rc_check</text:span><text:span text:style-name="T23">(</text:span><text:span text:style-name="T18">void *arg</text:span><text:span text:style-name="T23">);</text:span></text:p>
      <text:p text:style-name="P355"><text:span text:style-name="T3">包含文件：</text:span><text:span text:style-name="T52">crc_check</text:span><text:span text:style-name="T39">.</text:span><text:span text:style-name="T22">h</text:span></text:p>
      <text:h text:style-name="P361" text:outline-level="1">5 并行计算架构</text:h>
      <text:h text:style-name="P374" text:outline-level="2">5.1 发送端</text:h>
      <text:p text:style-name="P352"/>
      <text:p text:style-name="P340"><draw:frame draw:style-name="fr2" draw:name="图像4" text:anchor-type="paragraph" svg:width="17cm" svg:height="7.842cm" draw:z-index="1"><draw:image xlink:href="Pictures/200009360000885700003EE628813EACB2274F11.svm" xlink:type="simple" xlink:show="embed" xlink:actuate="onLoad"/></draw:frame></text:p>
      <text:p text:style-name="P340">图<text:span text:style-name="T110">5.3 发送端并行架构</text:span></text:p>
      <text:p text:style-name="P340"/>
      <text:h text:style-name="Heading_20_2" text:outline-level="2">5.<text:span text:style-name="T111">2</text:span> 接收端</text:h>
      <text:p text:style-name="Text_20_body"/>
      <text:p text:style-name="P340"><draw:frame draw:style-name="fr2" draw:name="图像5" text:anchor-type="paragraph" svg:width="17cm" svg:height="5.66cm" draw:z-index="2"><draw:image xlink:href="Pictures/2000085A0000A69C0000377BC2D63654D8DC2E2F.svm" xlink:type="simple" xlink:show="embed" xlink:actuate="onLoad"/></draw:frame>图<text:span text:style-name="T110">5.6 接收端并行架构</text:span></text:p>
      <text:h text:style-name="P376" text:outline-level="2"><text:soft-page-break/>5.<text:span text:style-name="T118">3</text:span> <text:span text:style-name="T110">子帧间并行架构</text:span></text:h>
      <text:p text:style-name="P339"><draw:frame draw:style-name="fr3" draw:name="图像2" text:anchor-type="paragraph" svg:width="12.21cm" svg:height="7.133cm" draw:z-index="4"><draw:image xlink:href="Pictures/200001E60000420600002775816BDCF388A6D9BD.svm" xlink:type="simple" xlink:show="embed" xlink:actuate="onLoad"/></draw:frame>图<text:span text:style-name="T110">5.4 子帧间并行架构</text:span></text:p>
      <text:h text:style-name="P375" text:outline-level="2">5.<text:span text:style-name="T118">4 轮询架构</text:span></text:h>
      <text:p text:style-name="P340"><draw:frame draw:style-name="fr3" draw:name="图像3" text:anchor-type="paragraph" svg:width="8.405cm" svg:height="14.097cm" draw:z-index="3"><draw:image xlink:href="Pictures/200002AE00003A3500005FCFB62E4FB111773DF6.svm" xlink:type="simple" xlink:show="embed" xlink:actuate="onLoad"/></draw:frame>图<text:span text:style-name="T110">5.5 任务调度器轮询架构</text:span></text:p>
      <text:h text:style-name="P361" text:outline-level="1">6 性能测试</text:h>
      <text:h text:style-name="Heading_20_2" text:outline-level="2">6.1 单流误块率</text:h>
      <text:h text:style-name="Heading_20_2" text:outline-level="2">6.<text:span text:style-name="T119">2</text:span> 单线程运行时间</text:h>
      <text:p text:style-name="P349">服务器性能：2.40GHz × <text:span text:style-name="T133">72核</text:span> </text:p>
      <text:p text:style-name="P347">子载波数<text:span text:style-name="T122">：1200</text:span></text:p>
      <text:p text:style-name="P347">流数<text:span text:style-name="T122">：8</text:span></text:p>
      <text:p text:style-name="P346">接收天线数：8</text:p>
      <text:p text:style-name="P347">子帧数<text:span text:style-name="T122">：1000</text:span></text:p>
      <text:p text:style-name="P346">CQI：8流都设为15</text:p>
      <text:p text:style-name="P346">信息量<text:span text:style-name="T132">：1200子载波 * 12OFDM符号 * 8流 * 6调制阶数 * 1000子帧 = 660Mbit</text:span></text:p>
      <text:h text:style-name="Heading_20_3" text:outline-level="3">6.2.1 发送端</text:h>
      <table:table table:name="表格70" table:style-name="表格70">
        <table:table-column table:style-name="表格70.A"/>
        <table:table-column table:style-name="表格70.B"/>
        <table:table-column table:style-name="表格70.A"/>
        <table:table-column table:style-name="表格70.B"/>
        <table:table-column table:style-name="表格70.A"/>
        <table:table-column table:style-name="表格70.F"/>
        <table:table-column table:style-name="表格70.G"/>
        <table:table-row table:style-name="表格70.1">
          <table:table-cell table:style-name="表格70.A1" office:value-type="string">
            <text:p text:style-name="P85">模块</text:p>
          </table:table-cell>
          <table:table-cell table:style-name="表格70.A1" office:value-type="string">
            <text:p text:style-name="P141">CRC添加</text:p>
          </table:table-cell>
          <table:table-cell table:style-name="表格70.A1" office:value-type="string">
            <text:p text:style-name="P83">Turbo编码</text:p>
          </table:table-cell>
          <table:table-cell table:style-name="表格70.A1" office:value-type="string">
            <text:p text:style-name="P83">速率匹配</text:p>
          </table:table-cell>
          <table:table-cell table:style-name="表格70.A1" office:value-type="string">
            <text:p text:style-name="P83">符号映射</text:p>
          </table:table-cell>
          <table:table-cell table:style-name="表格70.A1" office:value-type="string">
            <text:p text:style-name="P83">其他</text:p>
          </table:table-cell>
          <table:table-cell table:style-name="表格70.G1" office:value-type="string">
            <text:p text:style-name="P83">总和</text:p>
          </table:table-cell>
        </table:table-row>
        <table:table-row table:style-name="表格70.1">
          <table:table-cell table:style-name="表格70.A2" office:value-type="string">
            <text:p text:style-name="P141">时间/<text:span text:style-name="T121">s</text:span></text:p>
          </table:table-cell>
          <table:table-cell table:style-name="表格70.A2" office:value-type="string">
            <text:p text:style-name="P325">1.77</text:p>
          </table:table-cell>
          <table:table-cell table:style-name="表格70.C2" office:value-type="float" office:value="1.794">
            <text:p text:style-name="P325">1.79</text:p>
          </table:table-cell>
          <table:table-cell table:style-name="表格70.C2" office:value-type="float" office:value="3.106">
            <text:p text:style-name="P325">3.11</text:p>
          </table:table-cell>
          <table:table-cell table:style-name="表格70.C2" office:value-type="float" office:value="0.873">
            <text:p text:style-name="P325">0.87</text:p>
          </table:table-cell>
          <table:table-cell table:style-name="表格70.C2" office:value-type="float" office:value="1.005">
            <text:p text:style-name="P325">1.01</text:p>
          </table:table-cell>
          <table:table-cell table:style-name="表格70.G2" office:value-type="float" office:value="8.547">
            <text:p text:style-name="P325">8.55</text:p>
          </table:table-cell>
        </table:table-row>
        <table:table-row table:style-name="表格70.1">
          <table:table-cell table:style-name="表格70.A2" office:value-type="string">
            <text:p text:style-name="P141">占比/%</text:p>
          </table:table-cell>
          <table:table-cell table:style-name="表格70.A2" office:value-type="string">
            <text:p text:style-name="P325">20.69</text:p>
          </table:table-cell>
          <table:table-cell table:style-name="表格70.C2" office:value-type="float" office:value="20.99">
            <text:p text:style-name="P325">20.99</text:p>
          </table:table-cell>
          <table:table-cell table:style-name="表格70.C2" office:value-type="float" office:value="36.35">
            <text:p text:style-name="P325">36.35</text:p>
          </table:table-cell>
          <table:table-cell table:style-name="表格70.C2" office:value-type="float" office:value="10.22">
            <text:p text:style-name="P325">10.22</text:p>
          </table:table-cell>
          <table:table-cell table:style-name="表格70.C2" office:value-type="float" office:value="11.76">
            <text:p text:style-name="P325">11.76</text:p>
          </table:table-cell>
          <table:table-cell table:style-name="表格70.G2" office:value-type="float" office:value="100">
            <text:p text:style-name="P325">100.00</text:p>
          </table:table-cell>
        </table:table-row>
      </table:table>
      <text:p text:style-name="P348"/>
      <text:p text:style-name="P351">吞吐量：660Mbit / 8.55s = 77.19Mbit/s</text:p>
      <text:h text:style-name="Heading_20_3" text:outline-level="3">6.2.2 接收端</text:h>
      <table:table table:name="表格71" table:style-name="表格71">
        <table:table-column table:style-name="表格71.A" table:number-columns-repeated="2"/>
        <table:table-column table:style-name="表格71.C"/>
        <table:table-column table:style-name="表格71.A" table:number-columns-repeated="3"/>
        <table:table-column table:style-name="表格71.C"/>
        <table:table-column table:style-name="表格71.A"/>
        <table:table-column table:style-name="表格71.I"/>
        <table:table-column table:style-name="表格71.J"/>
        <table:table-row>
          <table:table-cell table:style-name="表格71.A1" office:value-type="string">
            <text:p text:style-name="P114">模块</text:p>
          </table:table-cell>
          <table:table-cell table:style-name="表格71.A1" office:value-type="string">
            <text:p text:style-name="P114">信道估计</text:p>
          </table:table-cell>
          <table:table-cell table:style-name="表格71.A1" office:value-type="string">
            <text:p text:style-name="P114">信号检测</text:p>
          </table:table-cell>
          <table:table-cell table:style-name="表格71.A1" office:value-type="string">
            <text:p text:style-name="P115">链路</text:p>
            <text:p text:style-name="P115">自适应</text:p>
          </table:table-cell>
          <table:table-cell table:style-name="表格71.A1" office:value-type="string">
            <text:p text:style-name="P115">解符号</text:p>
            <text:p text:style-name="P115">映射</text:p>
          </table:table-cell>
          <table:table-cell table:style-name="表格71.A1" office:value-type="string">
            <text:p text:style-name="P115">解速率</text:p>
            <text:p text:style-name="P115">匹配</text:p>
          </table:table-cell>
          <table:table-cell table:style-name="表格71.A1" office:value-type="string">
            <text:p text:style-name="P115"><text:span text:style-name="T120">T</text:span>urbo</text:p>
            <text:p text:style-name="P115">译码</text:p>
          </table:table-cell>
          <table:table-cell table:style-name="表格71.A1" office:value-type="string">
            <text:p text:style-name="P119">CRC</text:p>
            <text:p text:style-name="P119">校验</text:p>
          </table:table-cell>
          <table:table-cell table:style-name="表格71.A1" office:value-type="string">
            <text:p text:style-name="P114">其他</text:p>
          </table:table-cell>
          <table:table-cell table:style-name="表格71.J1" office:value-type="string">
            <text:p text:style-name="P114">总和</text:p>
          </table:table-cell>
        </table:table-row>
        <table:table-row>
          <table:table-cell table:style-name="表格71.A2" office:value-type="string">
            <text:p text:style-name="P117">时间/<text:span text:style-name="T121">s</text:span></text:p>
          </table:table-cell>
          <table:table-cell table:style-name="表格71.B2" office:value-type="float" office:value="5.256">
            <text:p text:style-name="P326">5.26</text:p>
          </table:table-cell>
          <table:table-cell table:style-name="表格71.B2" office:value-type="float" office:value="19.497">
            <text:p text:style-name="P326">19.50</text:p>
          </table:table-cell>
          <table:table-cell table:style-name="表格71.B2" office:value-type="float" office:value="7.26">
            <text:p text:style-name="P327">7.26</text:p>
          </table:table-cell>
          <table:table-cell table:style-name="表格71.B2" office:value-type="float" office:value="5.61">
            <text:p text:style-name="P327">5.61</text:p>
          </table:table-cell>
          <table:table-cell table:style-name="表格71.B2" office:value-type="float" office:value="1.387">
            <text:p text:style-name="P328">1.39</text:p>
          </table:table-cell>
          <table:table-cell table:style-name="表格71.B2" office:value-type="float" office:value="31">
            <text:p text:style-name="P326">31.00</text:p>
          </table:table-cell>
          <table:table-cell table:style-name="表格71.B2" office:value-type="float" office:value="1.78">
            <text:p text:style-name="P326">1.78</text:p>
          </table:table-cell>
          <table:table-cell table:style-name="表格71.B2" office:value-type="float" office:value="4.85">
            <text:p text:style-name="P326">4.85</text:p>
          </table:table-cell>
          <table:table-cell table:style-name="表格71.J2" office:value-type="float" office:value="76.72">
            <text:p text:style-name="P326">76.72</text:p>
          </table:table-cell>
        </table:table-row>
        <table:table-row>
          <table:table-cell table:style-name="表格71.A2" office:value-type="string">
            <text:p text:style-name="P118">占比/%</text:p>
          </table:table-cell>
          <table:table-cell table:style-name="表格71.B2" office:value-type="float" office:value="6.85">
            <text:p text:style-name="P326">6.85</text:p>
          </table:table-cell>
          <table:table-cell table:style-name="表格71.B2" office:value-type="float" office:value="25.41">
            <text:p text:style-name="P326">25.41</text:p>
          </table:table-cell>
          <table:table-cell table:style-name="表格71.B2" office:value-type="float" office:value="9.46">
            <text:p text:style-name="P328">9.46</text:p>
          </table:table-cell>
          <table:table-cell table:style-name="表格71.B2" office:value-type="float" office:value="7.42">
            <text:p text:style-name="P328">7.42</text:p>
          </table:table-cell>
          <table:table-cell table:style-name="表格71.B2" office:value-type="float" office:value="1.81">
            <text:p text:style-name="P328">1.81</text:p>
          </table:table-cell>
          <table:table-cell table:style-name="表格71.B2" office:value-type="float" office:value="40.41">
            <text:p text:style-name="P328">40.41</text:p>
          </table:table-cell>
          <table:table-cell table:style-name="表格71.B2" office:value-type="float" office:value="2.32">
            <text:p text:style-name="P328">2.32</text:p>
          </table:table-cell>
          <table:table-cell table:style-name="表格71.B2" office:value-type="float" office:value="6.32">
            <text:p text:style-name="P328">6.32</text:p>
          </table:table-cell>
          <table:table-cell table:style-name="表格71.J2" office:value-type="float" office:value="100">
            <text:p text:style-name="P328">100.00</text:p>
          </table:table-cell>
        </table:table-row>
      </table:table>
      <text:p text:style-name="Text_20_body"/>
      <text:p text:style-name="P350">吞吐量<text:span text:style-name="T132">：660Mbits / 76.72s = 8.60Mbit/s</text:span></text:p>
      <text:h text:style-name="P377" text:outline-level="2">6.<text:span text:style-name="T119">3</text:span> 多线程并行度</text:h>
      <text:p text:style-name="Text_20_body">子载波数<text:span text:style-name="T122">：1200</text:span></text:p>
      <text:p text:style-name="P343">流数<text:span text:style-name="T122">：8</text:span></text:p>
      <text:p text:style-name="P345">接收天线数：8</text:p>
      <text:p text:style-name="P343">子帧数<text:span text:style-name="T122">：1000</text:span></text:p>
      <text:p text:style-name="P345">CQI：8流都设为15</text:p>
      <text:p text:style-name="P345">发送端子帧并行数<text:span text:style-name="T131">：2</text:span></text:p>
      <text:p text:style-name="P346">接收端子帧并行数<text:span text:style-name="T131">：5</text:span></text:p>
      <text:h text:style-name="Heading_20_3" text:outline-level="3">6.<text:span text:style-name="T119">3</text:span>.1 发送端</text:h>
      <text:h text:style-name="Heading_20_3" text:outline-level="3">6.<text:span text:style-name="T119">3</text:span>.2 接收端</text:h>
      <text:p text:style-name="P277"/>
      <text:p text:style-name="P277">表<text:span text:style-name="T127">2 <text:s/></text:span>接收端并行度</text:p>
      <table:table table:name="表格68" table:style-name="表格68">
        <table:table-column table:style-name="表格68.A"/>
        <table:table-column table:style-name="表格68.B" table:number-columns-repeated="10"/>
        <table:table-row>
          <table:table-cell table:style-name="表格68.A1" office:value-type="string">
            <text:p text:style-name="P139">线程数</text:p>
          </table:table-cell>
          <table:table-cell table:style-name="表格68.A1" office:value-type="string">
            <text:p text:style-name="P139">1</text:p>
          </table:table-cell>
          <table:table-cell table:style-name="表格68.A1" office:value-type="string">
            <text:p text:style-name="P139">2</text:p>
          </table:table-cell>
          <table:table-cell table:style-name="表格68.A1" office:value-type="string">
            <text:p text:style-name="P139">4</text:p>
          </table:table-cell>
          <table:table-cell table:style-name="表格68.A1" office:value-type="string">
            <text:p text:style-name="P139">8</text:p>
          </table:table-cell>
          <table:table-cell table:style-name="表格68.A1" office:value-type="string">
            <text:p text:style-name="P139">16</text:p>
          </table:table-cell>
          <table:table-cell table:style-name="表格68.A1" office:value-type="string">
            <text:p text:style-name="P139">24</text:p>
          </table:table-cell>
          <table:table-cell table:style-name="表格68.A1" office:value-type="string">
            <text:p text:style-name="P139">32</text:p>
          </table:table-cell>
          <table:table-cell table:style-name="表格68.A1" office:value-type="string">
            <text:p text:style-name="P139">40</text:p>
          </table:table-cell>
          <table:table-cell table:style-name="表格68.A1" office:value-type="string">
            <text:p text:style-name="P139">48</text:p>
          </table:table-cell>
          <table:table-cell table:style-name="表格68.K1" office:value-type="string">
            <text:p text:style-name="P139">5<text:span text:style-name="T130">6</text:span></text:p>
          </table:table-cell>
        </table:table-row>
        <table:table-row>
          <table:table-cell table:style-name="表格68.A2" office:value-type="string">
            <text:p text:style-name="P140">时间/s</text:p>
          </table:table-cell>
          <table:table-cell table:style-name="表格68.A2" office:value-type="string">
            <text:p text:style-name="P152">73.665</text:p>
          </table:table-cell>
          <table:table-cell table:style-name="表格68.A2" office:value-type="string">
            <text:p text:style-name="P152">37.541</text:p>
          </table:table-cell>
          <table:table-cell table:style-name="表格68.A2" office:value-type="string">
            <text:p text:style-name="P153">18.913</text:p>
          </table:table-cell>
          <table:table-cell table:style-name="表格68.A2" office:value-type="string">
            <text:p text:style-name="P153">9.721</text:p>
          </table:table-cell>
          <table:table-cell table:style-name="表格68.A2" office:value-type="string">
            <text:p text:style-name="P153">5.355</text:p>
          </table:table-cell>
          <table:table-cell table:style-name="表格68.A2" office:value-type="string">
            <text:p text:style-name="P153">3.584</text:p>
          </table:table-cell>
          <table:table-cell table:style-name="表格68.A2" office:value-type="string">
            <text:p text:style-name="P154">2.741</text:p>
          </table:table-cell>
          <table:table-cell table:style-name="表格68.A2" office:value-type="string">
            <text:p text:style-name="P155">2.220</text:p>
          </table:table-cell>
          <table:table-cell table:style-name="表格68.A2" office:value-type="string">
            <text:p text:style-name="P156">1.9<text:span text:style-name="T130">15</text:span></text:p>
          </table:table-cell>
          <table:table-cell table:style-name="表格68.K2" office:value-type="string">
            <text:p text:style-name="P156">1.622</text:p>
          </table:table-cell>
        </table:table-row>
        <table:table-row>
          <table:table-cell table:style-name="表格68.A2" office:value-type="string">
            <text:p text:style-name="P140">并行度/%</text:p>
          </table:table-cell>
          <table:table-cell table:style-name="表格68.A2" office:value-type="string">
            <text:p text:style-name="P139">100</text:p>
          </table:table-cell>
          <table:table-cell table:style-name="表格68.A2" office:value-type="string">
            <text:p text:style-name="P139">99.<text:span text:style-name="T128">67</text:span></text:p>
          </table:table-cell>
          <table:table-cell table:style-name="表格68.A2" office:value-type="string">
            <text:p text:style-name="P153">97.37</text:p>
          </table:table-cell>
          <table:table-cell table:style-name="表格68.A2" office:value-type="string">
            <text:p text:style-name="P157">94.72</text:p>
          </table:table-cell>
          <table:table-cell table:style-name="表格68.A2" office:value-type="string">
            <text:p text:style-name="P153">85.98</text:p>
          </table:table-cell>
          <table:table-cell table:style-name="表格68.A2" office:value-type="string">
            <text:p text:style-name="P154">85.64</text:p>
          </table:table-cell>
          <table:table-cell table:style-name="表格68.A2" office:value-type="string">
            <text:p text:style-name="P154">83.99</text:p>
          </table:table-cell>
          <table:table-cell table:style-name="表格68.A2" office:value-type="string">
            <text:p text:style-name="P139">8<text:span text:style-name="T129">2.97</text:span></text:p>
          </table:table-cell>
          <table:table-cell table:style-name="表格68.A2" office:value-type="string">
            <text:p text:style-name="P139">8<text:span text:style-name="T130">0.14</text:span></text:p>
          </table:table-cell>
          <table:table-cell table:style-name="表格68.K2" office:value-type="string">
            <text:p text:style-name="P156">81.10</text:p>
          </table:table-cell>
        </table:table-row>
      </table:table>
      <text:p text:style-name="P329"/>
      <text:p text:style-name="P3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default-outline-level="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class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9:13:02.260007257</meta:creation-date>
    <meta:generator>LibreOffice/5.1.6.2$Linux_X86_64 LibreOffice_project/10m0$Build-2</meta:generator>
    <dc:date>2018-03-02T15:04:22.332420413</dc:date>
    <meta:editing-duration>P7DT11H59M33S</meta:editing-duration>
    <meta:editing-cycles>94</meta:editing-cycles>
    <meta:document-statistic meta:table-count="69" meta:image-count="5" meta:object-count="0" meta:page-count="30" meta:paragraph-count="1495" meta:word-count="6402" meta:character-count="15316" meta:non-whitespace-character-count="14522"/>
  </office:meta>
</office:document-meta>
</file>